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automatic-styles>
    <style:style style:name="Table1" style:family="table">
      <style:table-properties style:width="5.4903in" fo:margin-top="0in" fo:margin-bottom="0in" table:align="center" style:writing-mode="lr-tb"/>
    </style:style>
    <style:style style:name="Table1.A" style:family="table-column">
      <style:table-column-properties style:column-width="2.4833in"/>
    </style:style>
    <style:style style:name="Table1.B" style:family="table-column">
      <style:table-column-properties style:column-width="1.5014in"/>
    </style:style>
    <style:style style:name="Table1.C" style:family="table-column">
      <style:table-column-properties style:column-width="1.505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List_20_Continue" style:list-style-name="WWNum2"/>
    <style:style style:name="P2" style:family="paragraph" style:parent-style-name="List_20_Continue_20_3" style:list-style-name="WWNum2"/>
    <style:style style:name="P3" style:family="paragraph" style:parent-style-name="Bibliography" style:list-style-name="WWNum5"/>
    <style:style style:name="P4" style:family="paragraph" style:parent-style-name="List_20_Continue_20_2" style:list-style-name="WWNum2"/>
    <style:style style:name="P5" style:family="paragraph" style:parent-style-name="List_20_Continue_20_4" style:list-style-name="WWNum2"/>
    <style:style style:name="P6" style:family="paragraph" style:parent-style-name="Table_20_text_20__28_9_29_">
      <style:paragraph-properties fo:text-align="start" style:justify-single-word="false"/>
    </style:style>
    <style:style style:name="P7" style:family="paragraph" style:parent-style-name="GeneratedTitle" style:master-page-name="First_20_Page">
      <style:paragraph-properties style:page-number="auto"/>
    </style:style>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style:font-name="Courier" fo:language="en" fo:country="none"/>
    </style:style>
    <style:style style:name="T5" style:family="text">
      <style:text-properties style:font-name="Courier" fo:language="fr" fo:country="FR"/>
    </style:style>
    <style:style style:name="T6" style:family="text">
      <style:text-properties style:font-name="Courier" fo:language="es" fo:country="none"/>
    </style:style>
    <style:style style:name="T7" style:family="text">
      <style:text-properties style:font-name="Courier" fo:language="ja" fo:country="none"/>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text-position="super 58%"/>
    </style:style>
    <style:style style:name="T12" style:family="text">
      <style:text-properties style:text-position="super 58%" fo:font-weight="bold" style:font-weight-asian="bold"/>
    </style:style>
    <style:style style:name="T13" style:family="text">
      <style:text-properties style:text-position="super 58%" fo:font-style="italic" style:font-style-asian="italic"/>
    </style:style>
    <style:style style:name="T14" style:family="text">
      <style:text-properties style:text-position="sub 58%"/>
    </style:style>
    <style:style style:name="T15" style:family="text">
      <style:text-properties style:text-underline-style="none"/>
    </style:style>
    <style:style style:name="T16" style:family="text">
      <style:text-properties fo:language="fr" fo:country="FR"/>
    </style:style>
    <style:style style:name="T17" style:family="text">
      <style:text-properties fo:language="fr" fo:country="FR" fo:font-style="italic" style:font-style-asian="italic"/>
    </style:style>
    <style:style style:name="T18" style:family="text">
      <style:text-properties fo:language="en" fo:country="none"/>
    </style:style>
    <style:style style:name="T19" style:family="text">
      <style:text-properties fo:language="en" fo:country="none" fo:font-style="italic" style:font-style-asian="italic"/>
    </style:style>
    <style:style style:name="T20" style:family="text">
      <style:text-properties fo:language="ko" fo:country="none"/>
    </style:style>
    <style:style style:name="T21" style:family="text">
      <style:text-properties fo:language="ko" fo:country="none" fo:font-style="italic" style:font-style-asian="italic"/>
    </style:style>
    <style:style style:name="T22" style:family="text">
      <style:text-properties fo:language="zh" fo:country="TW"/>
    </style:style>
    <style:style style:name="T23" style:family="text">
      <style:text-properties fo:language="ja" fo:country="none"/>
    </style:style>
    <style:style style:name="T24" style:family="text">
      <style:text-properties fo:language="ja" fo:country="none" fo:font-style="italic" style:font-style-asian="italic"/>
    </style:style>
    <style:style style:name="T25" style:family="text">
      <style:text-properties fo:language="es" fo:country="none"/>
    </style:style>
    <style:style style:name="T26" style:family="text">
      <style:text-properties fo:language="es" fo:country="none" fo:font-style="italic" style:font-style-asian="italic"/>
    </style:style>
    <style:style style:name="T27" style:family="text">
      <style:text-properties fo:language="it" fo:country="none"/>
    </style:style>
    <style:style style:name="T28" style:family="text">
      <style:text-properties fo:language="it" fo:country="none"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text:span text:style-name="T1">Guidelines for Encoding Critical Editions for the Library of Digital Latin Texts</text:span></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 and "<text:bookmark-ref text:reference-format="number-no-superior" text:ref-name="edition-text-places"/>."</text:p>
      <text:p text:style-name="Standard">Jeffrey C. Witt (Loyola University, Maryland) also contributed to the development of these guidelines by sharing the encoding guidelines for his own project, Lombard Press (<text:a xlink:type="simple" xlink:href="http://lombardpress.org/" text:style-name="Internet_20_link" text:visited-style-name="Visited_20_Internet_20_Link">http://lombardpress.org/</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The <text:a xlink:type="simple" xlink:href="https://mellon.org/" text:style-name="Internet_20_link" text:visited-style-name="Visited_20_Internet_20_Link">Andrew W. Mellon Foundation</text:a> provided funding for the development of these guidelines.</text:p>
      <text:p text:style-name="Standard">Finally, the many contributors to the standard established and maintained by <text:bookmark-ref text:reference-format="number-no-superior" text:ref-name="TEI">[15]</text:bookmark-ref><text:s/>deserve the gratitude of anyone involved in humanities computing. The LDLT guidelines are a customization of the TEI and the <text:bookmark-ref text:reference-format="number-no-superior" text:ref-name="EpiDoc">[13]</text:bookmark-ref><text:s/>guidelines for XML text markup of ancient documents, to which they also owe much.</text:p>
      <text:h text:style-name="Heading_20_1" text:outline-level="1"><text:bookmark-start text:name="Getting-started"/><text:soft-page-break/>Getting Started<text:bookmark-end text:name="Getting-started"/></text:h>
      <text:p text:style-name="Standard">These Guidelines describe how to create a critical edition for the Digital Latin Library's Library of Digital Latin Texts. The LDLT uses a customization of the standard established by the <text:bookmark-ref text:reference-format="number-no-superior" text:ref-name="TEI">[15]</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Internet_20_link" text:visited-style-name="Visited_20_Internet_20_Link">oXygen</text:a>, or use a free text editor, ideally with XML support. <text:a xlink:type="simple" xlink:href="https://atom.io/" text:style-name="Internet_20_link" text:visited-style-name="Visited_20_Internet_20_Link">Atom</text:a>, with the <text:a xlink:type="simple" xlink:href="https://atom.io/packages/linter-autocomplete-jing" text:style-name="Internet_20_link" text:visited-style-name="Visited_20_Internet_20_Link">linter-autocomplete-jing</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Internet_20_link" text:visited-style-name="Visited_20_Internet_20_Link">template</text:a> file to get you started with your edition. </text:p>
      <text:h text:style-name="Heading_20_1" text:outline-level="1"><text:bookmark-start text:name="LDLT-edition-structure"/>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2344151985" text:style-name="WWNum2">
        <text:list-item>
          <text:p text:style-name="P1">Publication Details</text:p>
        </text:list-item>
        <text:list-item>
          <text:p text:style-name="P1">Front Matter (preface, description of manuscripts, bibliography, etc.)</text:p>
        </text:list-item>
        <text:list-item>
          <text:p text:style-name="P1">Critical Text (including critical apparatus and other critical aids)</text:p>
        </text:list-item>
        <text:list-item>
          <text:p text:style-name="P1">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8">teiHeader</text:span>&gt;<text:line-break/> &lt;<text:span text:style-name="T8">fileDesc</text:span>&gt;<text:line-break/>  &lt;<text:span text:style-name="T8">titleStmt</text:span>&gt;<text:line-break/>   &lt;<text:span text:style-name="T8">title</text:span>&gt;Title of Work&lt;/<text:span text:style-name="T8">title</text:span>&gt;<text:line-break/>   &lt;<text:span text:style-name="T8">author</text:span>&gt;Name of Author&lt;/<text:span text:style-name="T8">author</text:span>&gt;<text:line-break/><text:soft-page-break/>   &lt;<text:span text:style-name="T8">editor</text:span>&gt;Name of Editor&lt;/<text:span text:style-name="T8">editor</text:span>&gt;<text:line-break/>  &lt;/<text:span text:style-name="T8">titleStmt</text:span>&gt;<text:line-break/>  &lt;<text:span text:style-name="T8">editionStmt</text:span>&gt;<text:line-break/>   &lt;<text:span text:style-name="T8">edition</text:span>&gt;First Edition&lt;/<text:span text:style-name="T8">edition</text:span>&gt;<text:line-break/>  &lt;/<text:span text:style-name="T8">editionStmt</text:span>&gt;<text:line-break/>  &lt;<text:span text:style-name="T8">publicationStmt</text:span>&gt;<text:line-break/>   &lt;<text:span text:style-name="T8">publisher</text:span>&gt;Society for Classical Studies&lt;/<text:span text:style-name="T8">publisher</text:span>&gt;<text:line-break/>   &lt;<text:span text:style-name="T8">distributor</text:span>&gt;Digital Latin Library&lt;/<text:span text:style-name="T8">distributor</text:span>&gt;<text:line-break/>   &lt;<text:span text:style-name="T8">date</text:span>&gt;2016&lt;/<text:span text:style-name="T8">date</text:span>&gt;<text:line-break/>   &lt;<text:span text:style-name="T8">availability</text:span>&gt;<text:line-break/>    &lt;<text:span text:style-name="T8">license</text:span> <text:span text:style-name="T8">target</text:span>="https://creativecommons.org/licenses/by/4.0/"&gt;Distributed under a Creative Commons Attribution 4.0<text:line-break/>         International License.&lt;/<text:span text:style-name="T8">license</text:span>&gt;<text:line-break/>   &lt;/<text:span text:style-name="T8">availability</text:span>&gt;<text:line-break/>  &lt;/<text:span text:style-name="T8">publicationStmt</text:span>&gt;<text:line-break/>  &lt;<text:span text:style-name="T8">seriesStmt</text:span>&gt;<text:line-break/>   &lt;<text:span text:style-name="T8">title</text:span> <text:span text:style-name="T8">level</text:span>="s"&gt;Library of Digital Latin Texts&lt;/<text:span text:style-name="T8">title</text:span>&gt;<text:line-break/>   &lt;<text:span text:style-name="T8">biblScope</text:span> <text:span text:style-name="T8">unit</text:span>="vol"&gt;1&lt;/<text:span text:style-name="T8">biblScope</text:span>&gt;<text:line-break/>  &lt;/<text:span text:style-name="T8">seriesStmt</text:span>&gt;<text:line-break/>  &lt;<text:span text:style-name="T8">sourceDesc</text:span>&gt;<text:line-break/>   &lt;<text:span text:style-name="T8">p</text:span>&gt;Born digital.&lt;/<text:span text:style-name="T8">p</text:span>&gt;<text:line-break/>  &lt;/<text:span text:style-name="T8">sourceDesc</text:span>&gt;<text:line-break/> &lt;/<text:span text:style-name="T8">fileDesc</text:span>&gt;<text:line-break/>&lt;/<text:span text:style-name="T8">teiHeader</text:span>&gt;<text:line-break/>&lt;<text:span text:style-name="T8">text</text:span>&gt;<text:line-break/> &lt;<text:span text:style-name="T8">front</text:span> <text:span text:style-name="T8">xml:id</text:span>="front"&gt;<text:line-break/>  &lt;<text:span text:style-name="T8">div</text:span> <text:span text:style-name="T8">type</text:span>="section" <text:span text:style-name="T8">xml:id</text:span>="preface"&gt;<text:line-break/>   &lt;<text:span text:style-name="T8">head</text:span>&gt;Preface&lt;/<text:span text:style-name="T8">head</text:span>&gt;<text:line-break/>   &lt;<text:span text:style-name="T8">p</text:span>&gt;General introductory remarks about the edition.&lt;/<text:span text:style-name="T8">p</text:span>&gt;<text:line-break/>   &lt;<text:span text:style-name="T8">div</text:span> <text:span text:style-name="T8">type</text:span>="section"<text:line-break/>    <text:span text:style-name="T8">xml:id</text:span>="preface-section-1"&gt;<text:line-break/>&lt;!--This is a section within the preface. Editors should use sections (distinguished by &lt;div&gt;) to organize the content of the edition's preface.--&gt;<text:line-break/>   &lt;/<text:span text:style-name="T8">div</text:span>&gt;<text:line-break/>  &lt;/<text:span text:style-name="T8">div</text:span>&gt;<text:line-break/>  &lt;<text:span text:style-name="T8">div</text:span> <text:span text:style-name="T8">type</text:span>="section" <text:span text:style-name="T8">xml:id</text:span>="bibliography"&gt;<text:line-break/>   &lt;<text:span text:style-name="T8">head</text:span>&gt;Bibliography&lt;/<text:span text:style-name="T8">head</text:span>&gt;<text:line-break/>&lt;!--This is where the bibliography for the edition is listed, including manuscript descriptions, and lists of early editions, modern editions, and other sources cited in the current edition. For more information on encoding the items in the bibliography see section 3 Bibliography below. --&gt;<text:line-break/>   &lt;<text:span text:style-name="T8">div</text:span> <text:span text:style-name="T8">type</text:span>="section" <text:span text:style-name="T8">xml:id</text:span>="conspectus"&gt;<text:line-break/>    &lt;<text:span text:style-name="T8">head</text:span>&gt;Conspectus&lt;/<text:span text:style-name="T8">head</text:span>&gt;<text:line-break/>&lt;!--A key to the special sigla and abbreviations used in the edition (drawn from the @xml:id's assigned to the various items in the bibliography). The list of sigla may be generated automatically. --&gt;<text:line-break/>   &lt;/<text:span text:style-name="T8">div</text:span>&gt;<text:line-break/>  &lt;/<text:span text:style-name="T8">div</text:span>&gt;<text:line-break/> &lt;/<text:span text:style-name="T8">front</text:span>&gt;<text:line-break/> &lt;<text:span text:style-name="T8">body</text:span>&gt;<text:line-break/>  &lt;<text:span text:style-name="T8">div</text:span> <text:span text:style-name="T8">type</text:span>="edition" <text:span text:style-name="T8">xml:id</text:span>="edition-text"<text:line-break/>   <text:span text:style-name="T8">xml:space</text:span>="preserve"&gt;     &lt;<text:span text:style-name="T8">div</text:span> <text:span text:style-name="T8">n</text:span>="1" <text:span text:style-name="T8">type</text:span>="textpart" <text:span text:style-name="T8">xml:id</text:span>="part1"&gt;        &lt;<text:span text:style-name="T8">head</text:span>&gt;Title of First Part&lt;/<text:span text:style-name="T8">head</text:span>&gt; <text:s/><text:line-break/>&lt;!--Text goes here, according to the conventions laid out elsewhere in these guidelines.--&gt;     &lt;/<text:span text:style-name="T8">div</text:span>&gt;     &lt;<text:span text:style-name="T8">div</text:span> <text:span text:style-name="T8">n</text:span>="2" <text:span text:style-name="T8">type</text:span>="textpart" <text:span text:style-name="T8">xml:id</text:span>="part2"&gt;        &lt;<text:span text:style-name="T8">head</text:span>&gt;Title of Second Part&lt;/<text:span text:style-name="T8">head</text:span>&gt; <text:s/><text:line-break/>&lt;!--Each new major section (e.g., book, volume) has a new &lt;div&gt;.--&gt;     &lt;/<text:span text:style-name="T8">div</text:span>&gt;  <text:line-break/><text:soft-page-break/>  &lt;/<text:span text:style-name="T8">div</text:span>&gt;<text:line-break/> &lt;/<text:span text:style-name="T8">body</text:span>&gt;<text:line-break/> &lt;<text:span text:style-name="T8">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8">back</text:span>&gt;<text:line-break/>&lt;/<text:span text:style-name="T8">text</text:span>&gt;</text:p>
      <text:h text:style-name="Heading_20_2" text:outline-level="2"><text:bookmark-start text:name="publication-details"/>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8">teiHeader</text:span>&gt;<text:line-break/> &lt;<text:span text:style-name="T8">fileDesc</text:span>&gt;<text:line-break/>  &lt;<text:span text:style-name="T8">titleStmt</text:span>&gt;<text:line-break/>   &lt;<text:span text:style-name="T8">title</text:span>&gt;Bucolica&lt;/<text:span text:style-name="T8">title</text:span>&gt;<text:line-break/>   &lt;<text:span text:style-name="T8">author</text:span>&gt;Calpurnius Siculus&lt;/<text:span text:style-name="T8">author</text:span>&gt;<text:line-break/>   &lt;<text:span text:style-name="T8">editor</text:span>&gt;Jane Doe&lt;/<text:span text:style-name="T8">editor</text:span>&gt;<text:line-break/>  &lt;/<text:span text:style-name="T8">titleStmt</text:span>&gt;<text:line-break/>  &lt;<text:span text:style-name="T8">editionStmt</text:span>&gt;<text:line-break/>   &lt;<text:span text:style-name="T8">edition</text:span>&gt;First Edition&lt;/<text:span text:style-name="T8">edition</text:span>&gt;<text:line-break/>  &lt;/<text:span text:style-name="T8">editionStmt</text:span>&gt;<text:line-break/>  &lt;<text:span text:style-name="T8">publicationStmt</text:span>&gt;<text:line-break/>   &lt;<text:span text:style-name="T8">publisher</text:span>&gt;Society for Classical Studies&lt;/<text:span text:style-name="T8">publisher</text:span>&gt;<text:line-break/>   &lt;<text:span text:style-name="T8">distributor</text:span>&gt;Digital Latin Library&lt;/<text:span text:style-name="T8">distributor</text:span>&gt;<text:line-break/>   &lt;<text:span text:style-name="T8">date</text:span>&gt;2016&lt;/<text:span text:style-name="T8">date</text:span>&gt;<text:line-break/>   &lt;<text:span text:style-name="T8">availability</text:span>&gt;<text:line-break/>    &lt;<text:span text:style-name="T8">license</text:span> <text:span text:style-name="T8">target</text:span>="https://creativecommons.org/licenses/by/4.0/"&gt;Distributed under a Creative Commons Attribution 4.0<text:line-break/>         International License.&lt;/<text:span text:style-name="T8">license</text:span>&gt;<text:line-break/>   &lt;/<text:span text:style-name="T8">availability</text:span>&gt;<text:line-break/>  &lt;/<text:span text:style-name="T8">publicationStmt</text:span>&gt;<text:line-break/>  &lt;<text:span text:style-name="T8">seriesStmt</text:span>&gt;<text:line-break/>   &lt;<text:span text:style-name="T8">title</text:span> <text:span text:style-name="T8">level</text:span>="s"&gt;Library of Digital Latin Texts&lt;/<text:span text:style-name="T8">title</text:span>&gt;<text:line-break/>   &lt;<text:span text:style-name="T8">biblScope</text:span> <text:span text:style-name="T8">unit</text:span>="vol"&gt;1&lt;/<text:span text:style-name="T8">biblScope</text:span>&gt;<text:line-break/>  &lt;/<text:span text:style-name="T8">seriesStmt</text:span>&gt;<text:line-break/>  &lt;<text:span text:style-name="T8">sourceDesc</text:span>&gt;<text:line-break/>   &lt;<text:span text:style-name="T8">p</text:span>&gt;Born digital.&lt;/<text:span text:style-name="T8">p</text:span>&gt;<text:line-break/>  &lt;/<text:span text:style-name="T8">sourceDesc</text:span>&gt;<text:line-break/> &lt;/<text:span text:style-name="T8">fileDesc</text:span>&gt;<text:line-break/>&lt;/<text:span text:style-name="T8">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text:soft-page-break/>Just as an editor is not expected to create the title page and document the publication information, this section of an LDLT text is the responsibility of the DLL staff.</text:p>
      <text:h text:style-name="Heading_20_2" text:outline-level="2"><text:bookmark-start text:name="front-matter"/>Front Matter<text:bookmark-end text:name="front-matter"/></text:h>
      <text:p text:style-name="Standard">The &lt;<text:span text:style-name="T2">front</text:span>&gt; contains divisions and subdivisions (using &lt;<text:span text:style-name="T2">div</text:span>&gt;) corresponding to the preface, bibliography, and conspectus for the edition.</text:p>
      <text:p text:style-name="Standard">The <text:span text:style-name="T8">preface</text:span> lays out (in prose, using &lt;<text:span text:style-name="T2">p</text:span>&gt;) the argument for the edition. It also describes the textual tradition and its major sources. It is recommended to compile the bibliography first, to facilitate linking to the individual entries as they are mentioned in the preface.</text:p>
      <text:p text:style-name="Standard">The elements available in all TEI documents are available for use in the preface. For example, an editor might want to make a table comparing the readings of manuscript families. In that case, the editor would use &lt;<text:span text:style-name="T2">table</text:span>&gt; and its related elements (see the TEI guidelines for <text:a xlink:type="simple" xlink:href="http://www.tei-c.org/release/doc/tei-p5-doc/en/html/ref-table.html" text:style-name="Internet_20_link" text:visited-style-name="Visited_20_Internet_20_Link">&lt;table&gt;</text:a> for more information).</text:p>
      <text:h text:style-name="Heading_20_1" text:outline-level="1"><text:bookmark-start text:name="bibliography"/>Bibliography<text:bookmark-end text:name="bibliography"/></text:h>
      <text:p text:style-name="Standard">The bibliography presents opportunities for leveraging the digital nature of an LDLT edition. For this reason, every item in the bibliography is encoded as structured data (contained in &lt;<text:span text:style-name="T2">witness</text:span>&gt; or &lt;<text:span text:style-name="T2">bibl</text:span>&gt;), so that the bibliography itself can become a useful tool for finding and using resources, especially those available online.</text:p>
      <text:p text:style-name="Standard"><text:bookmark-start text:name="zotero"/>The bibliography is all the more useful as a tool if it is created and made available via <text:a xlink:type="simple" xlink:href="http://www.zotero.org" text:style-name="Internet_20_link" text:visited-style-name="Visited_20_Internet_20_Link">Zotero</text:a>, an open online resource for building and managing bibliographies. It is highly recommended, but not required, that all LDLT editions have a corresponding Zotero repository for their bibliography. Editors should consult with LDLT staff about setting up and sharing a Zotero repository.<text:bookmark-end text:name="zotero"/></text:p>
      <text:h text:style-name="Heading_20_2" text:outline-level="2"><text:bookmark-start text:name="bibliography-structure"/>Structure of the Bibliography<text:bookmark-end text:name="bibliography-structure"/></text:h>
      <text:p text:style-name="Standard">The bibliography should be organized according to the following structure: </text:p>
      <text:list xml:id="list143953633641672" text:continue-numbering="true" text:style-name="WWNum2">
        <text:list-item>
          <text:p text:style-name="P1">Manuscripts (<text:span text:style-name="T9">@xml:id</text:span>="bibliography-manuscripts")</text:p>
        </text:list-item>
        <text:list-item>
          <text:p text:style-name="P1">Editions</text:p>
          <text:list>
            <text:list-item>
              <text:p text:style-name="P4">Early Editions (<text:span text:style-name="T9">@xml:id</text:span>="bibliography-editions-witnesses")</text:p>
            </text:list-item>
            <text:list-item>
              <text:p text:style-name="P4">Modern Editions (<text:span text:style-name="T9">@xml:id</text:span>="bibliography-editions-sources")</text:p>
            </text:list-item>
          </text:list>
        </text:list-item>
        <text:list-item>
          <text:p text:style-name="P1">Secondary Sources (<text:span text:style-name="T9">@xml:id</text:span>="bibliography-secondary-sources")</text:p>
        </text:list-item>
      </text:list>
      <text:p text:style-name="Standard">Additionally, there should be a <text:bookmark-ref text:reference-format="number-no-superior" text:ref-name="bibliography-list-of-scholars"/><text:s/>(<text:span text:style-name="T9">@xml:id</text:span>="bibliography-scholars") referred to by name in the apparatus, if they are not listed elsewhere in the bibliography (e.g., as the editor of an edition or author of an article). It is common, for example, to refer to a scholar whose unpublished notes <text:soft-page-break/>appear in a commentary or who has corresponded with the editor. For ease of reference, these sources should be listed with information about where the information can be verified.</text:p>
      <text:h text:style-name="Heading_20_2" text:outline-level="2"><text:bookmark-start text:name="bibliography-terminology"/>Terminology: Witness and Source<text:bookmark-end text:name="bibliography-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his issue is raised here because the model for LDLT editions requires precision in the use of the terms “witness” and “source,” particularly with regard to the encoding of the critical apparatus, where <text:span text:style-name="T9">@wit</text:span> (witness) and <text:span text:style-name="T9">@source</text:span> (external source) are used to classify variant readings. The classification of resources as witnesses and sources also affects how they are encoded in the bibliography, since the former are contained in &lt;<text:span text:style-name="T2">listWit</text:span>&gt;, the latter in &lt;<text:span text:style-name="T2">listBibl</text:span>&gt;.</text:p>
      <text:p text:style-name="Standard">For the purposes of these guidelines, manuscripts and some incunabula retain their traditional distinction as witnesses, but that category has been enlarged to include manuscript hands, which may bear witness to alternative readings, glosses, marginalia, corrections, and conjectures. This is a departure from the <text:a xlink:type="simple" xlink:href="http://www.tei-c.org/release/doc/tei-p5-doc/en/html/MS.html#msph2" text:style-name="Internet_20_link" text:visited-style-name="Visited_20_Internet_20_Link">TEI's guidelines on Manuscript Description</text:a>, which treat the manuscript itself as a witness, but consider hands as agents responsible for specific textual content. It is up to the editor to determine whether an incunabulum is a witness to a single manuscript.</text:p>
      <text:p text:style-name="Standard">All other resources cited in an edition fall under the category of “source,” a capacious term that refers to any resource external to the current edition.</text:p>
      <text:h text:style-name="Heading_20_2" text:outline-level="2"><text:bookmark-start text:name="bibliography-sigla"/>Human- and Machine-Readable Sigla, Symbols, and Abbreviations<text:bookmark-end text:name="bibliography-sigla"/></text:h>
      <text:p text:style-name="Standard">Printed editions have long used a system of references for manuscripts and other materials in the bibliography. For example, single letters, or <text:span text:style-name="T9">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text:soft-page-break/>need clear instructions and a reliable set of rules for reading a digital file. For example, a human might see <text:span text:style-name="T8">N</text:span><text:span text:style-name="T12">2</text:span> and correctly interpret it within a particular edition as meaning “text written by the second in a 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9">@xml:id</text:span>) and a human-readable 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14]</text:bookmark-ref><text:s/>do not allow for the traditional system of combining letters with superscript and/or subscript numerals. Nevertheless, the values of <text:span text:style-name="T9">@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20]</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 might be usefu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8">Information</text:span></text:p>
          </table:table-cell>
          <table:table-cell table:style-name="Table1.A1" office:value-type="string">
            <text:p text:style-name="P6"><text:span text:style-name="T8">Example Value of </text:span><text:span text:style-name="T9">@xml:id</text:span></text:p>
          </table:table-cell>
          <table:table-cell table:style-name="Table1.A1" office:value-type="string">
            <text:p text:style-name="P6"><text:span text:style-name="T8">Example Value of </text:span>&lt;<text:span text:style-name="T2">abbr</text:span>&gt;</text:p>
          </table:table-cell>
        </table:table-row>
        <table:table-row table:style-name="Table1.1">
          <table:table-cell table:style-name="Table1.A1" office:value-type="string">
            <text:p text:style-name="P6">A single manuscript</text:p>
          </table:table-cell>
          <table:table-cell table:style-name="Table1.A1" office:value-type="string">
            <text:p text:style-name="P6">V</text:p>
          </table:table-cell>
          <table:table-cell table:style-name="Table1.A1" office:value-type="string">
            <text:p text:style-name="P6">V</text:p>
          </table:table-cell>
        </table:table-row>
        <table:table-row table:style-name="Table1.1">
          <table:table-cell table:style-name="Table1.A1" office:value-type="string">
            <text:p text:style-name="P6">Manuscript Hands</text:p>
          </table:table-cell>
          <table:table-cell table:style-name="Table1.A1" office:value-type="string">
            <text:p text:style-name="P6">Vh1, Vh2</text:p>
          </table:table-cell>
          <table:table-cell table:style-name="Table1.A1" office:value-type="string">
            <text:p text:style-name="P6">V<text:span text:style-name="T11">1</text:span>, V<text:span text:style-name="T11">2</text:span></text:p>
          </table:table-cell>
        </table:table-row>
        <table:table-row table:style-name="Table1.1">
          <table:table-cell table:style-name="Table1.A1" office:value-type="string">
            <text:p text:style-name="P6">Multiple manuscripts from one collection</text:p>
          </table:table-cell>
          <table:table-cell table:style-name="Table1.A1" office:value-type="string">
            <text:p text:style-name="P6">Vms1, Vms2</text:p>
          </table:table-cell>
          <table:table-cell table:style-name="Table1.A1" office:value-type="string">
            <text:p text:style-name="P6">V<text:span text:style-name="T14">1</text:span>, V<text:span text:style-name="T14">2</text:span></text:p>
          </table:table-cell>
        </table:table-row>
        <table:table-row table:style-name="Table1.1">
          <table:table-cell table:style-name="Table1.A1" office:value-type="string">
            <text:p text:style-name="P6">One of many indistinguishable hands</text:p>
          </table:table-cell>
          <table:table-cell table:style-name="Table1.A1" office:value-type="string">
            <text:p text:style-name="P6">Vrec</text:p>
          </table:table-cell>
          <table:table-cell table:style-name="Table1.A1" office:value-type="string">
            <text:p text:style-name="P6">V<text:span text:style-name="T11">rec</text:span></text:p>
          </table:table-cell>
        </table:table-row>
        <table:table-row table:style-name="Table1.1">
          <table:table-cell table:style-name="Table1.A1" office:value-type="string">
            <text:p text:style-name="P6">Fragments of ancient copies</text:p>
          </table:table-cell>
          <table:table-cell table:style-name="Table1.A1" office:value-type="string">
            <text:p text:style-name="P6">Π1, Π2</text:p>
          </table:table-cell>
          <table:table-cell table:style-name="Table1.A1" office:value-type="string">
            <text:p text:style-name="P6">Π<text:span text:style-name="T11">1</text:span>, Π<text:span text:style-name="T11">2</text:span></text:p>
          </table:table-cell>
        </table:table-row>
        <table:table-row table:style-name="Table1.1">
          <table:table-cell table:style-name="Table1.A1" office:value-type="string">
            <text:p text:style-name="P6">Consensus of manuscripts</text:p>
          </table:table-cell>
          <table:table-cell table:style-name="Table1.A1" office:value-type="string">
            <text:p text:style-name="P6">ω</text:p>
          </table:table-cell>
          <table:table-cell table:style-name="Table1.A1" office:value-type="string">
            <text:p text:style-name="P6">ω</text:p>
          </table:table-cell>
        </table:table-row>
        <table:table-row table:style-name="Table1.1">
          <table:table-cell table:style-name="Table1.A1" office:value-type="string">
            <text:p text:style-name="P6">One or more late manuscripts</text:p>
          </table:table-cell>
          <table:table-cell table:style-name="Table1.A1" office:value-type="string">
            <text:p text:style-name="P6"><text:bookmark-start text:name="stigma-siglum"/>Ϛ (see <text:bookmark-ref text:reference-format="number-no-superior" text:ref-name="stigma-note"/><text:s/>below)<text:bookmark-end text:name="stigma-siglum"/></text:p>
          </table:table-cell>
          <table:table-cell table:style-name="Table1.A1" office:value-type="string">
            <text:p text:style-name="P6">ϛ</text:p>
          </table:table-cell>
        </table:table-row>
        <table:table-row table:style-name="Table1.1">
          <table:table-cell table:style-name="Table1.A1" office:value-type="string">
            <text:p text:style-name="P6">Scholia</text:p>
          </table:table-cell>
          <table:table-cell table:style-name="Table1.A1" office:value-type="string">
            <text:p text:style-name="P6">Σ</text:p>
          </table:table-cell>
          <table:table-cell table:style-name="Table1.A1" office:value-type="string">
            <text:p text:style-name="P6">Σ</text:p>
          </table:table-cell>
        </table:table-row>
        <table:table-row table:style-name="Table1.1">
          <table:table-cell table:style-name="Table1.A1" office:value-type="string">
            <text:p text:style-name="P6">Scholia in a certain manuscript</text:p>
          </table:table-cell>
          <table:table-cell table:style-name="Table1.A1" office:value-type="string">
            <text:p text:style-name="P6">Σa, Σb</text:p>
          </table:table-cell>
          <table:table-cell table:style-name="Table1.A1" office:value-type="string">
            <text:p text:style-name="P6">Σ<text:span text:style-name="T11">a</text:span>, Σ<text:span text:style-name="T11">b</text:span></text:p>
          </table:table-cell>
        </table:table-row>
        <table:table-row table:style-name="Table1.1">
          <table:table-cell table:style-name="Table1.A1" office:value-type="string">
            <text:p text:style-name="P6">Multiple editions</text:p>
          </table:table-cell>
          <table:table-cell table:style-name="Table1.A1" office:value-type="string">
            <text:p text:style-name="P6">Schenkl1, Schenkl2</text:p>
          </table:table-cell>
          <table:table-cell table:style-name="Table1.A1" office:value-type="string">
            <text:p text:style-name="P6">Schenkl<text:span text:style-name="T11">1</text:span>, Schenkl<text:span text:style-name="T11">2</text:span></text:p>
          </table:table-cell>
        </table:table-row>
        <table:table-row table:style-name="Table1.1">
          <table:table-cell table:style-name="Table1.A1" office:value-type="string">
            <text:p text:style-name="P6">Multiple books or articles by the same scholar</text:p>
          </table:table-cell>
          <table:table-cell table:style-name="Table1.A1" office:value-type="string">
            <text:p text:style-name="P6">Burm1731, Burm1759</text:p>
          </table:table-cell>
          <table:table-cell table:style-name="Table1.A1" office:value-type="string">
            <text:p text:style-name="P6">Burm. 1731, Burm. 1759</text:p>
          </table:table-cell>
        </table:table-row>
      </table:table>
      <text:p text:style-name="Standard"/>
      <text:p text:style-name="tei_5f_quote"><text:bookmark-start text:name="stigma-note"/>The lower-case character "stigma" (ϛ) is, due to an oversight in the XML Specification, an illegal value for <text:span text:style-name="T9">@xml:id</text:span>, so the upper-case character (Ϛ) is used in its place in this example. For more on this issue, see <text:bookmark-end text:name="stigma-note"/><text:a xlink:type="simple" xlink:href="https://docs.google.com/document/d/15yT6s8hR4JmWcLVjpyJgo75Z2Sh1sJkpOi_Z9kBRrPU/edit#heading=h.cqdtsrwcc56e" text:style-name="Internet_20_link" text:visited-style-name="Visited_20_Internet_20_Link">Cayless "TEI Next."</text:a></text:p>
      <text:p text:style-name="Standard"><text:soft-page-break/>In short, <text:span text:style-name="T8">every entry, regardless of type, in the bibliography of an LDLT edition must have values for both </text:span><text:span text:style-name="T9">@xml:id</text:span><text:span text:style-name="T8"> and </text:span>&lt;<text:span text:style-name="T3">abbr</text:span>&gt;<text:span text:style-name="T8">.</text:span> Otherwise, the edition will not be able to make full use of the digital format. Morever, if an entry lacks &lt;<text:span text:style-name="T2">abbr</text:span>&gt;, it will not be available for a print version of the edition, should one be required.</text:p>
      <text:h text:style-name="Heading_20_3" text:outline-level="3"><text:bookmark-start text:name="bibliography-sigla-catch-all"/>Catch-all References<text:bookmark-end text:name="bibliography-sigla-catch-all"/></text:h>
      <text:p text:style-name="Standard">Sometimes it is necessary to use a siglum to stand for the consensus of a particular group of manuscripts (e.g., ω or ϛ). Consensus sigla should be defined in the &lt;<text:span text:style-name="T2">listWit</text:span>&gt; as described in the section "<text:bookmark-ref text:reference-format="number-no-superior" text:ref-name="bibliography-manuscripts"/>.”</text:p>
      <text:p text:style-name="Standard">“Catch-all” references can also be useful: <text:span text:style-name="T9">codd.</text:span> or <text:span text:style-name="T9">mss.</text:span> for “the manuscripts,” <text:span text:style-name="T9">cett.</text:span> for “the other manuscripts,” <text:span text:style-name="T9">edd.</text:span> for “the editions,” etc. It might also be necessary to indicate that, in general, all editions before or after one in particular have a certain reading (e.g., <text:span text:style-name="T9">edd. ante </text:span>Burm., Burm. <text:span text:style-name="T9">sqq.</text:span>).</text:p>
      <text:p text:style-name="Standard">It is customary to define catch-all references in the <text:span text:style-name="tei_5f_foreign">conspectus siglorum</text:span> or elsewhere in the preface. Since the conspectus will be generated automatically based on information provided in the bibliography, catch-all abbreviations and phrases must be defined in a simple list at the end of the bibliography, each with its own <text:span text:style-name="T9">@xml:id</text:span> and &lt;<text:span text:style-name="T2">abbr</text:span>&gt;:</text:p>
      <text:list xml:id="list143953584116253" text:continue-numbering="true" text:style-name="WWNum2">
        <text:list-item>
          <text:p text:style-name="P1">&lt;<text:span text:style-name="T2">list</text:span>&gt; with <text:span text:style-name="T9">@xml:id</text:span> with a value of “bibliography-catch-all” contains the catch-all references as items.</text:p>
        </text:list-item>
        <text:list-item>
          <text:p text:style-name="P1">&lt;<text:span text:style-name="T2">item</text:span>&gt; with &lt;<text:span text:style-name="T2">abbr</text:span>&gt;contains a single abbreviation or phrase used as a catch-all reference in the edition. Each &lt;<text:span text:style-name="T2">item</text:span>&gt; should have an <text:span text:style-name="T9">@xml:id</text:span> based on the abbreviation or phrase in &lt;<text:span text:style-name="T2">abbr</text:span>&gt;.</text:p>
        </text:list-item>
      </text:list>
      <text:p text:style-name="Special">&lt;<text:span text:style-name="T8">list</text:span> <text:span text:style-name="T8">xml:id</text:span>="bibliography-catch-all"&gt;<text:line-break/> &lt;<text:span text:style-name="T8">head</text:span>&gt;General References&lt;/<text:span text:style-name="T8">head</text:span>&gt;<text:line-break/> &lt;<text:span text:style-name="T8">item</text:span> <text:span text:style-name="T8">xml:id</text:span>="codd"&gt;<text:line-break/>  &lt;<text:span text:style-name="T8">abbr</text:span> <text:span text:style-name="T8">type</text:span>="siglum"&gt;codd.&lt;/<text:span text:style-name="T8">abbr</text:span>&gt; = The<text:line-break/>   manuscripts (&lt;<text:span text:style-name="T8">hi</text:span> <text:span text:style-name="T8">rend</text:span>="italic"&gt;codices&lt;/<text:span text:style-name="T8">hi</text:span>&gt;) not otherwise<text:line-break/>   mentioned.&lt;/<text:span text:style-name="T8">item</text:span>&gt;<text:line-break/> &lt;<text:span text:style-name="T8">item</text:span> <text:span text:style-name="T8">xml:id</text:span>=""&gt;<text:line-break/>  &lt;<text:span text:style-name="T8">abbr</text:span> <text:span text:style-name="T8">type</text:span>="siglum"&gt;edd.&lt;/<text:span text:style-name="T8">abbr</text:span>&gt; = The editions not<text:line-break/>   otherwise mentioned.&lt;/<text:span text:style-name="T8">item</text:span>&gt;<text:line-break/>&lt;/<text:span text:style-name="T8">list</text:span>&gt;</text:p>
      <text:p text:style-name="Standard">See the section "<text:bookmark-ref text:reference-format="number-no-superior" text:ref-name="apparatus-criticus-catch-all-references"/>" for guidelines on usage.</text:p>
      <text:h text:style-name="Heading_20_2" text:outline-level="2"><text:bookmark-start text:name="bibliography-manuscripts"/>Manuscripts<text:bookmark-end text:name="bibliography-manuscripts"/></text:h>
      <text:p text:style-name="Standard">The description of manuscripts is a discipline unto itself, with long-established conventions for capturing all of the details about not only a manuscript’s contents, but also its dimensions, provenance, material, and other details. It is customary for critical editions to provide a brief prose description of the major manuscripts used for establishing the text, usually only enough to identify where the manuscript may be found for consultation, but sometimes including information about its provenance and other details relevant to the edition (e.g., manuscript hands).</text:p>
      <text:p text:style-name="Standard"><text:soft-page-break/>The prose format for describing manuscripts is a predictable and efficient way of conveying this information to human readers, but it is not useful for making the information available to machines for processing. That is why the TEI guidelines have an entire module (<text:a xlink:type="simple" xlink:href="http://www.tei-c.org/release/doc/tei-p5-doc/en/html/MS.html" text:style-name="Internet_20_link" text:visited-style-name="Visited_20_Internet_20_Link">10 Manuscript Description</text:a>) for making manuscript descriptions available as structured data for machine-readability. This section is a customization of that module for LDLT editions.</text:p>
      <text:p text:style-name="Standard">This section establishes a minimum requirement for describing a manuscript in an LDLT edition so that the information can be processed and displayed as expected. It also includes instructions for encoding a finer degree of detail. Above all, the point is to make the information available to both human and machine readers. It is up to individual editors to use their best judgment regarding the amount of information that will be relevant to those seeking to understand the place of a manuscript in the tradition.</text:p>
      <text:h text:style-name="Heading_20_3" text:outline-level="3"><text:bookmark-start text:name="bibliography-manuscript-description"/>Manuscript Description<text:bookmark-end text:name="bibliography-manuscript-description"/></text:h>
      <text:p text:style-name="Standard">The TEI’s <text:a xlink:type="simple" xlink:href="http://www.tei-c.org/release/doc/tei-p5-doc/en/html/MS.html" text:style-name="Internet_20_link" text:visited-style-name="Visited_20_Internet_20_Link">module for manuscript description</text:a> offers a model for presenting nearly every imaginable detail about a manuscript as structured data. Editors may wish to use more of the features of the module than are described here, but the LDLT viewer will display only the following:</text:p>
      <text:list xml:id="list143953763695296" text:continue-numbering="true" text:style-name="WWNum2">
        <text:list-item>
          <text:p text:style-name="P1">&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bibliography-manuscripts-families" text:style-name="Internet_20_link" text:visited-style-name="Visited_20_Internet_20_Link">Manuscript Families</text:a>").</text:p>
        </text:list-item>
        <text:list-item>
          <text:p text:style-name="P1">&lt;<text:span text:style-name="T2">witness</text:span>&gt; groups the information about a single manuscript, archetype, or hyparchetype. The <text:span text:style-name="T9">@xml:id</text:span> of each &lt;<text:span text:style-name="T2">witness</text:span>&gt; is the unique machine-readable identifier to be used when referring to the manuscript’s data (e.g., in the <text:span text:style-name="T9">@wit</text:span> of a &lt;<text:span text:style-name="T2">rdg</text:span>&gt; in the apparatus criticus).</text:p>
        </text:list-item>
        <text:list-item>
          <text:p text:style-name="P1">&lt;<text:span text:style-name="T2">abbr</text:span>&gt; contains the human-readable siglum that should be displayed on screen or printed. Any superscript or subscript characters should be encoded using &lt;<text:span text:style-name="T2">hi</text:span>&gt; with the appropriate value for <text:span text:style-name="T9">@rend</text:span>.</text:p>
        </text:list-item>
        <text:list-item>
          <text:p text:style-name="P1">&lt;<text:span text:style-name="T2">msDesc</text:span>&gt; (manuscript description) groups the elements that compose the description of the manuscript: </text:p>
          <text:list>
            <text:list-item>
              <text:p text:style-name="P4">&lt;<text:span text:style-name="T2">msIdentifier</text:span>&gt; (manuscript identifier) groups information about the location and inventory number of the manuscript.</text:p>
            </text:list-item>
            <text:list-item>
              <text:p text:style-name="P4">&lt;<text:span text:style-name="T2">settlement</text:span>&gt; contains the common English name of the place (e.g., Florence, not Firenze) where the manuscript is located.</text:p>
            </text:list-item>
            <text:list-item>
              <text:p text:style-name="P4">&lt;<text:span text:style-name="T2">repository</text:span>&gt; contains the name of the library or other institution that houses the manuscript. Use the original name of the institution (e.g., Biblioteca Ambrosiana), not an English translation.</text:p>
            </text:list-item>
            <text:list-item>
              <text:p text:style-name="P4">&lt;<text:span text:style-name="T2">idno</text:span>&gt; (identifier) contains the catalog or inventory information for the manuscript, including the name of the collection (e.g., Ottobonianus 1466). The point is to give enough information for a reader to be able to request more information about it.</text:p>
            </text:list-item>
            <text:list-item>
              <text:p text:style-name="P4">&lt;<text:span text:style-name="T2">altIdentifier</text:span>&gt; (alternative identifier) contains other information (i.e., in addition to the main &lt;<text:span text:style-name="T2">idno</text:span>&gt;) used to identify the manuscript. For example, the manuscript may have been recataloged, but its old number is still used. &lt;<text:span text:style-name="T2">altIdentifier</text:span>&gt; can also contain <text:soft-page-break/>&lt;<text:span text:style-name="T2">idno</text:span>&gt; with <text:span text:style-name="T9">@type</text:span>="URI" to record the location of a digital representation of the manuscript.</text:p>
            </text:list-item>
            <text:list-item>
              <text:p text:style-name="P4">&lt;<text:span text:style-name="T2">msContents</text:span>&gt; (manuscript contents) contains a prose description (using &lt;<text:span text:style-name="T2">p</text:span>&gt;) of the manuscript’s contents. Encode each work with &lt;<text:span text:style-name="T2">bibl</text:span>&gt; with &lt;<text:span text:style-name="T2">author</text:span>&gt; and &lt;<text:span text:style-name="T2">title</text:span>&gt;.</text:p>
            </text:list-item>
            <text:list-item>
              <text:p text:style-name="P4">&lt;<text:span text:style-name="T2">phsyDesc</text:span>&gt; (physical description) groups information about the manuscript.</text:p>
            </text:list-item>
            <text:list-item>
              <text:p text:style-name="P4">&lt;<text:span text:style-name="T2">objectDesc</text:span>&gt; (object description) contains a prose description (using &lt;<text:span text:style-name="T2">p</text:span>&gt;) of the manuscript’s physical characteristics (e.g., material(s), size, pagination, lines per page, etc.). It is up to the editor to decide how to present this information, but it is recommended to adopt a pattern and use it consistently (e.g., “Parchment: 261 × 160 mm.: 116 leaves: 38 verses per page”). Note that the TEI module for manuscript description has tags for these details. Editors may use them, but they will not affect the display or functionality of the LDLT edition.</text:p>
            </text:list-item>
            <text:list-item>
              <text:p text:style-name="P4">&lt;<text:span text:style-name="T2">handDesc</text:span>&gt; (hand description) groups information about the distinct hands that wrote in the manuscript. <text:span text:style-name="T9">@hands</text:span> may be used to indicate the number of hands detectable in the manuscript.</text:p>
            </text:list-item>
            <text:list-item>
              <text:p text:style-name="P4">&lt;<text:span text:style-name="T2">handNote</text:span>&gt; contains a prose description (using &lt;<text:span text:style-name="T2">p</text:span>&gt;) of a hand that wrote in the manuscript. Each &lt;<text:span text:style-name="T2">handNote</text:span>&gt; has an <text:span text:style-name="T9">@xml:id</text:span> with a unique identifier (based on the <text:span text:style-name="T9">@xml:id</text:span> of the manuscript) and &lt;<text:span text:style-name="T2">abbr</text:span>&gt; with a human-readable version of the value of the hand’s <text:span text:style-name="T9">@xml:id</text:span> (see the section "<text:bookmark-ref text:reference-format="number-no-superior" text:ref-name="bibliography-sigla"/>" for more information).</text:p>
            </text:list-item>
            <text:list-item>
              <text:p text:style-name="P4">&lt;<text:span text:style-name="T2">history</text:span>&gt; groups information about the date of the manuscript.</text:p>
            </text:list-item>
            <text:list-item>
              <text:p text:style-name="P4">&lt;<text:span text:style-name="T2">origin</text:span>&gt; contains a prose description (using &lt;<text:span text:style-name="T2">p</text:span>&gt;) of the manuscript’s date. For a range of dates, use &lt;<text:span text:style-name="T2">origDate</text:span>&gt; with <text:span text:style-name="T9">@notAfter</text:span> and <text:span text:style-name="T9">@notBefore</text:span>.</text:p>
            </text:list-item>
            <text:list-item>
              <text:p text:style-name="P4">&lt;<text:span text:style-name="T2">provenance</text:span>&gt; contains a prose description (using &lt;<text:span text:style-name="T2">p</text:span>&gt;) of the manuscript’s provenance, if available.</text:p>
            </text:list-item>
          </text:list>
        </text:list-item>
      </text:list>
      <text:p text:style-name="Standard">The absolute minimum required for LDLT editions can be met with &lt;<text:span text:style-name="T2">listWit</text:span>&gt;, &lt;<text:span text:style-name="T2">witness</text:span>&gt;, and &lt;<text:span text:style-name="T2">abbr</text:span>&gt;:</text:p>
      <text:p text:style-name="Special">&lt;<text:span text:style-name="T8">listWit</text:span>&gt;<text:line-break/> &lt;<text:span text:style-name="T8">witness</text:span> <text:span text:style-name="T8">xml:id</text:span>="N"&gt;<text:line-break/>  &lt;<text:span text:style-name="T8">abbr</text:span> <text:span text:style-name="T8">type</text:span>="siglum"&gt;N&lt;/<text:span text:style-name="T8">abbr</text:span>&gt; = Codex<text:line-break/>   Neapolitanus V A 8, saec. XV&lt;/<text:span text:style-name="T8">witness</text:span>&gt;<text:line-break/> &lt;<text:span text:style-name="T8">witness</text:span> <text:span text:style-name="T8">xml:id</text:span>="G"&gt;<text:line-break/>  &lt;<text:span text:style-name="T8">abbr</text:span> <text:span text:style-name="T8">type</text:span>="siglum"&gt;G&lt;/<text:span text:style-name="T8">abbr</text:span>&gt; = Codex Gaddianus<text:line-break/>   pl. 90, 12 inf., saec. XV&lt;/<text:span text:style-name="T8">witness</text:span>&gt;<text:line-break/>&lt;/<text:span text:style-name="T8">listWit</text:span>&gt;</text:p>
      <text:p text:style-name="Standard">That example provides enough human- and machine-readable information to identify the manuscripts in the apparatus criticus, but it leaves much to be desired by anyone hoping to learn more about the manuscripts or locate them for private study.</text:p>
      <text:p text:style-name="Standard">The following example uses all of the elements listed above to provide rich human- and machine-readable information about the same manuscripts:</text:p>
      <text:p text:style-name="Special">&lt;<text:span text:style-name="T8">listWit</text:span>&gt;<text:line-break/> &lt;<text:span text:style-name="T8">witness</text:span> <text:span text:style-name="T8">xml:id</text:span>="N"&gt;<text:line-break/>  &lt;<text:span text:style-name="T8">abbr</text:span> <text:span text:style-name="T8">type</text:span>="siglum"&gt;N&lt;/<text:span text:style-name="T8">abbr</text:span>&gt; = Codex<text:line-break/><text:soft-page-break/>   Neapolitanus V A 8 &lt;<text:span text:style-name="T8">msDesc</text:span>&gt;<text:line-break/>   &lt;<text:span text:style-name="T8">msIdentifier</text:span>&gt;<text:line-break/>    &lt;<text:span text:style-name="T8">settlement</text:span>&gt;Naples&lt;/<text:span text:style-name="T8">settlement</text:span>&gt;<text:line-break/>    &lt;<text:span text:style-name="T8">repository</text:span>&gt;Biblioteca Nazionale di Napoli&lt;/<text:span text:style-name="T8">repository</text:span>&gt;<text:line-break/>    &lt;<text:span text:style-name="T8">idno</text:span>&gt;V A 8&lt;/<text:span text:style-name="T8">idno</text:span>&gt;<text:line-break/>    &lt;<text:span text:style-name="T8">altIdentifier</text:span>&gt;<text:line-break/>     &lt;<text:span text:style-name="T8">idno</text:span>&gt;380&lt;/<text:span text:style-name="T8">idno</text:span>&gt;<text:line-break/>    &lt;/<text:span text:style-name="T8">altIdentifier</text:span>&gt;<text:line-break/>   &lt;/<text:span text:style-name="T8">msIdentifier</text:span>&gt;<text:line-break/>   &lt;<text:span text:style-name="T8">msContents</text:span>&gt;<text:line-break/>    &lt;<text:span text:style-name="T8">p</text:span>&gt;1–36ʳ contain Cato’s &lt;<text:span text:style-name="T8">bibl</text:span>&gt;<text:line-break/>      &lt;<text:span text:style-name="T8">title</text:span>&gt;De<text:line-break/>             Agricultura&lt;/<text:span text:style-name="T8">title</text:span>&gt;<text:line-break/>     &lt;/<text:span text:style-name="T8">bibl</text:span>&gt;; 20–101ʳ, Varro’s<text:line-break/>    &lt;<text:span text:style-name="T8">bibl</text:span>&gt;<text:line-break/>      &lt;<text:span text:style-name="T8">title</text:span>&gt;De Re Rustica&lt;/<text:span text:style-name="T8">title</text:span>&gt;<text:line-break/>     &lt;/<text:span text:style-name="T8">bibl</text:span>&gt;;<text:line-break/>         101ʳ–115ᵛ, the &lt;<text:span text:style-name="T8">bibl</text:span>&gt;<text:line-break/>      &lt;<text:span text:style-name="T8">title</text:span>&gt;Bucolica&lt;/<text:span text:style-name="T8">title</text:span>&gt;<text:line-break/>     &lt;/<text:span text:style-name="T8">bibl</text:span>&gt;<text:line-break/>         of Calpurnius and Nemesianus.&lt;/<text:span text:style-name="T8">p</text:span>&gt;<text:line-break/>    &lt;<text:span text:style-name="T8">p</text:span>&gt;The individual poems lack titles, but they are<text:line-break/>         separated from each other by brief spaces. The<text:line-break/>         following subscription appears at the end of the<text:line-break/>         whole work: &lt;<text:span text:style-name="T8">quote</text:span> <text:span text:style-name="T8">xml:lang</text:span>="lat"&gt;Aureliani<text:line-break/>           Nemesiani Cartag̅ bucol’ explicit: Deo<text:line-break/>           gratias amen&lt;/<text:span text:style-name="T8">quote</text:span>&gt;. Finally, another more recent<text:line-break/>         hand, as &lt;<text:span text:style-name="T8">ref</text:span> <text:span text:style-name="T8">target</text:span>="#Bursian"&gt;Bursian&lt;/<text:span text:style-name="T8">ref</text:span>&gt; and<text:line-break/>    &lt;<text:span text:style-name="T8">ref</text:span> <text:span text:style-name="T8">target</text:span>="#Schenkl"&gt;Schenkl&lt;/<text:span text:style-name="T8">ref</text:span>&gt; recognized,<text:line-break/>         wrote &lt;<text:span text:style-name="T8">quote</text:span> <text:span text:style-name="T8">xml:lang</text:span>="lat"&gt;Calpurnii<text:line-break/>           eclogae&lt;/<text:span text:style-name="T8">quote</text:span>&gt; and &lt;<text:span text:style-name="T8">quote</text:span> <text:span text:style-name="T8">xml:lang</text:span>="lat"&gt;Nemesiani eclogae&lt;/<text:span text:style-name="T8">quote</text:span>&gt;. The remaining leaves<text:line-break/>         are blank.&lt;/<text:span text:style-name="T8">p</text:span>&gt;<text:line-break/>   &lt;/<text:span text:style-name="T8">msContents</text:span>&gt;<text:line-break/>   &lt;<text:span text:style-name="T8">physDesc</text:span>&gt;<text:line-break/>    &lt;<text:span text:style-name="T8">objectDesc</text:span>&gt;<text:line-break/>     &lt;<text:span text:style-name="T8">p</text:span>&gt;Parchment: 261 × 160 mm.: 116 leaves: 38 verses<text:line-break/>           per page.&lt;/<text:span text:style-name="T8">p</text:span>&gt;<text:line-break/>     &lt;<text:span text:style-name="T8">p</text:span>&gt;With respect to correcting hands, two in<text:line-break/>           particular stand out:&lt;/<text:span text:style-name="T8">p</text:span>&gt;<text:line-break/>    &lt;/<text:span text:style-name="T8">objectDesc</text:span>&gt;<text:line-break/>    &lt;<text:span text:style-name="T8">handDesc</text:span> <text:span text:style-name="T8">hands</text:span>="3"&gt;<text:line-break/>     &lt;<text:span text:style-name="T8">handNote</text:span> <text:span text:style-name="T8">xml:id</text:span>="Nms1"&gt;<text:line-break/>      &lt;<text:span text:style-name="T8">abbr</text:span> <text:span text:style-name="T8">type</text:span>="siglum"&gt;N&lt;<text:span text:style-name="T8">hi</text:span> <text:span text:style-name="T8">rend</text:span>="superscript"&gt;1&lt;/<text:span text:style-name="T8">hi</text:span>&gt;<text:line-break/>      &lt;/<text:span text:style-name="T8">abbr</text:span>&gt; belongs to the<text:line-break/>           original copyist. See &lt;<text:span text:style-name="T8">ref</text:span> <text:span text:style-name="T8">target</text:span>="#Ndesc-firsthand"&gt;above&lt;/<text:span text:style-name="T8">ref</text:span>&gt; for a<text:line-break/>           detailed description of this hand’s<text:line-break/>           activity.&lt;/<text:span text:style-name="T8">handNote</text:span>&gt;<text:line-break/>     &lt;<text:span text:style-name="T8">handNote</text:span> <text:span text:style-name="T8">xml:id</text:span>="Nms2"&gt;<text:line-break/>      &lt;<text:span text:style-name="T8">abbr</text:span> <text:span text:style-name="T8">type</text:span>="siglum"&gt;N&lt;<text:span text:style-name="T8">hi</text:span> <text:span text:style-name="T8">rend</text:span>="superscript"&gt;2&lt;/<text:span text:style-name="T8">hi</text:span>&gt;<text:line-break/>      &lt;/<text:span text:style-name="T8">abbr</text:span>&gt;: The manuscript<text:line-break/>           was corrected again around the same time, but here<text:line-break/>           and there the second hand cannot easily be<text:line-break/>           distinguished from the first.&lt;/<text:span text:style-name="T8">handNote</text:span>&gt;<text:line-break/>     &lt;<text:span text:style-name="T8">handNote</text:span> <text:span text:style-name="T8">xml:id</text:span>="Nms3"&gt;<text:line-break/>      &lt;<text:span text:style-name="T8">abbr</text:span> <text:span text:style-name="T8">type</text:span>="siglum"&gt;N&lt;<text:span text:style-name="T8">hi</text:span> <text:span text:style-name="T8">rend</text:span>="superscript"&gt;3&lt;/<text:span text:style-name="T8">hi</text:span>&gt;<text:line-break/>      &lt;/<text:span text:style-name="T8">abbr</text:span>&gt;: a third hand’s<text:line-break/><text:soft-page-break/>           emendations can be discerned in only a few<text:line-break/>           places.&lt;/<text:span text:style-name="T8">handNote</text:span>&gt;<text:line-break/>    &lt;/<text:span text:style-name="T8">handDesc</text:span>&gt;<text:line-break/>   &lt;/<text:span text:style-name="T8">physDesc</text:span>&gt;<text:line-break/>   &lt;<text:span text:style-name="T8">history</text:span>&gt;<text:line-break/>    &lt;<text:span text:style-name="T8">origin</text:span>&gt;<text:line-break/>     &lt;<text:span text:style-name="T8">p</text:span>&gt;The manuscript was written at about the beginning<text:line-break/>           of the &lt;<text:span text:style-name="T8">origDate</text:span> <text:span text:style-name="T8">notAfter</text:span>="1500"<text:line-break/>       <text:span text:style-name="T8">notBefore</text:span>="1400"&gt;fifteenth century&lt;/<text:span text:style-name="T8">origDate</text:span>&gt;.&lt;/<text:span text:style-name="T8">p</text:span>&gt;<text:line-break/>    &lt;/<text:span text:style-name="T8">origin</text:span>&gt;<text:line-break/>    &lt;<text:span text:style-name="T8">provenance</text:span>&gt;<text:line-break/>     &lt;<text:span text:style-name="T8">p</text:span>&gt;We know nothing about the origin and provenance<text:line-break/>           of this manuscript except what is understood from<text:line-break/>           the following passages written on the last leaf:<text:line-break/>     &lt;<text:span text:style-name="T8">quote</text:span> <text:span text:style-name="T8">xml:lang</text:span>="lat"&gt;Joannes Antonius Perillus<text:line-break/>             patric. neap. ac iuvenis apprime litteratus<text:line-break/>             Jacobum Perillum hoc libro donavit MDCVII, Klis<text:line-break/>             Juniis&lt;/<text:span text:style-name="T8">quote</text:span>&gt; (“Joannes Antonius Perillus, a<text:line-break/>           nobleman of Naples and most learned gentleman,<text:line-break/>           gave this book to Jacob Perillus in 1667 on the<text:line-break/>           first of June”), and a little below, &lt;<text:span text:style-name="T8">quote</text:span> <text:span text:style-name="T8">xml:lang</text:span>="lat"&gt;Antonii Seripandi ex Jacobi Perilli<text:line-break/>             amici opt. munere&lt;/<text:span text:style-name="T8">quote</text:span>&gt; (“This book belongs to<text:line-break/>           Antonius Seripandus, received as a gift from his<text:line-break/>           best friend Jacob Perillus”). Later it was brought<text:line-break/>           to the library of San Giovanni a Carbonara, and<text:line-break/>           from there it came to the greatest library in<text:line-break/>           Naples, formerly known as the &lt;<text:span text:style-name="T8">orgName</text:span>&gt;Reale<text:line-break/>             biblioteca borbonica&lt;/<text:span text:style-name="T8">orgName</text:span>&gt;, (now the &lt;<text:span text:style-name="T8">orgName</text:span> <text:span text:style-name="T8">ref</text:span>="http://www.bnnonline.it"&gt;Biblioteca nazionale<text:line-break/>             Vittorio Emanuele III&lt;/<text:span text:style-name="T8">orgName</text:span>&gt;).&lt;/<text:span text:style-name="T8">p</text:span>&gt;<text:line-break/>    &lt;/<text:span text:style-name="T8">provenance</text:span>&gt;<text:line-break/>   &lt;/<text:span text:style-name="T8">history</text:span>&gt;<text:line-break/>  &lt;/<text:span text:style-name="T8">msDesc</text:span>&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 = Codex Gaddianus<text:line-break/>   pl. 90, 12 inf. &lt;<text:span text:style-name="T8">msDesc</text:span>&gt;<text:line-break/>   &lt;<text:span text:style-name="T8">msIdentifier</text:span>&gt;<text:line-break/>    &lt;<text:span text:style-name="T8">settlement</text:span>&gt;Florence&lt;/<text:span text:style-name="T8">settlement</text:span>&gt;<text:line-break/>    &lt;<text:span text:style-name="T8">repository</text:span>&gt;Biblioteca Medicea Laurenziana&lt;/<text:span text:style-name="T8">repository</text:span>&gt;<text:line-break/>    &lt;<text:span text:style-name="T8">idno</text:span>&gt;plut. 90, 12 inf.&lt;/<text:span text:style-name="T8">idno</text:span>&gt;<text:line-break/>   &lt;/<text:span text:style-name="T8">msIdentifier</text:span>&gt;<text:line-break/>   &lt;<text:span text:style-name="T8">msContents</text:span>&gt;<text:line-break/>    &lt;<text:span text:style-name="T8">p</text:span>&gt;It contains the twelve eclogues of Francesco Petrarch<text:line-break/>         (ff. 1–44), the &lt;<text:span text:style-name="T8">bibl</text:span>&gt;<text:line-break/>      &lt;<text:span text:style-name="T8">title</text:span>&gt;Culex&lt;/<text:span text:style-name="T8">title</text:span>&gt;<text:line-break/>     &lt;/<text:span text:style-name="T8">bibl</text:span>&gt; of<text:line-break/>         Vergilius Maro, the<text:line-break/>    &lt;<text:span text:style-name="T8">bibl</text:span>&gt;<text:line-break/>      &lt;<text:span text:style-name="T8">title</text:span>&gt;Dirae&lt;/<text:span text:style-name="T8">title</text:span>&gt;<text:line-break/>     &lt;/<text:span text:style-name="T8">bibl</text:span>&gt; of Vergilius<text:line-break/>         Maro (ff. 52–55), and Calpurnius and Nemesianus (ff.<text:line-break/>         55–74). A very brief, unattributed eclogue follows<text:line-break/>         with the interlocutors Daphnis, Tityrus, Mopsus, and<text:line-break/>         Meliboeus.&lt;/<text:span text:style-name="T8">p</text:span>&gt;<text:line-break/>    &lt;<text:span text:style-name="T8">p</text:span>&gt;The following inscription has been added to the<text:line-break/><text:soft-page-break/>         eclogues of Calpurnius: &lt;<text:span text:style-name="T8">quote</text:span> <text:span text:style-name="T8">xml:lang</text:span>="lat"&gt;Egloge<text:line-break/>           Calfurnii ad nemesianum cartaginiensem.&lt;/<text:span text:style-name="T8">quote</text:span>&gt;<text:line-break/>         (&lt;<text:span text:style-name="T8">quote</text:span>&gt;The Eclogues of Calfurnius to Nemesianus<text:line-break/>           of Carthage&lt;/<text:span text:style-name="T8">quote</text:span>&gt;). Nemesianus follows<text:line-break/>         Calpurnius with the following title prefixed: &lt;<text:span text:style-name="T8">quote</text:span> <text:span text:style-name="T8">xml:lang</text:span>="lat"&gt;Aureliani nemesiani cartaginiensis<text:line-break/>           egloghe incipiunt&lt;/<text:span text:style-name="T8">quote</text:span>&gt; (&lt;<text:span text:style-name="T8">quote</text:span>&gt;Here begin the<text:line-break/>           eclogues of Aurelianus Nemesianus of<text:line-break/>           Carthage&lt;/<text:span text:style-name="T8">quote</text:span>&gt;). At the end of each eclogue<text:line-break/>         there appears an &lt;<text:span text:style-name="T8">hi</text:span> <text:span text:style-name="T8">rend</text:span>="italic"&gt;explicit&lt;/<text:span text:style-name="T8">hi</text:span>&gt;<text:line-break/>         with the number of each eclogue, but Calpurnius’<text:line-break/>         sixth eclogue lacks a subscription, and the<text:line-break/>         following is written at the end of the seventh:<text:line-break/>    &lt;<text:span text:style-name="T8">quote</text:span> <text:span text:style-name="T8">xml:lang</text:span>="lat"&gt;explicit sexta egloga<text:line-break/>           Calphurnii&lt;/<text:span text:style-name="T8">quote</text:span>&gt; (&lt;<text:span text:style-name="T8">quote</text:span>&gt;Here ends the sixth<text:line-break/>           eclogue of Calphurnius&lt;/<text:span text:style-name="T8">quote</text:span>&gt;). This is explained<text:line-break/>         by the fact that the seventh eclogue follows the<text:line-break/>         sixth without any break, with the result that only<text:line-break/>         six eclogues are attributed to Calpurnius in this<text:line-break/>         manuscript. But in the margin, where the sixth<text:line-break/>         eclogue ought to end, the copyist has added the<text:line-break/>         following: &lt;<text:span text:style-name="T8">quote</text:span> <text:span text:style-name="T8">xml:lang</text:span>="lat"&gt;aliqui volunt<text:line-break/>           dicere quod ista sit alia et diversa egloga ubi<text:line-break/>           incipit “lentus,” aliqui dicunt quod est una<text:line-break/>           etc.&lt;/<text:span text:style-name="T8">quote</text:span>&gt; (&lt;<text:span text:style-name="T8">quote</text:span>&gt;Some wish to say that the<text:line-break/>           eclogue that begins &lt;<text:span text:style-name="T8">hi</text:span> <text:span text:style-name="T8">rend</text:span>="italic"&gt;lentus&lt;/<text:span text:style-name="T8">hi</text:span>&gt;<text:line-break/>           is a completely different eclogue; others say that<text:line-break/>           it is the same, etc.&lt;/<text:span text:style-name="T8">quote</text:span>&gt;).&lt;/<text:span text:style-name="T8">p</text:span>&gt;<text:line-break/>   &lt;/<text:span text:style-name="T8">msContents</text:span>&gt;<text:line-break/>   &lt;<text:span text:style-name="T8">physDesc</text:span>&gt;<text:line-break/>    &lt;<text:span text:style-name="T8">objectDesc</text:span>&gt;<text:line-break/>     &lt;<text:span text:style-name="T8">p</text:span>&gt;Paper: 294 × 225 mm.: 74 leaves. Individual pages<text:line-break/>           generally have 29 verses, but some vary, with the<text:line-break/>           shorter ones having 26 and the longer ones having<text:line-break/>           32 verses.&lt;/<text:span text:style-name="T8">p</text:span>&gt;<text:line-break/>    &lt;/<text:span text:style-name="T8">objectDesc</text:span>&gt;<text:line-break/>    &lt;<text:span text:style-name="T8">handDesc</text:span> <text:span text:style-name="T8">hands</text:span>="2"&gt;<text:line-break/>     &lt;<text:span text:style-name="T8">handNote</text:span> <text:span text:style-name="T8">xml:id</text:span>="Gms1"&gt;<text:line-break/>      &lt;<text:span text:style-name="T8">abbr</text:span> <text:span text:style-name="T8">type</text:span>="siglum"&gt;G&lt;<text:span text:style-name="T8">hi</text:span> <text:span text:style-name="T8">rend</text:span>="superscript"&gt;1&lt;/<text:span text:style-name="T8">hi</text:span>&gt;<text:line-break/>      &lt;/<text:span text:style-name="T8">abbr</text:span>&gt;: The copyist<text:line-break/>           himself added almost all of the corrections either<text:line-break/>           by removing scribal errors in the verses or adding<text:line-break/>           variant readings to the margin. See &lt;<text:span text:style-name="T8">ref</text:span> <text:span text:style-name="T8">target</text:span>="#Gdesc-hand"&gt;above&lt;/<text:span text:style-name="T8">ref</text:span>&gt; for a more<text:line-break/>           detailed description of this hand’s<text:line-break/>           activity.&lt;/<text:span text:style-name="T8">handNote</text:span>&gt;<text:line-break/>     &lt;<text:span text:style-name="T8">handNote</text:span> <text:span text:style-name="T8">xml:id</text:span>="Gms2"&gt;<text:line-break/>      &lt;<text:span text:style-name="T8">abbr</text:span> <text:span text:style-name="T8">type</text:span>="siglum"&gt;G&lt;<text:span text:style-name="T8">hi</text:span> <text:span text:style-name="T8">rend</text:span>="superscript"&gt;2&lt;/<text:span text:style-name="T8">hi</text:span>&gt;<text:line-break/>      &lt;/<text:span text:style-name="T8">abbr</text:span>&gt;: Some corrections<text:line-break/>           seem to have been made by another hand.&lt;/<text:span text:style-name="T8">handNote</text:span>&gt;<text:line-break/>    &lt;/<text:span text:style-name="T8">handDesc</text:span>&gt;<text:line-break/>   &lt;/<text:span text:style-name="T8">physDesc</text:span>&gt;<text:line-break/>   &lt;<text:span text:style-name="T8">history</text:span>&gt;<text:line-break/>    &lt;<text:span text:style-name="T8">origin</text:span>&gt;<text:line-break/>     &lt;<text:span text:style-name="T8">p</text:span>&gt;Written at the &lt;<text:span text:style-name="T8">origDate</text:span> <text:span text:style-name="T8">notAfter</text:span>="1500"<text:line-break/>       <text:span text:style-name="T8">notBefore</text:span>="1400"&gt;beginning of the fifteenth<text:line-break/>             century&lt;/<text:span text:style-name="T8">origDate</text:span>&gt;.&lt;/<text:span text:style-name="T8">p</text:span>&gt;<text:line-break/><text:soft-page-break/>    &lt;/<text:span text:style-name="T8">origin</text:span>&gt;<text:line-break/>   &lt;/<text:span text:style-name="T8">history</text:span>&gt;<text:line-break/>  &lt;/<text:span text:style-name="T8">msDesc</text:span>&gt;<text:line-break/> &lt;/<text:span text:style-name="T8">witness</text:span>&gt;<text:line-break/>&lt;/<text:span text:style-name="T8">listWit</text:span>&gt;</text:p>
      <text:h text:style-name="Heading_20_3" text:outline-level="3"><text:bookmark-start text:name="bibliography-manuscripts-families-archet"/>Manuscript Families, Archetypes, and Hyparchetypes<text:bookmark-end text:name="bibliography-manuscripts-families-archet"/></text:h>
      <text:p text:style-name="Standard">Sigla may be assigned to families of manuscripts, archetypes, and hyparchetypes so that they may be referred to in the apparatus criticus or elsewhere. As indicated in the section "<text:bookmark-ref text:reference-format="number-no-superior" text:ref-name="bibliography-sigla"/>,” each family, archetype, and hyparchetype must have both a unique <text:span text:style-name="T9">@xml:id</text:span> (machine-readable siglum) and an &lt;<text:span text:style-name="T2">abbr</text:span>&gt; (human-readable siglum).</text:p>
      <text:h text:style-name="Heading_20_4" text:outline-level="4"><text:bookmark-start text:name="bibliography-manuscripts-families"/>Manuscript Families<text:bookmark-end text:name="bibliography-manuscripts-families"/></text:h>
      <text:p text:style-name="Standard">Since the family is not itself a physical object, but a concept (i.e., a group of related manuscripts), it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9">@xml:id</text:span> V for the machine-readable siglum; &lt;<text:span text:style-name="T2">head</text:span>&gt; contains the name of the family and the human-readable siglum in &lt;<text:span text:style-name="T2">abbr</text:span>&gt;.</text:p>
      <text:p text:style-name="Special">&lt;<text:span text:style-name="T8">listWit</text:span> <text:span text:style-name="T8">xml:id</text:span>="V"&gt;<text:line-break/> &lt;<text:span text:style-name="T8">head</text:span>&gt;First Family (&lt;<text:span text:style-name="T8">abbr</text:span> <text:span text:style-name="T8">type</text:span>="siglum"&gt;V&lt;/<text:span text:style-name="T8">abbr</text:span>&gt;)&lt;/<text:span text:style-name="T8">head</text:span>&gt;<text:line-break/> &lt;<text:span text:style-name="T8">witness</text:span> <text:span text:style-name="T8">xml:id</text:span>="A"&gt;<text:line-break/>&lt;!-- Description of manuscript A --&gt;<text:line-break/> &lt;/<text:span text:style-name="T8">witness</text:span>&gt;<text:line-break/> &lt;<text:span text:style-name="T8">witness</text:span> <text:span text:style-name="T8">xml:id</text:span>="B"&gt;<text:line-break/>&lt;!-- Description of manuscript B --&gt;<text:line-break/> &lt;/<text:span text:style-name="T8">witness</text:span>&gt;<text:line-break/>&lt;!-- Et cetera --&gt;<text:line-break/>&lt;/<text:span text:style-name="T8">listWit</text:span>&gt;</text:p>
      <text:h text:style-name="Heading_20_4" text:outline-level="4"><text:bookmark-start text:name="bibliography-manuscripts-hyparchetypes-a"/>Archetypes and Hyparchetypes<text:bookmark-end text:name="bibliography-manuscripts-hyparchetypes-a"/></text:h>
      <text:p text:style-name="Standard">An archetype is the most recent common ancestor of the known manuscripts (cf. <text:bookmark-ref text:reference-format="number-no-superior" text:ref-name="West">[20]</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8]</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4">1</text:span> α<text:span text:style-name="T14">2</text:span> β<text:span text:style-name="T14">1</text:span> β<text:span text:style-name="T14">2</text:span>).</text:p>
      <text:p text:style-name="Standard">Kaster lists the sigla as follows:</text:p>
      <text:list xml:id="list143953673475337" text:continue-numbering="true" text:style-name="WWNum2">
        <text:list-item>
          <text:p text:style-name="P1">ω archetypus codicum αβ </text:p>
          <text:list>
            <text:list-item>
              <text:p text:style-name="P4"><text:soft-page-break/>α hyparchetypus codicum α<text:span text:style-name="T14">1</text:span> α<text:span text:style-name="T14">2</text:span></text:p>
              <text:list>
                <text:list-item>
                  <text:p text:style-name="P2">α<text:span text:style-name="T14">1</text:span> hyparchetypus codicum MG</text:p>
                  <text:list>
                    <text:list-item>
                      <text:p text:style-name="P5">M Paris. lat. 6115 s. IX<text:span text:style-name="T11">1/2</text:span> (an. c. 820?)</text:p>
                    </text:list-item>
                    <text:list-item>
                      <text:p text:style-name="P5">G Guelf. 4573 (Gud. lat. 268), s. XI<text:span text:style-name="T11">3/4</text:span></text:p>
                    </text:list-item>
                  </text:list>
                </text:list-item>
                <text:list-item>
                  <text:p text:style-name="P2">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lt;<text:span text:style-name="T8">listWit</text:span>&gt;<text:line-break/> &lt;<text:span text:style-name="T8">witness</text:span> <text:span text:style-name="T8">xml:id</text:span>="ω"&gt;<text:line-break/>  &lt;<text:span text:style-name="T8">abbr</text:span> <text:span text:style-name="T8">type</text:span>="siglum"&gt;ω&lt;/<text:span text:style-name="T8">abbr</text:span>&gt; = archetypus<text:line-break/>   codicum αβ &lt;<text:span text:style-name="T8">listWit</text:span>&gt;<text:line-break/>   &lt;<text:span text:style-name="T8">witness</text:span> <text:span text:style-name="T8">xml:id</text:span>="a"&gt;<text:line-break/>    &lt;<text:span text:style-name="T8">abbr</text:span> <text:span text:style-name="T8">type</text:span>="siglum"&gt;α&lt;/<text:span text:style-name="T8">abbr</text:span>&gt; =<text:line-break/>       hyparchetypus codicum α&lt;<text:span text:style-name="T8">hi</text:span> <text:span text:style-name="T8">rend</text:span>="subscript"&gt;1&lt;/<text:span text:style-name="T8">hi</text:span>&gt;<text:line-break/>       α&lt;<text:span text:style-name="T8">hi</text:span> <text:span text:style-name="T8">rend</text:span>="subscript"&gt;2&lt;/<text:span text:style-name="T8">hi</text:span>&gt;<text:line-break/>    &lt;<text:span text:style-name="T8">listWit</text:span>&gt;<text:line-break/>     &lt;<text:span text:style-name="T8">witness</text:span> <text:span text:style-name="T8">xml:id</text:span>="α1"&gt;<text:line-break/>      &lt;<text:span text:style-name="T8">abbr</text:span> <text:span text:style-name="T8">type</text:span>="siglum"&gt;α&lt;<text:span text:style-name="T8">hi</text:span> <text:span text:style-name="T8">rend</text:span>="subscript"&gt;1&lt;/<text:span text:style-name="T8">hi</text:span>&gt;<text:line-break/>      &lt;/<text:span text:style-name="T8">abbr</text:span>&gt; = hyparchetypus<text:line-break/>           codicum MG &lt;<text:span text:style-name="T8">listWit</text:span>&gt;<text:line-break/>       &lt;<text:span text:style-name="T8">witness</text:span> <text:span text:style-name="T8">xml:id</text:span>="M"&gt;<text:line-break/>        &lt;<text:span text:style-name="T8">abbr</text:span> <text:span text:style-name="T8">type</text:span>="siglum"&gt;M&lt;/<text:span text:style-name="T8">abbr</text:span>&gt;<text:line-break/>&lt;!-- Description of witness M --&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text:line-break/>&lt;!-- Description of witness G --&gt;<text:line-break/>       &lt;/<text:span text:style-name="T8">witness</text:span>&gt;<text:line-break/>      &lt;/<text:span text:style-name="T8">listWit</text:span>&gt;<text:line-break/>     &lt;/<text:span text:style-name="T8">witness</text:span>&gt;<text:line-break/>    &lt;/<text:span text:style-name="T8">listWit</text:span>&gt;<text:line-break/>   &lt;/<text:span text:style-name="T8">witness</text:span>&gt;<text:line-break/>  &lt;/<text:span text:style-name="T8">listWit</text:span>&gt;<text:line-break/> &lt;/<text:span text:style-name="T8">witness</text:span>&gt;<text:line-break/>&lt;/<text:span text:style-name="T8">listWit</text:span>&gt;</text:p>
      <text:p text:style-name="Standard">The nesting of witnesses in this way can lead to confusion, so it is a good idea to include comments to help with navigation:</text:p>
      <text:p text:style-name="Special">&lt;<text:span text:style-name="T8">listWit</text:span>&gt;<text:line-break/> &lt;<text:span text:style-name="T8">witness</text:span> <text:span text:style-name="T8">xml:id</text:span>="ω"&gt;<text:line-break/>  &lt;<text:span text:style-name="T8">abbr</text:span> <text:span text:style-name="T8">type</text:span>="siglum"&gt;ω&lt;/<text:span text:style-name="T8">abbr</text:span>&gt; = archetypus<text:line-break/>   codicum αβ &lt;<text:span text:style-name="T8">listWit</text:span>&gt;<text:line-break/>   &lt;<text:span text:style-name="T8">witness</text:span> <text:span text:style-name="T8">xml:id</text:span>="a"&gt;<text:line-break/>    &lt;<text:span text:style-name="T8">abbr</text:span> <text:span text:style-name="T8">type</text:span>="siglum"&gt;α&lt;/<text:span text:style-name="T8">abbr</text:span>&gt; =<text:line-break/>       hyparchetypus codicum α&lt;<text:span text:style-name="T8">hi</text:span> <text:span text:style-name="T8">rend</text:span>="subscript"&gt;1&lt;/<text:span text:style-name="T8">hi</text:span>&gt;<text:line-break/>       α&lt;<text:span text:style-name="T8">hi</text:span> <text:span text:style-name="T8">rend</text:span>="subscript"&gt;2&lt;/<text:span text:style-name="T8">hi</text:span>&gt;<text:line-break/><text:soft-page-break/>    &lt;<text:span text:style-name="T8">listWit</text:span>&gt;<text:line-break/>     &lt;<text:span text:style-name="T8">witness</text:span> <text:span text:style-name="T8">xml:id</text:span>="α1"&gt;<text:line-break/>      &lt;<text:span text:style-name="T8">abbr</text:span> <text:span text:style-name="T8">type</text:span>="siglum"&gt;α&lt;<text:span text:style-name="T8">hi</text:span> <text:span text:style-name="T8">rend</text:span>="subscript"&gt;1&lt;/<text:span text:style-name="T8">hi</text:span>&gt;<text:line-break/>      &lt;/<text:span text:style-name="T8">abbr</text:span>&gt; = hyparchetypus<text:line-break/>           codicum MG &lt;<text:span text:style-name="T8">listWit</text:span>&gt;<text:line-break/>       &lt;<text:span text:style-name="T8">witness</text:span> <text:span text:style-name="T8">xml:id</text:span>="M"&gt;<text:line-break/>        &lt;<text:span text:style-name="T8">abbr</text:span> <text:span text:style-name="T8">type</text:span>="siglum"&gt;M&lt;/<text:span text:style-name="T8">abbr</text:span>&gt;<text:line-break/>&lt;!-- Description of witness M --&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text:line-break/>&lt;!-- Description of witness G --&gt;<text:line-break/>       &lt;/<text:span text:style-name="T8">witness</text:span>&gt;<text:line-break/>      &lt;/<text:span text:style-name="T8">listWit</text:span>&gt;<text:line-break/>&lt;!-- End of list of children of hyparchetype α1. --&gt;<text:line-break/>     &lt;/<text:span text:style-name="T8">witness</text:span>&gt;<text:line-break/>&lt;!-- End of hyparchetype α1 --&gt;<text:line-break/>&lt;!-- Start a new &lt;witness&gt; for α2 here, with &lt;listWit&gt; for any of its children. --&gt;<text:line-break/>    &lt;/<text:span text:style-name="T8">listWit</text:span>&gt;<text:line-break/>&lt;!-- End of list of witnesses descending from hyparchetype α --&gt;<text:line-break/>   &lt;/<text:span text:style-name="T8">witness</text:span>&gt;<text:line-break/>&lt;!-- End of hyparchetype α. This is where a description of β would begin. --&gt;<text:line-break/>  &lt;/<text:span text:style-name="T8">listWit</text:span>&gt;<text:line-break/>&lt;!-- End of list of witnesses descending from ω. --&gt;<text:line-break/> &lt;/<text:span text:style-name="T8">witness</text:span>&gt;<text:line-break/>&lt;!-- End of witness ω, archetype of αβ. --&gt;<text:line-break/>&lt;/<text:span text:style-name="T8">listWit</text:span>&gt;<text:line-break/>&lt;!-- End of the initial list. --&gt;</text:p>
      <text:h text:style-name="Heading_20_2" text:outline-level="2"><text:bookmark-start text:name="bibliography-sources"/>Sources<text:bookmark-end text:name="bibliography-sources"/></text:h>
      <text:p text:style-name="Standard">The bibliography for early editions, modern editions, commentaries, translations, articles, notes, and other materials cited in the edition should be formatted according to the latest edition of <text:bookmark-ref text:reference-format="number-no-superior" text:ref-name="Chicago">[19]</text:bookmark-ref>. As noted <text:bookmark-ref text:reference-format="number-no-superior" text:ref-name="zotero"/>, it is recommended that editors use <text:a xlink:type="simple" xlink:href="https://www.zotero.org/" text:style-name="Internet_20_link" text:visited-style-name="Visited_20_Internet_20_Link">Zotero</text:a> to manage the bibliography for LDLT editions, not least because Zotero can export the bibliography in Chicago style.</text:p>
      <text:p text:style-name="Standard">Items should be categorized and listed in groups for ease of reference. For example, previous editions should be listed separately from commentaries and articles. Depending on the nature of the material, it may be useful to subdivide previous editions into early and modern editions.</text:p>
      <text:p text:style-name="Standard">In keeping with the goal of human- and machine-readability, individual items in the bibliography should also be encoded in XML. To meet the <text:span text:style-name="T8">minimum requirement</text:span> for LDLT editions, individual items in the bibliography should be enclosed with &lt;<text:span text:style-name="T2">bibl</text:span>&gt; and they should have human- and machine-readable abbreviations (sigla), using &lt;<text:span text:style-name="T2">abbr</text:span>&gt; and <text:span text:style-name="T9">@xml:id</text:span> respectively. See the section “<text:bookmark-ref text:reference-format="number-no-superior" text:ref-name="bibliography-sigla"/>” for more information.</text:p>
      <text:p text:style-name="Special">&lt;<text:span text:style-name="T8">listBibl</text:span>&gt;<text:line-break/> &lt;<text:span text:style-name="T8">head</text:span>&gt;Previous Editions&lt;/<text:span text:style-name="T8">head</text:span>&gt;<text:line-break/> &lt;<text:span text:style-name="T8">bibl</text:span> <text:span text:style-name="T8">xml:id</text:span>="Barth1613"&gt;<text:line-break/>  &lt;<text:span text:style-name="T8">abbr</text:span> <text:span text:style-name="T8">type</text:span>="siglum"&gt;Barth 1613&lt;/<text:span text:style-name="T8">abbr</text:span>&gt; =<text:line-break/>   Barthius, Casparus. Venatici et Bucolici Poetae Latini: Gratius,<text:line-break/>   Nemesianus, Calpurnius. Hanoviae: In Bibliopolio Willieriano,<text:line-break/><text:soft-page-break/>   1613.&lt;/<text:span text:style-name="T8">bibl</text:span>&gt;<text:line-break/> &lt;<text:span text:style-name="T8">bibl</text:span> <text:span text:style-name="T8">xml:id</text:span>="Ulit."&gt;<text:line-break/>  &lt;<text:span text:style-name="T8">abbr</text:span> <text:span text:style-name="T8">type</text:span>="siglum"&gt;Ulit.&lt;/<text:span text:style-name="T8">abbr</text:span>&gt; = Ulitius, Ianus.<text:line-break/>   Venatio Novantiqua. Leidae: Ex Officina Elzeveriana, 1645.&lt;/<text:span text:style-name="T8">bibl</text:span>&gt;<text:line-break/>&lt;/<text:span text:style-name="T8">listBibl</text:span>&gt;</text:p>
      <text:p text:style-name="Standard">For maximum functionality, it is strongly recommended to encode a greater degree of bibliographical detail, using the following: </text:p>
      <text:list xml:id="list143953971060091" text:continue-numbering="true" text:style-name="WWNum2">
        <text:list-item>
          <text:p text:style-name="P1">&lt;<text:span text:style-name="T2">editor</text:span>&gt; or &lt;<text:span text:style-name="T2">author</text:span>&gt;</text:p>
        </text:list-item>
        <text:list-item>
          <text:p text:style-name="P1">&lt;<text:span text:style-name="T2">title</text:span>&gt;</text:p>
        </text:list-item>
        <text:list-item>
          <text:p text:style-name="P1">&lt;<text:span text:style-name="T2">pubPlace</text:span>&gt; (place of publication)</text:p>
        </text:list-item>
        <text:list-item>
          <text:p text:style-name="P1">&lt;<text:span text:style-name="T2">publisher</text:span>&gt;</text:p>
        </text:list-item>
        <text:list-item>
          <text:p text:style-name="P1">&lt;<text:span text:style-name="T2">date</text:span>&gt;</text:p>
        </text:list-item>
        <text:list-item>
          <text:p text:style-name="P1">&lt;<text:span text:style-name="T2">ptr</text:span>&gt; (pointer, for the URL of a digital copy, if available)</text:p>
        </text:list-item>
      </text:list>
      <text:p text:style-name="Standard">The following sections demonstrate the recommended encoding for common types of records in a bibliography.</text:p>
      <text:h text:style-name="Heading_20_3" text:outline-level="3"><text:bookmark-start text:name="bibliography-editions"/>Editions<text:bookmark-end text:name="bibliography-editions"/></text:h>
      <text:p text:style-name="Standard">To make the most of the functionality supported by the LDLT and to remain true to its data model, previous editions should be classified in one of two categories: early editions based on a single manuscript (witness), and modern critical editions based on more than one external source (source). This will have consequences for how the editions are handled in the apparatus criticus (see the section "<text:bookmark-ref text:reference-format="number-no-superior" text:ref-name="apparatus-criticus"/>"). The distinction should be preserved in the bibliography with the use of two different kinds of lists: &lt;<text:span text:style-name="T2">listWit</text:span>&gt; for early editions, and &lt;<text:span text:style-name="T2">listBibl</text:span>&gt; for modern editions. In both types of list, the items should be presented in chronological order.</text:p>
      <text:p text:style-name="Standard">For more information on the terms “witness” and “source” as they are used here, see the section “<text:bookmark-ref text:reference-format="number-no-superior" text:ref-name="bibliography-terminology"/>” above.</text:p>
      <text:h text:style-name="Heading_20_4" text:outline-level="4"><text:bookmark-start text:name="bibliography-editions-early"/>Early Editions<text:bookmark-end text:name="bibliography-editions-early"/></text:h>
      <text:p text:style-name="Standard">Since it is often the case that an early edition is a witness to a single manuscript, early editions should be encoded in the bibliography with &lt;<text:span text:style-name="T2">witness</text:span>&gt;. Accordingly, they must be grouped in &lt;<text:span text:style-name="T2">listWit</text:span>&gt;. Since they are also printed books, they also require the use of &lt;<text:span text:style-name="T2">bibl</text:span>&gt; and its related elements.</text:p>
      <text:list xml:id="list143953558043602" text:continue-numbering="true" text:style-name="WWNum2">
        <text:list-item>
          <text:p text:style-name="P1">&lt;<text:span text:style-name="T2">listWit</text:span>&gt; (list of witnesses) contains bibliographical records for early editions.</text:p>
        </text:list-item>
        <text:list-item>
          <text:p text:style-name="P1">&lt;<text:span text:style-name="T2">witness</text:span>&gt; groups the information about an individual edition. <text:span text:style-name="T9">@xml:id</text:span> provides the machine-readable abbreviation for the edition.</text:p>
        </text:list-item>
        <text:list-item>
          <text:p text:style-name="P1">&lt;<text:span text:style-name="T2">abbr</text:span>&gt; (abbreviation) with <text:span text:style-name="T9">@type</text:span>="siglum" contains the human-readable abbreviation for the record, i.e., how the edition is referred to in the apparatus criticus.</text:p>
        </text:list-item>
        <text:list-item>
          <text:p text:style-name="P1">&lt;<text:span text:style-name="T2">bibl</text:span>&gt; (bibliographic citation) contains the following bibliographical information about the edition: </text:p>
          <text:list>
            <text:list-item>
              <text:p text:style-name="P4"><text:soft-page-break/>&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4">&lt;<text:span text:style-name="T2">title</text:span>&gt; contains either the name by which the edition is commonly known (e.g., <text:span text:style-name="tei_5f_foreign">editio Romana</text:span>, <text:span text:style-name="tei_5f_foreign">editio Aldina</text:span>)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listWit</text:span> <text:span text:style-name="T8">xml:id</text:span>="early-editions"&gt;<text:line-break/> &lt;<text:span text:style-name="T8">head</text:span>&gt;Early Editions&lt;/<text:span text:style-name="T8">head</text:span>&gt;<text:line-break/> &lt;<text:span text:style-name="T8">witness</text:span> <text:span text:style-name="T8">xml:id</text:span>="r"&gt;<text:line-break/>  &lt;<text:span text:style-name="T8">abbr</text:span> <text:span text:style-name="T8">type</text:span>="siglum"&gt;r&lt;/<text:span text:style-name="T8">abbr</text:span>&gt; =<text:line-break/> &lt;<text:span text:style-name="T8">bibl</text:span>&gt;<text:line-break/>   &lt;<text:span text:style-name="T8">editor</text:span>&gt;<text:line-break/>    &lt;<text:span text:style-name="T8">name</text:span>&gt;Anonymous&lt;/<text:span text:style-name="T8">name</text:span>&gt;<text:line-break/>   &lt;/<text:span text:style-name="T8">editor</text:span>&gt;.<text:line-break/>  &lt;<text:span text:style-name="T8">title</text:span>&gt;editio Romana&lt;/<text:span text:style-name="T8">title</text:span>&gt;.<text:line-break/>  &lt;<text:span text:style-name="T8">pubPlace</text:span>&gt;[Romae]&lt;/<text:span text:style-name="T8">pubPlace</text:span>&gt;: &lt;<text:span text:style-name="T8">publisher</text:span>&gt;Schweynheim<text:line-break/>       et Pannartz&lt;/<text:span text:style-name="T8">publisher</text:span>&gt;,<text:line-break/>  &lt;<text:span text:style-name="T8">date</text:span>&gt;1471&lt;/<text:span text:style-name="T8">date</text:span>&gt;<text:line-break/>  &lt;/<text:span text:style-name="T8">bibl</text:span>&gt;.&lt;/<text:span text:style-name="T8">witness</text:span>&gt;<text:line-break/> &lt;<text:span text:style-name="T8">witness</text:span> <text:span text:style-name="T8">xml:id</text:span>="e"&gt;<text:line-break/>  &lt;<text:span text:style-name="T8">abbr</text:span> <text:span text:style-name="T8">type</text:span>="siglum"&gt;e&lt;/<text:span text:style-name="T8">abbr</text:span>&gt; =<text:line-break/> &lt;<text:span text:style-name="T8">bibl</text:span>&gt;<text:line-break/>   &lt;<text:span text:style-name="T8">editor</text:span>&gt;<text:line-break/>    &lt;<text:span text:style-name="T8">name</text:span>&gt;Anonymous&lt;/<text:span text:style-name="T8">name</text:span>&gt;.<text:line-break/>   &lt;/<text:span text:style-name="T8">editor</text:span>&gt;<text:line-break/>   &lt;<text:span text:style-name="T8">title</text:span>&gt;editio Veneta&lt;/<text:span text:style-name="T8">title</text:span>&gt;.<text:line-break/>  &lt;<text:span text:style-name="T8">pubPlace</text:span>&gt;[Venetiis]&lt;/<text:span text:style-name="T8">pubPlace</text:span>&gt;: &lt;<text:span text:style-name="T8">publisher</text:span>&gt;Ausonius<text:line-break/>       et Giradinus&lt;/<text:span text:style-name="T8">publisher</text:span>&gt;,<text:line-break/>  &lt;<text:span text:style-name="T8">date</text:span>&gt;1472&lt;/<text:span text:style-name="T8">date</text:span>&gt;<text:line-break/>  &lt;/<text:span text:style-name="T8">bibl</text:span>&gt;.&lt;/<text:span text:style-name="T8">witness</text:span>&gt;<text:line-break/> &lt;<text:span text:style-name="T8">witness</text:span> <text:span text:style-name="T8">xml:id</text:span>="u"&gt;<text:line-break/>  &lt;<text:span text:style-name="T8">abbr</text:span> <text:span text:style-name="T8">type</text:span>="siglum"&gt;u&lt;/<text:span text:style-name="T8">abbr</text:span>&gt; =<text:line-break/> &lt;<text:span text:style-name="T8">bibl</text:span>&gt;<text:line-break/>   &lt;<text:span text:style-name="T8">editor</text:span>&gt;Anonymous&lt;/<text:span text:style-name="T8">editor</text:span>&gt;. &lt;<text:span text:style-name="T8">title</text:span>&gt;editio Ang.<text:line-break/>       Ugoleti&lt;/<text:span text:style-name="T8">title</text:span>&gt;. &lt;<text:span text:style-name="T8">pubPlace</text:span>&gt;Parmae&lt;/<text:span text:style-name="T8">pubPlace</text:span>&gt;:<text:line-break/>  &lt;<text:span text:style-name="T8">publisher</text:span>&gt;Angelus Ugoletus&lt;/<text:span text:style-name="T8">publisher</text:span>&gt;,<text:line-break/>  &lt;<text:span text:style-name="T8">date</text:span>&gt;1492&lt;/<text:span text:style-name="T8">date</text:span>&gt;<text:line-break/>  &lt;/<text:span text:style-name="T8">bibl</text:span>&gt;.&lt;/<text:span text:style-name="T8">witness</text:span>&gt;<text:line-break/> &lt;<text:span text:style-name="T8">witness</text:span> <text:span text:style-name="T8">xml:id</text:span>="c"&gt;<text:line-break/>  &lt;<text:span text:style-name="T8">abbr</text:span> <text:span text:style-name="T8">type</text:span>="siglum"&gt;c&lt;/<text:span text:style-name="T8">abbr</text:span>&gt; =<text:line-break/><text:soft-page-break/> &lt;<text:span text:style-name="T8">bibl</text:span>&gt;<text:line-break/>   &lt;<text:span text:style-name="T8">editor</text:span>&gt;Anonymous&lt;/<text:span text:style-name="T8">editor</text:span>&gt;. &lt;<text:span text:style-name="T8">title</text:span>&gt;editio<text:line-break/>       Coloniensis (Buccolica canori poetae Titi Calphurnii<text:line-break/>       Siculi undecim Aeglogis iucunditer<text:line-break/>       decantata)&lt;/<text:span text:style-name="T8">title</text:span>&gt;. &lt;<text:span text:style-name="T8">pubPlace</text:span>&gt;Coloniae&lt;/<text:span text:style-name="T8">pubPlace</text:span>&gt;:<text:line-break/>  &lt;<text:span text:style-name="T8">publisher</text:span>&gt;[Henricus Quintell]&lt;/<text:span text:style-name="T8">publisher</text:span>&gt;,<text:line-break/>  &lt;<text:span text:style-name="T8">date</text:span>&gt;1505(?)&lt;/<text:span text:style-name="T8">date</text:span>&gt;<text:line-break/>  &lt;/<text:span text:style-name="T8">bibl</text:span>&gt;. URL: &lt;<text:span text:style-name="T8">ptr</text:span> <text:span text:style-name="T8">target</text:span>="http://digitale.bibliothek.uni-halle.de/vd16/content/titleinfo/1000626"/&gt;.&lt;/<text:span text:style-name="T8">witness</text:span>&gt;<text:line-break/> &lt;<text:span text:style-name="T8">witness</text:span> <text:span text:style-name="T8">xml:id</text:span>="Nordh."&gt;<text:line-break/>  &lt;<text:span text:style-name="T8">abbr</text:span> <text:span text:style-name="T8">type</text:span>="siglum"&gt;Nordh.&lt;/<text:span text:style-name="T8">abbr</text:span>&gt; =<text:line-break/> &lt;<text:span text:style-name="T8">bibl</text:span>&gt;<text:line-break/>   &lt;<text:span text:style-name="T8">editor</text:span>/&gt;. &lt;<text:span text:style-name="T8">title</text:span>&gt;ed. Nordheimensis&lt;/<text:span text:style-name="T8">title</text:span>&gt;.<text:line-break/>  &lt;<text:span text:style-name="T8">pubPlace</text:span>&gt;[Nordheim]&lt;/<text:span text:style-name="T8">pubPlace</text:span>&gt;:<text:line-break/>  &lt;<text:span text:style-name="T8">publisher</text:span>&gt;s.n.&lt;/<text:span text:style-name="T8">publisher</text:span>&gt;,<text:line-break/>  &lt;<text:span text:style-name="T8">date</text:span>&gt;s.d.&lt;/<text:span text:style-name="T8">date</text:span>&gt;<text:line-break/>  &lt;/<text:span text:style-name="T8">bibl</text:span>&gt;.&lt;/<text:span text:style-name="T8">witness</text:span>&gt;<text:line-break/> &lt;<text:span text:style-name="T8">witness</text:span> <text:span text:style-name="T8">xml:id</text:span>="s"&gt;<text:line-break/>  &lt;<text:span text:style-name="T8">abbr</text:span> <text:span text:style-name="T8">type</text:span>="siglum"&gt;s&lt;/<text:span text:style-name="T8">abbr</text:span>&gt; =<text:line-break/> &lt;<text:span text:style-name="T8">bibl</text:span>&gt;<text:line-break/>   &lt;<text:span text:style-name="T8">title</text:span>&gt;editio Ascensiana&lt;/<text:span text:style-name="T8">title</text:span>&gt; =<text:line-break/>  &lt;<text:span text:style-name="T8">editor</text:span>&gt;Badius, Josse (“Ascensius”)&lt;/<text:span text:style-name="T8">editor</text:span>&gt;.<text:line-break/>  &lt;<text:span text:style-name="T8">title</text:span>&gt;Buccolica, cum adnotatione<text:line-break/>       Ascensiana&lt;/<text:span text:style-name="T8">title</text:span>&gt;. &lt;<text:span text:style-name="T8">pubPlace</text:span>&gt;Parhisiis, in vico<text:line-break/>       Maturinorum&lt;/<text:span text:style-name="T8">pubPlace</text:span>&gt;: &lt;<text:span text:style-name="T8">publisher</text:span>&gt;a Durando<text:line-break/>       Gerlerio&lt;/<text:span text:style-name="T8">publisher</text:span>&gt;, &lt;<text:span text:style-name="T8">date</text:span>&gt;1503&lt;/<text:span text:style-name="T8">date</text:span>&gt;<text:line-break/>  &lt;/<text:span text:style-name="T8">bibl</text:span>&gt;. URL:<text:line-break/> &lt;<text:span text:style-name="T8">ptr</text:span> <text:span text:style-name="T8">target</text:span>="http://gallica.bnf.fr/ark:/12148/bpt6k841539v"/&gt;.&lt;/<text:span text:style-name="T8">witness</text:span>&gt;<text:line-break/> &lt;<text:span text:style-name="T8">witness</text:span> <text:span text:style-name="T8">xml:id</text:span>="b"&gt;<text:line-break/>  &lt;<text:span text:style-name="T8">abbr</text:span> <text:span text:style-name="T8">type</text:span>="siglum"&gt;b&lt;/<text:span text:style-name="T8">abbr</text:span>&gt; =<text:line-break/> &lt;<text:span text:style-name="T8">bibl</text:span>&gt;<text:line-break/>   &lt;<text:span text:style-name="T8">title</text:span>&gt;editio Bononiensis&lt;/<text:span text:style-name="T8">title</text:span>&gt; =<text:line-break/>  &lt;<text:span text:style-name="T8">editor</text:span>&gt;Guidalottus Bononiensis, Diomedes&lt;/<text:span text:style-name="T8">editor</text:span>&gt;.<text:line-break/>  &lt;<text:span text:style-name="T8">title</text:span>&gt;Calpurnii et Nemesiani Poetarum Buccolicum<text:line-break/>       Carmen&lt;/<text:span text:style-name="T8">title</text:span>&gt;. &lt;<text:span text:style-name="T8">pubPlace</text:span>&gt;Bononiae&lt;/<text:span text:style-name="T8">pubPlace</text:span>&gt;:<text:line-break/>  &lt;<text:span text:style-name="T8">publisher</text:span>&gt;per Caligulam Bazalerium&lt;/<text:span text:style-name="T8">publisher</text:span>&gt;,<text:line-break/>  &lt;<text:span text:style-name="T8">date</text:span>&gt;1504&lt;/<text:span text:style-name="T8">date</text:span>&gt;<text:line-break/>  &lt;/<text:span text:style-name="T8">bibl</text:span>&gt;. URL: &lt;<text:span text:style-name="T8">ptr</text:span> <text:span text:style-name="T8">target</text:span>="https://books.google.com/books?id=B1RrV7ciP6gC&amp;amp;pg=PT3#v=onepage&amp;amp;q&amp;amp;f=false"/&gt;.&lt;/<text:span text:style-name="T8">witness</text:span>&gt;<text:line-break/>&lt;/<text:span text:style-name="T8">listWit</text:span>&gt;</text:p>
      <text:h text:style-name="Heading_20_4" text:outline-level="4"><text:bookmark-start text:name="bibliography-editions-modern"/>Modern Editions<text:bookmark-end text:name="bibliography-editions-modern"/></text:h>
      <text:p text:style-name="Standard">The bibliography for modern editions follows the same pattern as that for early editions, except &lt;<text:span text:style-name="T2">listBibl</text:span>&gt; is used instead of &lt;<text:span text:style-name="T2">listWit</text:span>&gt;.</text:p>
      <text:list xml:id="list143952520179088" text:continue-numbering="true" text:style-name="WWNum2">
        <text:list-item>
          <text:p text:style-name="P1">&lt;<text:span text:style-name="T2">listBibl</text:span>&gt; (citation lists) contains bibliographical records for modern editions.</text:p>
        </text:list-item>
        <text:list-item>
          <text:p text:style-name="P1">&lt;<text:span text:style-name="T2">bibl</text:span>&gt; (bibliographic citation) has <text:span text:style-name="T9">@xml:id</text:span> with the machine-readable abbreviation for the edition. It contains the following bibliographical information about the edition: </text:p>
          <text:list>
            <text:list-item>
              <text:p text:style-name="P4">&lt;<text:span text:style-name="T2">abbr</text:span>&gt; (abbreviation) contains the human-readable abbreviation for the record, i.e., how the edition is referred to in the apparatus criticus.</text:p>
            </text:list-item>
            <text:list-item>
              <text:p text:style-name="P4"><text:soft-page-break/>&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4">&lt;<text:span text:style-name="T2">title</text:span>&gt; contains either the name by which the edition is commonly known (e.g., editio Romana, editio Aldina)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listBibl</text:span> <text:span text:style-name="T8">xml:id</text:span>="modern-editions"&gt;<text:line-break/> &lt;<text:span text:style-name="T8">head</text:span>&gt;Modern Editions&lt;/<text:span text:style-name="T8">head</text:span>&gt;<text:line-break/> &lt;<text:span text:style-name="T8">bibl</text:span> <text:span text:style-name="T8">xml:id</text:span>="n"&gt;<text:line-break/>  &lt;<text:span text:style-name="T8">abbr</text:span> <text:span text:style-name="T8">type</text:span>="siglum"&gt;n&lt;/<text:span text:style-name="T8">abbr</text:span>&gt; =<text:line-break/> &lt;<text:span text:style-name="T8">editor</text:span>&gt;Brassicanus, Johannes Alexander&lt;/<text:span text:style-name="T8">editor</text:span>&gt;.<text:line-break/> &lt;<text:span text:style-name="T8">title</text:span>&gt;editio Brassicani&lt;/<text:span text:style-name="T8">title</text:span>&gt;. &lt;<text:span text:style-name="T8">pubPlace</text:span>&gt;Argentorati<text:line-break/>     (Strasbourg)&lt;/<text:span text:style-name="T8">pubPlace</text:span>&gt;: &lt;<text:span text:style-name="T8">publisher</text:span>&gt;Iohannis<text:line-break/>     Knoblochus&lt;/<text:span text:style-name="T8">publisher</text:span>&gt;, &lt;<text:span text:style-name="T8">date</text:span>&gt;1519&lt;/<text:span text:style-name="T8">date</text:span>&gt;. URL: &lt;<text:span text:style-name="T8">ptr</text:span> <text:span text:style-name="T8">target</text:span>="https://books.google.com/books?id=n8JSAAAAcAAJ&amp;amp;pg=PA1#v=onepage&amp;amp;q&amp;amp;f=false"/&gt;.&lt;/<text:span text:style-name="T8">bibl</text:span>&gt;<text:line-break/> &lt;<text:span text:style-name="T8">bibl</text:span> <text:span text:style-name="T8">xml:id</text:span>="Vienn."&gt;<text:line-break/>  &lt;<text:span text:style-name="T8">abbr</text:span> <text:span text:style-name="T8">type</text:span>="siglum"&gt;Vienn.&lt;/<text:span text:style-name="T8">abbr</text:span>&gt; =<text:line-break/> &lt;<text:span text:style-name="T8">editor</text:span>&gt;Anonymous&lt;/<text:span text:style-name="T8">editor</text:span>&gt;. &lt;<text:span text:style-name="T8">title</text:span>&gt;ed.<text:line-break/>     Viennensis&lt;/<text:span text:style-name="T8">title</text:span>&gt;. &lt;<text:span text:style-name="T8">pubPlace</text:span>&gt;s.l.&lt;/<text:span text:style-name="T8">pubPlace</text:span>&gt;,<text:line-break/> &lt;<text:span text:style-name="T8">date</text:span>&gt;s.d.&lt;/<text:span text:style-name="T8">date</text:span>&gt;<text:line-break/> &lt;/<text:span text:style-name="T8">bibl</text:span>&gt;<text:line-break/> &lt;<text:span text:style-name="T8">bibl</text:span> <text:span text:style-name="T8">xml:id</text:span>="g"&gt;<text:line-break/>  &lt;<text:span text:style-name="T8">abbr</text:span> <text:span text:style-name="T8">type</text:span>="siglum"&gt;g&lt;/<text:span text:style-name="T8">abbr</text:span>&gt; = &lt;<text:span text:style-name="T8">editor</text:span>&gt;Logus,<text:line-break/>     Georgius&lt;/<text:span text:style-name="T8">editor</text:span>&gt;. &lt;<text:span text:style-name="T8">title</text:span>&gt;editio Augustana&lt;/<text:span text:style-name="T8">title</text:span>&gt;.<text:line-break/> &lt;<text:span text:style-name="T8">pubPlace</text:span>&gt;Augustae Vindelicorum&lt;/<text:span text:style-name="T8">pubPlace</text:span>&gt;:<text:line-break/> &lt;<text:span text:style-name="T8">publisher</text:span>&gt;in officina Henrici Steyner&lt;/<text:span text:style-name="T8">publisher</text:span>&gt;),<text:line-break/> &lt;<text:span text:style-name="T8">date</text:span>&gt;1534&lt;/<text:span text:style-name="T8">date</text:span>&gt;. URL: &lt;<text:span text:style-name="T8">ptr</text:span> <text:span text:style-name="T8">target</text:span>="http://daten.digitale-sammlungen.de/~db/0003/bsb00038602/images/"/&gt;<text:line-break/> &lt;/<text:span text:style-name="T8">bibl</text:span>&gt;<text:line-break/> &lt;<text:span text:style-name="T8">bibl</text:span> <text:span text:style-name="T8">xml:id</text:span>="Tig."&gt;<text:line-break/>  &lt;<text:span text:style-name="T8">abbr</text:span> <text:span text:style-name="T8">type</text:span>="siglum"&gt;Tig.&lt;/<text:span text:style-name="T8">abbr</text:span>&gt; =<text:line-break/> &lt;<text:span text:style-name="T8">editor</text:span>&gt;Anonymous&lt;/<text:span text:style-name="T8">editor</text:span>&gt;. &lt;<text:span text:style-name="T8">title</text:span>&gt;editio<text:line-break/>     Tigurina&lt;/<text:span text:style-name="T8">title</text:span>&gt;<text:line-break/>  &lt;<text:span text:style-name="T8">pubPlace</text:span>&gt;Tiguri&lt;/<text:span text:style-name="T8">pubPlace</text:span>&gt;: &lt;<text:span text:style-name="T8">pubPlace</text:span>&gt;apud Christophorum<text:line-break/>     Froschouerum&lt;/<text:span text:style-name="T8">pubPlace</text:span>&gt;, &lt;<text:span text:style-name="T8">date</text:span>&gt;1537&lt;/<text:span text:style-name="T8">date</text:span>&gt;. URL: &lt;<text:span text:style-name="T8">ptr</text:span> <text:span text:style-name="T8">target</text:span>="http://reader.digitale-sammlungen.de/resolve/display/bsb11088503.html"/&gt;.&lt;/<text:span text:style-name="T8">bibl</text:span>&gt;<text:line-break/> &lt;<text:span text:style-name="T8">bibl</text:span> <text:span text:style-name="T8">xml:id</text:span>="Gryph."&gt;<text:line-break/>  &lt;<text:span text:style-name="T8">abbr</text:span> <text:span text:style-name="T8">type</text:span>="siglum"&gt;Gryph.&lt;/<text:span text:style-name="T8">abbr</text:span>&gt; =<text:line-break/><text:soft-page-break/> &lt;<text:span text:style-name="T8">editor</text:span>&gt;Anonymous&lt;/<text:span text:style-name="T8">editor</text:span>&gt;. &lt;<text:span text:style-name="T8">title</text:span>&gt;editio Gryph.&lt;/<text:span text:style-name="T8">title</text:span>&gt;<text:line-break/>  &lt;<text:span text:style-name="T8">pubPlace</text:span>&gt;Lugduni&lt;/<text:span text:style-name="T8">pubPlace</text:span>&gt;: &lt;<text:span text:style-name="T8">publisher</text:span>&gt;apud Seb.<text:line-break/>     Gyrphium&lt;/<text:span text:style-name="T8">publisher</text:span>&gt;, &lt;<text:span text:style-name="T8">date</text:span>&gt;1537&lt;/<text:span text:style-name="T8">date</text:span>&gt;. URL: &lt;<text:span text:style-name="T8">ptr</text:span> <text:span text:style-name="T8">target</text:span>="https://books.google.com/books?id=JpJXAAAAcAAJ&amp;amp;pg=PA1#v=onepage&amp;amp;q&amp;amp;f=false"/&gt;.&lt;/<text:span text:style-name="T8">bibl</text:span>&gt;<text:line-break/> &lt;<text:span text:style-name="T8">bibl</text:span> <text:span text:style-name="T8">xml:id</text:span>="o"&gt;<text:line-break/>  &lt;<text:span text:style-name="T8">abbr</text:span> <text:span text:style-name="T8">type</text:span>="siglum"&gt;o&lt;/<text:span text:style-name="T8">abbr</text:span>&gt; =<text:line-break/> &lt;<text:span text:style-name="T8">editor</text:span>&gt;Anonymous&lt;/<text:span text:style-name="T8">editor</text:span>&gt;. &lt;<text:span text:style-name="T8">title</text:span>&gt;ed.<text:line-break/>     Oporiniana&lt;/<text:span text:style-name="T8">title</text:span>&gt;<text:line-break/>  &lt;<text:span text:style-name="T8">pubPlace</text:span>&gt;Basileae&lt;/<text:span text:style-name="T8">pubPlace</text:span>&gt;: &lt;<text:span text:style-name="T8">publisher</text:span>&gt;Johannes<text:line-break/>     Oporinus&lt;/<text:span text:style-name="T8">publisher</text:span>&gt;, &lt;<text:span text:style-name="T8">date</text:span>&gt;1546&lt;/<text:span text:style-name="T8">date</text:span>&gt;.URL: &lt;<text:span text:style-name="T8">ptr</text:span> <text:span text:style-name="T8">target</text:span>="https://books.google.com/books?id=cKqCwvkRiTgC&amp;amp;pg=PP5#v=onepage&amp;amp;q&amp;amp;f=false"/&gt;<text:line-break/> &lt;/<text:span text:style-name="T8">bibl</text:span>&gt;<text:line-break/> &lt;<text:span text:style-name="T8">bibl</text:span> <text:span text:style-name="T8">xml:id</text:span>="p"&gt;<text:line-break/>  &lt;<text:span text:style-name="T8">abbr</text:span> <text:span text:style-name="T8">type</text:span>="siglum"&gt;p&lt;/<text:span text:style-name="T8">abbr</text:span>&gt; = &lt;<text:span text:style-name="T8">title</text:span>&gt;ed.<text:line-break/>     Pithoeana&lt;/<text:span text:style-name="T8">title</text:span>&gt; = &lt;<text:span text:style-name="T8">editor</text:span>&gt;Pithoeus, Petrus&lt;/<text:span text:style-name="T8">editor</text:span>&gt;.<text:line-break/> &lt;<text:span text:style-name="T8">title</text:span>&gt;Epigrammata et poematia vetera&lt;/<text:span text:style-name="T8">title</text:span>&gt;.<text:line-break/> &lt;<text:span text:style-name="T8">pubPlace</text:span>&gt;Parisiis&lt;/<text:span text:style-name="T8">pubPlace</text:span>&gt;: &lt;<text:span text:style-name="T8">publisher</text:span>&gt;Dionysius<text:line-break/>     Duvallius&lt;/<text:span text:style-name="T8">publisher</text:span>&gt;, &lt;<text:span text:style-name="T8">date</text:span>&gt;1590&lt;/<text:span text:style-name="T8">date</text:span>&gt;. URL: &lt;<text:span text:style-name="T8">ptr</text:span> <text:span text:style-name="T8">target</text:span>="https://books.google.com/books?id=F_E6AAAAcAAJ&amp;amp;pg=PR6#v=onepage&amp;amp;q&amp;amp;f=false"/&gt;<text:line-break/> &lt;/<text:span text:style-name="T8">bibl</text:span>&gt;<text:line-break/> &lt;<text:span text:style-name="T8">bibl</text:span> <text:span text:style-name="T8">xml:id</text:span>="edAurel"&gt;<text:line-break/>  &lt;<text:span text:style-name="T8">abbr</text:span> <text:span text:style-name="T8">type</text:span>="siglum"&gt;Aurel.&lt;/<text:span text:style-name="T8">abbr</text:span>&gt; =<text:line-break/> &lt;<text:span text:style-name="T8">editor</text:span>&gt;Anonymous&lt;/<text:span text:style-name="T8">editor</text:span>&gt;. &lt;<text:span text:style-name="T8">title</text:span>&gt;Corpus omnium veterum<text:line-break/>     poetarum latinorum (Volumen Secundum)&lt;/<text:span text:style-name="T8">title</text:span>&gt;.<text:line-break/> &lt;<text:span text:style-name="T8">pubPlace</text:span>&gt;Aureliae Allobrogum&lt;/<text:span text:style-name="T8">pubPlace</text:span>&gt;:<text:line-break/> &lt;<text:span text:style-name="T8">publisher</text:span>&gt;Samuel Crispinus&lt;/<text:span text:style-name="T8">publisher</text:span>&gt;,<text:line-break/> &lt;<text:span text:style-name="T8">date</text:span>&gt;1611&lt;/<text:span text:style-name="T8">date</text:span>&gt;. URL: &lt;<text:span text:style-name="T8">ptr</text:span> <text:span text:style-name="T8">target</text:span>="https://books.google.com/books?id=Q-EPAAAAQAAJ&amp;amp;pg=PP5#v=onepage&amp;amp;q&amp;amp;f=false"/&gt;<text:line-break/> &lt;/<text:span text:style-name="T8">bibl</text:span>&gt;<text:line-break/> &lt;<text:span text:style-name="T8">bibl</text:span> <text:span text:style-name="T8">xml:id</text:span>="Barth1613"&gt;<text:line-break/>  &lt;<text:span text:style-name="T8">abbr</text:span> <text:span text:style-name="T8">type</text:span>="siglum"&gt;Barth 1613&lt;/<text:span text:style-name="T8">abbr</text:span>&gt; =<text:line-break/> &lt;<text:span text:style-name="T8">title</text:span>&gt;ed. Barthii&lt;/<text:span text:style-name="T8">title</text:span>&gt; = &lt;<text:span text:style-name="T8">editor</text:span>&gt;Barthius,<text:line-break/>     Casparus&lt;/<text:span text:style-name="T8">editor</text:span>&gt;. &lt;<text:span text:style-name="T8">title</text:span>&gt;Venatici et Bucolici Poetae<text:line-break/>     Latini: Gratius, Nemesianus, Calpurnius&lt;/<text:span text:style-name="T8">title</text:span>&gt;.<text:line-break/> &lt;<text:span text:style-name="T8">pubPlace</text:span>&gt;Hanoviae&lt;/<text:span text:style-name="T8">pubPlace</text:span>&gt;: &lt;<text:span text:style-name="T8">publisher</text:span>&gt;In Bibliopolio<text:line-break/>     Willieriano&lt;/<text:span text:style-name="T8">publisher</text:span>&gt;, &lt;<text:span text:style-name="T8">date</text:span>&gt;1613&lt;/<text:span text:style-name="T8">date</text:span>&gt;. URL: &lt;<text:span text:style-name="T8">ptr</text:span> <text:span text:style-name="T8">target</text:span>="https://books.google.com/books?id=SEVXAAAAcAAJ&amp;amp;pg=PP7#v=onepage&amp;amp;q&amp;amp;f=false"/&gt;<text:line-break/> &lt;/<text:span text:style-name="T8">bibl</text:span>&gt;<text:line-break/> &lt;<text:span text:style-name="T8">bibl</text:span> <text:span text:style-name="T8">xml:id</text:span>="Ulit."&gt;<text:line-break/>  &lt;<text:span text:style-name="T8">abbr</text:span> <text:span text:style-name="T8">type</text:span>="siglum"&gt;Ulit.&lt;/<text:span text:style-name="T8">abbr</text:span>&gt; =<text:line-break/> &lt;<text:span text:style-name="T8">title</text:span>&gt;ed. Ulitii&lt;/<text:span text:style-name="T8">title</text:span>&gt; = &lt;<text:span text:style-name="T8">editor</text:span>&gt;Ulitius,<text:line-break/>     Ianus&lt;/<text:span text:style-name="T8">editor</text:span>&gt;. &lt;<text:span text:style-name="T8">title</text:span>&gt;Venatio Novantiqua&lt;/<text:span text:style-name="T8">title</text:span>&gt;.<text:line-break/> &lt;<text:span text:style-name="T8">pubPlace</text:span>&gt;Leidae&lt;/<text:span text:style-name="T8">pubPlace</text:span>&gt;: &lt;<text:span text:style-name="T8">publisher</text:span>&gt;Ex Officina<text:line-break/>     Elzeveriana&lt;/<text:span text:style-name="T8">publisher</text:span>&gt;, &lt;<text:span text:style-name="T8">date</text:span>&gt;1645&lt;/<text:span text:style-name="T8">date</text:span>&gt;. URL: &lt;<text:span text:style-name="T8">ptr</text:span> <text:span text:style-name="T8">target</text:span>="https://books.google.com/books?id=Yb09AAAAcAAJ&amp;amp;pg=PR4#v=onepage&amp;amp;q&amp;amp;f=false"/&gt;<text:line-break/> &lt;/<text:span text:style-name="T8">bibl</text:span>&gt;<text:line-break/> &lt;<text:span text:style-name="T8">bibl</text:span> <text:span text:style-name="T8">xml:id</text:span>="h"&gt;<text:line-break/>  &lt;<text:span text:style-name="T8">abbr</text:span> <text:span text:style-name="T8">type</text:span>="siglum"&gt;h&lt;/<text:span text:style-name="T8">abbr</text:span>&gt; = ed. Haverkampi<text:line-break/>   et Brucii = &lt;<text:span text:style-name="T8">editor</text:span>&gt;Anonymous&lt;/<text:span text:style-name="T8">editor</text:span>&gt;. &lt;<text:span text:style-name="T8">title</text:span>&gt;Poetae Latini<text:line-break/>     Rei Venaticae Scriptores et Bucolici Antiqui&lt;/<text:span text:style-name="T8">title</text:span>&gt;.<text:line-break/> &lt;<text:span text:style-name="T8">pubPlace</text:span>&gt;Lugduni Batavorum et Hagae Comitum&lt;/<text:span text:style-name="T8">pubPlace</text:span>&gt;:<text:line-break/>   apud Johannem Arnoldum Langerak, P. Gosse, et J. Neaulme;<text:line-break/><text:soft-page-break/>   Rutg. Christoph. Alberts, J. Vander Kloot,<text:line-break/> &lt;<text:span text:style-name="T8">date</text:span>&gt;1728&lt;/<text:span text:style-name="T8">date</text:span>&gt;. URL: &lt;<text:span text:style-name="T8">ptr</text:span> <text:span text:style-name="T8">target</text:span>="https://books.google.com/books?id=nJVAAAAAcAAJ&amp;amp;pg=PP9#v=onepage&amp;amp;q&amp;amp;f=false"/&gt;<text:line-break/> &lt;/<text:span text:style-name="T8">bibl</text:span>&gt;<text:line-break/> &lt;<text:span text:style-name="T8">bibl</text:span> <text:span text:style-name="T8">xml:id</text:span>="Burm1731"&gt;<text:line-break/>  &lt;<text:span text:style-name="T8">abbr</text:span> <text:span text:style-name="T8">type</text:span>="siglum"&gt;Burm. 1731&lt;/<text:span text:style-name="T8">abbr</text:span>&gt; =<text:line-break/> &lt;<text:span text:style-name="T8">title</text:span>&gt;editio Burmanni&lt;/<text:span text:style-name="T8">title</text:span>&gt; = &lt;<text:span text:style-name="T8">editor</text:span>&gt;Burmannus,<text:line-break/>     Petrus (Pieter Burman)&lt;/<text:span text:style-name="T8">editor</text:span>&gt;. &lt;<text:span text:style-name="T8">title</text:span>&gt;Poetae Latini<text:line-break/>     Minores, Tom. I&lt;/<text:span text:style-name="T8">title</text:span>&gt;. &lt;<text:span text:style-name="T8">pubPlace</text:span>&gt;Leidae&lt;/<text:span text:style-name="T8">pubPlace</text:span>&gt;:<text:line-break/> &lt;<text:span text:style-name="T8">publisher</text:span>&gt;apud Conradum Wishoff et Danielem<text:line-break/>     Goedval&lt;/<text:span text:style-name="T8">publisher</text:span>&gt;, &lt;<text:span text:style-name="T8">date</text:span>&gt;1731&lt;/<text:span text:style-name="T8">date</text:span>&gt;. URL: &lt;<text:span text:style-name="T8">ptr</text:span> <text:span text:style-name="T8">target</text:span>="https://books.google.com/books?id=uKZAAAAAcAAJ&amp;amp;pg=PP9#v=onepage&amp;amp;q&amp;amp;f=false"/&gt;<text:line-break/> &lt;/<text:span text:style-name="T8">bibl</text:span>&gt;<text:line-break/> &lt;<text:span text:style-name="T8">bibl</text:span> <text:span text:style-name="T8">xml:id</text:span>="t"&gt;<text:line-break/>  &lt;<text:span text:style-name="T8">abbr</text:span> <text:span text:style-name="T8">type</text:span>="siglum"&gt;t&lt;/<text:span text:style-name="T8">abbr</text:span>&gt; = &lt;<text:span text:style-name="T8">title</text:span>&gt;ed.<text:line-break/>     Mitaviensis&lt;/<text:span text:style-name="T8">title</text:span>&gt; = &lt;<text:span text:style-name="T8">editor</text:span>&gt;Anonymous&lt;/<text:span text:style-name="T8">editor</text:span>&gt;.<text:line-break/> &lt;<text:span text:style-name="T8">title</text:span>&gt;M. Aurelii Olympii Nemesiani Eclogae IV et T.<text:line-break/>     Calpurnii Siculi Eclogae VII ad Nemesianum<text:line-break/>     Carthaginiensem, cum notis selectis Titii, Martelli,<text:line-break/>     Ulitii, et Petri Burmanni integris.&lt;/<text:span text:style-name="T8">title</text:span>&gt;<text:line-break/>  &lt;<text:span text:style-name="T8">pubPlace</text:span>&gt;Mitaviae&lt;/<text:span text:style-name="T8">pubPlace</text:span>&gt;: &lt;<text:span text:style-name="T8">publisher</text:span>&gt;apud Jacob.<text:line-break/>     Frider. Hinzium&lt;/<text:span text:style-name="T8">publisher</text:span>&gt;, &lt;<text:span text:style-name="T8">date</text:span>&gt;1774&lt;/<text:span text:style-name="T8">date</text:span>&gt;. URL:<text:line-break/> &lt;<text:span text:style-name="T8">ptr</text:span> <text:span text:style-name="T8">target</text:span>="https://books.google.com/books?id=eNUpAAAAYAAJ&amp;amp;pg=PP11#v=onepage&amp;amp;q&amp;amp;f=false"/&gt;.&lt;/<text:span text:style-name="T8">bibl</text:span>&gt;<text:line-break/> &lt;<text:span text:style-name="T8">bibl</text:span> <text:span text:style-name="T8">xml:id</text:span>="Wernsd."&gt;<text:line-break/>  &lt;<text:span text:style-name="T8">abbr</text:span> <text:span text:style-name="T8">type</text:span>="siglum"&gt;Wernsd.&lt;/<text:span text:style-name="T8">abbr</text:span>&gt; =<text:line-break/> &lt;<text:span text:style-name="T8">title</text:span>&gt;ed. Wernsdorfii&lt;/<text:span text:style-name="T8">title</text:span>&gt; = &lt;<text:span text:style-name="T8">editor</text:span>&gt;Wernsdorf,<text:line-break/>     Iohannes Christianus.&lt;/<text:span text:style-name="T8">editor</text:span>&gt;<text:line-break/>  &lt;<text:span text:style-name="T8">title</text:span>&gt;Poetae Latini Minores, Tomus Primus&lt;/<text:span text:style-name="T8">title</text:span>&gt;.<text:line-break/> &lt;<text:span text:style-name="T8">pubPlace</text:span>&gt;Altenburgi&lt;/<text:span text:style-name="T8">pubPlace</text:span>&gt;: &lt;<text:span text:style-name="T8">pubPlace</text:span>&gt;ex officina<text:line-break/>     Richteria&lt;/<text:span text:style-name="T8">pubPlace</text:span>&gt;, &lt;<text:span text:style-name="T8">date</text:span>&gt;1780&lt;/<text:span text:style-name="T8">date</text:span>&gt;. URL: &lt;<text:span text:style-name="T8">ptr</text:span> <text:span text:style-name="T8">target</text:span>="https://books.google.com/books?id=A8w9AAAAcAAJ&amp;amp;pg=PR1#v=onepage&amp;amp;q&amp;amp;f=false"/&gt;<text:line-break/> &lt;/<text:span text:style-name="T8">bibl</text:span>&gt;<text:line-break/> &lt;<text:span text:style-name="T8">bibl</text:span> <text:span text:style-name="T8">xml:id</text:span>="Beck"&gt;<text:line-break/>  &lt;<text:span text:style-name="T8">abbr</text:span> <text:span text:style-name="T8">type</text:span>="siglum"&gt;Beck&lt;/<text:span text:style-name="T8">abbr</text:span>&gt; =<text:line-break/> &lt;<text:span text:style-name="T8">editor</text:span>&gt;Beck, Christian Daniel&lt;/<text:span text:style-name="T8">editor</text:span>&gt;. &lt;<text:span text:style-name="T8">title</text:span>&gt;T.<text:line-break/>     Calpurnii Siculi Eclogae XI&lt;/<text:span text:style-name="T8">title</text:span>&gt;.<text:line-break/> &lt;<text:span text:style-name="T8">pubPlace</text:span>&gt;Lipsiae&lt;/<text:span text:style-name="T8">pubPlace</text:span>&gt;: &lt;<text:span text:style-name="T8">publisher</text:span>&gt;in libraria<text:line-break/>     Weidmannia&lt;/<text:span text:style-name="T8">publisher</text:span>&gt;, &lt;<text:span text:style-name="T8">date</text:span>&gt;1803&lt;/<text:span text:style-name="T8">date</text:span>&gt;. URL: &lt;<text:span text:style-name="T8">ptr</text:span> <text:span text:style-name="T8">target</text:span>="https://books.google.com/books?id=w6QBAAAAYAAJ&amp;amp;pg=PR2#v=onepage&amp;amp;q&amp;amp;f=false"/&gt;<text:line-break/> &lt;/<text:span text:style-name="T8">bibl</text:span>&gt;<text:line-break/> &lt;<text:span text:style-name="T8">bibl</text:span> <text:span text:style-name="T8">xml:id</text:span>="Glaeser"&gt;<text:line-break/>  &lt;<text:span text:style-name="T8">abbr</text:span> <text:span text:style-name="T8">type</text:span>="siglum"&gt;Glaeser&lt;/<text:span text:style-name="T8">abbr</text:span>&gt; =<text:line-break/> &lt;<text:span text:style-name="T8">editor</text:span>&gt;Glaeser, C. E.&lt;/<text:span text:style-name="T8">editor</text:span>&gt;<text:line-break/>  &lt;<text:span text:style-name="T8">title</text:span>&gt;T. Calpurnii Siculi Eclogae&lt;/<text:span text:style-name="T8">title</text:span>&gt;.<text:line-break/> &lt;<text:span text:style-name="T8">pubPlace</text:span>&gt;Gottingae&lt;/<text:span text:style-name="T8">pubPlace</text:span>&gt;: &lt;<text:span text:style-name="T8">publisher</text:span>&gt;sumptibus<text:line-break/>     Dieterichianis&lt;/<text:span text:style-name="T8">publisher</text:span>&gt;, &lt;<text:span text:style-name="T8">date</text:span>&gt;1842&lt;/<text:span text:style-name="T8">date</text:span>&gt;. URL: &lt;<text:span text:style-name="T8">ptr</text:span> <text:span text:style-name="T8">target</text:span>="https://books.google.com/books?id=4sdEAAAAIAAJ&amp;amp;pg=PP5#v=onepage&amp;amp;q&amp;amp;f=false"/&gt;<text:line-break/> &lt;/<text:span text:style-name="T8">bibl</text:span>&gt;<text:line-break/> &lt;<text:span text:style-name="T8">bibl</text:span> <text:span text:style-name="T8">xml:id</text:span>="Baehr."&gt;<text:line-break/>  &lt;<text:span text:style-name="T8">abbr</text:span> <text:span text:style-name="T8">type</text:span>="siglum"&gt;Baehr.&lt;/<text:span text:style-name="T8">abbr</text:span>&gt; = ed.<text:line-break/>   Baehrensii = &lt;<text:span text:style-name="T8">editor</text:span>&gt;Baehrens, Aemilius&lt;/<text:span text:style-name="T8">editor</text:span>&gt;.<text:line-break/> &lt;<text:span text:style-name="T8">title</text:span>&gt;Poetae Latini Minores, Volumen III&lt;/<text:span text:style-name="T8">title</text:span>&gt;.<text:line-break/><text:soft-page-break/> &lt;<text:span text:style-name="T8">pubPlace</text:span>&gt;Lipsiae&lt;/<text:span text:style-name="T8">pubPlace</text:span>&gt;: &lt;<text:span text:style-name="T8">publisher</text:span>&gt;in aedibus B.<text:line-break/>     G. Teubneri&lt;/<text:span text:style-name="T8">publisher</text:span>&gt;, 1881. URL: &lt;<text:span text:style-name="T8">ptr</text:span> <text:span text:style-name="T8">target</text:span>="https://books.google.com/books?id=CjUOAAAAYAAJ&amp;amp;pg=PA1#v=onepage&amp;amp;q&amp;amp;f=false"/&gt;<text:line-break/> &lt;/<text:span text:style-name="T8">bibl</text:span>&gt;<text:line-break/> &lt;<text:span text:style-name="T8">listBibl</text:span> <text:span text:style-name="T8">xml:id</text:span>="Schenkl"&gt;<text:line-break/>  &lt;<text:span text:style-name="T8">head</text:span>&gt;utriusque edition. Schenkl. consensus&lt;/<text:span text:style-name="T8">head</text:span>&gt;<text:line-break/>  &lt;<text:span text:style-name="T8">bibl</text:span> <text:span text:style-name="T8">xml:id</text:span>="Schenkl1"&gt;<text:line-break/>   &lt;<text:span text:style-name="T8">abbr</text:span> <text:span text:style-name="T8">type</text:span>="siglum"&gt;Schenkl&lt;<text:span text:style-name="T8">hi</text:span> <text:span text:style-name="T8">rend</text:span>="super"&gt;1&lt;/<text:span text:style-name="T8">hi</text:span>&gt;<text:line-break/>   &lt;/<text:span text:style-name="T8">abbr</text:span>&gt; = &lt;<text:span text:style-name="T8">editor</text:span>&gt;Schenkl,<text:line-break/>       Henricus&lt;/<text:span text:style-name="T8">editor</text:span>&gt;. &lt;<text:span text:style-name="T8">title</text:span>&gt;Calpurnii et Nemesiani<text:line-break/>       Bucolica&lt;/<text:span text:style-name="T8">title</text:span>&gt;. &lt;<text:span text:style-name="T8">pubPlace</text:span>&gt;Lipsiae&lt;/<text:span text:style-name="T8">pubPlace</text:span>&gt;:<text:line-break/>     sumptus fecit G. Freytag, &lt;<text:span text:style-name="T8">date</text:span>&gt;1885&lt;/<text:span text:style-name="T8">date</text:span>&gt;. URL &lt;<text:span text:style-name="T8">ptr</text:span> <text:span text:style-name="T8">target</text:span>="https://books.google.com/books?id=kuVGAQAAIAAJ&amp;amp;pg=PR1#v=onepage&amp;amp;q&amp;amp;f=false"/&gt;<text:line-break/>  &lt;/<text:span text:style-name="T8">bibl</text:span>&gt;<text:line-break/>  &lt;<text:span text:style-name="T8">bibl</text:span> <text:span text:style-name="T8">xml:id</text:span>="Schenkl2"&gt;<text:line-break/>   &lt;<text:span text:style-name="T8">abbr</text:span> <text:span text:style-name="T8">type</text:span>="siglum"&gt;Schenkl&lt;<text:span text:style-name="T8">hi</text:span> <text:span text:style-name="T8">rend</text:span>="super"&gt;2&lt;/<text:span text:style-name="T8">hi</text:span>&gt;<text:line-break/>   &lt;/<text:span text:style-name="T8">abbr</text:span>&gt; = &lt;<text:span text:style-name="T8">editor</text:span>&gt;Schenkl,<text:line-break/>       Henricus&lt;/<text:span text:style-name="T8">editor</text:span>&gt;. &lt;<text:span text:style-name="T8">title</text:span>&gt;T. Calpurni Siculi<text:line-break/>       Bucolica&lt;/<text:span text:style-name="T8">title</text:span>&gt; in &lt;<text:span text:style-name="T8">ref</text:span> <text:span text:style-name="T8">target</text:span>="Postgate1905"&gt;Postgate 1905&lt;/<text:span text:style-name="T8">ref</text:span>&gt;: 197–205. URL: &lt;<text:span text:style-name="T8">ptr</text:span> <text:span text:style-name="T8">target</text:span>="https://books.google.com/books?id=_DMOAAAAYAAJ&amp;amp;pg=RA1-PA194#v=onepage&amp;amp;q&amp;amp;f=false"/&gt;<text:line-break/>  &lt;/<text:span text:style-name="T8">bibl</text:span>&gt;<text:line-break/> &lt;/<text:span text:style-name="T8">listBibl</text:span>&gt;<text:line-break/> &lt;<text:span text:style-name="T8">bibl</text:span> <text:span text:style-name="T8">xml:id</text:span>="Keene"&gt;<text:line-break/>  &lt;<text:span text:style-name="T8">abbr</text:span> <text:span text:style-name="T8">type</text:span>="siglum"&gt;Keene&lt;/<text:span text:style-name="T8">abbr</text:span>&gt; =<text:line-break/> &lt;<text:span text:style-name="T8">editor</text:span>&gt;Keene, Charles Haines&lt;/<text:span text:style-name="T8">editor</text:span>&gt;. &lt;<text:span text:style-name="T8">title</text:span>&gt;The<text:line-break/>     Eclogues of Calpurnius Siculus and M. Aurelius Olympius<text:line-break/>     Nemesianus&lt;/<text:span text:style-name="T8">title</text:span>&gt;. &lt;<text:span text:style-name="T8">pubPlace</text:span>&gt;London&lt;/<text:span text:style-name="T8">pubPlace</text:span>&gt;:<text:line-break/> &lt;<text:span text:style-name="T8">publisher</text:span>&gt;Bell&lt;/<text:span text:style-name="T8">publisher</text:span>&gt;, 1887. URL: &lt;<text:span text:style-name="T8">ptr</text:span> <text:span text:style-name="T8">target</text:span>="https://archive.org/details/ecloguesofcalpur00calpuoft"/&gt;<text:line-break/> &lt;/<text:span text:style-name="T8">bibl</text:span>&gt;<text:line-break/> &lt;<text:span text:style-name="T8">bibl</text:span> <text:span text:style-name="T8">xml:id</text:span>="Giarratano"&gt;<text:line-break/>  &lt;<text:span text:style-name="T8">abbr</text:span> <text:span text:style-name="T8">type</text:span>="siglum"&gt;Giarratano&lt;/<text:span text:style-name="T8">abbr</text:span>&gt;<text:line-break/>   = &lt;<text:span text:style-name="T8">editor</text:span>&gt;Giarratano, Caesar&lt;/<text:span text:style-name="T8">editor</text:span>&gt;. &lt;<text:span text:style-name="T8">title</text:span>&gt;Calpurnii et<text:line-break/>     Nemesiani Bucolica&lt;/<text:span text:style-name="T8">title</text:span>&gt;.<text:line-break/> &lt;<text:span text:style-name="T8">pubPlace</text:span>&gt;Neapoli&lt;/<text:span text:style-name="T8">pubPlace</text:span>&gt;: apud Detken et Rocholl,<text:line-break/> &lt;<text:span text:style-name="T8">date</text:span>&gt;1910&lt;/<text:span text:style-name="T8">date</text:span>&gt;.&lt;/<text:span text:style-name="T8">bibl</text:span>&gt;<text:line-break/>&lt;/<text:span text:style-name="T8">listBibl</text:span>&gt;</text:p>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8">listBibl</text:span>&gt;<text:line-break/> &lt;<text:span text:style-name="T8">head</text:span>&gt;Modern Editions&lt;/<text:span text:style-name="T8">head</text:span>&gt;<text:line-break/> &lt;<text:span text:style-name="T8">listBibl</text:span> <text:span text:style-name="T8">xml:id</text:span>="i"&gt;<text:line-break/>  &lt;<text:span text:style-name="T8">head</text:span>&gt;<text:line-break/>   &lt;<text:span text:style-name="T8">abbr</text:span> <text:span text:style-name="T8">type</text:span>="siglum"&gt;i&lt;/<text:span text:style-name="T8">abbr</text:span>&gt; = utriusque ed. Florent.<text:line-break/>     consensus&lt;/<text:span text:style-name="T8">head</text:span>&gt;<text:line-break/>  &lt;<text:span text:style-name="T8">bibl</text:span> <text:span text:style-name="T8">xml:id</text:span>="i1"&gt;<text:line-break/>   &lt;<text:span text:style-name="T8">abbr</text:span> <text:span text:style-name="T8">type</text:span>="siglum"&gt;i&lt;<text:span text:style-name="T8">hi</text:span> <text:span text:style-name="T8">rend</text:span>="super"&gt;1&lt;/<text:span text:style-name="T8">hi</text:span>&gt;<text:line-break/>   &lt;/<text:span text:style-name="T8">abbr</text:span>&gt; = &lt;<text:span text:style-name="T8">editor</text:span>&gt;Anonymous&lt;/<text:span text:style-name="T8">editor</text:span>&gt;.<text:line-break/>  &lt;<text:span text:style-name="T8">title</text:span>&gt;editio Florentina prior&lt;/<text:span text:style-name="T8">title</text:span>&gt;.<text:line-break/>  &lt;<text:span text:style-name="T8">pubPlace</text:span>&gt;Florentiae&lt;/<text:span text:style-name="T8">pubPlace</text:span>&gt;: &lt;<text:span text:style-name="T8">publisher</text:span>&gt;Philippi<text:line-break/>       de Giunta&lt;/<text:span text:style-name="T8">publisher</text:span>&gt;, &lt;<text:span text:style-name="T8">date</text:span>&gt;1504&lt;/<text:span text:style-name="T8">date</text:span>&gt;. URL: <text:soft-page-break/>&lt;<text:span text:style-name="T8">ptr</text:span> <text:span text:style-name="T8">target</text:span>="https://books.google.com/books?id=LVJmAAAAcAAJ&amp;amp;pg=PP7#v=onepage&amp;amp;q&amp;amp;f=false"/&gt;<text:line-break/>  &lt;/<text:span text:style-name="T8">bibl</text:span>&gt;<text:line-break/>  &lt;<text:span text:style-name="T8">bibl</text:span> <text:span text:style-name="T8">xml:id</text:span>="i2"&gt;<text:line-break/>   &lt;<text:span text:style-name="T8">abbr</text:span> <text:span text:style-name="T8">type</text:span>="siglum"&gt;i&lt;<text:span text:style-name="T8">hi</text:span> <text:span text:style-name="T8">rend</text:span>="super"&gt;2&lt;/<text:span text:style-name="T8">hi</text:span>&gt;<text:line-break/>   &lt;/<text:span text:style-name="T8">abbr</text:span>&gt; = &lt;<text:span text:style-name="T8">editor</text:span>&gt;Anonymous&lt;/<text:span text:style-name="T8">editor</text:span>&gt;.<text:line-break/>  &lt;<text:span text:style-name="T8">title</text:span>&gt;editio Florentina posterior&lt;/<text:span text:style-name="T8">title</text:span>&gt; = Titius,<text:line-break/>     Robertus. &lt;<text:span text:style-name="T8">title</text:span>&gt;M. Aurelii Olympii Nemesiani<text:line-break/>       Carthaginiensis, T. Calphurnii Siculi<text:line-break/>       Bucolica&lt;/<text:span text:style-name="T8">title</text:span>&gt;. &lt;<text:span text:style-name="T8">pubPlace</text:span>&gt;Florentiae&lt;/<text:span text:style-name="T8">pubPlace</text:span>&gt;:<text:line-break/>  &lt;<text:span text:style-name="T8">publisher</text:span>&gt;apud Philippum Iunctam&lt;/<text:span text:style-name="T8">publisher</text:span>&gt;,<text:line-break/>  &lt;<text:span text:style-name="T8">date</text:span>&gt;1590&lt;/<text:span text:style-name="T8">date</text:span>&gt;. URL: &lt;<text:span text:style-name="T8">ptr</text:span> <text:span text:style-name="T8">target</text:span>="https://books.google.com/books?id=9SEvnoZgKe4C&amp;amp;pg=PR1#v=onepage&amp;amp;q&amp;amp;f=false"/&gt;<text:line-break/>  &lt;/<text:span text:style-name="T8">bibl</text:span>&gt;<text:line-break/> &lt;/<text:span text:style-name="T8">listBibl</text:span>&gt;<text:line-break/> &lt;<text:span text:style-name="T8">listBibl</text:span> <text:span text:style-name="T8">xml:id</text:span>="l"&gt;<text:line-break/>  &lt;<text:span text:style-name="T8">head</text:span>&gt;<text:line-break/>   &lt;<text:span text:style-name="T8">abbr</text:span> <text:span text:style-name="T8">type</text:span>="siglum"&gt;l&lt;/<text:span text:style-name="T8">abbr</text:span>&gt; = utriusque ed. Ald.<text:line-break/>     consensus&lt;/<text:span text:style-name="T8">head</text:span>&gt;<text:line-break/>  &lt;<text:span text:style-name="T8">bibl</text:span> <text:span text:style-name="T8">xml:id</text:span>="l1"&gt;<text:line-break/>   &lt;<text:span text:style-name="T8">abbr</text:span> <text:span text:style-name="T8">type</text:span>="siglum"&gt;l&lt;<text:span text:style-name="T8">hi</text:span> <text:span text:style-name="T8">rend</text:span>="super"&gt;1&lt;/<text:span text:style-name="T8">hi</text:span>&gt;<text:line-break/>   &lt;/<text:span text:style-name="T8">abbr</text:span>&gt; = &lt;<text:span text:style-name="T8">editor</text:span>&gt;Anonymous&lt;/<text:span text:style-name="T8">editor</text:span>&gt;.<text:line-break/>  &lt;<text:span text:style-name="T8">title</text:span>&gt;editio Aldina prior&lt;/<text:span text:style-name="T8">title</text:span>&gt;.<text:line-break/>  &lt;<text:span text:style-name="T8">pubPlace</text:span>&gt;Venetiis&lt;/<text:span text:style-name="T8">pubPlace</text:span>&gt;: &lt;<text:span text:style-name="T8">publisher</text:span>&gt;in aedibus<text:line-break/>       Aldi, et Andreae Soceri&lt;/<text:span text:style-name="T8">publisher</text:span>&gt;<text:line-break/>   &lt;<text:span text:style-name="T8">date</text:span>&gt;1518&lt;/<text:span text:style-name="T8">date</text:span>&gt;. URL: &lt;<text:span text:style-name="T8">ptr</text:span> <text:span text:style-name="T8">target</text:span>="http://gateway.proquest.com/openurl?url_ver=Z39.88-2004&amp;amp;res_dat=xri:eurobo:&amp;amp;rft_dat=xri:eurobo:rec:ita-bnc-ald-00000030-001"/&gt;<text:line-break/>  &lt;/<text:span text:style-name="T8">bibl</text:span>&gt;<text:line-break/>  &lt;<text:span text:style-name="T8">bibl</text:span> <text:span text:style-name="T8">xml:id</text:span>="l2"&gt;<text:line-break/>   &lt;<text:span text:style-name="T8">abbr</text:span> <text:span text:style-name="T8">type</text:span>="siglum"&gt;l&lt;<text:span text:style-name="T8">hi</text:span> <text:span text:style-name="T8">rend</text:span>="super"&gt;2&lt;/<text:span text:style-name="T8">hi</text:span>&gt;<text:line-break/>   &lt;/<text:span text:style-name="T8">abbr</text:span>&gt; = &lt;<text:span text:style-name="T8">editor</text:span>&gt;Anonymous&lt;/<text:span text:style-name="T8">editor</text:span>&gt;.<text:line-break/>  &lt;<text:span text:style-name="T8">title</text:span>&gt;editio Aldina posterior&lt;/<text:span text:style-name="T8">title</text:span>&gt;.<text:line-break/>  &lt;<text:span text:style-name="T8">pubPlace</text:span>&gt;Venetiis&lt;/<text:span text:style-name="T8">pubPlace</text:span>&gt;: &lt;<text:span text:style-name="T8">publisher</text:span>&gt;in aedibus<text:line-break/>       heredum Aldi Manutii, et Andreae Soceri&lt;/<text:span text:style-name="T8">publisher</text:span>&gt;,<text:line-break/>  &lt;<text:span text:style-name="T8">date</text:span>&gt;1519&lt;/<text:span text:style-name="T8">date</text:span>&gt;. URL: &lt;<text:span text:style-name="T8">ptr</text:span> <text:span text:style-name="T8">target</text:span>="https://books.google.com/books?id=EYg6AAAAcAAJ&amp;amp;pg=PA1#v=onepage&amp;amp;q&amp;amp;f=false"/&gt;<text:line-break/>  &lt;/<text:span text:style-name="T8">bibl</text:span>&gt;<text:line-break/> &lt;/<text:span text:style-name="T8">listBibl</text:span>&gt;<text:line-break/>&lt;/<text:span text:style-name="T8">listBibl</text:span>&gt;</text:p>
      <text:h text:style-name="Heading_20_3" text:outline-level="3"><text:bookmark-start text:name="bibliography-other"/>Other Sources<text:bookmark-end text:name="bibliography-other"/></text:h>
      <text:p text:style-name="Standard">Bibliographical information for items other than editions should be gathered in a general bibliography (using &lt;<text:span text:style-name="T2">listBibl</text:span>&gt;), formatted according to the most recent edition of <text:bookmark-ref text:reference-format="number-no-superior" text:ref-name="Chicago">[19]</text:bookmark-ref>, and presented in alphabetical order.</text:p>
      <text:p text:style-name="Standard">The following sections provide instructions for encoding different types of resources commonly found in the bibliographies of critical editions.</text:p>
      <text:h text:style-name="Heading_20_4" text:outline-level="4"><text:bookmark-start text:name="bibliography-other-books"/>Books<text:bookmark-end text:name="bibliography-other-books"/></text:h>
      <text:p text:style-name="Standard">The following information about books, commentaries, monographs, collections of essays, etc., should be encoded:</text:p>
      <text:list xml:id="list143953735703682" text:continue-numbering="true" text:style-name="WWNum2">
        <text:list-item>
          <text:p text:style-name="P1"><text:soft-page-break/>&lt;<text:span text:style-name="T2">bibl</text:span>&gt; (bibliographic citation) has <text:span text:style-name="T9">@xml:id</text:span> with the machine-readable abbreviation for the book. It contains the following bibliographical information about the book: </text:p>
          <text:list>
            <text:list-item>
              <text:p text:style-name="P4">&lt;<text:span text:style-name="T2">abbr</text:span>&gt; (abbreviation) contains the human-readable abbreviation for the record, i.e., how the book is referred to in the apparatus criticus.</text:p>
            </text:list-item>
            <text:list-item>
              <text:p text:style-name="P4">&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4">&lt;<text:span text:style-name="T2">title</text:span>&gt; contains either the name by which the edition is commonly known (e.g., <text:span text:style-name="tei_5f_foreign">editio Romana</text:span>, <text:span text:style-name="tei_5f_foreign">editio Aldina</text:span>)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bibl</text:span> <text:span text:style-name="T8">xml:id</text:span>="Haupt1854"&gt;<text:line-break/> &lt;<text:span text:style-name="T8">abbr</text:span> <text:span text:style-name="T8">type</text:span>="siglum"&gt;Haupt 1854&lt;/<text:span text:style-name="T8">abbr</text:span>&gt;.<text:line-break/>&lt;<text:span text:style-name="T8">author</text:span>&gt;Haupt, Moriz&lt;/<text:span text:style-name="T8">author</text:span>&gt;. &lt;<text:span text:style-name="T8">title</text:span>&gt;De Carminibus<text:line-break/>   Bucolicis Calpurnii et Nemesiani&lt;/<text:span text:style-name="T8">title</text:span>&gt;.<text:line-break/>&lt;<text:span text:style-name="T8">pubPlace</text:span>&gt;Berolini&lt;/<text:span text:style-name="T8">pubPlace</text:span>&gt;: &lt;<text:span text:style-name="T8">publisher</text:span>&gt;Typis<text:line-break/>   Academicis&lt;/<text:span text:style-name="T8">publisher</text:span>&gt;, &lt;<text:span text:style-name="T8">date</text:span>&gt;1854&lt;/<text:span text:style-name="T8">date</text:span>&gt;. URL: &lt;<text:span text:style-name="T8">ptr</text:span> <text:span text:style-name="T8">target</text:span>="https://books.google.com/books?id=8SwUAAAAQAAJ&amp;amp;pg=PP5#v=onepage&amp;amp;q&amp;amp;f=false"/&gt;.<text:line-break/>&lt;/<text:span text:style-name="T8">bibl</text:span>&gt;</text:p>
      <text:p text:style-name="Standard">This will be rendered as follows: <text:span text:style-name="T8">Haupt 1854</text:span> = Haupt, Moriz. <text:span text:style-name="T9">De Carminibus Bucolicis Calpurnii et Nemesiani</text:span>. Berolini: Typis Academics, 1854. URL: <text:a xlink:type="simple" xlink:href="https://books.google.com/books?id=8SwUAAAAQAAJ&amp;pg=PP5#v=onepage&amp;q&amp;f=false" text:style-name="Internet_20_link" text:visited-style-name="Visited_20_Internet_20_Link">https://books.google.com/books?id=8SwUAAAAQAAJ&amp;pg=PP5#v=onepage&amp;q&amp;f=false</text:a>.</text:p>
      <text:h text:style-name="Heading_20_4" text:outline-level="4"><text:bookmark-start text:name="bibliography-other-articles"/>Articles<text:bookmark-end text:name="bibliography-other-articles"/></text:h>
      <text:p text:style-name="Standard">As with other items in the bibliography, articles in journals and periodicals should be formatted according to the latest edition of <text:bookmark-ref text:reference-format="number-no-superior" text:ref-name="Chicago">[19]</text:bookmark-ref>. The minimum required encoding for articles is as follows:</text:p>
      <text:p text:style-name="Special">&lt;<text:span text:style-name="T8">bibl</text:span> <text:span text:style-name="T8">xml:id</text:span>="Lucas"&gt;<text:line-break/> &lt;<text:span text:style-name="T8">abbr</text:span> <text:span text:style-name="T8">type</text:span>="siglum"&gt;Lucas&lt;/<text:span text:style-name="T8">abbr</text:span>&gt; = Lucas, Hans.<text:line-break/> “Zu Calpurnius.” Wiener Studien 22 (1901): 139–40. URL:<text:line-break/> https://books.google.com/books?id=gbmMVZEcoGMC&amp;amp;pg=PA139#v=onepage&amp;amp;q&amp;amp;f=false.<text:line-break/>&lt;/<text:span text:style-name="T8">bibl</text:span>&gt;</text:p>
      <text:p text:style-name="Standard"><text:soft-page-break/>It is strongly recommended to encode more details:</text:p>
      <text:list xml:id="list143952604294523" text:continue-numbering="true" text:style-name="WWNum2">
        <text:list-item>
          <text:p text:style-name="P1">&lt;<text:span text:style-name="T2">bibl</text:span>&gt; (bibliographic citation) has <text:span text:style-name="T9">@xml:id</text:span> with the machine-readable abbreviation for the book. It contains the following bibliographical information about the book: </text:p>
          <text:list>
            <text:list-item>
              <text:p text:style-name="P4">&lt;<text:span text:style-name="T2">abbr</text:span>&gt; (abbreviation) contains the human-readable abbreviation for the record, i.e., how the article is referred to in the apparatus criticus.</text:p>
            </text:list-item>
            <text:list-item>
              <text:p text:style-name="P4">&lt;<text:span text:style-name="T2">author</text:span>&gt; contains the name of the author in the form “Last name, First name.”</text:p>
            </text:list-item>
            <text:list-item>
              <text:p text:style-name="P4">&lt;<text:span text:style-name="T2">title</text:span>&gt; with <text:span text:style-name="T9">@level</text:span>="a" contains the title of the article. Quotation marks for the title should be outside of &lt;<text:span text:style-name="T2">title</text:span>&gt; (e.g., “&lt;title&gt;Article Title&lt;/title&gt;”, not &lt;title&gt;“Article Title”&lt;/title&gt;).</text:p>
            </text:list-item>
            <text:list-item>
              <text:p text:style-name="P4">&lt;<text:span text:style-name="T2">title</text:span>&gt; with <text:span text:style-name="T9">@level</text:span>="j" contains the title of the journal or periodical.</text:p>
            </text:list-item>
            <text:list-item>
              <text:p text:style-name="P4">&lt;<text:span text:style-name="T2">biblScope</text:span>&gt; (scope of bibliographic reference) is used with <text:span text:style-name="T9">@unit</text:span> to indicate details of publication: </text:p>
              <text:list>
                <text:list-item>
                  <text:p text:style-name="P2"><text:span text:style-name="T9">@unit</text:span>="volume" contains the volume number of the journal in which the article has been published.</text:p>
                </text:list-item>
                <text:list-item>
                  <text:p text:style-name="P2"><text:span text:style-name="T9">@unit</text:span>="page" contains the inclusive pages where the article may be found.</text:p>
                </text:list-item>
              </text:list>
            </text:list-item>
            <text:list-item>
              <text:p text:style-name="P4">&lt;<text:span text:style-name="T2">date</text:span>&gt; contains the year of publication.</text:p>
            </text:list-item>
            <text:list-item>
              <text:p text:style-name="P4">&lt;<text:span text:style-name="T2">ptr</text:span>&gt; with <text:span text:style-name="T9">@target</text:span> provide the URL of a digital copy of the article, if available.</text:p>
            </text:list-item>
          </text:list>
        </text:list-item>
      </text:list>
      <text:p text:style-name="Special">&lt;<text:span text:style-name="T8">bibl</text:span> <text:span text:style-name="T8">xml:id</text:span>="Lucas"&gt;<text:line-break/> &lt;<text:span text:style-name="T8">abbr</text:span> <text:span text:style-name="T8">type</text:span>="siglum"&gt;Lucas&lt;/<text:span text:style-name="T8">abbr</text:span>&gt; =<text:line-break/>&lt;<text:span text:style-name="T8">author</text:span>&gt;Lucas, Hans&lt;/<text:span text:style-name="T8">author</text:span>&gt;. “&lt;<text:span text:style-name="T8">title</text:span> <text:span text:style-name="T8">level</text:span>="a"&gt;Zu<text:line-break/>   Calpurnius&lt;/<text:span text:style-name="T8">title</text:span>&gt;.” &lt;<text:span text:style-name="T8">title</text:span> <text:span text:style-name="T8">level</text:span>="j"&gt;Wiener Studien&lt;/<text:span text:style-name="T8">title</text:span>&gt;<text:line-break/> &lt;<text:span text:style-name="T8">biblScope</text:span> <text:span text:style-name="T8">unit</text:span>="volume"&gt;22&lt;/<text:span text:style-name="T8">biblScope</text:span>&gt; (&lt;<text:span text:style-name="T8">date</text:span>&gt;1901&lt;/<text:span text:style-name="T8">date</text:span>&gt;):<text:line-break/>&lt;<text:span text:style-name="T8">biblScope</text:span> <text:span text:style-name="T8">unit</text:span>="page"&gt;139–40&lt;/<text:span text:style-name="T8">biblScope</text:span>&gt;. URL: &lt;<text:span text:style-name="T8">ptr</text:span> <text:span text:style-name="T8">target</text:span>="https://books.google.com/books?id=gbmMVZEcoGMC&amp;amp;pg=PA139#v=onepage&amp;amp;q&amp;amp;f=false"/&gt;.<text:line-break/>&lt;/<text:span text:style-name="T8">bibl</text:span>&gt;</text:p>
      <text:h text:style-name="Heading_20_5" text:outline-level="5"><text:bookmark-start text:name="bibliography-other-articles-reviews"/>Reviews<text:bookmark-end text:name="bibliography-other-articles-reviews"/></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8">bibl</text:span> <text:span text:style-name="T8">xml:id</text:span>="Jacoby"&gt;<text:line-break/> &lt;<text:span text:style-name="T8">abbr</text:span> <text:span text:style-name="T8">type</text:span>="siglum"&gt;Jacoby&lt;/<text:span text:style-name="T8">abbr</text:span>&gt; =<text:line-break/>&lt;<text:span text:style-name="T8">author</text:span>&gt;Jacoby, Karl&lt;/<text:span text:style-name="T8">author</text:span>&gt;. &lt;<text:span text:style-name="T8">title</text:span> <text:span text:style-name="T8">level</text:span>="a"&gt;Review<text:line-break/>   of ‘Calpurnii et Nemesiani Bucolica recensuit Henricus<text:line-break/>   Schenkl, Lipsiae, G. Freytag, Pragae, F. Tempsky,<text:line-break/>   1885’&lt;/<text:span text:style-name="T8">title</text:span>&gt;. &lt;<text:span text:style-name="T8">title</text:span> <text:span text:style-name="T8">level</text:span>="j"&gt;Wochenschrift für<text:line-break/>   klassiche Philologie&lt;/<text:span text:style-name="T8">title</text:span>&gt;<text:line-break/> &lt;<text:span text:style-name="T8">biblScope</text:span> <text:span text:style-name="T8">unit</text:span>="volume"&gt;3&lt;/<text:span text:style-name="T8">biblScope</text:span>&gt; (&lt;<text:span text:style-name="T8">date</text:span>&gt;1886&lt;/<text:span text:style-name="T8">date</text:span>&gt;):<text:line-break/>&lt;<text:span text:style-name="T8">biblScope</text:span> <text:span text:style-name="T8">unit</text:span>="page"&gt;1287–94&lt;/<text:span text:style-name="T8">biblScope</text:span>&gt;. URL: &lt;<text:span text:style-name="T8">ptr</text:span> <text:span text:style-name="T8">target</text:span>="https://books.google.de/books?id=q5blAAAAMAAJ&amp;amp;hl=de&amp;amp;pg=RA7-<text:soft-page-break/>PA41#v=onepage&amp;amp;q&amp;amp;f=false"/&gt;.<text:line-break/>&lt;/<text:span text:style-name="T8">bibl</text:span>&gt;</text:p>
      <text:h text:style-name="Heading_20_3" text:outline-level="3"><text:bookmark-start text:name="bibliography-list-of-scholars"/>List of Scholars<text:bookmark-end text:name="bibliography-list-of-scholars"/></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143953618063640" text:continue-numbering="true" text:style-name="WWNum2">
        <text:list-item>
          <text:p text:style-name="P1">&lt;<text:span text:style-name="T2">listPerson</text:span>&gt; with <text:span text:style-name="T9">@xml:id</text:span>="bibliography-scholars" groups the information identifying the scholars.</text:p>
        </text:list-item>
        <text:list-item>
          <text:p text:style-name="P1">&lt;<text:span text:style-name="T2">person</text:span>&gt; groups information about an individual. It has a machine-readable siglum in <text:span text:style-name="T9">@xml:id</text:span> as described in the section "<text:bookmark-ref text:reference-format="number-no-superior" text:ref-name="bibliography-sigla"/>.”</text:p>
        </text:list-item>
        <text:list-item>
          <text:p text:style-name="P1">&lt;<text:span text:style-name="T2">persName</text:span>&gt; (personal name) groups the information about an individuals’s name. For identification purposes, it is helpful, but not required, to use <text:span text:style-name="T9">@ref</text:span> with the <text:a xlink:type="simple" xlink:href="https://viaf.org" text:style-name="Internet_20_link" text:visited-style-name="Visited_20_Internet_20_Link">Virtual International Authorify File (VIAF)</text:a> permalink for that person. The following information is contained by &lt;<text:span text:style-name="T2">persName</text:span>&gt;</text:p>
          <text:list>
            <text:list-item>
              <text:p text:style-name="P4">&lt;<text:span text:style-name="T2">abbr</text:span>&gt; with <text:span text:style-name="T9">@type</text:span>="siglum" contains the name or abbreviated name used to refer to the person in the edition (e.g., Heins.), as described in the section "<text:bookmark-ref text:reference-format="number-no-superior" text:ref-name="bibliography-sigla"/>.”</text:p>
            </text:list-item>
            <text:list-item>
              <text:p text:style-name="P4">&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4">&lt;<text:span text:style-name="T2">surname</text:span>&gt; contains the scholar’s last name.</text:p>
            </text:list-item>
            <text:list-item>
              <text:p text:style-name="P4">&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1">&lt;<text:span text:style-name="T2">note</text:span>&gt; contains further information about the nature of the citation (e.g., “personal correspondence with editor”), with &lt;<text:span text:style-name="T2">ref</text:span>&gt; (reference) containing a reference to the entry in the bibliography that has citations of the scholar. <text:span text:style-name="T9">@target</text:span> with the xml:id of that entry will point the reader to that entry.</text:p>
        </text:list-item>
      </text:list>
      <text:p text:style-name="Special">&lt;<text:span text:style-name="T8">person</text:span> <text:span text:style-name="T8">xml:id</text:span>="Heins."&gt;<text:line-break/> &lt;<text:span text:style-name="T8">persName</text:span> <text:span text:style-name="T8">ref</text:span>="http://viaf.org/viaf/24651364"&gt;<text:line-break/>  &lt;<text:span text:style-name="T8">abbr</text:span> <text:span text:style-name="T8">type</text:span>="siglum"&gt;Heins.&lt;/<text:span text:style-name="T8">abbr</text:span>&gt; =<text:line-break/> &lt;<text:span text:style-name="T8">forename</text:span>&gt;Nicolaus&lt;/<text:span text:style-name="T8">forename</text:span>&gt;<text:line-break/>  &lt;<text:span text:style-name="T8">surname</text:span>&gt;Heinsius&lt;/<text:span text:style-name="T8">surname</text:span>&gt;<text:line-break/> &lt;/<text:span text:style-name="T8">persName</text:span>&gt;<text:line-break/> &lt;<text:span text:style-name="T8">note</text:span>&gt;Cited in &lt;<text:span text:style-name="T8">ref</text:span> <text:span text:style-name="T8">target</text:span>="#Burm1731"&gt;Burman 1731&lt;/<text:span text:style-name="T8">ref</text:span>&gt;.&lt;/<text:span text:style-name="T8">note</text:span>&gt;<text:line-break/>&lt;/<text:span text:style-name="T8">person</text:span>&gt;</text:p>
      <text:p text:style-name="Standard">References such as this will be rendered in digital media and in print as follows:</text:p>
      <text:p text:style-name="Standard">Scholars Cited in this Edition</text:p>
      <text:list xml:id="list143952578914416" text:continue-numbering="true" text:style-name="WWNum2">
        <text:list-item>
          <text:p text:style-name="P1"><text:soft-page-break/><text:span text:style-name="T8">Heins.</text:span> = Nicolaus Heinsius. Cited in <text:a xlink:type="simple" xlink:href="../" text:style-name="Internet_20_link" text:visited-style-name="Visited_20_Internet_20_Link">Burman 1731</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digital version of an LDLT allows readers to swap readings from the critical apparatus into the main text, it is possible to encounter many versions of the text in one viewing of it, but the official edition text in its default initial state (i.e., what is displayed when the edition is opened for the first time,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with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encoding the reference scheme is that it makes the scheme’s significance explicit. For that reason, a human- and machine-readable reference scheme is essential for an LDLT edition. If the structure is not encoded according to these guidelines, search and browse functionality will not be supported.</text:p>
      <text:h text:style-name="Heading_20_3" text:outline-level="3"><text:bookmark-start text:name="edition-text-prose-structure"/>Prose: Structure of the Work<text:bookmark-end text:name="edition-text-prose-structure"/></text:h>
      <text:p text:style-name="Standard">For an LDLT edition of a pro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text:p>
      <text:p text:style-name="Special">&lt;<text:span text:style-name="T8">div</text:span> <text:span text:style-name="T8">type</text:span>="edition"&gt;<text:line-break/> &lt;<text:span text:style-name="T8">div</text:span> <text:span text:style-name="T8">n</text:span>="1" <text:span text:style-name="T8">subtype</text:span>="book" <text:span text:style-name="T8">type</text:span>="textpart"&gt;<text:line-break/>&lt;!-- Text goes here. --&gt;<text:line-break/><text:soft-page-break/> &lt;/<text:span text:style-name="T8">div</text:span>&gt;<text:line-break/>&lt;/<text:span text:style-name="T8">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143953398400980" text:continue-numbering="true" text:style-name="WWNum2">
        <text:list-item>
          <text:p text:style-name="P1">&lt;<text:span text:style-name="T2">milestone</text:span>&gt; may be used to mark the sections of a canonical edition, if the current edition uses a different scheme.</text:p>
        </text:list-item>
        <text:list-item>
          <text:p text:style-name="P1">&lt;<text:span text:style-name="T2">p</text:span>&gt; (paragraph) contains the text of a chapter or other basic section in a prose work. <text:span text:style-name="T9">@n</text:span> must be used to reflect the numbering scheme of the edition. Note that the TEI Guidelines define the paragraph as ‘the fundamental organizational unit for all prose texts’. The unique characteristics of some texts may require a different approach. In those cases, editors should work with LDLT staff to identify the best way to encode the text in question.</text:p>
        </text:list-item>
        <text:list-item>
          <text:p text:style-name="P1">&lt;<text:span text:style-name="T2">seg</text:span>&gt; (segment) contains a segment of a paragraph (e.g., a sentence or a more general “section”). If &lt;<text:span text:style-name="T2">seg</text:span>&gt; is used, <text:span text:style-name="T9">@n</text:span> must be used to reflect the numbering scheme of the edition.</text:p>
        </text:list-item>
      </text:list>
      <text:p text:style-name="Special">&lt;<text:span text:style-name="T8">div</text:span> <text:span text:style-name="T8">type</text:span>="edition"&gt;<text:line-break/> &lt;<text:span text:style-name="T8">div</text:span> <text:span text:style-name="T8">n</text:span>="1" <text:span text:style-name="T8">subtype</text:span>="book" <text:span text:style-name="T8">type</text:span>="textpart"&gt;<text:line-break/>  &lt;<text:span text:style-name="T8">p</text:span> <text:span text:style-name="T8">n</text:span>="1"&gt;<text:line-break/>   &lt;<text:span text:style-name="T8">seg</text:span> <text:span text:style-name="T8">n</text:span>="1"&gt;Gallia est omnis divisa in partes tres, quarum<text:line-break/>       unam incolunt Belgae, aliam Aquitani, tertiam qui<text:line-break/>       ipsorum lingua Celtae, nostra Galli appellantur.&lt;/<text:span text:style-name="T8">seg</text:span>&gt;<text:line-break/>   &lt;<text:span text:style-name="T8">seg</text:span> <text:span text:style-name="T8">n</text:span>="2"&gt;Hi omnes lingua, institutis, legibus inter se<text:line-break/>       differunt. Gallos ab Aquitanis Garumna flumen, a Belgis<text:line-break/>       Matrona et Sequana dividit.&lt;/<text:span text:style-name="T8">seg</text:span>&gt;<text:line-break/>   &lt;<text:span text:style-name="T8">seg</text:span> <text:span text:style-name="T8">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8">seg</text:span>&gt;<text:line-break/>   &lt;<text:span text:style-name="T8">seg</text:span> <text:span text:style-name="T8">n</text:span>="4"&gt;Qua de causa Helvetii quoque reliquos Gallos<text:line-break/>       virtute praecedunt, quod fere cotidianis proeliis cum<text:line-break/>       Germanis contendunt, cum aut suis finibus eos prohibent<text:line-break/>       aut ipsi in eorum finibus bellum gerunt.&lt;/<text:span text:style-name="T8">seg</text:span>&gt;<text:line-break/>   &lt;<text:span text:style-name="T8">seg</text:span> <text:span text:style-name="T8">n</text:span>="5"&gt;Eorum una, pars, quam Gallos obtinere dictum est,<text:line-break/>       initium capit a flumine Rhodano, continetur Garumna<text:line-break/>       flumine, Oceano, finibus Belgarum, attingit etiam ab<text:line-break/>       Sequanis et Helvetiis flumen Rhenum, vergit ad<text:line-break/>       septentriones.&lt;/<text:span text:style-name="T8">seg</text:span>&gt;<text:line-break/>   &lt;<text:span text:style-name="T8">seg</text:span> <text:span text:style-name="T8">n</text:span>="6"&gt;Belgae ab extremis Galliae finibus oriuntur,<text:line-break/>       pertinent ad inferiorem partem fluminis Rheni, spectant<text:line-break/>       in septentrionem et orientem solem.&lt;/<text:span text:style-name="T8">seg</text:span>&gt;<text:line-break/>   &lt;<text:span text:style-name="T8">seg</text:span> <text:span text:style-name="T8">n</text:span>="7"&gt;Aquitania a Garumna flumine ad Pyrenaeos montes<text:line-break/>       et eam partem Oceani quae est ad Hispaniam pertinet;<text:line-break/>       spectat inter occasum solis et septentriones.&lt;/<text:span text:style-name="T8">seg</text:span>&gt;<text:line-break/>  &lt;/<text:span text:style-name="T8">p</text:span>&gt;<text:line-break/> &lt;/<text:span text:style-name="T8">div</text:span>&gt;<text:line-break/>&lt;/<text:span text:style-name="T8">div</text:span>&gt;</text:p>
      <text:p text:style-name="Standard"><text:soft-page-break/>That text will be rendered as follows:</text:p>
      <text:p text:style-name="Standard">Liber I</text:p>
      <text:p text:style-name="Standard"><text:span text:style-name="T8">1</text:span><text:span text:style-name="T11">1</text:span>Gallia est omnis divisa in partes tres, quarum unam incolunt Belgae, aliam Aquitani, tertiam qui ipsorum lingua Celtae, nostra Galli appellantur. <text:span text:style-name="T11">2</text:span>Hi omnes lingua, institutis, legibus inter se differunt. Gallos ab Aquitanis Garumna flumen, a Belgis Matrona et Sequana dividit. <text:span text:style-name="T11">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11">4</text:span>Qua de causa Helvetii quoque reliquos Gallos virtute praecedunt, quod fere cotidianis proeliis cum Germanis contendunt, cum aut suis finibus eos prohibent aut ipsi in eorum finibus bellum gerunt. <text:span text:style-name="T11">5</text:span>Eorum una, pars, quam Gallos obtinere dictum est, initium capit a flumine Rhodano, continetur Garumna flumine, Oceano, finibus Belgarum, attingit etiam ab Sequanis et Helvetiis flumen Rhenum, vergit ad septentriones. <text:span text:style-name="T11">6</text:span>Belgae ab extremis Galliae finibus oriuntur, pertinent ad inferiorem partem fluminis Rheni, spectant in septentrionem et orientem solem. <text:span text:style-name="T11">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Internet_20_link" text:visited-style-name="Visited_20_Internet_20_Link">verse module</text:a> of the TEI Guidelines offers many possibilities for marking up various aspects of prosody, but the LDLT is primarily concerned with the <text:a xlink:type="simple" xlink:href="http://www.tei-c.org/release/doc/tei-p5-doc/en/html/CO.html#COVE" text:style-name="Internet_20_link" text:visited-style-name="Visited_20_Internet_20_Link">core tags</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 &lt;<text:span text:style-name="T2">div</text:span>&gt; with <text:span text:style-name="T9">@type</text:span>="poem" contains the parts of a single poem (e.g., stanzas or lines). If there is more than one poem in a book, <text:span text:style-name="T9">@n</text:span> should be used to number the poems. <text:span text:style-name="T9">@met</text:span> with the name of the meter may also be used, if the editor wishes to identify the meter. If a different division scheme is required, editors should consult LDLT staff.</text:p>
      <text:p text:style-name="Special">&lt;<text:span text:style-name="T8">div</text:span> <text:span text:style-name="T8">type</text:span>="edition"&gt;<text:line-break/> &lt;<text:span text:style-name="T8">div</text:span> <text:span text:style-name="T8">subtype</text:span>="book" <text:span text:style-name="T8">type</text:span>="textpart"&gt;<text:line-break/>  &lt;<text:span text:style-name="T8">div</text:span> <text:span text:style-name="T8">met</text:span>="First Asclepiadean" <text:span text:style-name="T8">n</text:span>="1"<text:line-break/>   <text:span text:style-name="T8">type</text:span>="poem"&gt;<text:line-break/>&lt;!-- Text of poem goes here --&gt;<text:line-break/>  &lt;/<text:span text:style-name="T8">div</text:span>&gt;<text:line-break/> &lt;/<text:span text:style-name="T8">div</text:span>&gt;<text:line-break/>&lt;/<text:span text:style-name="T8">div</text:span>&gt;</text:p>
      <text:h text:style-name="Heading_20_3" text:outline-level="3"><text:bookmark-start text:name="edition-text-verse-lines"/><text:soft-page-break/>Verse: Structure of a Poem<text:bookmark-end text:name="edition-text-verse-lines"/></text:h>
      <text:list xml:id="list143953676568860" text:continue-numbering="true" text:style-name="WWNum2">
        <text:list-item>
          <text:p text:style-name="P1">&lt;<text:span text:style-name="T2">lg</text:span>&gt; (line group) groups one or more verse lines that form a stanza or a couplet; <text:span text:style-name="T9">@type</text:span> may be used to identify the grouping (e.g., “stanza” or “couplet”).</text:p>
        </text:list-item>
        <text:list-item>
          <text:p text:style-name="P1">&lt;<text:span text:style-name="T2">l</text:span>&gt; (line) contains the text of a single line of verse, with <text:span text:style-name="T9">@n</text:span> and the number of the line.</text:p>
        </text:list-item>
      </text:list>
      <text:p text:style-name="Special">&lt;<text:span text:style-name="T8">div</text:span> <text:span text:style-name="T8">n</text:span>="2" <text:span text:style-name="T8">type</text:span>="book"&gt;<text:line-break/> &lt;<text:span text:style-name="T8">div</text:span> <text:span text:style-name="T8">met</text:span>="Alcaic Strophe" <text:span text:style-name="T8">n</text:span>="1" <text:span text:style-name="T8">type</text:span>="poem"&gt;<text:line-break/>  &lt;<text:span text:style-name="T8">lg</text:span> <text:span text:style-name="T8">type</text:span>="stanza"&gt;<text:line-break/>   &lt;<text:span text:style-name="T8">l</text:span> <text:span text:style-name="T8">n</text:span>="1"&gt;Motum ex Metello consule civicum&lt;/<text:span text:style-name="T8">l</text:span>&gt;<text:line-break/>   &lt;<text:span text:style-name="T8">l</text:span> <text:span text:style-name="T8">n</text:span>="2"&gt;bellique causas et vitia et modos&lt;/<text:span text:style-name="T8">l</text:span>&gt;<text:line-break/>   &lt;<text:span text:style-name="T8">l</text:span> <text:span text:style-name="T8">n</text:span>="3"&gt;ludumque Fortunae gravisque&lt;/<text:span text:style-name="T8">l</text:span>&gt;<text:line-break/>   &lt;<text:span text:style-name="T8">l</text:span> <text:span text:style-name="T8">n</text:span>="4"&gt;principum amicitias et arma&lt;/<text:span text:style-name="T8">l</text:span>&gt;<text:line-break/>  &lt;/<text:span text:style-name="T8">lg</text:span>&gt;<text:line-break/> &lt;/<text:span text:style-name="T8">div</text:span>&gt;<text:line-break/>&lt;/<text:span text:style-name="T8">div</text:span>&gt;</text:p>
      <text:h text:style-name="Heading_20_2" text:outline-level="2"><text:bookmark-start text:name="edition-text-foreign-languages"/>Text in Languages Other than Latin<text:bookmark-end text:name="edition-text-foreign-languages"/></text:h>
      <text:p text:style-name="Standard">If text in languages other than Latin is encoded, language becomes available as a criterion for searching and filtering.</text:p>
      <text:list xml:id="list143954005180074" text:continue-numbering="true" text:style-name="WWNum2">
        <text:list-item>
          <text:p text:style-name="P1">&lt;<text:span text:style-name="T2">foreign</text:span>&gt; contains text in any language other than Latin.</text:p>
        </text:list-item>
        <text:list-item>
          <text:p text:style-name="P1"><text:span text:style-name="T9">@xml:lang</text:span> identifies the language by <text:a xlink:type="simple" xlink:href="http://www.loc.gov/standards/iso639-2/php/English_list.php" text:style-name="Internet_20_link" text:visited-style-name="Visited_20_Internet_20_Link">ISO 639-2 code</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8">p</text:span>&gt;<text:line-break/> &lt;<text:span text:style-name="T8">foreign</text:span> <text:span text:style-name="T8">xml:lang</text:span>="grc"&gt;Ἀπόλλωνα Διδυμαῖον&lt;/<text:span text:style-name="T8">foreign</text:span>&gt; vocant, quod geminam<text:line-break/> speciem sui numinis praefert ipse inluminando formandoque lunam.<text:line-break/>&lt;/<text:span text:style-name="T8">p</text:span>&gt;</text:p>
      <text:h text:style-name="Heading_20_2" text:outline-level="2"><text:bookmark-start text:name="edition-text-speech"/>Speech<text:bookmark-end text:name="edition-text-speech"/></text:h>
      <text:p text:style-name="Standard">This section discusses how to encode the following kinds of speech:</text:p>
      <text:list xml:id="list143953223034369" text:continue-numbering="true" text:style-name="WWNum2">
        <text:list-item>
          <text:p text:style-name="P1">direct speech</text:p>
        </text:list-item>
        <text:list-item>
          <text:p text:style-name="P1">dialogue in a play or other setting</text:p>
        </text:list-item>
      </text:list>
      <text:h text:style-name="Heading_20_3" text:outline-level="3"><text:bookmark-start text:name="edition-text-speech-direct-speech"/>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19]</text:bookmark-ref><text:s/>should be the guide.</text:p>
      <text:p text:style-name="Standard"><text:soft-page-break/>The following rules apply to the semantic markup of direct speech:</text:p>
      <text:p text:style-name="Standard">&lt;<text:span text:style-name="T2">said</text:span>&gt; (speech) contains text spoken by real people or fictional characters.</text:p>
      <text:p text:style-name="Standard"><text:span text:style-name="T9">@who</text:span> identifies the speaker (optional). Values for <text:span text:style-name="T9">@who</text:span> should be recorded elsewhere (e.g., preface, appendix) in a &lt;<text:span text:style-name="T2">list</text:span>&gt; with <text:span text:style-name="T9">@type</text:span>="speakers". They can also be incorporated into &lt;<text:span text:style-name="T2">listPerson</text:span>&gt; as described below in the section “<text:bookmark-ref text:reference-format="number-no-superior" text:ref-name="edition-text-people"/>.”</text:p>
      <text:p text:style-name="Standard">For example, Julius Caesar’s famous words before crossing the Rubicon, as reported by Suetonius, should be encoded as follows:</text:p>
      <text:p text:style-name="Special">&lt;<text:span text:style-name="T8">p</text:span>&gt;tunc Caesar, &lt;<text:span text:style-name="T8">said</text:span> <text:span text:style-name="T8">who</text:span>="#Caesar"&gt;eatur,&lt;/<text:span text:style-name="T8">said</text:span>&gt; inquit, &lt;<text:span text:style-name="T8">said</text:span> <text:span text:style-name="T8">who</text:span>="#Caesar"&gt;quo deorum ostenta et inimicorum iniquitas uocat:<text:line-break/>   iacta alea esto.&lt;/<text:span text:style-name="T8">said</text:span>&gt;<text:line-break/>&lt;/<text:span text:style-name="T8">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Dialogue<text:bookmark-end text:name="edition-text-speech-dialogue"/></text:h>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9">Eclogues</text:span> is spoken by the character Corydon, but "Corydon" or "C" is not part of the text of the first line. Otherwise, the line would not scan properly as dactylic hexameter.</text:p>
      <text:p text:style-name="Standard">Texts that feature interlocutors (e.g., drama, dialogue) should use one of the following methods to indicate a change in speaker.</text:p>
      <text:h text:style-name="Heading_20_4" text:outline-level="4"><text:bookmark-start text:name="edition-text-speech-dialogue-label"/>Labels<text:bookmark-end text:name="edition-text-speech-dialogue-label"/></text:h>
      <text:p text:style-name="Standard">Labels are the simplest way of indicating a change of speakers, since they do not add a new layer of hierachy to the markup.</text:p>
      <text:p text:style-name="Standard">&lt;<text:span text:style-name="T2">label</text:span>&gt; with <text:span text:style-name="T9">@type</text:span>="speaker" may be used as a simple way of indicating a change of speaker in verse and prose texts.</text:p>
      <text:p text:style-name="Special">&lt;<text:span text:style-name="T8">p</text:span>&gt;<text:line-break/> &lt;<text:span text:style-name="T8">label</text:span> <text:span text:style-name="T8">type</text:span>="speaker"&gt;Laelius&lt;/<text:span text:style-name="T8">label</text:span>&gt;Atqui, Cato, gratissimum<text:line-break/> nobis, ut etiam pro Scipione pollicear, feceris, si, quoniam<text:line-break/> speramus, volumus quidem certe, senes fieri, multo ante a te<text:line-break/> didicerimus quibus facillime rationibus ingravescentem aetatem<text:line-break/> ferre possimus.<text:line-break/>&lt;/<text:span text:style-name="T8">p</text:span>&gt;<text:line-break/>&lt;<text:span text:style-name="T8">p</text:span>&gt;<text:line-break/> &lt;<text:span text:style-name="T8">label</text:span> <text:span text:style-name="T8">type</text:span>="speaker"&gt;Cato&lt;/<text:span text:style-name="T8">label</text:span>&gt;Faciam vero, Laeli, praesertim<text:line-break/> si utrique vestrum, ut dicis, gratum futurum est.<text:line-break/>&lt;/<text:span text:style-name="T8">p</text:span>&gt;</text:p>
      <text:p text:style-name="Special"><text:soft-page-break/>&lt;<text:span text:style-name="T8">l</text:span> <text:span text:style-name="T8">n</text:span>="1"&gt;<text:line-break/> &lt;<text:span text:style-name="T8">label</text:span> <text:span text:style-name="T8">type</text:span>="speaker"&gt;C.&lt;/<text:span text:style-name="T8">label</text:span>&gt;Nondum Solis equos declinis<text:line-break/> mitigat aestas,<text:line-break/>&lt;/<text:span text:style-name="T8">l</text:span>&gt;<text:line-break/>&lt;<text:span text:style-name="T8">l</text:span> <text:span text:style-name="T8">n</text:span>="2"&gt;quamvis et madidis incumbant prela racemis&lt;/<text:span text:style-name="T8">l</text:span>&gt;<text:line-break/>&lt;<text:span text:style-name="T8">l</text:span> <text:span text:style-name="T8">n</text:span>="3"&gt;et spument rauco ferventia musta susurro.&lt;/<text:span text:style-name="T8">l</text:span>&gt;<text:line-break/>&lt;<text:span text:style-name="T8">l</text:span> <text:span text:style-name="T8">n</text:span>="4"&gt;cernis ut ecce pater quas tradidit, Ornyte, vaccae&lt;/<text:span text:style-name="T8">l</text:span>&gt;<text:line-break/>&lt;<text:span text:style-name="T8">l</text:span> <text:span text:style-name="T8">n</text:span>="5"&gt;molle sub hirsuta latus explicuere genista?&lt;/<text:span text:style-name="T8">l</text:span>&gt;<text:line-break/>&lt;<text:span text:style-name="T8">l</text:span> <text:span text:style-name="T8">n</text:span>="6"&gt;nos quoque vicinis cur non succedimus umbris?&lt;/<text:span text:style-name="T8">l</text:span>&gt;<text:line-break/>&lt;<text:span text:style-name="T8">l</text:span> <text:span text:style-name="T8">n</text:span>="7"&gt;torrida cur solo defendimus ora galero?&lt;/<text:span text:style-name="T8">l</text:span>&gt;</text:p>
      <text:p text:style-name="Standard">Since &lt;<text:span text:style-name="T2">label</text:span>&gt; is treated as metadata and thus ignored as part of the actual text, it will be omitted from searches of the text itself.</text:p>
      <text:p text:style-name="Standard">Because &lt;<text:span text:style-name="T2">label</text:span>&gt; is less hierarchical than &lt;<text:span text:style-name="T2">sp</text:span>&gt; (below), it is a good choice if there is dispute in the sources about the attribution of lines to speakers. If used with <text:span text:style-name="T9">@exclude</text:span>, it can enable the swapping of variants, to allow readers to see the text with alternate attributions.</text:p>
      <text:p text:style-name="Special">&lt;<text:span text:style-name="T8">l</text:span> <text:span text:style-name="T8">n</text:span>="1"&gt;<text:line-break/> &lt;<text:span text:style-name="T8">label</text:span> <text:span text:style-name="T8">type</text:span>="speaker"&gt;<text:line-break/>  &lt;<text:span text:style-name="T8">app</text:span>&gt;<text:line-break/>   &lt;<text:span text:style-name="T8">lem</text:span> <text:span text:style-name="T8">exclude</text:span>="#rdg1.04-label-C"<text:line-break/>    <text:span text:style-name="T8">source</text:span>="#Ulit. #Wernsd. #Glaeser" <text:span text:style-name="T8">wit</text:span>="#G #P #A #φ"<text:line-break/>    <text:span text:style-name="T8">xml:id</text:span>="lem1.01-label-C"&gt;C.&lt;/<text:span text:style-name="T8">lem</text:span>&gt;<text:line-break/>   &lt;<text:span text:style-name="T8">rdg</text:span> <text:span text:style-name="T8">source</text:span>="#p" <text:span text:style-name="T8">wit</text:span>="#N #π #χ"<text:line-break/>    <text:span text:style-name="T8">xml:id</text:span>="rdg1.01-label-omit"/&gt;<text:line-break/>   &lt;<text:span text:style-name="T8">rdg</text:span> <text:span text:style-name="T8">wit</text:span>="#ε #β #γ #μ #ρ"<text:line-break/>    <text:span text:style-name="T8">xml:id</text:span>="rdg1.01-label-O"&gt;O.&lt;/<text:span text:style-name="T8">rdg</text:span>&gt;<text:line-break/>  &lt;/<text:span text:style-name="T8">app</text:span>&gt;<text:line-break/> &lt;/<text:span text:style-name="T8">label</text:span>&gt;Nondum Solis equos declinis mitigat<text:line-break/> aestas,<text:line-break/>&lt;/<text:span text:style-name="T8">l</text:span>&gt;<text:line-break/>&lt;<text:span text:style-name="T8">l</text:span> <text:span text:style-name="T8">n</text:span>="2"&gt;quamvis et madidis incumbant prela racemis&lt;/<text:span text:style-name="T8">l</text:span>&gt;<text:line-break/>&lt;<text:span text:style-name="T8">l</text:span> <text:span text:style-name="T8">n</text:span>="3"&gt;et spument rauco ferventia musta susurro.&lt;/<text:span text:style-name="T8">l</text:span>&gt;<text:line-break/>&lt;<text:span text:style-name="T8">l</text:span> <text:span text:style-name="T8">n</text:span>="4"&gt;<text:line-break/> &lt;<text:span text:style-name="T8">app</text:span>&gt;<text:line-break/>  &lt;<text:span text:style-name="T8">lem</text:span>/&gt;<text:line-break/>  &lt;<text:span text:style-name="T8">rdg</text:span> <text:span text:style-name="T8">exclude</text:span>="#lem1.01-label-C" <text:span text:style-name="T8">wit</text:span>="#V"<text:line-break/>   <text:span text:style-name="T8">xml:id</text:span>="rdg1.04-label-C"&gt;<text:line-break/>   &lt;<text:span text:style-name="T8">label</text:span> <text:span text:style-name="T8">type</text:span>="speaker"&gt;C.&lt;/<text:span text:style-name="T8">label</text:span>&gt;<text:line-break/>  &lt;/<text:span text:style-name="T8">rdg</text:span>&gt;<text:line-break/> &lt;/<text:span text:style-name="T8">app</text:span>&gt;cernis ut ecce pater quas tradidit, Ornyte, vaccae<text:line-break/>&lt;/<text:span text:style-name="T8">l</text:span>&gt;<text:line-break/>&lt;<text:span text:style-name="T8">l</text:span> <text:span text:style-name="T8">n</text:span>="5"&gt;molle sub hirsuta latus explicuere genista?&lt;/<text:span text:style-name="T8">l</text:span>&gt;<text:line-break/>&lt;<text:span text:style-name="T8">l</text:span> <text:span text:style-name="T8">n</text:span>="6"&gt;nos quoque vicinis cur non succedimus umbris?&lt;/<text:span text:style-name="T8">l</text:span>&gt;<text:line-break/>&lt;<text:span text:style-name="T8">l</text:span> <text:span text:style-name="T8">n</text:span>="7"&gt;torrida cur solo defendimus ora galero?&lt;/<text:span text:style-name="T8">l</text:span>&gt;</text:p>
      <text:p text:style-name="Standard">In this example, the first line is attributed to Corydon, but some manuscripts and editions omit the label, and others attribute the lines to Ornytus. One family of manuscripts, <text:span text:style-name="T8">V</text:span>, attributes the fourth line to Corydon. <text:span text:style-name="T9">@exclude</text:span> has been used here to indicate that whenever the &lt;<text:span text:style-name="T2">lem</text:span>&gt; in line 1.1 is displayed, the variant reading in line 1.4 will not be displayed, since that would be a contradiction. Since the variant in line 1.4 does not contradict the variants in line 1.1, there is no need to use <text:span text:style-name="T9">@exclude</text:span> in those cases.</text:p>
      <text:p text:style-name="Standard"><text:soft-page-break/>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4" text:outline-level="4"><text:bookmark-start text:name="edition-text-speech-dialogue-sp"/>Semantic Markup of Speakers<text:bookmark-end text:name="edition-text-speech-dialogue-sp"/></text:h>
      <text:p text:style-name="Standard">If it is desirable to mark the beginning and ending points of a character's speech, &lt;<text:span text:style-name="T2">sp</text:span>&gt; and &lt;<text:span text:style-name="T2">speaker</text:span>&gt; may be used.</text:p>
      <text:list xml:id="list143953470627461" text:continue-numbering="true" text:style-name="WWNum2">
        <text:list-item>
          <text:p text:style-name="P1">&lt;<text:span text:style-name="T2">sp</text:span>&gt; (speech) groups elements related to a person or character's speech.</text:p>
        </text:list-item>
        <text:list-item>
          <text:p text:style-name="P1"><text:span text:style-name="T9">@who</text:span> is used with &lt;<text:span text:style-name="T2">sp</text:span>&gt; to identify the speaker.</text:p>
        </text:list-item>
        <text:list-item>
          <text:p text:style-name="P1">&lt;<text:span text:style-name="T2">speaker</text:span>&gt; contains a human-readable label identifying the person or character speaking the text.</text:p>
        </text:list-item>
      </text:list>
      <text:p text:style-name="Standard">These features can be used in verse and prose texts:</text:p>
      <text:p text:style-name="Special">&lt;<text:span text:style-name="T8">sp</text:span> <text:span text:style-name="T8">who</text:span>="Corydon"&gt;<text:line-break/> &lt;<text:span text:style-name="T8">speaker</text:span>&gt;C.&lt;/<text:span text:style-name="T8">speaker</text:span>&gt;<text:line-break/> &lt;<text:span text:style-name="T8">l</text:span> <text:span text:style-name="T8">n</text:span>="1"&gt;Nondum Solis equos declinis mitigat aestas,&lt;/<text:span text:style-name="T8">l</text:span>&gt;<text:line-break/> &lt;<text:span text:style-name="T8">l</text:span> <text:span text:style-name="T8">n</text:span>="2"&gt;quamvis et madidis incumbant prela racemis&lt;/<text:span text:style-name="T8">l</text:span>&gt;<text:line-break/> &lt;<text:span text:style-name="T8">l</text:span> <text:span text:style-name="T8">n</text:span>="3"&gt;et spument rauco ferventia musta susurro.&lt;/<text:span text:style-name="T8">l</text:span>&gt;<text:line-break/> &lt;<text:span text:style-name="T8">l</text:span> <text:span text:style-name="T8">n</text:span>="4"&gt;cernis ut ecce pater quas tradidit, Ornyte, vaccae&lt;/<text:span text:style-name="T8">l</text:span>&gt;<text:line-break/> &lt;<text:span text:style-name="T8">l</text:span> <text:span text:style-name="T8">n</text:span>="5"&gt;molle sub hirsuta latus explicuere genista?&lt;/<text:span text:style-name="T8">l</text:span>&gt;<text:line-break/> &lt;<text:span text:style-name="T8">l</text:span> <text:span text:style-name="T8">n</text:span>="6"&gt;nos quoque vicinis cur non succedimus umbris?&lt;/<text:span text:style-name="T8">l</text:span>&gt;<text:line-break/> &lt;<text:span text:style-name="T8">l</text:span> <text:span text:style-name="T8">n</text:span>="7"&gt;torrida cur solo defendimus ora galero?&lt;/<text:span text:style-name="T8">l</text:span>&gt;<text:line-break/>&lt;/<text:span text:style-name="T8">sp</text:span>&gt;</text:p>
      <text:p text:style-name="Special">&lt;<text:span text:style-name="T8">sp</text:span> <text:span text:style-name="T8">who</text:span>="Laelius"&gt;<text:line-break/> &lt;<text:span text:style-name="T8">speaker</text:span>&gt;Laelius&lt;/<text:span text:style-name="T8">speaker</text:span>&gt;<text:line-break/> &lt;<text:span text:style-name="T8">p</text:span>&gt;Atqui, Cato, gratissimum nobis, ut etiam pro Scipione<text:line-break/>   pollicear, feceris, si, quoniam speramus, volumus quidem<text:line-break/>   certe, senes fieri, multo ante a te didicerimus quibus<text:line-break/>   facillime rationibus ingravescentem aetatem ferre<text:line-break/>   possimus.&lt;/<text:span text:style-name="T8">p</text:span>&gt;<text:line-break/>&lt;/<text:span text:style-name="T8">sp</text:span>&gt;<text:line-break/>&lt;<text:span text:style-name="T8">sp</text:span> <text:span text:style-name="T8">who</text:span>="Cato"&gt;<text:line-break/> &lt;<text:span text:style-name="T8">speaker</text:span>&gt;Cato&lt;/<text:span text:style-name="T8">speaker</text:span>&gt;<text:line-break/> &lt;<text:span text:style-name="T8">p</text:span>&gt;Faciam vero, Laeli, praesertim si utrique vestrum, ut dicis,<text:line-break/>   gratum futurum est.&lt;/<text:span text:style-name="T8">p</text:span>&gt;<text:line-break/>&lt;/<text:span text:style-name="T8">sp</text:span>&gt;</text:p>
      <text:p text:style-name="Standard">The hierarchy involved in this method makes it impossible to enable the swapping of variant attributions. At most, &lt;<text:span text:style-name="T2">app</text:span>&gt; can be used to indicate where variant attributions are found.</text:p>
      <text:p text:style-name="Special">&lt;<text:span text:style-name="T8">sp</text:span> <text:span text:style-name="T8">who</text:span>="Corydon"&gt;<text:line-break/> &lt;<text:span text:style-name="T8">speaker</text:span>&gt;<text:line-break/>  &lt;<text:span text:style-name="T8">app</text:span>&gt;<text:line-break/>   &lt;<text:span text:style-name="T8">lem</text:span> <text:span text:style-name="T8">source</text:span>="#Ulit. #Wernsd. #Glaeser"<text:line-break/>    <text:span text:style-name="T8">wit</text:span>="#G #P #A #φ"&gt;C.&lt;/<text:span text:style-name="T8">lem</text:span>&gt;<text:line-break/><text:soft-page-break/>   &lt;<text:span text:style-name="T8">rdg</text:span> <text:span text:style-name="T8">wit</text:span>="#N #π #χ"/&gt;<text:line-break/>   &lt;<text:span text:style-name="T8">rdg</text:span> <text:span text:style-name="T8">wit</text:span>="#ε #β #γ #μ #ρ"&gt;O.&lt;/<text:span text:style-name="T8">rdg</text:span>&gt;<text:line-break/>  &lt;/<text:span text:style-name="T8">app</text:span>&gt;<text:line-break/> &lt;/<text:span text:style-name="T8">speaker</text:span>&gt;<text:line-break/> &lt;<text:span text:style-name="T8">l</text:span> <text:span text:style-name="T8">n</text:span>="1"&gt;Nondum Solis equos declinis mitigat aestas,&lt;/<text:span text:style-name="T8">l</text:span>&gt;<text:line-break/> &lt;<text:span text:style-name="T8">l</text:span> <text:span text:style-name="T8">n</text:span>="2"&gt;quamvis et madidis incumbant prela racemis&lt;/<text:span text:style-name="T8">l</text:span>&gt;<text:line-break/> &lt;<text:span text:style-name="T8">l</text:span> <text:span text:style-name="T8">n</text:span>="3"&gt;et spument rauco ferventia musta susurro.&lt;/<text:span text:style-name="T8">l</text:span>&gt;<text:line-break/> &lt;<text:span text:style-name="T8">l</text:span> <text:span text:style-name="T8">n</text:span>="4"&gt;<text:line-break/>  &lt;<text:span text:style-name="T8">app</text:span>&gt;<text:line-break/>   &lt;<text:span text:style-name="T8">lem</text:span>/&gt;<text:line-break/>   &lt;<text:span text:style-name="T8">rdg</text:span> <text:span text:style-name="T8">exclude</text:span>="#lem1.01-label-C" <text:span text:style-name="T8">wit</text:span>="#V"<text:line-break/>    <text:span text:style-name="T8">xml:id</text:span>="rdg1.04-label-C"&gt;<text:line-break/>    &lt;<text:span text:style-name="T8">label</text:span> <text:span text:style-name="T8">type</text:span>="speaker"&gt;C.&lt;/<text:span text:style-name="T8">label</text:span>&gt;<text:line-break/>   &lt;/<text:span text:style-name="T8">rdg</text:span>&gt;<text:line-break/>  &lt;/<text:span text:style-name="T8">app</text:span>&gt;cernis ut ecce pater quas tradidit, Ornyte, vaccae&lt;/<text:span text:style-name="T8">l</text:span>&gt;<text:line-break/> &lt;<text:span text:style-name="T8">l</text:span> <text:span text:style-name="T8">n</text:span>="5"&gt;molle sub hirsuta latus explicuere genista?&lt;/<text:span text:style-name="T8">l</text:span>&gt;<text:line-break/> &lt;<text:span text:style-name="T8">l</text:span> <text:span text:style-name="T8">n</text:span>="6"&gt;nos quoque vicinis cur non succedimus umbris?&lt;/<text:span text:style-name="T8">l</text:span>&gt;<text:line-break/> &lt;<text:span text:style-name="T8">l</text:span> <text:span text:style-name="T8">n</text:span>="7"&gt;torrida cur solo defendimus ora galero?&lt;/<text:span text:style-name="T8">l</text:span>&gt;<text:line-break/>&lt;/<text:span text:style-name="T8">sp</text:span>&gt;</text:p>
      <text:p text:style-name="Standard">In this example, lines 1–7 are attributed to Corydon. An entry in the critical apparatus for line 1 will indicated that some manuscripts omit the label, but others attribute the lines to Ornytus. The critical apparatus for line 4 will show that the manuscripts in the family known as <text:span text:style-name="T8">V</text:span> indicate a change in speaker to Corydon.</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143952376808255" text:continue-numbering="true" text:style-name="WWNum2">
        <text:list-item>
          <text:p text:style-name="P1">&lt;<text:span text:style-name="T2">listPerson</text:span>&gt; (list of persons) contains a list of names of people mentioned in the text. It is placed in the &lt;<text:span text:style-name="T2">back</text:span>&gt; section of the edition.</text:p>
        </text:list-item>
        <text:list-item>
          <text:p text:style-name="P1">&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9">@xml:id</text:span> with a machine-readable version of the name to serve as a reference for instances of the name in the text.</text:p>
        </text:list-item>
        <text:list-item>
          <text:p text:style-name="P1">&lt;<text:span text:style-name="T2">persName</text:span>&gt; contains the name of each person as it appears in the edition text, regardless of case.</text:p>
        </text:list-item>
        <text:list-item>
          <text:p text:style-name="P1">&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company, etc., mentioned in the text. It must also have <text:span text:style-name="T9">@xml:id</text:span> with a machine-readable version of the name to serve as a reference for instances of the name in the text.</text:p>
        </text:list-item>
        <text:list-item>
          <text:p text:style-name="P1"><text:soft-page-break/>&lt;<text:span text:style-name="T2">orgName</text:span>&gt; (organization name) contains the name of each group of people as it appears in the edition text, regardless of case. It also has <text:span text:style-name="T9">@ref</text:span> and the canonical Uniform Resource Identifier (URI) for the group of people at <text:a xlink:type="simple" xlink:href="http://pleiades.stoa.org" text:style-name="Internet_20_link" text:visited-style-name="Visited_20_Internet_20_Link">Pleiades</text:a>.</text:p>
        </text:list-item>
        <text:list-item>
          <text:p text:style-name="P1">&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lt;<text:span text:style-name="T8">listPerson</text:span>&gt;<text:line-break/> &lt;<text:span text:style-name="T8">person</text:span> <text:span text:style-name="T8">xml:id</text:span>="Absyrtus"&gt;<text:line-break/>  &lt;<text:span text:style-name="T8">persName</text:span>&gt;Absyrtus&lt;/<text:span text:style-name="T8">persName</text:span>&gt;<text:line-break/>  &lt;<text:span text:style-name="T8">note</text:span>&gt;Medeae frater&lt;/<text:span text:style-name="T8">note</text:span>&gt;<text:line-break/> &lt;/<text:span text:style-name="T8">person</text:span>&gt;<text:line-break/> &lt;<text:span text:style-name="T8">person</text:span> <text:span text:style-name="T8">xml:id</text:span>="Accius"&gt;<text:line-break/>  &lt;<text:span text:style-name="T8">persName</text:span>&gt;Accius&lt;/<text:span text:style-name="T8">persName</text:span>&gt;<text:line-break/>  &lt;<text:span text:style-name="T8">note</text:span>&gt;Poeta&lt;/<text:span text:style-name="T8">note</text:span>&gt;<text:line-break/> &lt;/<text:span text:style-name="T8">person</text:span>&gt;<text:line-break/> &lt;<text:span text:style-name="T8">person</text:span> <text:span text:style-name="T8">xml:id</text:span>="Actaeon"&gt;<text:line-break/>  &lt;<text:span text:style-name="T8">persName</text:span>&gt;Actaeon&lt;/<text:span text:style-name="T8">persName</text:span>&gt;<text:line-break/> &lt;/<text:span text:style-name="T8">person</text:span>&gt;<text:line-break/> &lt;<text:span text:style-name="T8">org</text:span> <text:span text:style-name="T8">xml:id</text:span>="Aedui"&gt;<text:line-break/>  &lt;<text:span text:style-name="T8">orgName</text:span>&gt;Aedui&lt;/<text:span text:style-name="T8">orgName</text:span>&gt;<text:line-break/> &lt;/<text:span text:style-name="T8">org</text:span>&gt;<text:line-break/>&lt;/<text:span text:style-name="T8">listPerson</text:span>&gt;</text:p>
      <text:p text:style-name="Standard">Where names of people in the reference list appear in the edition text, they should be encoded with &lt;<text:span text:style-name="T2">persName</text:span>&gt; or &lt;<text:span text:style-name="T2">orgName</text:span>&gt; and <text:span text:style-name="T9">@ref</text:span> pointing to the <text:span text:style-name="T9">@xml:id</text:span> of the person in the &lt;<text:span text:style-name="T2">listPerson</text:span>&gt;.</text:p>
      <text:p text:style-name="Special">&lt;<text:span text:style-name="T8">l</text:span> <text:span text:style-name="T8">n</text:span>="6"&gt;constat ab &lt;<text:span text:style-name="T8">persName</text:span> <text:span text:style-name="T8">ref</text:span>="#Absyrtus"&gt;Absyrti&lt;/<text:span text:style-name="T8">persName</text:span>&gt; caede<text:line-break/> fuisse loco.&lt;/<text:span text:style-name="T8">l</text:span>&gt;</text:p>
      <text:p text:style-name="Standard">It is also possible to encode indirect references to people:</text:p>
      <text:p text:style-name="Special">&lt;<text:span text:style-name="T8">l</text:span> <text:span text:style-name="T8">n</text:span>="9"&gt;conscia percussit meritorum pectora &lt;<text:span text:style-name="T8">persName</text:span> <text:span text:style-name="T8">ref</text:span>="#Medea"&gt;Colchis&lt;/<text:span text:style-name="T8">persName</text:span>&gt;<text:line-break/>&lt;/<text:span text:style-name="T8">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8">persName</text:span> <text:span text:style-name="T8">ref</text:span>="#Faunus"&gt;<text:line-break/> &lt;<text:span text:style-name="T8">app</text:span>&gt;<text:line-break/>  &lt;<text:span text:style-name="T8">lem</text:span>&gt;Fauni&lt;/<text:span text:style-name="T8">lem</text:span>&gt;<text:line-break/>  &lt;<text:span text:style-name="T8">rdg</text:span> <text:span text:style-name="T8">wit</text:span>="#P"&gt;fanni&lt;/<text:span text:style-name="T8">rdg</text:span>&gt;<text:line-break/> &lt;/<text:span text:style-name="T8">app</text:span>&gt;<text:line-break/>&lt;/<text:span text:style-name="T8">persName</text:span>&gt;</text:p>
      <text:p text:style-name="Standard"><text:soft-page-break/>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8">app</text:span>&gt;<text:line-break/> &lt;<text:span text:style-name="T8">lem</text:span>&gt;<text:line-break/>  &lt;<text:span text:style-name="T8">persName</text:span> <text:span text:style-name="T8">ref</text:span>="#Meliboeus"&gt;Meliboeus&lt;/<text:span text:style-name="T8">persName</text:span>&gt;<text:line-break/> &lt;/<text:span text:style-name="T8">lem</text:span>&gt;<text:line-break/> &lt;<text:span text:style-name="T8">rdg</text:span> <text:span text:style-name="T8">wit</text:span>="#χ #φ"&gt;<text:line-break/>  &lt;<text:span text:style-name="T8">persName</text:span> <text:span text:style-name="T8">ref</text:span>="#Meliboeus"&gt;melibaeus&lt;/<text:span text:style-name="T8">persName</text:span>&gt;<text:line-break/> &lt;/<text:span text:style-name="T8">rdg</text:span>&gt;<text:line-break/> &lt;<text:span text:style-name="T8">rdg</text:span> <text:span text:style-name="T8">wit</text:span>="#μ"&gt;me libens&lt;/<text:span text:style-name="T8">rdg</text:span>&gt;<text:line-break/>&lt;/<text:span text:style-name="T8">app</text:span>&gt;</text:p>
      <text:h text:style-name="Heading_20_2" text:outline-level="2"><text:bookmark-start text:name="edition-text-places"/>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143953273864905" text:continue-numbering="true" text:style-name="WWNum2">
        <text:list-item>
          <text:p text:style-name="P1">&lt;<text:span text:style-name="T2">listPlace</text:span>&gt; (list of places) contains a list of names of places mentioned in the text. It is placed in the &lt;<text:span text:style-name="T2">back</text:span>&gt; section of the edition.</text:p>
        </text:list-item>
        <text:list-item>
          <text:p text:style-name="P1">&lt;<text:span text:style-name="T2">place</text:span>&gt; is an item in &lt;<text:span text:style-name="T2">listPlace</text:span>&gt; in the &lt;<text:span text:style-name="T2">back</text:span>&gt; section of the edition. It must <text:span text:style-name="T9">@xml:id</text:span> with a machine-readable version of the name to serve as a reference for instances of the name in the text. It may also have <text:span text:style-name="T9">@corresp</text:span> with the canonical Uniform Resource Identifier (URI) for it at <text:a xlink:type="simple" xlink:href="http://pleiades.stoa.org" text:style-name="Internet_20_link" text:visited-style-name="Visited_20_Internet_20_Link">Pleiades</text:a> or some other standard source of URIs for place names.</text:p>
        </text:list-item>
        <text:list-item>
          <text:p text:style-name="P1">&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lt;<text:span text:style-name="T8">listPlace</text:span>&gt;<text:line-break/> &lt;<text:span text:style-name="T8">place</text:span> <text:span text:style-name="T8">corresp</text:span>="http://pleiades.stoa.org/places/993"<text:line-break/>  <text:span text:style-name="T8">xml:id</text:span>="Gallia"&gt;<text:line-break/>  &lt;<text:span text:style-name="T8">placeName</text:span>&gt;Gallia&lt;/<text:span text:style-name="T8">placeName</text:span>&gt;<text:line-break/> &lt;/<text:span text:style-name="T8">place</text:span>&gt;<text:line-break/> &lt;<text:span text:style-name="T8">place</text:span> <text:span text:style-name="T8">corresp</text:span>="http://pleiades.stoa.org/places/138369"<text:line-break/>  <text:span text:style-name="T8">xml:id</text:span>="Garumna"&gt;<text:line-break/>  &lt;<text:span text:style-name="T8">placeName</text:span>&gt;Garumna&lt;/<text:span text:style-name="T8">placeName</text:span>&gt;<text:line-break/> &lt;/<text:span text:style-name="T8">place</text:span>&gt;<text:line-break/> &lt;<text:span text:style-name="T8">place</text:span> <text:span text:style-name="T8">corresp</text:span>="https://pleiades.stoa.org/places/109147"<text:line-break/>  <text:span text:style-name="T8">xml:id</text:span>="Matrona"&gt;<text:line-break/>  &lt;<text:span text:style-name="T8">placeName</text:span>&gt;Matrona&lt;/<text:span text:style-name="T8">placeName</text:span>&gt;<text:line-break/> &lt;/<text:span text:style-name="T8">place</text:span>&gt;<text:line-break/> &lt;<text:span text:style-name="T8">place</text:span> <text:span text:style-name="T8">corresp</text:span>="https://pleiades.stoa.org/places/109341"<text:line-break/>  <text:span text:style-name="T8">xml:id</text:span>="Sequana"&gt;<text:line-break/>  &lt;<text:span text:style-name="T8">placeName</text:span>&gt;Sequana&lt;/<text:span text:style-name="T8">placeName</text:span>&gt;<text:line-break/><text:soft-page-break/> &lt;/<text:span text:style-name="T8">place</text:span>&gt;<text:line-break/>&lt;/<text:span text:style-name="T8">listPlace</text:span>&gt;</text:p>
      <text:p text:style-name="Standard">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8">p</text:span>&gt;<text:line-break/> &lt;<text:span text:style-name="T8">placeName</text:span> <text:span text:style-name="T8">ref</text:span>="#Gallia"&gt;Gallia&lt;/<text:span text:style-name="T8">placeName</text:span>&gt; est omnis divisa in partes<text:line-break/> tres, quarum unam incolunt Belgae, aliam Aquitani, tertiam qui ipsorum<text:line-break/> lingua Celtae, nostra Galli appellantur. Hi omnes lingua, institutis,<text:line-break/> legibus inter se differunt. Gallos ab Aquitanis &lt;<text:span text:style-name="T8">placeName</text:span> <text:span text:style-name="T8">ref</text:span>="#Garumna"&gt;Garumna&lt;/<text:span text:style-name="T8">placeName</text:span>&gt; flumen, a Belgis &lt;<text:span text:style-name="T8">placeName</text:span> <text:span text:style-name="T8">ref</text:span>="#Matrona"&gt;Matrona&lt;/<text:span text:style-name="T8">placeName</text:span>&gt; et &lt;<text:span text:style-name="T8">placeName</text:span> <text:span text:style-name="T8">ref</text:span>="#Sequana"&gt;Sequana&lt;/<text:span text:style-name="T8">placeName</text:span>&gt; dividit.<text:line-break/>&lt;/<text:span text:style-name="T8">p</text:span>&gt;</text:p>
      <text:p text:style-name="Standard">It is also possible to forgo &lt;<text:span text:style-name="T2">listPlace</text:span>&gt; and just encode place names as they occur. This may be desirable in texts with only a few references to place names. In this case, it is recommended to include <text:span text:style-name="T9">@ref</text:span> with each &lt;<text:span text:style-name="T2">placeName</text:span>&gt;, with a URI pointing to some reference (e.g., Pleiades) for the place name:</text:p>
      <text:p text:style-name="Special">&lt;<text:span text:style-name="T8">p</text:span>&gt;<text:line-break/> &lt;<text:span text:style-name="T8">placeName</text:span> <text:span text:style-name="T8">ref</text:span>="http://pleiades.stoa.org/places/993"&gt;Gallia&lt;/<text:span text:style-name="T8">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8">placeName</text:span> <text:span text:style-name="T8">ref</text:span>="http://pleiades.stoa.org/places/138369"&gt;Garumna&lt;/<text:span text:style-name="T8">placeName</text:span>&gt; flumen, a Belgis &lt;<text:span text:style-name="T8">placeName</text:span> <text:span text:style-name="T8">ref</text:span>="https://pleiades.stoa.org/places/109147"&gt;Matrona&lt;/<text:span text:style-name="T8">placeName</text:span>&gt; et<text:line-break/>&lt;<text:span text:style-name="T8">placeName</text:span> <text:span text:style-name="T8">ref</text:span>="https://pleiades.stoa.org/places/109341"&gt;Sequana&lt;/<text:span text:style-name="T8">placeName</text:span>&gt; dividit.<text:line-break/>&lt;/<text:span text:style-name="T8">p</text:span>&gt;</text:p>
      <text:h text:style-name="Heading_20_2" text:outline-level="2"><text:bookmark-start text:name="edition-text-symbols"/>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20]</text:bookmark-ref><text:s/>(80–81), but they call for semantically encoding them instead of simply inserting the various punctuation marks and other symbols that represent complex information. The encoding will produce the standard symbols, and the information they represent will be explicit and in a form readable by humans and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subsections of the guidelines for encoding entries in the critical apparatus. The following list identifies the symbols and points to the guidelines for encoding them:</text:p>
      <text:list xml:id="list143952460821482" text:continue-numbering="true" text:style-name="WWNum2">
        <text:list-item>
          <text:p text:style-name="P1"><text:soft-page-break/>( ) = <text:bookmark-ref text:reference-format="number-no-superior" text:ref-name="edition-text-abbreviation-expansion"/>.</text:p>
        </text:list-item>
        <text:list-item>
          <text:p text:style-name="P1">ạḅc̣ḍ = <text:a xlink:type="simple" xlink:href="#edition-text-uncertain-characters" text:style-name="Internet_20_link" text:visited-style-name="Visited_20_Internet_20_Link"><text:span text:style-name="T15">text uncertainly restored</text:span></text:a>.</text:p>
        </text:list-item>
        <text:list-item>
          <text:p text:style-name="P1">&lt; &gt; = <text:bookmark-ref text:reference-format="number-no-superior" text:ref-name="apparatus-criticus-conjecture-and-emendation">Error: Reference source not found</text:bookmark-ref>.</text:p>
        </text:list-item>
        <text:list-item>
          <text:p text:style-name="P1">*** = <text:bookmark-ref text:reference-format="number-no-superior" text:ref-name="edition-text-lacunae"/></text:p>
        </text:list-item>
        <text:list-item>
          <text:p text:style-name="P1">&lt; *** &gt; = <text:bookmark-ref text:reference-format="number-no-superior" text:ref-name="apparatus-criticus-conjecture-and-emendation-lacunae">Error: Reference source not found</text:bookmark-ref>.</text:p>
        </text:list-item>
        <text:list-item>
          <text:p text:style-name="P1">[ ... ] = <text:bookmark-ref text:reference-format="number-no-superior" text:ref-name="apparatus-criticus-omission-known-loss-characters">Error: Reference source not found</text:bookmark-ref>.</text:p>
        </text:list-item>
        <text:list-item>
          <text:p text:style-name="P1">[---] = <text:bookmark-ref text:reference-format="number-no-superior" text:ref-name="apparatus-criticus-illegible-characters-unknown">Error: Reference source not found</text:bookmark-ref>.</text:p>
        </text:list-item>
        <text:list-item>
          <text:p text:style-name="P1">⟦ ⟧ = <text:bookmark-ref text:reference-format="number-no-superior" text:ref-name="apparatus-criticus-deletion-witness"/>.</text:p>
        </text:list-item>
        <text:list-item>
          <text:p text:style-name="P1">{ } = <text:bookmark-ref text:reference-format="number-no-superior" text:ref-name="apparatus-criticus-conjecture-and-emendation-editorial">Error: Reference source not found</text:bookmark-ref>.</text:p>
        </text:list-item>
        <text:list-item>
          <text:p text:style-name="P1">† † = <text:bookmark-ref text:reference-format="number-no-superior" text:ref-name="apparatus-criticus-crux"/>.</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will display the abbreviated forms by default, but a user will be able to toggle between the abbreviated and expanded forms.</text:p>
      <text:p text:style-name="Standard">The preface should indicate whether or not abbreviations are expanded.</text:p>
      <text:list xml:id="list143954149150810" text:continue-numbering="true" text:style-name="WWNum2">
        <text:list-item>
          <text:p text:style-name="P1">&lt;<text:span text:style-name="T2">expan</text:span>&gt; (expansion) contains the full expansion of an abbreviation.</text:p>
        </text:list-item>
        <text:list-item>
          <text:p text:style-name="P1">&lt;<text:span text:style-name="T2">abbr</text:span>&gt; (abbreviation) contains the abbreviated part, i.e. the letters actually on the page.</text:p>
        </text:list-item>
        <text:list-item>
          <text:p text:style-name="P1">&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8">p</text:span>&gt;<text:line-break/> &lt;<text:span text:style-name="T8">expan</text:span>&gt;<text:line-break/>  &lt;<text:span text:style-name="T8">abbr</text:span>&gt;M&lt;/<text:span text:style-name="T8">abbr</text:span>&gt;<text:line-break/>  &lt;<text:span text:style-name="T8">ex</text:span>&gt;arcus&lt;/<text:span text:style-name="T8">ex</text:span>&gt;<text:line-break/> &lt;/<text:span text:style-name="T8">expan</text:span>&gt; Cicero<text:line-break/>&lt;<text:span text:style-name="T8">expan</text:span>&gt;<text:line-break/>  &lt;<text:span text:style-name="T8">abbr</text:span>&gt;S&lt;/<text:span text:style-name="T8">abbr</text:span>&gt;<text:line-break/>  &lt;<text:span text:style-name="T8">ex</text:span>&gt;alutem&lt;/<text:span text:style-name="T8">ex</text:span>&gt;<text:line-break/>  &lt;<text:span text:style-name="T8">abbr</text:span>&gt;D&lt;/<text:span text:style-name="T8">abbr</text:span>&gt;<text:line-break/>  &lt;<text:span text:style-name="T8">ex</text:span>&gt;ixit&lt;/<text:span text:style-name="T8">ex</text:span>&gt;<text:line-break/> &lt;/<text:span text:style-name="T8">expan</text:span>&gt;<text:line-break/> &lt;<text:span text:style-name="T8">expan</text:span>&gt;<text:line-break/>  &lt;<text:span text:style-name="T8">abbr</text:span>&gt;L&lt;/<text:span text:style-name="T8">abbr</text:span>&gt;<text:line-break/>  &lt;<text:span text:style-name="T8">ex</text:span>&gt;ucio&lt;/<text:span text:style-name="T8">ex</text:span>&gt;<text:line-break/> &lt;/<text:span text:style-name="T8">expan</text:span>&gt; Lucceio<text:line-break/>&lt;<text:span text:style-name="T8">expan</text:span>&gt;<text:line-break/>  &lt;<text:span text:style-name="T8">abbr</text:span>&gt;Q&lt;/<text:span text:style-name="T8">abbr</text:span>&gt;<text:line-break/>  &lt;<text:span text:style-name="T8">ex</text:span>&gt;uinti&lt;/<text:span text:style-name="T8">ex</text:span>&gt;<text:line-break/> &lt;/<text:span text:style-name="T8">expan</text:span>&gt;<text:line-break/> &lt;<text:span text:style-name="T8">expan</text:span>&gt;<text:line-break/>  &lt;<text:span text:style-name="T8">abbr</text:span>&gt;F&lt;/<text:span text:style-name="T8">abbr</text:span>&gt;<text:line-break/>  &lt;<text:span text:style-name="T8">ex</text:span>&gt;ilio&lt;/<text:span text:style-name="T8">ex</text:span>&gt;<text:line-break/> &lt;/<text:span text:style-name="T8">expan</text:span>&gt;<text:line-break/>&lt;/<text:span text:style-name="T8">p</text:span>&gt;</text:p>
      <text:p text:style-name="Standard"><text:soft-page-break/>Multiple &lt;abbr&gt; elements within a single &lt;expan&gt; compose a single abbreviation between them. For example, "e.g." is one abbreviation for the phrase “exempli gratia.”</text:p>
      <text:p text:style-name="Special">&lt;<text:span text:style-name="T8">expan</text:span>&gt;<text:line-break/> &lt;<text:span text:style-name="T8">abbr</text:span>&gt;e&lt;/<text:span text:style-name="T8">abbr</text:span>&gt;<text:line-break/> &lt;<text:span text:style-name="T8">ex</text:span>&gt;xempli&lt;/<text:span text:style-name="T8">ex</text:span>&gt;<text:line-break/> &lt;<text:span text:style-name="T8">abbr</text:span>&gt;g&lt;/<text:span text:style-name="T8">abbr</text:span>&gt;<text:line-break/> &lt;<text:span text:style-name="T8">ex</text:span>&gt;ratia&lt;/<text:span text:style-name="T8">ex</text:span>&gt;<text:line-break/>&lt;/<text:span text:style-name="T8">expan</text:span>&gt;</text:p>
      <text:h text:style-name="Heading_20_3" text:outline-level="3"><text:bookmark-start text:name="edition-text-ambiguous-characters"/>Ambiguous Characters<text:bookmark-end text:name="edition-text-ambiguous-characters"/></text:h>
      <text:p text:style-name="Standard">When an edition is based on a limited number of witnesses, it may be necessary to indicate that characters are difficult to read. The accepted way to do this is with dots underneath the uncertainly restored characters.</text:p>
      <text:p text:style-name="Standard">&lt;<text:span text:style-name="T2">unclear</text:span>&gt; contains characters, words, or phrases that cannot be transcribed with certainty.</text:p>
      <text:p text:style-name="Standard">For example, the entry for <text:span text:style-name="tei_5f_foreign">Mensae</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8">unclear</text:span>&gt;ame&lt;/<text:span text:style-name="T8">unclear</text:span>&gt;<text:line-break/>&lt;<text:span text:style-name="T8">gap</text:span> <text:span text:style-name="T8">quantity</text:span>="3" <text:span text:style-name="T8">reason</text:span>="lost"<text:line-break/> <text:span text:style-name="T8">unit</text:span>="characters"/&gt;<text:line-break/>&lt;<text:span text:style-name="T8">unclear</text:span>&gt;a tenebat aram&lt;/<text:span text:style-name="T8">unclear</text:span>&gt;<text:line-break/>&lt;<text:span text:style-name="T8">gap</text:span> <text:span text:style-name="T8">quantity</text:span>="10" <text:span text:style-name="T8">reason</text:span>="lost"<text:line-break/> <text:span text:style-name="T8">unit</text:span>="characters"/&gt;</text:p>
      <text:h text:style-name="Heading_20_3" text:outline-level="3"><text:bookmark-start text:name="edition-text-lacunae"/>Lacunae<text:bookmark-end text:name="edition-text-lacunae"/></text:h>
      <text:p text:style-name="Standard"><text:s/>*** = An unknown amount of text has been lost from the entire textual tradition, whether because of physical loss or human error (e.g., <text:span text:style-name="tei_5f_foreign"><text:span text:style-name="T16">saut du même au même</text:span></text:span>).</text:p>
      <text:list xml:id="list143952947366959" text:continue-numbering="true" text:style-name="WWNum2">
        <text:list-item>
          <text:p text:style-name="P1">&lt;<text:span text:style-name="T2">gap</text:span>&gt; signifies that text is missing.</text:p>
        </text:list-item>
        <text:list-item>
          <text:p text:style-name="P1"><text:span text:style-name="T9">@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3]</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9">@reason</text:span>="lost" is inserted into the main text to indicate the lacuna:</text:p>
      <text:p text:style-name="Special"><text:soft-page-break/>&lt;<text:span text:style-name="T8">p</text:span>&gt;Custodiisque diligentius dispositis ipse grauissima hieme in nauibus<text:line-break/> excubans neque ullum laborem aut munus despiciens neque subsidium<text:line-break/> expectans si in Caesaris complexum uenire posset &lt;<text:span text:style-name="T8">gap</text:span> <text:span text:style-name="T8">reason</text:span>="lost"/&gt;<text:line-break/>&lt;/<text:span text:style-name="T8">p</text:span>&gt;</text:p>
      <text:p text:style-name="Standard">If it is desirable to insert a comment on the lacuna in the apparatus criticus, &lt;<text:span text:style-name="T2">note</text:span>&gt; should be used as explained in the section <text:bookmark-ref text:reference-format="number-no-superior" text:ref-name="apparatus-criticus-editorial-notes"/>.</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Error: Reference source not found</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 for encoding instructions.</text:p>
      <text:h text:style-name="Heading_20_1" text:outline-level="1"><text:bookmark-start text:name="apparatus-fontium"/>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text:s/>is recommended.</text:p>
      <text:list xml:id="list143953041289827" text:continue-numbering="true" text:style-name="WWNum2">
        <text:list-item>
          <text:p text:style-name="P1">&lt;<text:span text:style-name="T2">app</text:span>&gt; (apparatus entry) contains information about a quotation or a reference made by the author of a text.</text:p>
        </text:list-item>
        <text:list-item>
          <text:p text:style-name="P1">&lt;<text:span text:style-name="T2">lem</text:span>&gt; (lemma) contains the lemma, or base text, of the citation.</text:p>
        </text:list-item>
        <text:list-item>
          <text:p text:style-name="P1">&lt;<text:span text:style-name="T2">rdg</text:span>&gt; (reading) contains a variant form of the citation, if one exists in another witness or source (see more on witnesses and sources in the section "<text:bookmark-ref text:reference-format="number-no-superior" text:ref-name="apparatus-criticus-concepts-definitions"/>").</text:p>
        </text:list-item>
        <text:list-item>
          <text:p text:style-name="P1">&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1">&lt;<text:span text:style-name="T2">quote</text:span>&gt; (quotation) contains a phrase or passage attributable to some agency external to the text.</text:p>
        </text:list-item>
        <text:list-item>
          <text:p text:style-name="P1">&lt;<text:span text:style-name="T2">bibl</text:span>&gt; (bibliographic citation) contains the bibliographical information supplied by the author.</text:p>
        </text:list-item>
        <text:list-item>
          <text:p text:style-name="P1">&lt;<text:span text:style-name="T2">ref</text:span>&gt; (reference) with <text:span text:style-name="T9">@target</text:span> contains a reference to a bibliographical item defined elsewhere in the edition.</text:p>
        </text:list-item>
        <text:list-item>
          <text:p text:style-name="P1">&lt;<text:span text:style-name="T2">note</text:span>&gt; (note), with <text:span text:style-name="T9">@type</text:span>="fontium" and <text:span text:style-name="T9">@target</text:span> pointing to the <text:span text:style-name="T9">@xml:id</text:span> of the &lt;<text:span text:style-name="T2">lem</text:span>&gt;, contains a standardized form of reference (using &lt;<text:span text:style-name="T2">bibl</text:span>&gt; or &lt;<text:span text:style-name="T2">ref</text:span>&gt;) provided by the editor. <text:span text:style-name="T9">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9">@rend</text:span>="blockquote" will be or printed on a new line and <text:soft-page-break/>indented. In the latter case, prose and verse text within &lt;<text:span text:style-name="T2">quote</text:span>&gt; should be encoded according to the guidelines in the sections "<text:bookmark-ref text:reference-format="number-no-superior" text:ref-name="edition-text-prose"/>" and "<text:bookmark-ref text:reference-format="number-no-superior" text:ref-name="edition-text-verse"/>.”</text:p>
      <text:p text:style-name="Standard">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 PL 64,<text:line-break/>   1353C)&lt;/<text:span text:style-name="T8">bibl</text:span>&gt;<text:line-break/>&lt;/<text:span text:style-name="T8">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9">@xml:id</text:span> for each source), and use &lt;<text:span text:style-name="T2">ref</text:span>&gt; with <text:span text:style-name="T9">@target</text:span> pointing to the <text:span text:style-name="T9">@xml:id</text:span> of the source of the quotation.</text:p>
      <text:p text:style-name="Special">&lt;<text:span text:style-name="T8">note</text:span> <text:span text:style-name="T8">target</text:span>="#lem-12-boethius"<text:line-break/> <text:span text:style-name="T8">type</text:span>="fontium"&gt;<text:line-break/> &lt;<text:span text:style-name="T8">ref</text:span> <text:span text:style-name="T8">target</text:span>="#boethius-de-trin"&gt;Boethius &lt;<text:span text:style-name="T8">hi</text:span> <text:span text:style-name="T8">rend</text:span>="italic"&gt;De Trin.&lt;/<text:span text:style-name="T8">hi</text:span>&gt; c.<text:line-break/>   4 (ed. R. Peiper 159; PL 64, 1353C)&lt;/<text:span text:style-name="T8">ref</text:span>&gt;<text:line-break/>&lt;/<text:span text:style-name="T8">note</text:span>&gt;</text:p>
      <text:p text:style-name="Standard">Either method accomplishes the same objective, but note that the use of &lt;<text:span text:style-name="T2">ref</text:span>&gt; requires &lt;<text:span text:style-name="T2">hi</text:span>&gt; with <text:span text:style-name="T9">@rend</text:span>="italic" for displaying or printing the title in italic type. Otherwise, the choice depends on how often the editor wishes to type the full bibliographical entry.</text:p>
      <text:p text:style-name="Standard">Wherever the bibliographical information is encoded, editors are encouraged to use <text:span text:style-name="T9">@ref</text:span> on &lt;<text:span text:style-name="T2">author</text:span>&gt; and &lt;<text:span text:style-name="T2">title</text:span>&gt; to point to an identifier of some sort (e.g., CTS URN). For example,</text:p>
      <text:p text:style-name="Special">&lt;<text:span text:style-name="T8">bibl</text:span>&gt;<text:line-break/> &lt;<text:span text:style-name="T8">author</text:span> <text:span text:style-name="T8">ref</text:span>="urn:cts:latinLit:phi0134"&gt;Ter.&lt;/<text:span text:style-name="T8">author</text:span>&gt;<text:line-break/> &lt;<text:span text:style-name="T8">title</text:span> <text:span text:style-name="T8">ref</text:span>="urn:cts:latinLit:phi0134.phi004"&gt;Ph.&lt;/<text:span text:style-name="T8">title</text:span>&gt;<text:line-break/> &lt;<text:span text:style-name="T8">biblScope</text:span> <text:span text:style-name="T8">unit</text:span>="line"&gt;390&lt;/<text:span text:style-name="T8">biblScope</text:span>&gt;<text:line-break/>&lt;/<text:span text:style-name="T8">bibl</text:span>&gt;</text:p>
      <text:p text:style-name="Standard">Using <text:span text:style-name="T9">@ref</text:span> in this way will enrich the edition's metadata and enable access to other resources. For more information about this use of <text:span text:style-name="T9">@ref</text:span>, consult the LDLT staff.</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text:soft-page-break/>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9">@type</text:span>="fontium".</text:p>
      <text:p text:style-name="Standard">In the following example, Duns Scotus has referred to a work by Boethius, but he has not quoted it directly: <text:span text:style-name="tei_5f_foreign">Probatio minoris per <text:s text:c="28"/>Boethium De Trinitate: dicit quod septem praedicamenta non dicunt <text:s text:c="28"/>absolutas res, sed tantum respectus</text:span>. That should be encoded as follows:</text:p>
      <text:p text:style-name="Special">&lt;<text:span text:style-name="T8">p</text:span>&gt;Probatio minoris per &lt;<text:span text:style-name="T8">app</text:span>&gt;<text:line-break/>  &lt;<text:span text:style-name="T8">lem</text:span> <text:span text:style-name="T8">xml:id</text:span>="lem-12-boethius"&gt;<text:line-break/>   &lt;<text:span text:style-name="T8">bibl</text:span>&gt;<text:line-break/>    &lt;<text:span text:style-name="T8">author</text:span>&gt;Boethium&lt;/<text:span text:style-name="T8">author</text:span>&gt;<text:line-break/>    &lt;<text:span text:style-name="T8">title</text:span>&gt;De Trinitate&lt;/<text:span text:style-name="T8">title</text:span>&gt;<text:line-break/>   &lt;/<text:span text:style-name="T8">bibl</text:span>&gt;<text:line-break/>  &lt;/<text:span text:style-name="T8">lem</text:span>&gt;<text:line-break/>  &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text:line-break/>       PL 64, 1353C)&lt;/<text:span text:style-name="T8">bibl</text:span>&gt;<text:line-break/>  &lt;/<text:span text:style-name="T8">note</text:span>&gt;<text:line-break/> &lt;/<text:span text:style-name="T8">app</text:span>&gt;: dicit quod septem praedicamenta non dicunt absolutas res, sed<text:line-break/> tantum respectus.&lt;/<text:span text:style-name="T8">p</text:span>&gt;</text:p>
      <text:p text:style-name="Standard">In the edition text, the text would be displayed or printed without interruption: Probatio minoris per Boethium <text:span text:style-name="T9">De Trinitate</text:span>: dicit quod septem praedicamenta non dicunt absolutas res, sed tantum respectus. The apparatus fontium would include the following entry: Boethius <text:span text:style-name="T9">De Trin.</text:span> c. 4 (ed. R. Peiper 159; PL 64, 1353C). If variant readings exist for the citation, they will appear in the apparatus criticus.</text:p>
      <text:p text:style-name="Standard">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8">p</text:span>&gt;Probatio minoris per &lt;<text:span text:style-name="T8">app</text:span>&gt;<text:line-break/>  &lt;<text:span text:style-name="T8">lem</text:span> <text:span text:style-name="T8">xml:id</text:span>="lem-12-boethius"&gt;<text:line-break/>   &lt;<text:span text:style-name="T8">bibl</text:span>&gt;<text:line-break/>    &lt;<text:span text:style-name="T8">author</text:span>&gt;Boethium&lt;/<text:span text:style-name="T8">author</text:span>&gt;<text:line-break/>    &lt;<text:span text:style-name="T8">title</text:span>&gt;De Trinitate&lt;/<text:span text:style-name="T8">title</text:span>&gt;<text:line-break/>   &lt;/<text:span text:style-name="T8">bibl</text:span>&gt;<text:line-break/>  &lt;/<text:span text:style-name="T8">lem</text:span>&gt;<text:line-break/>  &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text:line-break/>       PL 64, 1353C)&lt;/<text:span text:style-name="T8">bibl</text:span>&gt;<text:line-break/><text:soft-page-break/>   &lt;<text:span text:style-name="T8">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8">quote</text:span>&gt;<text:line-break/>  &lt;/<text:span text:style-name="T8">note</text:span>&gt;<text:line-break/> &lt;/<text:span text:style-name="T8">app</text:span>&gt;: dicit quod septem praedicamenta non dicunt absolutas res, sed<text:line-break/> tantum respectus.&lt;/<text:span text:style-name="T8">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7]</text:bookmark-ref><text:s/>demonstrates a more complex entry that features other aspects of the quotation of sources, including direct speech, block quotations of prose and verse texts, and an inline quotation of a prose text:</text:p>
      <text:p text:style-name="Special">&lt;<text:span text:style-name="T8">said</text:span> <text:span text:style-name="T8">who</text:span>="#Rufius"&gt;<text:line-break/> &lt;<text:span text:style-name="T8">p</text:span>&gt;Nec acipenser, quem maria prodigis nutriunt, illius saeculi delicias<text:line-break/>   evasit; et ut liqueat secundo Punico bello celebre nomen huius<text:line-break/>   piscis fuisse, accipite ut meminerit eius &lt;<text:span text:style-name="T8">app</text:span>&gt;<text:line-break/>   &lt;<text:span text:style-name="T8">lem</text:span> <text:span text:style-name="T8">xml:id</text:span>="lem-3.16-plautus"&gt;<text:line-break/>    &lt;<text:span text:style-name="T8">bibl</text:span>&gt;<text:line-break/>     &lt;<text:span text:style-name="T8">author</text:span>&gt;Plautus&lt;/<text:span text:style-name="T8">author</text:span>&gt; in<text:line-break/>         fabula quae inscribitur &lt;<text:span text:style-name="T8">title</text:span>&gt;Baccaria&lt;/<text:span text:style-name="T8">title</text:span>&gt;<text:line-break/>    &lt;/<text:span text:style-name="T8">bibl</text:span>&gt;<text:line-break/>       ex persona parasiti&lt;<text:span text:style-name="T8">cit</text:span>&gt;<text:line-break/>     &lt;<text:span text:style-name="T8">quote</text:span> <text:span text:style-name="T8">rend</text:span>="blockquote"&gt;<text:line-break/>&lt;!-- Verse quotation to be displayed/printed on new line and indented --&gt;<text:line-break/>      &lt;<text:span text:style-name="T8">l</text:span>&gt;quis est mortalis tanta fortuna adfectus<text:line-break/>             umquam&lt;/<text:span text:style-name="T8">l</text:span>&gt;<text:line-break/>      &lt;<text:span text:style-name="T8">l</text:span>&gt;qua ego nunc sum, cuius haec ventri portatur<text:line-break/>             pompa?&lt;/<text:span text:style-name="T8">l</text:span>&gt;<text:line-break/>      &lt;<text:span text:style-name="T8">l</text:span>&gt;vel nunc, qui mihi in mari acipenser latuit<text:line-break/>             antehac,&lt;/<text:span text:style-name="T8">l</text:span>&gt;<text:line-break/>      &lt;<text:span text:style-name="T8">l</text:span>&gt;cuius ego latus in latebras reddam meis dentibus<text:line-break/>             et manibus.&lt;/<text:span text:style-name="T8">l</text:span>&gt;<text:line-break/>     &lt;/<text:span text:style-name="T8">quote</text:span>&gt;<text:line-break/>    &lt;/<text:span text:style-name="T8">cit</text:span>&gt;<text:line-break/>   &lt;/<text:span text:style-name="T8">lem</text:span>&gt;<text:line-break/>   &lt;<text:span text:style-name="T8">note</text:span> <text:span text:style-name="T8">target</text:span>="#lem-3.16-plautus"<text:line-break/>    <text:span text:style-name="T8">type</text:span>="fontium"&gt;<text:line-break/>    &lt;<text:span text:style-name="T8">bibl</text:span>&gt;<text:line-break/>     &lt;<text:span text:style-name="T8">author</text:span>&gt;Plautus&lt;/<text:span text:style-name="T8">author</text:span>&gt;<text:line-break/>     &lt;<text:span text:style-name="T8">title</text:span>&gt;Baccar.&lt;/<text:span text:style-name="T8">title</text:span>&gt; 16–20&lt;/<text:span text:style-name="T8">bibl</text:span>&gt;<text:line-break/>   &lt;/<text:span text:style-name="T8">note</text:span>&gt;<text:line-break/>  &lt;/<text:span text:style-name="T8">app</text:span>&gt;.&lt;/<text:span text:style-name="T8">p</text:span>&gt;<text:line-break/> &lt;<text:span text:style-name="T8">p</text:span>&gt;et ne vilior sit testis poeta, accipite assertore Cicerone in quo<text:line-break/>   honore fuerit hic piscis apud P. Scipionem Africanum illum et<text:line-break/>   Numantinum, haec sunt in dialogo &lt;<text:span text:style-name="T8">app</text:span>&gt;<text:line-break/>   &lt;<text:span text:style-name="T8">lem</text:span> <text:span text:style-name="T8">xml:id</text:span>="lem-3.16-Cicero"&gt;<text:line-break/>    &lt;<text:span text:style-name="T8">bibl</text:span>&gt;de fato verba &lt;<text:span text:style-name="T8">author</text:span>&gt;Ciceronis&lt;/<text:span text:style-name="T8">author</text:span>&gt;<text:line-break/>    &lt;/<text:span text:style-name="T8">bibl</text:span>&gt;<text:line-break/>    &lt;<text:span text:style-name="T8">cit</text:span>&gt;<text:line-break/>     &lt;<text:span text:style-name="T8">quote</text:span> <text:span text:style-name="T8">rend</text:span>="blockquote"&gt;<text:line-break/>&lt;!-- Prose quotation to be displayed/printed on new line and indented --&gt;<text:line-break/><text:soft-page-break/>      &lt;<text:span text:style-name="T8">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8">said</text:span> <text:span text:style-name="T8">who</text:span>="#Pontius"&gt;Scipio,&lt;/<text:span text:style-name="T8">said</text:span>&gt; inquit, &lt;<text:span text:style-name="T8">said</text:span> <text:span text:style-name="T8">who</text:span>="#Pontius"&gt;vide<text:line-break/>               quid agas, acipenser iste paucorum hominum<text:line-break/>               est.&lt;/<text:span text:style-name="T8">said</text:span>&gt;<text:line-break/>      &lt;/<text:span text:style-name="T8">p</text:span>&gt;<text:line-break/>     &lt;/<text:span text:style-name="T8">quote</text:span>&gt;<text:line-break/>    &lt;/<text:span text:style-name="T8">cit</text:span>&gt;<text:line-break/>   &lt;/<text:span text:style-name="T8">lem</text:span>&gt;<text:line-break/>   &lt;<text:span text:style-name="T8">note</text:span> <text:span text:style-name="T8">target</text:span>="#lem-3.16-Cicero"<text:line-break/>    <text:span text:style-name="T8">type</text:span>="fontium"&gt;<text:line-break/>    &lt;<text:span text:style-name="T8">bibl</text:span>&gt;<text:line-break/>     &lt;<text:span text:style-name="T8">author</text:span>&gt;Cicero&lt;/<text:span text:style-name="T8">author</text:span>&gt;<text:line-break/>     &lt;<text:span text:style-name="T8">title</text:span>&gt;De Fato&lt;/<text:span text:style-name="T8">title</text:span>&gt; fr. 4&lt;/<text:span text:style-name="T8">bibl</text:span>&gt;<text:line-break/>   &lt;/<text:span text:style-name="T8">note</text:span>&gt;<text:line-break/>  &lt;/<text:span text:style-name="T8">app</text:span>&gt;<text:line-break/> &lt;/<text:span text:style-name="T8">p</text:span>&gt;<text:line-break/> &lt;<text:span text:style-name="T8">p</text:span>&gt;nec infitias eo temporibus Traiani hunc piscem in magno pretio non<text:line-break/>   fuisse, teste &lt;<text:span text:style-name="T8">bibl</text:span>&gt;<text:line-break/>   &lt;<text:span text:style-name="T8">author</text:span>&gt;Plinio Secundo&lt;/<text:span text:style-name="T8">author</text:span>&gt;, qui in<text:line-break/>  &lt;<text:span text:style-name="T8">title</text:span>&gt;Naturali historia&lt;/<text:span text:style-name="T8">title</text:span>&gt;<text:line-break/>  &lt;/<text:span text:style-name="T8">bibl</text:span>&gt; cum de hoc pisce<text:line-break/>   loqueretur sic ait: &lt;<text:span text:style-name="T8">app</text:span>&gt;<text:line-break/>   &lt;<text:span text:style-name="T8">lem</text:span>&gt;<text:line-break/>    &lt;<text:span text:style-name="T8">cit</text:span>&gt;<text:line-break/>&lt;!-- Prose quotation to be displayed/printed in line --&gt;<text:line-break/>     &lt;<text:span text:style-name="T8">quote</text:span>&gt;nullo nunc in honore est, quod equidem miror, cum<text:line-break/>           sit rarus inventu.&lt;/<text:span text:style-name="T8">quote</text:span>&gt;<text:line-break/>    &lt;/<text:span text:style-name="T8">cit</text:span>&gt;<text:line-break/>   &lt;/<text:span text:style-name="T8">lem</text:span>&gt;<text:line-break/>   &lt;<text:span text:style-name="T8">note</text:span> <text:span text:style-name="T8">type</text:span>="fontium"&gt;<text:line-break/>    &lt;<text:span text:style-name="T8">bibl</text:span>&gt;<text:line-break/>     &lt;<text:span text:style-name="T8">author</text:span>&gt;Plin.&lt;/<text:span text:style-name="T8">author</text:span>&gt;<text:line-break/>     &lt;<text:span text:style-name="T8">title</text:span>&gt;HN&lt;/<text:span text:style-name="T8">title</text:span>&gt; 9.60&lt;/<text:span text:style-name="T8">bibl</text:span>&gt;.&lt;/<text:span text:style-name="T8">note</text:span>&gt;<text:line-break/>  &lt;/<text:span text:style-name="T8">app</text:span>&gt;<text:line-break/> &lt;/<text:span text:style-name="T8">p</text:span>&gt;<text:line-break/>&lt;/<text:span text:style-name="T8">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text:soft-page-break/>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8">p</text:span>&gt;Quid quod sic loqui: nosse, iudicasse vetant, novisse iubent et<text:line-break/> iudicavisse? Quasi vero nesciamus in hoc genere et plenum verbum recte<text:line-break/> dici et imminutum usitate. Itaque utrumque &lt;<text:span text:style-name="T8">app</text:span>&gt;<text:line-break/>  &lt;<text:span text:style-name="T8">lem</text:span> <text:span text:style-name="T8">xml:id</text:span>="lem-157-terence1"&gt;<text:line-break/>   &lt;<text:span text:style-name="T8">bibl</text:span>&gt;<text:line-break/>    &lt;<text:span text:style-name="T8">author</text:span>&gt;Terentius&lt;/<text:span text:style-name="T8">author</text:span>&gt;<text:line-break/>   &lt;/<text:span text:style-name="T8">bibl</text:span>&gt;: &lt;<text:span text:style-name="T8">cit</text:span>&gt;<text:line-break/>    &lt;<text:span text:style-name="T8">quote</text:span> <text:span text:style-name="T8">rend</text:span>="blockquote"&gt;eho tu, cognatum tuom non<text:line-break/>         noras?&lt;/<text:span text:style-name="T8">quote</text:span>&gt;<text:line-break/>   &lt;/<text:span text:style-name="T8">cit</text:span>&gt;<text:line-break/>  &lt;/<text:span text:style-name="T8">lem</text:span>&gt;<text:line-break/>  &lt;<text:span text:style-name="T8">note</text:span> <text:span text:style-name="T8">target</text:span>="#lem-157-terence1"<text:line-break/>   <text:span text:style-name="T8">type</text:span>="fontium"&gt;<text:line-break/>   &lt;<text:span text:style-name="T8">bibl</text:span>&gt;<text:line-break/>    &lt;<text:span text:style-name="T8">author</text:span>&gt;Ter.&lt;/<text:span text:style-name="T8">author</text:span>&gt;<text:line-break/>    &lt;<text:span text:style-name="T8">title</text:span>&gt;Ph.&lt;/<text:span text:style-name="T8">title</text:span>&gt;<text:line-break/>    &lt;<text:span text:style-name="T8">biblScope</text:span> <text:span text:style-name="T8">unit</text:span>="line"&gt;384&lt;/<text:span text:style-name="T8">biblScope</text:span>&gt;<text:line-break/>   &lt;/<text:span text:style-name="T8">bibl</text:span>&gt;<text:line-break/>  &lt;/<text:span text:style-name="T8">note</text:span>&gt;<text:line-break/> &lt;/<text:span text:style-name="T8">app</text:span>&gt;<text:line-break/>&lt;/<text:span text:style-name="T8">p</text:span>&gt;<text:line-break/>&lt;<text:span text:style-name="T8">p</text:span>&gt;post idem &lt;<text:span text:style-name="T8">app</text:span>&gt;<text:line-break/>  &lt;<text:span text:style-name="T8">lem</text:span> <text:span text:style-name="T8">xml:id</text:span>="lem-157-terence2"&gt;<text:line-break/>   &lt;<text:span text:style-name="T8">cit</text:span>&gt;<text:line-break/>    &lt;<text:span text:style-name="T8">quote</text:span> <text:span text:style-name="T8">rend</text:span>="blockquote"&gt;Stilponem, inquam,<text:line-break/>         noveras.&lt;/<text:span text:style-name="T8">quote</text:span>&gt;<text:line-break/>   &lt;/<text:span text:style-name="T8">cit</text:span>&gt;<text:line-break/>  &lt;/<text:span text:style-name="T8">lem</text:span>&gt;<text:line-break/>  &lt;<text:span text:style-name="T8">note</text:span> <text:span text:style-name="T8">target</text:span>="#lem-157-terence2"<text:line-break/>   <text:span text:style-name="T8">type</text:span>="fontium"&gt;<text:line-break/>   &lt;<text:span text:style-name="T8">bibl</text:span>&gt;<text:line-break/>    &lt;<text:span text:style-name="T8">author</text:span>&gt;Ter.&lt;/<text:span text:style-name="T8">author</text:span>&gt;<text:line-break/>    &lt;<text:span text:style-name="T8">title</text:span>&gt;Ph.&lt;/<text:span text:style-name="T8">title</text:span>&gt;<text:line-break/>    &lt;<text:span text:style-name="T8">biblScope</text:span> <text:span text:style-name="T8">unit</text:span>="line"&gt;390&lt;/<text:span text:style-name="T8">biblScope</text:span>&gt;<text:line-break/>   &lt;/<text:span text:style-name="T8">bibl</text:span>&gt;<text:line-break/>  &lt;/<text:span text:style-name="T8">note</text:span>&gt;<text:line-break/> &lt;/<text:span text:style-name="T8">app</text:span>&gt;<text:line-break/> Sient plenum est, sint imminutum; licet utare utroque.&lt;/<text:span text:style-name="T8">p</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text:p>
      <text:list xml:id="list143952320930097" text:continue-numbering="true" text:style-name="WWNum2">
        <text:list-item>
          <text:p text:style-name="P1"><text:soft-page-break/>&lt;<text:span text:style-name="T2">note</text:span>&gt; contains a list of parallel passages related to the text. Each &lt;<text:span text:style-name="T2">note</text:span>&gt; must have an <text:span text:style-name="T9">@xml:id</text:span> and <text:span text:style-name="T9">@target</text:span> pointing to the <text:span text:style-name="T9">@xml:id</text:span> related to the section of text referred to by the &lt;<text:span text:style-name="T2">note</text:span>&gt;. Each &lt;<text:span text:style-name="T2">note</text:span>&gt; must also have <text:span text:style-name="T9">@type</text:span>="parallel" to distinguish it from other uses of &lt;<text:span text:style-name="T2">note</text:span>&gt;.</text:p>
        </text:list-item>
        <text:list-item>
          <text:p text:style-name="P1">&lt;<text:span text:style-name="T2">listBibl</text:span>&gt; (citation list) contains references to parallel passages.</text:p>
        </text:list-item>
        <text:list-item>
          <text:p text:style-name="P1">&lt;<text:span text:style-name="T2">bibl</text:span>&gt; (bibliographic citation) contains the following bibliographic information pertaining to an individual parallel passage.</text:p>
          <text:list>
            <text:list-item>
              <text:p text:style-name="P4">&lt;<text:span text:style-name="T2">author</text:span>&gt; contains the name of the author (or a standard abbreviation) of a parallel passage.</text:p>
            </text:list-item>
            <text:list-item>
              <text:p text:style-name="P4">&lt;<text:span text:style-name="T2">title</text:span>&gt; contains the title of the work (or a standard abbreviation) in which the parallel passage occurs.</text:p>
            </text:list-item>
            <text:list-item>
              <text:p text:style-name="P4">&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1">&lt;<text:span text:style-name="T2">quote</text:span>&gt; contains the quoted text of the passage, if desirable.</text:p>
        </text:list-item>
      </text:list>
      <text:p text:style-name="Standard">For example, Gelsomino includes an extensive list of parallel passages to individual entries in his <text:bookmark-ref text:reference-format="number-no-superior" text:ref-name="gelsomino-sequester">[4]</text:bookmark-ref>. If that edition were encoded according to these guidelines, each paragraph in the edition text would have an <text:span text:style-name="T9">@xml:id</text:span> and <text:span text:style-name="T9">@corresp</text:span> pointing to the <text:span text:style-name="T9">@xml:id</text:span> of the note with the parallel passages:</text:p>
      <text:p text:style-name="Special">&lt;<text:span text:style-name="T8">p</text:span> <text:span text:style-name="T8">corresp</text:span>="p-f1-achelous" <text:span text:style-name="T8">n</text:span>="1"<text:line-break/> <text:span text:style-name="T8">xml:id</text:span>="f1-achelous"&gt;Achelous, Aetoliae, primus<text:line-break/> erupisse terram dicitur.&lt;/<text:span text:style-name="T8">p</text:span>&gt;<text:line-break/>&lt;<text:span text:style-name="T8">note</text:span> <text:span text:style-name="T8">target</text:span>="#f1-achelous" <text:span text:style-name="T8">type</text:span>="parallel"<text:line-break/> <text:span text:style-name="T8">xml:id</text:span>="p-f1-achelous"&gt;<text:line-break/> &lt;<text:span text:style-name="T8">listBibl</text:span>&gt;<text:line-break/>  &lt;<text:span text:style-name="T8">bibl</text:span>&gt;<text:line-break/>   &lt;<text:span text:style-name="T8">author</text:span>&gt;Verg.&lt;/<text:span text:style-name="T8">author</text:span>&gt;<text:line-break/>   &lt;<text:span text:style-name="T8">title</text:span>&gt;G&lt;/<text:span text:style-name="T8">title</text:span>&gt;<text:line-break/>   &lt;<text:span text:style-name="T8">biblScope</text:span>&gt;1.9&lt;/<text:span text:style-name="T8">biblScope</text:span>&gt;<text:line-break/>  &lt;/<text:span text:style-name="T8">bibl</text:span>&gt;: &lt;<text:span text:style-name="T8">quote</text:span>&gt;poculaque …<text:line-break/>     Acheloia"&lt;/<text:span text:style-name="T8">quote</text:span>&gt; (cf. &lt;<text:span text:style-name="T8">bibl</text:span>&gt;<text:line-break/>   &lt;<text:span text:style-name="T8">author</text:span>&gt;Serv. Auct.&lt;/<text:span text:style-name="T8">author</text:span>&gt; ad<text:line-break/>     loc.&lt;/<text:span text:style-name="T8">bibl</text:span>&gt;); &lt;<text:span text:style-name="T8">bibl</text:span>&gt;<text:line-break/>   &lt;<text:span text:style-name="T8">author</text:span>&gt;Macr.&lt;/<text:span text:style-name="T8">author</text:span>&gt;<text:line-break/>   &lt;<text:span text:style-name="T8">title</text:span>&gt;Satur.&lt;/<text:span text:style-name="T8">title</text:span>&gt;<text:line-break/>   &lt;<text:span text:style-name="T8">biblScope</text:span>&gt;5.18.1–2&lt;/<text:span text:style-name="T8">biblScope</text:span>&gt; praesertim 9&lt;/<text:span text:style-name="T8">bibl</text:span>&gt;<text:line-break/> &lt;/<text:span text:style-name="T8">listBibl</text:span>&gt;<text:line-break/>&lt;/<text:span text:style-name="T8">note</text:span>&gt;<text:line-break/>&lt;<text:span text:style-name="T8">p</text:span> <text:span text:style-name="T8">n</text:span>="2" <text:span text:style-name="T8">xml:id</text:span>="f2-arar"&gt;Arar, &lt;<text:span text:style-name="T8">app</text:span>&gt;<text:line-break/>  &lt;<text:span text:style-name="T8">lem</text:span>&gt;Germaniae&lt;/<text:span text:style-name="T8">lem</text:span>&gt;<text:line-break/>  &lt;<text:span text:style-name="T8">rdg</text:span> <text:span text:style-name="T8">wit</text:span>="#Tschu. #Siml."&gt;Galliae&lt;/<text:span text:style-name="T8">rdg</text:span>&gt;<text:line-break/> &lt;/<text:span text:style-name="T8">app</text:span>&gt;, e &lt;<text:span text:style-name="T8">app</text:span>&gt;<text:line-break/>  &lt;<text:span text:style-name="T8">lem</text:span>&gt;Vogeso&lt;/<text:span text:style-name="T8">lem</text:span>&gt;<text:line-break/>  &lt;<text:span text:style-name="T8">rdg</text:span> <text:span text:style-name="T8">source</text:span>="#Rie." <text:span text:style-name="T8">wit</text:span>="#Sal."&gt;Vosego&lt;/<text:span text:style-name="T8">rdg</text:span>&gt;<text:line-break/> &lt;/<text:span text:style-name="T8">app</text:span>&gt; monte. miscetur Rhodano. ita lene decurrit, ut vix intellegi possit<text:line-break/> decursus eius.&lt;/<text:span text:style-name="T8">p</text:span>&gt;<text:line-break/>&lt;<text:span text:style-name="T8">note</text:span> <text:span text:style-name="T8">target</text:span>="#f2-arar" <text:span text:style-name="T8">type</text:span>="parallel"<text:line-break/> <text:span text:style-name="T8">xml:id</text:span>="p-f2-arar"&gt;<text:line-break/><text:soft-page-break/> &lt;<text:span text:style-name="T8">listBibl</text:span>&gt;<text:line-break/>  &lt;<text:span text:style-name="T8">bibl</text:span>&gt;<text:line-break/>   &lt;<text:span text:style-name="T8">author</text:span>&gt;Verg.&lt;/<text:span text:style-name="T8">author</text:span>&gt;<text:line-break/>   &lt;<text:span text:style-name="T8">title</text:span>&gt;E&lt;/<text:span text:style-name="T8">title</text:span>&gt;<text:line-break/>   &lt;<text:span text:style-name="T8">biblScope</text:span>&gt;1.62&lt;/<text:span text:style-name="T8">biblScope</text:span>&gt;<text:line-break/>  &lt;/<text:span text:style-name="T8">bibl</text:span>&gt;: &lt;<text:span text:style-name="T8">quote</text:span>&gt;aut Ararim Parthus bibet<text:line-break/>     aut Germania Tigrim&lt;/<text:span text:style-name="T8">quote</text:span>&gt;; (cf.<text:line-break/> &lt;<text:span text:style-name="T8">bibl</text:span>&gt;<text:line-break/>   &lt;<text:span text:style-name="T8">author</text:span>&gt;Serv.&lt;/<text:span text:style-name="T8">author</text:span>&gt;<text:line-break/>  &lt;/<text:span text:style-name="T8">bibl</text:span>&gt;: &lt;<text:span text:style-name="T8">quote</text:span>&gt;Ararim Germaniae flumen<text:line-break/>     … Arar fluvius Galliae fluens in Rhodanum&lt;/<text:span text:style-name="T8">quote</text:span>&gt;<text:line-break/>  &lt;<text:span text:style-name="T8">bibl</text:span>&gt;<text:line-break/>   &lt;<text:span text:style-name="T8">title</text:span>&gt;Schol. Bern.&lt;/<text:span text:style-name="T8">title</text:span>&gt;<text:line-break/>  &lt;/<text:span text:style-name="T8">bibl</text:span>&gt;: &lt;<text:span text:style-name="T8">quote</text:span>&gt;Arar flumen Germaniae,<text:line-break/>     tamen alii dicunt Galliae, in Rhodanum iens&lt;/<text:span text:style-name="T8">quote</text:span>&gt;<text:line-break/>  &lt;<text:span text:style-name="T8">bibl</text:span>&gt;<text:line-break/>   &lt;<text:span text:style-name="T8">author</text:span>&gt;Phil.&lt;/<text:span text:style-name="T8">author</text:span>&gt;<text:line-break/>   &lt;<text:span text:style-name="T8">biblScope</text:span>&gt;II&lt;/<text:span text:style-name="T8">biblScope</text:span>&gt;<text:line-break/>  &lt;/<text:span text:style-name="T8">bibl</text:span>&gt;: &lt;<text:span text:style-name="T8">quote</text:span>&gt;fluvius Germaniae vel<text:line-break/>     Galliae&lt;/<text:span text:style-name="T8">quote</text:span>&gt;<text:line-break/>  &lt;<text:span text:style-name="T8">bibl</text:span>&gt;<text:line-break/>   &lt;<text:span text:style-name="T8">author</text:span>&gt;Ansil.&lt;/<text:span text:style-name="T8">author</text:span>&gt;<text:line-break/>   &lt;<text:span text:style-name="T8">title</text:span>&gt;AR&lt;/<text:span text:style-name="T8">title</text:span>&gt;<text:line-break/>   &lt;<text:span text:style-name="T8">biblScope</text:span>&gt;35, 35, 36&lt;/<text:span text:style-name="T8">biblScope</text:span>&gt;<text:line-break/>  &lt;/<text:span text:style-name="T8">bibl</text:span>&gt;: &lt;<text:span text:style-name="T8">quote</text:span>&gt;Fluvius<text:line-break/>     Germaniae&lt;/<text:span text:style-name="T8">quote</text:span>&gt;; cf. &lt;<text:span text:style-name="T8">bibl</text:span>&gt;<text:line-break/>   &lt;<text:span text:style-name="T8">author</text:span>&gt;Caes.&lt;/<text:span text:style-name="T8">author</text:span>&gt;<text:line-break/>   &lt;<text:span text:style-name="T8">title</text:span>&gt;BG&lt;/<text:span text:style-name="T8">title</text:span>&gt;<text:line-break/>   &lt;<text:span text:style-name="T8">biblScope</text:span>&gt;1.12&lt;/<text:span text:style-name="T8">biblScope</text:span>&gt;<text:line-break/>  &lt;/<text:span text:style-name="T8">bibl</text:span>&gt;<text:line-break/> &lt;/<text:span text:style-name="T8">listBibl</text:span>&gt;<text:line-break/>&lt;/<text:span text:style-name="T8">note</text:span>&gt;</text:p>
      <text:h text:style-name="Heading_20_1" text:outline-level="1"><text:bookmark-start text:name="apparatus-criticus"/>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Internet_20_link" text:visited-style-name="Visited_20_Internet_20_Link">12 Critical Apparatus</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text:p>
      <text:list xml:id="list143953905989459" text:continue-numbering="true" text:style-name="WWNum2">
        <text:list-item>
          <text:p text:style-name="P1">Readings from manuscripts and other sources can be filtered in or out of the text.</text:p>
        </text:list-item>
        <text:list-item>
          <text:p text:style-name="P1">Certain types of variant readings (e.g., orthographic variants, conjectures, corrections) can be removed from the apparatus criticus to reduce its size.</text:p>
        </text:list-item>
        <text:list-item>
          <text:p text:style-name="P1">A variant reading can be swapped into the text so that it can be viewed <text:span text:style-name="tei_5f_foreign">in situ</text:span>.</text:p>
        </text:list-item>
        <text:list-item>
          <text:p text:style-name="P1">Line transpositions can be activated and viewed in the text.</text:p>
        </text:list-item>
      </text:list>
      <text:p text:style-name="Standard">In a printed version, critical editions encoded according to these guidelines can be styled to have an apparatus criticus in a format familiar from standard critical ediitons.</text:p>
      <text:h text:style-name="Heading_20_2" text:outline-level="2"><text:bookmark-start text:name="apparatus-criticus-concepts-definitions"/><text:soft-page-break/>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with LDLT staff and the editorial board regarding format and storage of ancillary materials.</text:p>
      <text:h text:style-name="Heading_20_3" text:outline-level="3">Readings</text:h>
      <text:p text:style-name="Standard"><text:bookmark-start text:name="reading"/>A critical edition contains two types of <text:span text:style-name="T8">reading</text:span>: lemma and variant.<text:bookmark-end text:name="reading"/></text:p>
      <text:p text:style-name="Standard"><text:bookmark-start text:name="lemma"/>A <text:span text:style-name="T8">lemma</text:span> (pl. lemmata) is a word or phrase (or the absence thereof) judged by the editor to be authentic, accurate, and/or authoritative. It may be attested by documentary sources (e.g., a manuscript, an early edition) or it may be an emendation made by a scholar independently of a documentary source. The text printed in the main portion (i.e., <text:bookmark-ref text:reference-format="number-no-superior" text:ref-name="edition-text"/>) of a critical edition is made up of lemmata.<text:bookmark-end text:name="lemma"/></text:p>
      <text:p text:style-name="Standard"><text:bookmark-start text:name="variant"/>A <text:span text:style-name="T8">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8">emendation</text:span> is a reading expressly proposed by some person (possibly the editor) and accepted by the editor into the main text of an edition.<text:bookmark-end text:name="emendation"/></text:p>
      <text:p text:style-name="Standard"><text:bookmark-start text:name="conjecture"/>A <text:span text:style-name="T8">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does emend the text. Therefore, it is called an emendation.</text:p>
      <text:p text:style-name="Standard"><text:soft-page-break/><text:span text:style-name="T8">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Witnesses</text:h>
      <text:p text:style-name="Standard">A <text:span text:style-name="T8">witness</text:span> may be a manuscript, the individual hands that wrote in a manuscript, or an early printed edition (<text:span text:style-name="tei_5f_foreign">editio princeps</text:span>) that may preserve the readings of a single manuscript.</text:p>
      <text:p text:style-name="Standard"><text:bookmark-start text:name="hands"/>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manus recentior</text:span>, or <text:span text:style-name="T9">m.r.</text:span> (“a later hand”). However the editor decides to represent the activities of a <text:soft-page-break/>manuscript’s hands and the relationships between them, an explanation must be provided in the preface.</text:p>
      <text:p text:style-name="Standard">For more information on representing the hands in manuscripts, see the sections "<text:bookmark-ref text:reference-format="number-no-superior" text:ref-name="bibliography-manuscript-description"/>" and "<text:bookmark-ref text:reference-format="number-no-superior" text:ref-name="bibliography-sigla"/>.”</text:p>
      <text:p text:style-name="Standard">In sum, for the purposes of these guidelines, manuscript hands are witnesses, and the following scheme should be used to indicate them: </text:p>
      <text:list xml:id="list143952710103436" text:continue-numbering="true" text:style-name="WWNum2">
        <text:list-item>
          <text:p text:style-name="P1">siglum without a superscript number (“hand zero”) = the original copyist.</text:p>
        </text:list-item>
        <text:list-item>
          <text:p text:style-name="P1">siglum with superscript 1 (“hand one”) = the original copyist altering the text he originally wrote.</text:p>
        </text:list-item>
        <text:list-item>
          <text:p text:style-name="P1">siglum with superscript 2 (“hand two”): a hand that wrote at the same time or later than the original copyist.</text:p>
        </text:list-item>
        <text:list-item>
          <text:p text:style-name="P1">siglum with superscript letters “mr” (= manus recentior) some hand after the original copyist, if it is not possible and/or useful to identify securely the individual hands.</text:p>
        </text:list-item>
        <text:list-item>
          <text:p text:style-name="P1">etc.</text:p>
        </text:list-item>
      </text:list>
      <text:p text:style-name="Standard">Another acceptable approach is to append abbreviations such as “ac” and “pc” (<text:span text:style-name="tei_5f_foreign">ante correctionem</text:span> and <text:span text:style-name="tei_5f_foreign">post correctionem</text:span>) as superscript notations on the manuscript’s siglum. It all depends on what suits the editor’s purposes, provided that the method of distinguishing hands is explained in the description of manuscripts and both human- and machine-readable sigla are assigned to them.</text:p>
      <text:p text:style-name="Standard">If it is desirable to identify different copyists (e.g., if the manuscript was originally copied by more than one person), subscript notations should be used (e.g, A<text:span text:style-name="T14">1</text:span>, A<text:span text:style-name="T14">2</text:span>, A<text:span text:style-name="T14">3</text:span>, etc.). Each copyist’s hand must be described and assigned a human- and machine-readable siglum in the description of the manuscript.</text:p>
      <text:h text:style-name="Heading_20_3" text:outline-level="3">Sources</text:h>
      <text:p text:style-name="Standard">A <text:span text:style-name="T8">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text:bookmark-end text:name="apparatus-criticus-concepts-definitions-"/></text:h>
      <text:p text:style-name="Standard">As in traditional printed editions, the order in which certain information is presented has meaning in LDLT editions, though the order’s meaning is not itself explicitly encoded. Editors should follow the recommendations of West (87–88) on the issue of order. In brief:</text:p>
      <text:list xml:id="list143952396633942" text:continue-numbering="true" text:style-name="WWNum2">
        <text:list-item>
          <text:p text:style-name="P1">Readings are presented in the following order of precedence: direct manuscript tradition, indirect tradition, conjectures (in descending order of merit, as determined by the editor).</text:p>
        </text:list-item>
        <text:list-item>
          <text:p text:style-name="P1">Manuscripts should be given a regular order for citation, though editors may deviate from this practice for the sake of clarity.</text:p>
        </text:list-item>
      </text:list>
      <text:h text:style-name="Heading_20_2" text:outline-level="2"><text:bookmark-start text:name="apparatus-criticus-specs"/><text:soft-page-break/>Encoding Specifications for the Apparatus Criticus<text:bookmark-end text:name="apparatus-criticus-specs"/></text:h>
      <text:p text:style-name="Standard">The following attributes and elements are required for putting the concepts discussed above into practice:</text:p>
      <text:list xml:id="list143953675669892" text:continue-numbering="true" text:style-name="WWNum2">
        <text:list-item>
          <text:p text:style-name="P1">&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1">&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text:s/>(i.e., when first opened) of an LDLT edition’s text. A lemma may be an absence of text, if the editor has reason to doubt the merit of the extant readings.<text:bookmark-end text:name="lem"/></text:p>
        </text:list-item>
        <text:list-item>
          <text:p text:style-name="P1">&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1"><text:span text:style-name="T9">@wit</text:span><text:bookmark-start text:name="wit-att"/> (witness) contains machine-readable sigla for any manuscript(s) (or manuscript hands) or early printed edition(s) (esp. without an apparatus or commentary, so-called <text:span text:style-name="tei_5f_foreign">editiones vetustiores</text:span>).<text:bookmark-end text:name="wit-att"/></text:p>
        </text:list-item>
        <text:list-item>
          <text:p text:style-name="P1"><text:span text:style-name="T9">@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1"><text:span text:style-name="T9">@ana</text:span> (analysis) classifies a reading as belonging to one or more categories in the LDLT’s taxonomy of readings. More than one value is possible. See the section “<text:bookmark-ref text:reference-format="number-no-superior" text:ref-name="apparatus-criticus-analysis"/>.” Use of <text:span text:style-name="T9">@ana</text:span> enables the LDLT viewer's filtering functionality.</text:p>
        </text:list-item>
        <text:list-item>
          <text:p text:style-name="P1">&lt;<text:span text:style-name="T2">wit</text:span>&gt;<text:bookmark-start text:name="wit"/> contains general information about a reading or a group of witnesses.<text:bookmark-end text:name="wit"/></text:p>
        </text:list-item>
        <text:list-item>
          <text:p text:style-name="P1">&lt;<text:span text:style-name="T2">witDetail</text:span>&gt;<text:bookmark-start text:name="witDetail"/> (witness detail) contains information about a particular witness (<text:span text:style-name="T9">@wit</text:span>) to a lemma (&lt;<text:span text:style-name="T2">lem</text:span>&gt;) or reading (&lt;<text:span text:style-name="T2">rdg</text:span>&gt;). &lt;<text:span text:style-name="T2">witDetail</text:span>&gt; is especially important for reporting <text:bookmark-ref text:reference-format="number-no-superior" text:ref-name="correction"/>.<text:bookmark-end text:name="witDetail"/></text:p>
        </text:list-item>
        <text:list-item>
          <text:p text:style-name="P1">&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the lemma may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page, an arrangement that can lead to false impressions about the certainty and reliability of the edition text.</text:p>
      <text:p text:style-name="Standard">In the <text:a xlink:type="simple" xlink:href="http://www.tei-c.org/release/doc/tei-p5-doc/en/html/TC.html" text:style-name="Internet_20_link" text:visited-style-name="Visited_20_Internet_20_Link">TEI’s model for the critical apparatus</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lemma is and what the variant readings are remains encoded to preserve the argument the edition makes about the text. In this way, it is possible for readers to experience many versions of a text in <text:soft-page-break/>addition to the edition’s <text:bookmark-ref text:reference-format="number-no-superior" text:ref-name="initial-state"/><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ante correctionem</text:span> and <text:span text:style-name="tei_5f_foreign">in rasura</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8">p</text:span>&gt;Edition text, until there is a lemma that requires an entry in the<text:line-break/> apparatus. &lt;<text:span text:style-name="T8">app</text:span>&gt;<text:line-break/>  &lt;<text:span text:style-name="T8">lem</text:span>&gt;<text:line-break/>&lt;!-- text of lemma goes here --&gt;<text:line-break/>  &lt;/<text:span text:style-name="T8">lem</text:span>&gt;<text:line-break/>  &lt;<text:span text:style-name="T8">rdg</text:span>&gt;<text:line-break/>&lt;!-- text of variant reading goes here --&gt;<text:line-break/>  &lt;/<text:span text:style-name="T8">rdg</text:span>&gt;<text:line-break/> &lt;/<text:span text:style-name="T8">app</text:span>&gt; Edition text resumes. &lt;/<text:span text:style-name="T8">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lt;<text:span text:style-name="T8">app</text:span>&gt;<text:line-break/> &lt;<text:span text:style-name="T8">lem</text:span>&gt;<text:line-break/>&lt;!-- text of lemma goes here --&gt;<text:line-break/> &lt;/<text:span text:style-name="T8">lem</text:span>&gt;<text:line-break/> &lt;<text:span text:style-name="T8">rdg</text:span>&gt;<text:line-break/>&lt;!-- text of reading goes here --&gt;<text:line-break/> &lt;/<text:span text:style-name="T8">rdg</text:span>&gt;<text:line-break/> &lt;<text:span text:style-name="T8">rdg</text:span>&gt;<text:line-break/>&lt;!-- text of reading goes here --&gt;<text:line-break/> &lt;/<text:span text:style-name="T8">rdg</text:span>&gt;<text:line-break/>&lt;/<text:span text:style-name="T8">app</text:span>&gt;</text:p>
      <text:p text:style-name="Standard">It is up to the editor to decide whether to list the witnesses for the lemma. In many cases, it can be inferred that the lemma is supported by most of the evidence. All readings, however, should include witnesses or sources so that users will be able to track that information.</text:p>
      <text:p text:style-name="Standard">The attribute <text:span text:style-name="T9">@wit</text:span> contains the witness(es) for the lemma and reading(s). A hash or pound sign (#) before the siglum for the witness indicates that the witness has been described elsewhere in the edition, making it possible to retrieve that information.</text:p>
      <text:p text:style-name="Special"><text:soft-page-break/>&lt;<text:span text:style-name="T8">app</text:span>&gt;<text:line-break/> &lt;<text:span text:style-name="T8">lem</text:span> <text:span text:style-name="T8">wit</text:span>="#A"&gt;<text:line-break/>&lt;!-- text of lemma goes here --&gt;<text:line-break/> &lt;/<text:span text:style-name="T8">lem</text:span>&gt;<text:line-break/> &lt;<text:span text:style-name="T8">rdg</text:span> <text:span text:style-name="T8">wit</text:span>="#B"&gt;<text:line-break/>&lt;!-- text of variant reading goes here --&gt;<text:line-break/> &lt;/<text:span text:style-name="T8">rdg</text:span>&gt;<text:line-break/> &lt;<text:span text:style-name="T8">rdg</text:span> <text:span text:style-name="T8">wit</text:span>="#C"&gt;<text:line-break/>&lt;!-- text of variant reading goes here --&gt;<text:line-break/> &lt;/<text:span text:style-name="T8">rdg</text:span>&gt;<text:line-break/>&lt;/<text:span text:style-name="T8">app</text:span>&gt;</text:p>
      <text:p text:style-name="Standard">If there is more than one witness for a reading, the sigla should be values for <text:span text:style-name="T9">@wit</text:span> separated by spaces.</text:p>
      <text:p text:style-name="Special">&lt;<text:span text:style-name="T8">app</text:span>&gt;<text:line-break/> &lt;<text:span text:style-name="T8">lem</text:span> <text:span text:style-name="T8">wit</text:span>="#A #B #C"&gt;<text:line-break/>&lt;!-- text of lemma goes here --&gt;<text:line-break/> &lt;/<text:span text:style-name="T8">lem</text:span>&gt;<text:line-break/> &lt;<text:span text:style-name="T8">rdg</text:span> <text:span text:style-name="T8">wit</text:span>="#D #E #F"&gt;<text:line-break/>&lt;!-- text of reading goes here --&gt;<text:line-break/> &lt;/<text:span text:style-name="T8">rdg</text:span>&gt;<text:line-break/> &lt;<text:span text:style-name="T8">rdg</text:span> <text:span text:style-name="T8">wit</text:span>="#G #H #I"&gt;<text:line-break/>&lt;!-- text of reading goes here --&gt;<text:line-break/> &lt;/<text:span text:style-name="T8">rdg</text:span>&gt;<text:line-break/>&lt;/<text:span text:style-name="T8">app</text:span>&gt;</text:p>
      <text:p text:style-name="Standard">If it is desirable to indicate that a reading is found in a manuscript and a modern edition or other source, the same pattern applies, with the addition of <text:span text:style-name="T9">@source</text:span>.</text:p>
      <text:p text:style-name="Special">&lt;<text:span text:style-name="T8">app</text:span>&gt;<text:line-break/> &lt;<text:span text:style-name="T8">lem</text:span> <text:span text:style-name="T8">source</text:span>="#Alonso" <text:span text:style-name="T8">wit</text:span>="#A"&gt;<text:line-break/>&lt;!-- text of lemma goes here --&gt;<text:line-break/> &lt;/<text:span text:style-name="T8">lem</text:span>&gt;<text:line-break/> &lt;<text:span text:style-name="T8">rdg</text:span> <text:span text:style-name="T8">source</text:span>="#Vettel #Grosjean"<text:line-break/>  <text:span text:style-name="T8">wit</text:span>="#B #C"&gt;<text:line-break/>&lt;!-- text of reading goes here --&gt;<text:line-break/> &lt;/<text:span text:style-name="T8">rdg</text:span>&gt;<text:line-break/>&lt;/<text:span text:style-name="T8">app</text:span>&gt;</text:p>
      <text:h text:style-name="Heading_20_3" text:outline-level="3"><text:bookmark-start text:name="apparatus-criticus-basic-entry-examples"/>Examples of basic apparatus criticus entries<text:bookmark-end text:name="apparatus-criticus-basic-entry-examples"/></text:h>
      <text:p text:style-name="Standard">At Calpurnius (Calp.) 1.2 (<text:span text:style-name="tei_5f_foreign">quamvis et madidis <text:s text:c="32"/>incumbant praela racemis</text:span>), the manuscript <text:span text:style-name="T8">P</text:span> has <text:span text:style-name="tei_5f_foreign">praeda</text:span> where the lemma is <text:span text:style-name="tei_5f_foreign">praela</text:span>. In a traditional apparatus criticus, this would be printed as follows: 2 praeda <text:span text:style-name="T8">P</text:span>.</text:p>
      <text:p text:style-name="Standard">The following pattern demonstrates how to encode the entry in according to these guidelines:</text:p>
      <text:p text:style-name="Special">&lt;<text:span text:style-name="T8">l</text:span> <text:span text:style-name="T8">n</text:span>="2"&gt;quamvis et madidis incumbant &lt;<text:span text:style-name="T8">app</text:span>&gt;<text:line-break/>  &lt;<text:span text:style-name="T8">lem</text:span>&gt;praela&lt;/<text:span text:style-name="T8">lem</text:span>&gt;<text:line-break/>  &lt;<text:span text:style-name="T8">rdg</text:span> <text:span text:style-name="T8">wit</text:span>="#P"&gt;praeda&lt;/<text:span text:style-name="T8">rdg</text:span>&gt;<text:line-break/> &lt;/<text:span text:style-name="T8">app</text:span>&gt; racemis&lt;/<text:span text:style-name="T8">l</text:span>&gt;</text:p>
      <text:p text:style-name="Standard"><text:soft-page-break/>This encoding can be rendered in the traditional manner, or it can be used in an interactive apparatus to swap the variant with the lemma in the main edition text.</text:p>
      <text:p text:style-name="Standard">The lemma <text:span text:style-name="tei_5f_foreign">quamvis</text:span> in the same line demonstrates how to indicate that a variant has more than one witness:</text:p>
      <text:p text:style-name="Special">&lt;<text:span text:style-name="T8">l</text:span> <text:span text:style-name="T8">n</text:span>="2"&gt;<text:line-break/> &lt;<text:span text:style-name="T8">app</text:span>&gt;<text:line-break/>  &lt;<text:span text:style-name="T8">lem</text:span>&gt;quamvis&lt;/<text:span text:style-name="T8">lem</text:span>&gt;<text:line-break/>  &lt;<text:span text:style-name="T8">rdg</text:span> <text:span text:style-name="T8">wit</text:span>="#f #g #r #t"&gt;quatinus&lt;/<text:span text:style-name="T8">rdg</text:span>&gt;<text:line-break/> &lt;/<text:span text:style-name="T8">app</text:span>&gt; et madidis incumbant praela racemis<text:line-break/>&lt;/<text:span text:style-name="T8">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8">app</text:span>&gt;<text:line-break/> &lt;<text:span text:style-name="T8">lem</text:span>&gt;sequor&lt;/<text:span text:style-name="T8">lem</text:span>&gt;<text:line-break/> &lt;<text:span text:style-name="T8">rdg</text:span> <text:span text:style-name="T8">source</text:span>="#Glaeser" <text:span text:style-name="T8">wit</text:span>="#N"&gt;sequar&lt;/<text:span text:style-name="T8">rdg</text:span>&gt;<text:line-break/>&lt;/<text:span text:style-name="T8">app</text:span>&gt;</text:p>
      <text:h text:style-name="Heading_20_2" text:outline-level="2"><text:bookmark-start text:name="apparatus-criticus-basic-entry-cross-ele"/>Apparatus Entries That Cross Structural Boundaries<text:bookmark-end text:name="apparatus-criticus-basic-entry-cross-ele"/></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9">@next</text:span> and <text:span text:style-name="T9">@prev</text:span> can compensate for that issue.</text:p>
      <text:p text:style-name="Standard">For example, the witness <text:span text:style-name="T8">V</text:span> omits the final word of section 18.3 and all of section 18.4 from the Bellum <text:s text:c="32"/>Alexandrinum. In a print edition, it would be possible to write the following: enatauerunt … 18.4 fuit VI milium <text:span text:style-name="T9">om. </text:span><text:span text:style-name="T10">V</text:span>, but in an LDLT edition, the &lt;<text:span text:style-name="T2">app</text:span>&gt; contained by &lt;<text:span text:style-name="T2">seg</text:span>&gt; 3 cannot extend into &lt;<text:span text:style-name="T2">seg</text:span>&gt; 4. It must be encoded using <text:span text:style-name="T9">@next</text:span> and <text:span text:style-name="T9">@prev</text:span> as follows:</text:p>
      <text:p text:style-name="Special">&lt;<text:span text:style-name="T8">seg</text:span> <text:span text:style-name="T8">n</text:span>="3"&gt; … interuallum ad oppidum <text:line-break/>&lt;!-- @next points to the &lt;app&gt; in the next segment --&gt;<text:line-break/> &lt;<text:span text:style-name="T8">app</text:span> <text:span text:style-name="T8">next</text:span>="#app-18.4-multi"<text:line-break/>  <text:span text:style-name="T8">xml:id</text:span>="app-18.3-enatauerunt"&gt;<text:line-break/>  &lt;<text:span text:style-name="T8">lem</text:span>&gt;enatauerunt.&lt;/<text:span text:style-name="T8">lem</text:span>&gt;<text:line-break/>  &lt;<text:span text:style-name="T8">rdg</text:span> <text:span text:style-name="T8">ana</text:span>="#subtractive" <text:span text:style-name="T8">wit</text:span>="#V"/&gt;<text:line-break/> &lt;/<text:span text:style-name="T8">app</text:span>&gt;<text:line-break/>&lt;/<text:span text:style-name="T8">seg</text:span>&gt;<text:line-break/>&lt;<text:span text:style-name="T8">seg</text:span> <text:span text:style-name="T8">n</text:span>="4"&gt;<text:line-break/>&lt;!-- @prev points to the &lt;app&gt; in the previous segment --&gt;<text:line-break/> &lt;<text:span text:style-name="T8">app</text:span> <text:span text:style-name="T8">prev</text:span>="#app-18.3-enatauerunt"<text:line-break/>  <text:span text:style-name="T8">xml:id</text:span>="app-18.4-multi"&gt;<text:line-break/>  &lt;<text:span text:style-name="T8">lem</text:span>&gt;Multi tamen ex his capti interfectique sunt; sed numerus<text:line-break/>     captiuorum omnino fuit VI milium.&lt;/<text:span text:style-name="T8">lem</text:span>&gt;<text:line-break/><text:soft-page-break/>  &lt;<text:span text:style-name="T8">rdg</text:span> <text:span text:style-name="T8">ana</text:span>="#subtractive" <text:span text:style-name="T8">wit</text:span>="#V"/&gt;<text:line-break/> &lt;/<text:span text:style-name="T8">app</text:span>&gt;<text:line-break/>&lt;/<text:span text:style-name="T8">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a combination of &lt;<text:span text:style-name="T2">rdgGrp</text:span>&gt; (reading group) and &lt;<text:span text:style-name="T2">note</text:span>&gt; can be used.</text:p>
      <text:list xml:id="list143953548735969" text:continue-numbering="true" text:style-name="WWNum2">
        <text:list-item>
          <text:p text:style-name="P1">&lt;<text:span text:style-name="T2">rdgGrp</text:span>&gt; (reading group) contains two or more readings (&lt;<text:span text:style-name="T2">rdg</text:span>&gt;) related to each other in some way.</text:p>
        </text:list-item>
        <text:list-item>
          <text:p text:style-name="P1">&lt;<text:span text:style-name="T2">note</text:span>&gt; contains language that connects the readings in &lt;<text:span text:style-name="T2">rdgGrp</text:span>&gt; (e.g., <text:span text:style-name="tei_5f_foreign">an</text:span>, <text:span text:style-name="tei_5f_foreign">aut</text:span>, or <text:span text:style-name="tei_5f_foreign">vel</text:span>)</text:p>
        </text:list-item>
      </text:list>
      <text:p text:style-name="Special">&lt;<text:span text:style-name="T8">app</text:span>&gt;<text:line-break/> &lt;<text:span text:style-name="T8">lem</text:span> <text:span text:style-name="T8">wit</text:span>="#A"&gt;ante A. Gellium&lt;/<text:span text:style-name="T8">lem</text:span>&gt;<text:line-break/> &lt;<text:span text:style-name="T8">rdgGrp</text:span>&gt;<text:line-break/>  &lt;<text:span text:style-name="T8">rdg</text:span> <text:span text:style-name="T8">wit</text:span>="#B #C #D #E"&gt;antea gellium&lt;/<text:span text:style-name="T8">rdg</text:span>&gt;<text:line-break/>  &lt;<text:span text:style-name="T8">note</text:span>&gt;vel&lt;/<text:span text:style-name="T8">note</text:span>&gt;<text:line-break/>  &lt;<text:span text:style-name="T8">rdg</text:span> <text:span text:style-name="T8">wit</text:span>="#B #C #D #E"&gt;ante agellium&lt;/<text:span text:style-name="T8">rdg</text:span>&gt;<text:line-break/> &lt;/<text:span text:style-name="T8">rdgGrp</text:span>&gt;<text:line-break/>&lt;/<text:span text:style-name="T8">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mss., cett., edd.) the references must be defined in the bibliography of the edition according to the guidelines in the section “<text:bookmark-ref text:reference-format="number-no-superior" text:ref-name="bibliography-sigla-catch-all"/>.” This section demonstrates how to insert catch-all references into the apparatus.</text:p>
      <text:p text:style-name="Standard">If consensus or catch-all references are used without any additional annotation, they may be treated like any other witness or source (i.e., as values of <text:span text:style-name="T9">@wit</text:span> or <text:span text:style-name="T9">@source</text:span>), provided that they have both machine- and human-readable sigla.</text:p>
      <text:p text:style-name="Standard">If they are annotated (e.g., edd. ante Glaeser), they must be encoded in &lt;<text:span text:style-name="T2">wit</text:span>&gt; according to the guidelines below.</text:p>
      <text:list xml:id="list143953537527159" text:continue-numbering="true" text:style-name="WWNum2">
        <text:list-item>
          <text:p text:style-name="P1">&lt;<text:span text:style-name="T2">wit</text:span>&gt; contains a catch-all reference to a group of manuscripts, editions, or other materials.</text:p>
        </text:list-item>
        <text:list-item>
          <text:p text:style-name="P1">&lt;<text:span text:style-name="T2">ref</text:span>&gt; contains machine- and human-readable references to an item in the bibliography.</text:p>
        </text:list-item>
      </text:list>
      <text:p text:style-name="Standard">In the following example, the editor wishes to show that the editions are divided, with one in particular (Glaeser) marking a definitive shift in preference.</text:p>
      <text:p text:style-name="Special"><text:soft-page-break/>&lt;<text:span text:style-name="T8">app</text:span>&gt;<text:line-break/> &lt;<text:span text:style-name="T8">lem</text:span> <text:span text:style-name="T8">wit</text:span>="#N #P"&gt;vicit&lt;/<text:span text:style-name="T8">lem</text:span>&gt;<text:line-break/> &lt;<text:span text:style-name="T8">wit</text:span>&gt;<text:line-break/>  &lt;<text:span text:style-name="T8">ref</text:span> <text:span text:style-name="T8">target</text:span>="#Glaeser"&gt;Glaeser&lt;/<text:span text:style-name="T8">ref</text:span>&gt; sqq.&lt;/<text:span text:style-name="T8">wit</text:span>&gt;<text:line-break/> &lt;<text:span text:style-name="T8">rdg</text:span> <text:span text:style-name="T8">wit</text:span>="#G"&gt;vīcit&lt;/<text:span text:style-name="T8">rdg</text:span>&gt;<text:line-break/> &lt;<text:span text:style-name="T8">rdg</text:span> <text:span text:style-name="T8">wit</text:span>="#d"&gt;ludit&lt;/<text:span text:style-name="T8">rdg</text:span>&gt;<text:line-break/> &lt;<text:span text:style-name="T8">rdg</text:span> <text:span text:style-name="T8">wit</text:span>="#V"&gt;lusit&lt;/<text:span text:style-name="T8">rdg</text:span>&gt;<text:line-break/> &lt;<text:span text:style-name="T8">wit</text:span>&gt;edd. ante &lt;<text:span text:style-name="T8">ref</text:span> <text:span text:style-name="T8">target</text:span>="#Glaeser"&gt;Glaeser&lt;/<text:span text:style-name="T8">ref</text:span>&gt;<text:line-break/> &lt;/<text:span text:style-name="T8">wit</text:span>&gt;<text:line-break/> &lt;<text:span text:style-name="T8">rdg</text:span> <text:span text:style-name="T8">wit</text:span>="#μ"&gt;visit&lt;/<text:span text:style-name="T8">rdg</text:span>&gt;<text:line-break/> &lt;<text:span text:style-name="T8">rdg</text:span> <text:span text:style-name="T8">wit</text:span>="#γ"/&gt;<text:line-break/>&lt;/<text:span text:style-name="T8">app</text:span>&gt;</text:p>
      <text:p text:style-name="Standard">This may be displayed or printed as vicit] N P Glaeser sqq. : vīcit G : ludit d : lusit V edd. ante Glaeser : visit μ : om. γ.</text:p>
      <text:h text:style-name="Heading_20_2" text:outline-level="2"><text:bookmark-start text:name="apparatus-criticus-omission"/>Omission<text:bookmark-end text:name="apparatus-criticus-omission"/></text:h>
      <text:p text:style-name="Standard">Omission is different from a lacuna, which is the absence of an unknown or uncertain quantity of text from the tradition in general. This section explains how to encode omission of known quantities of text from a particular witness or witnesses. Three kinds of omission are discussed here:</text:p>
      <text:list xml:id="list143953846257135" text:continue-numbering="true" text:style-name="WWNum2">
        <text:list-item>
          <text:p text:style-name="P1">omission of a letter or letters, words, phrases, or lines in a witness or family of witnesses</text:p>
        </text:list-item>
        <text:list-item>
          <text:p text:style-name="P1">omission of a known or estimated quantity of letters</text:p>
        </text:list-item>
        <text:list-item>
          <text:p text:style-name="P1">a substantial gap in a witness or family of witnesses</text:p>
        </text:list-item>
      </text:list>
      <text:p text:style-name="Standard">.</text:p>
      <text:p text:style-name="Standard">Related sections:</text:p>
      <text:list xml:id="list143952254488194" text:continue-numbering="true" text:style-name="WWNum2">
        <text:list-item>
          <text:p text:style-name="P1"><text:bookmark-ref text:reference-format="number-no-superior" text:ref-name="edition-text-lacunae"/></text:p>
        </text:list-item>
        <text:list-item>
          <text:p text:style-name="P1"><text:bookmark-ref text:reference-format="number-no-superior" text:ref-name="apparatus-criticus-conjecture-and-emendation-lacunae">Error: Reference source not found</text:bookmark-ref></text:p>
        </text:list-item>
        <text:list-item>
          <text:p text:style-name="P1"><text:bookmark-ref text:reference-format="number-no-superior" text:ref-name="apparatus-criticus-deletion-witness"/></text:p>
        </text:list-item>
      </text:list>
      <text:h text:style-name="Heading_20_3" text:outline-level="3"><text:bookmark-start text:name="apparatus-criticus-omission-text"/>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For example, the witness known as <text:span text:style-name="T8">P</text:span> omitted the word <text:span text:style-name="tei_5f_foreign">pecus</text:span> from Calp. 1.38: <text:span text:style-name="tei_5f_foreign">securo custode pecus nocturnaque pastor</text:span>. The traditional apparatus criticus indicates the omission as follows: pecus <text:span text:style-name="T9">om.</text:span><text:span text:style-name="T8">P</text:span></text:p>
      <text:p text:style-name="Standard">In these guidelines, omission is represented by a so-called "self-closing" or empty &lt;<text:span text:style-name="T2">rdg</text:span>&gt; (i.e., &lt;rdg /&gt;):</text:p>
      <text:p text:style-name="Special">&lt;<text:span text:style-name="T8">l</text:span>&gt;securo custode &lt;<text:span text:style-name="T8">app</text:span>&gt;<text:line-break/>  &lt;<text:span text:style-name="T8">lem</text:span>&gt;pecus&lt;/<text:span text:style-name="T8">lem</text:span>&gt;<text:line-break/>  &lt;<text:span text:style-name="T8">rdg</text:span> <text:span text:style-name="T8">wit</text:span>="#P"/&gt;<text:line-break/> &lt;/<text:span text:style-name="T8">app</text:span>&gt; nocturnaque pastor&lt;/<text:span text:style-name="T8">l</text:span>&gt;</text:p>
      <text:p text:style-name="Standard"><text:soft-page-break/>The same model applies to the omission of an entire line of verse by a witness or witnesses, but in that case &lt;<text:span text:style-name="T2">app</text:span>&gt; has <text:span text:style-name="T9">@type</text:span>="line-omission" and &lt;<text:span text:style-name="T2">lem</text:span>&gt; contains the entire line, with the omission marked by a self-closing &lt;<text:span text:style-name="T2">rdg</text:span>&gt;:</text:p>
      <text:p text:style-name="Special">&lt;<text:span text:style-name="T8">app</text:span> <text:span text:style-name="T8">type</text:span>="line-omission"&gt;<text:line-break/> &lt;<text:span text:style-name="T8">lem</text:span>&gt;<text:line-break/>  &lt;<text:span text:style-name="T8">l</text:span> <text:span text:style-name="T8">n</text:span>="3"&gt;et spument rauco ferventia musta susurro.&lt;/<text:span text:style-name="T8">l</text:span>&gt;<text:line-break/> &lt;/<text:span text:style-name="T8">lem</text:span>&gt;<text:line-break/> &lt;<text:span text:style-name="T8">rdg</text:span> <text:span text:style-name="T8">wit</text:span>="#n #h"/&gt;<text:line-break/>&lt;/<text:span text:style-name="T8">app</text:span>&gt;</text:p>
      <text:p text:style-name="Standard">This will be displayed in the apparatus criticus as ‘<text:span text:style-name="T9">vers. om.</text:span> <text:s/><text:span text:style-name="T8">n h</text:span>’</text:p>
      <text:h text:style-name="Heading_20_3" text:outline-level="3"><text:bookmark-start text:name="apparatus-criticus-omission-known-loss-c"/>Known Amount Of Characters Lost<text:bookmark-end text:name="apparatus-criticus-omission-known-loss-c"/></text:h>
      <text:p text:style-name="Standard">[ . . . ] = The editor knows from context and/or observation how many characters have been lost. Each dot represents a missing character.</text:p>
      <text:list xml:id="list143952975291536" text:continue-numbering="true" text:style-name="WWNum2">
        <text:list-item>
          <text:p text:style-name="P1">&lt;<text:span text:style-name="T2">gap</text:span>&gt; signifies text is missing.</text:p>
        </text:list-item>
        <text:list-item>
          <text:p text:style-name="P1"><text:span text:style-name="T9">@reason</text:span> with value "lost" indicates that the text has been lost.</text:p>
        </text:list-item>
        <text:list-item>
          <text:p text:style-name="P1"><text:span text:style-name="T9">@quantity</text:span> indicates the number of characters lost.</text:p>
        </text:list-item>
        <text:list-item>
          <text:p text:style-name="P1"><text:span text:style-name="T9">@unit</text:span> with value "characters" indicates the unit measured in <text:span text:style-name="T9">@quantity</text:span>.</text:p>
        </text:list-item>
      </text:list>
      <text:p text:style-name="Standard">For example, in the apparatus criticus to Calp. 4.4, <text:bookmark-ref text:reference-format="number-no-superior" text:ref-name="giarratano-calpurnius">[5]</text:bookmark-ref><text:s/>has the following with reference to lemma <text:span text:style-name="tei_5f_foreign">spiritus <text:s text:c="28"/>amnis</text:span>: ‘spc̅ N (deinde lac. 6 litt.)’.</text:p>
      <text:p text:style-name="Standard">In an LDLT edition, that would be encoded as follows:</text:p>
      <text:p text:style-name="Special">&lt;<text:span text:style-name="T8">l</text:span> <text:span text:style-name="T8">n</text:span>="4"&gt;ripa levatque diem vicini &lt;<text:span text:style-name="T8">app</text:span>&gt;<text:line-break/>  &lt;<text:span text:style-name="T8">lem</text:span>&gt;spiritus amnis&lt;/<text:span text:style-name="T8">lem</text:span>&gt;<text:line-break/>  &lt;<text:span text:style-name="T8">rdg</text:span> <text:span text:style-name="T8">wit</text:span>="#N"&gt;spc̅ &lt;<text:span text:style-name="T8">gap</text:span> <text:span text:style-name="T8">quantity</text:span>="6" <text:span text:style-name="T8">reason</text:span>="lost"<text:line-break/>    <text:span text:style-name="T8">unit</text:span>="characters"/&gt;<text:line-break/>  &lt;/<text:span text:style-name="T8">rdg</text:span>&gt;<text:line-break/> &lt;/<text:span text:style-name="T8">app</text:span>&gt;? &lt;/<text:span text:style-name="T8">l</text:span>&gt;</text:p>
      <text:p text:style-name="Standard">That encoding would produce the following entry in the apparatus: ‘spc̅ [......]’. If it is desirable to supplement that with a note, the &lt;<text:span text:style-name="T2">rdg</text:span>&gt; should be given an <text:span text:style-name="T9">@xml:id</text:span> and the note should be inserted in a &lt;<text:span text:style-name="T2">witDetail</text:span>&gt; pointing to it:</text:p>
      <text:p text:style-name="Special">&lt;<text:span text:style-name="T8">l</text:span> <text:span text:style-name="T8">n</text:span>="4"&gt;ripa levatque diem vicini &lt;<text:span text:style-name="T8">app</text:span>&gt;<text:line-break/>  &lt;<text:span text:style-name="T8">lem</text:span>&gt;spiritus amnis&lt;/<text:span text:style-name="T8">lem</text:span>&gt;<text:line-break/>  &lt;<text:span text:style-name="T8">rdg</text:span> <text:span text:style-name="T8">wit</text:span>="#N"<text:line-break/>   <text:span text:style-name="T8">xml:id</text:span>="rdg-4.4-spiritus-amnis"&gt;spc̅<text:line-break/>  &lt;<text:span text:style-name="T8">gap</text:span> <text:span text:style-name="T8">quantity</text:span>="6" <text:span text:style-name="T8">reason</text:span>="lost"<text:line-break/>    <text:span text:style-name="T8">unit</text:span>="characters"/&gt;<text:line-break/>  &lt;/<text:span text:style-name="T8">rdg</text:span>&gt;<text:line-break/>  &lt;<text:span text:style-name="T8">witDetail</text:span> <text:span text:style-name="T8">target</text:span>="#rdg-4.4-spiritus-amnis"<text:line-break/>   <text:span text:style-name="T8">wit</text:span>="#N"&gt;lac. 6<text:line-break/>     litt.&lt;/<text:span text:style-name="T8">witDetail</text:span>&gt;<text:line-break/> &lt;/<text:span text:style-name="T8">app</text:span>&gt;? &lt;/<text:span text:style-name="T8">l</text:span>&gt;</text:p>
      <text:h text:style-name="Heading_20_2" text:outline-level="2"><text:bookmark-start text:name="apparatus-criticus-gaps"/><text:soft-page-break/>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p text:style-name="Standard">The use of the term "lacuna" here is likely to cause confusion. The TEI Guidelines (<text:a xlink:type="simple" xlink:href="http://www.tei-c.org/release/doc/tei-p5-doc/en/html/TC.html#TCAPMI" text:style-name="Internet_20_link" text:visited-style-name="Visited_20_Internet_20_Link">12.1.5 Fragmentary Witnesses</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 in these guidelines should be followed.</text:p>
      <text:p text:style-name="Standard">For example, sections 1.1–1.33.3 of Julius Caesar's de Bello <text:s text:c="32"/>Civili are missing from manuscript <text:span text:style-name="T8">M</text:span>. <text:bookmark-ref text:reference-format="number-no-superior" text:ref-name="damon-caesar">[3]</text:bookmark-ref><text:s/>edition has the following in the critical apparatus: 1.1.1–1.33.3 <text:span text:style-name="T9">M deest, vice eius m citatur</text:span>.</text:p>
      <text:p text:style-name="Standard">In an LDLT edition, that should be encoded as follows:</text:p>
      <text:p text:style-name="Special">&lt;<text:span text:style-name="T8">app</text:span>&gt;<text:line-break/> &lt;<text:span text:style-name="T8">lem</text:span>&gt;Litteris&lt;/<text:span text:style-name="T8">lem</text:span>&gt;<text:line-break/> &lt;<text:span text:style-name="T8">rdg</text:span> <text:span text:style-name="T8">wit</text:span>="#M" <text:span text:style-name="T8">xml:id</text:span>="M-lacuna-1.1"&gt;<text:line-break/>  &lt;<text:span text:style-name="T8">lacunaStart</text:span>/&gt;<text:line-break/> &lt;/<text:span text:style-name="T8">rdg</text:span>&gt;<text:line-break/> &lt;<text:span text:style-name="T8">witDetail</text:span> <text:span text:style-name="T8">target</text:span>="#M-lacuna-1.1" <text:span text:style-name="T8">wit</text:span>="#M"&gt;1.1.1–1.33.3 M deest, vice<text:line-break/>   eius m citatur.&lt;/<text:span text:style-name="T8">witDetail</text:span>&gt;<text:line-break/>&lt;/<text:span text:style-name="T8">app</text:span>&gt;</text:p>
      <text:p text:style-name="Standard">At 1.33.3, Damon's apparatus criticus has: ‘-duum <text:span text:style-name="T9">hinc adest M</text:span>’. In an LDLT edition, that should be encoded as follows:</text:p>
      <text:p text:style-name="Special">&lt;<text:span text:style-name="T8">p</text:span>&gt;Sic tri&lt;<text:span text:style-name="T8">app</text:span>&gt;<text:line-break/>  &lt;<text:span text:style-name="T8">lem</text:span>&gt;duum&lt;/<text:span text:style-name="T8">lem</text:span>&gt;<text:line-break/>  &lt;<text:span text:style-name="T8">rdg</text:span> <text:span text:style-name="T8">wit</text:span>="#M"<text:line-break/>   <text:span text:style-name="T8">xml:id</text:span>="rdg-1.33.3-lacunaEnd"&gt;<text:line-break/>   &lt;<text:span text:style-name="T8">lacunaEnd</text:span>/&gt;<text:line-break/>  &lt;/<text:span text:style-name="T8">rdg</text:span>&gt;<text:line-break/>  &lt;<text:span text:style-name="T8">witDetail</text:span> <text:span text:style-name="T8">target</text:span>="#rdg-1.33.3-lacunaEnd"<text:line-break/>   <text:span text:style-name="T8">wit</text:span>="#M"&gt;hinc adest<text:line-break/>     M&lt;/<text:span text:style-name="T8">witDetail</text:span>&gt;<text:line-break/> &lt;/<text:span text:style-name="T8">app</text:span>&gt; disputationibus …&lt;/<text:span text:style-name="T8">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p text:style-name="Standard">For example, the fragmentary witnesses known collectively as "Exc. Par." (= Thuaneus 7647 and Nostradamensis 17903) in <text:bookmark-ref text:reference-format="number-no-superior" text:ref-name="giarratano-calpurnius">[5]</text:bookmark-ref><text:s/>edition of Calpurnius Siculus have 5.12–13. <text:bookmark-ref text:reference-format="number-no-superior" text:ref-name="giarratano-calpurnius">[5]</text:bookmark-ref><text:s/>notes this fact in the apparatus criticus as follows: <text:span text:style-name="tei_5f_foreign">12 et sq. habent Exc. Par.</text:span>. In an LDLT edition, this should be noted in an &lt;<text:span text:style-name="T2">app</text:span>&gt; as follows:</text:p>
      <text:p text:style-name="Special"><text:soft-page-break/>&lt;<text:span text:style-name="T8">l</text:span> <text:span text:style-name="T8">n</text:span>="12"&gt;<text:line-break/> &lt;<text:span text:style-name="T8">app</text:span>&gt;<text:line-break/>  &lt;<text:span text:style-name="T8">lem</text:span>&gt;aspicis&lt;/<text:span text:style-name="T8">lem</text:span>&gt;<text:line-break/>  &lt;<text:span text:style-name="T8">rdg</text:span> <text:span text:style-name="T8">wit</text:span>="#ExcPar"&gt;<text:line-break/>   &lt;<text:span text:style-name="T8">witStart</text:span>/&gt;<text:line-break/>  &lt;/<text:span text:style-name="T8">rdg</text:span>&gt;<text:line-break/> &lt;/<text:span text:style-name="T8">app</text:span>&gt; ut nobis aetas iam mille querelas<text:line-break/>&lt;/<text:span text:style-name="T8">l</text:span>&gt;<text:line-break/>&lt;<text:span text:style-name="T8">l</text:span> <text:span text:style-name="T8">n</text:span>="13"&gt;afferat et baculum premat inclinata &lt;<text:span text:style-name="T8">app</text:span>&gt;<text:line-break/>  &lt;<text:span text:style-name="T8">lem</text:span>&gt;senectus&lt;/<text:span text:style-name="T8">lem</text:span>&gt;<text:line-break/>  &lt;<text:span text:style-name="T8">rdg</text:span> <text:span text:style-name="T8">wit</text:span>="#ExcPar"&gt;<text:line-break/>   &lt;<text:span text:style-name="T8">witEnd</text:span>/&gt;<text:line-break/>  &lt;/<text:span text:style-name="T8">rdg</text:span>&gt;<text:line-break/> &lt;/<text:span text:style-name="T8">app</text:span>&gt;?&lt;/<text:span text:style-name="T8">l</text:span>&gt;</text:p>
      <text:p text:style-name="Standard">&lt;<text:span text:style-name="T2">rdg</text:span>&gt; with <text:span text:style-name="T9">@wit</text:span> and the value of the witness' machine-readable siglum (<text:span text:style-name="T9">@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section. The same information is presented in both cases, but the semantic markup version supports additional functionality such as querying and filtering on readings added in the margin or elsewhere.</text:p>
      <text:p text:style-name="Standard">For additions made by the editor of the current edition or a previous editor, see the section "<text:bookmark-ref text:reference-format="number-no-superior" text:ref-name="apparatus-criticus-conjecture-and-emendation-editorial">Error: Reference source not found</text:bookmark-ref>.”</text:p>
      <text:h text:style-name="Heading_20_3" text:outline-level="3"><text:bookmark-start text:name="apparatus-criticus-addition-witness-pros"/>Addition: Prose Description<text:bookmark-end text:name="apparatus-criticus-addition-witness-pros"/></text:h>
      <text:p text:style-name="Standard">&lt;<text:span text:style-name="T2">witDetail</text:span>&gt; (witness detail) contains a prose description of the addition.</text:p>
      <text:p text:style-name="Standard">For example, the copyist of manuscript <text:span text:style-name="T8">G</text:span> has the <text:bookmark-ref text:reference-format="number-no-superior" text:ref-name="lem"/><text:span text:style-name="tei_5f_foreign">certare</text:span>, but a later hand has added the variant reading <text:span text:style-name="tei_5f_foreign">certate</text:span> in the margin.</text:p>
      <text:p text:style-name="Standard"><text:s/>89 certare] certate <text:span text:style-name="T8">G</text:span><text:span text:style-name="T12">1</text:span><text:span text:style-name="T9">in mg.</text:span></text:p>
      <text:p text:style-name="Standard">The prose description method uses &lt;<text:span text:style-name="T2">witDetail</text:span>&gt; to describe the addition:</text:p>
      <text:p text:style-name="Special">&lt;<text:span text:style-name="T8">app</text:span>&gt;<text:line-break/> &lt;<text:span text:style-name="T8">lem</text:span>&gt;certare&lt;/<text:span text:style-name="T8">lem</text:span>&gt;<text:line-break/> &lt;<text:span text:style-name="T8">rdg</text:span> <text:span text:style-name="T8">wit</text:span>="#G1" <text:span text:style-name="T8">xml:id</text:span>="rdg-certate"&gt;certate&lt;/<text:span text:style-name="T8">rdg</text:span>&gt;<text:line-break/> &lt;<text:span text:style-name="T8">witDetail</text:span> <text:span text:style-name="T8">target</text:span>="#rdg-certate" <text:span text:style-name="T8">wit</text:span>="#G1"&gt;(add. in mg.)&lt;/<text:span text:style-name="T8">witDetail</text:span>&gt;<text:line-break/>&lt;/<text:span text:style-name="T8">app</text:span>&gt;</text:p>
      <text:h text:style-name="Heading_20_3" text:outline-level="3"><text:bookmark-start text:name="apparatus-criticus-addition-witness-sema"/>Addition: Semantic Markup<text:bookmark-end text:name="apparatus-criticus-addition-witness-sema"/></text:h>
      <text:p text:style-name="Standard">The semantic markup method uses &lt;<text:span text:style-name="T2">add</text:span>&gt; to encode the addition:</text:p>
      <text:list xml:id="list143953455982651" text:continue-numbering="true" text:style-name="WWNum2">
        <text:list-item>
          <text:p text:style-name="P1"><text:soft-page-break/>&lt;<text:span text:style-name="T2">add</text:span>&gt; (addition) contains text that has been added.</text:p>
        </text:list-item>
        <text:list-item>
          <text:p text:style-name="P1"><text:span text:style-name="T9">@place</text:span> indicates the placed where the text has been added. Possible values: </text:p>
          <text:list>
            <text:list-item>
              <text:p text:style-name="P4"><text:span text:style-name="T8">above</text:span>: above the line (<text:span text:style-name="T9">suprascr. = superscriptum/a</text:span>)</text:p>
            </text:list-item>
            <text:list-item>
              <text:p text:style-name="P4"><text:span text:style-name="T8">below</text:span>: below the line (<text:span text:style-name="T9">subscr. = subscriptum/a</text:span>)</text:p>
            </text:list-item>
            <text:list-item>
              <text:p text:style-name="P4"><text:span text:style-name="T8">bottom</text:span>: bottom of the page (<text:span text:style-name="T9">in mg. inf.. = in margine inferiore</text:span></text:p>
            </text:list-item>
            <text:list-item>
              <text:p text:style-name="P4"><text:span text:style-name="T8">inline</text:span>: within the body of the original text (<text:span text:style-name="T9">in textu</text:span>)</text:p>
            </text:list-item>
            <text:list-item>
              <text:p text:style-name="P4"><text:span text:style-name="T8">inRas</text:span>: in the space where text has been erased. (<text:span text:style-name="T9">in ras. = in rasura</text:span>)</text:p>
            </text:list-item>
            <text:list-item>
              <text:p text:style-name="P4"><text:span text:style-name="T8">margin</text:span>: right, left, or both (<text:span text:style-name="T9">in mg. = in margine</text:span>)</text:p>
            </text:list-item>
            <text:list-item>
              <text:p text:style-name="P4"><text:span text:style-name="T8">top</text:span>: at the top of the page (<text:span text:style-name="T9">in mg. sup. = in margine superiore</text:span>)</text:p>
            </text:list-item>
          </text:list>
        </text:list-item>
      </text:list>
      <text:p text:style-name="Special">&lt;<text:span text:style-name="T8">app</text:span>&gt;<text:line-break/> &lt;<text:span text:style-name="T8">lem</text:span>&gt;certare&lt;/<text:span text:style-name="T8">lem</text:span>&gt;<text:line-break/> &lt;<text:span text:style-name="T8">rdg</text:span> <text:span text:style-name="T8">wit</text:span>="#G1"&gt;<text:line-break/>  &lt;<text:span text:style-name="T8">add</text:span> <text:span text:style-name="T8">place</text:span>="margin"&gt;certate&lt;/<text:span text:style-name="T8">add</text:span>&gt;<text:line-break/> &lt;/<text:span text:style-name="T8">rdg</text:span>&gt;<text:line-break/>&lt;/<text:span text:style-name="T8">app</text:span>&gt;</text:p>
      <text:h text:style-name="Heading_20_2" text:outline-level="2"><text:bookmark-start text:name="apparatus-criticus-deletion-witness"/>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Error: Reference source not found</text:bookmark-ref>.”</text:p>
      <text:p text:style-name="Standard">Deletion almost always occurs as part of a correction. In that case, this section should be used in combination with the guidelines in the section “<text:bookmark-ref text:reference-format="number-no-superior" text:ref-name="apparatus-criticus-correction"/>.”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p text:style-name="Standard">&lt;<text:span text:style-name="T2">witDetail</text:span>&gt; (witness detail) contains a prose description of the deletion.</text:p>
      <text:p text:style-name="Standard">The prose description method uses &lt;<text:span text:style-name="T2">witDetail</text:span>&gt; to describe the deletion:</text:p>
      <text:p text:style-name="Special">&lt;<text:span text:style-name="T8">app</text:span>&gt;<text:line-break/> &lt;<text:span text:style-name="T8">lem</text:span>&gt;amotae&lt;/<text:span text:style-name="T8">lem</text:span>&gt;<text:line-break/> &lt;<text:span text:style-name="T8">rdg</text:span> <text:span text:style-name="T8">wit</text:span>="#G" <text:span text:style-name="T8">xml:id</text:span>="rdg-adamote"&gt;adamote&lt;/<text:span text:style-name="T8">rdg</text:span>&gt;<text:line-break/> &lt;<text:span text:style-name="T8">witDetail</text:span> <text:span text:style-name="T8">target</text:span>="#rdg-adamote"<text:line-break/>  <text:span text:style-name="T8">type</text:span>="correction-original" <text:span text:style-name="T8">wit</text:span>="#G"/&gt;<text:line-break/> &lt;<text:span text:style-name="T8">rdg</text:span> <text:span text:style-name="T8">wit</text:span>="#G1" <text:span text:style-name="T8">xml:id</text:span>="rdg-amote"&gt;amote&lt;/<text:span text:style-name="T8">rdg</text:span>&gt;<text:line-break/> &lt;<text:span text:style-name="T8">witDetail</text:span> <text:span text:style-name="T8">target</text:span>="#rdg-amote"<text:line-break/><text:soft-page-break/>  <text:span text:style-name="T8">type</text:span>="correction-altered" <text:span text:style-name="T8">wit</text:span>="#G1"&gt;ad &lt;<text:span text:style-name="T8">hi</text:span> <text:span text:style-name="T8">rend</text:span>="italic"&gt;exp.&lt;/<text:span text:style-name="T8">hi</text:span>&gt;<text:line-break/> &lt;/<text:span text:style-name="T8">witDetail</text:span>&gt;<text:line-break/>&lt;/<text:span text:style-name="T8">app</text:span>&gt;</text:p>
      <text:p text:style-name="Standard">The output of this encoding would be amotae] adamote <text:span text:style-name="T8">G</text:span> (a.c.), amote <text:span text:style-name="T8">G</text:span><text:span text:style-name="T12">1</text:span> (ad <text:span text:style-name="T9">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143953820223228" text:continue-numbering="true" text:style-name="WWNum2">
        <text:list-item>
          <text:p text:style-name="P1">&lt;<text:span text:style-name="T2">del</text:span>&gt; (deletion) contains text that has been deleted.</text:p>
        </text:list-item>
        <text:list-item>
          <text:p text:style-name="P1"><text:span text:style-name="T9">@rend</text:span> (rendition) indicates the method of deletion. Use of <text:span text:style-name="T9">@rend</text:span> is optional. Without it, the generic notation <text:span text:style-name="T9">del.</text:span> for <text:span text:style-name="tei_5f_foreign">delevit</text:span> or <text:span text:style-name="tei_5f_foreign">delevi</text:span> will be inserted. Otherwise, <text:span text:style-name="T9">@rend</text:span> with one of the following values will generate a more specific notation:</text:p>
          <text:list>
            <text:list-item>
              <text:p text:style-name="P4"><text:span text:style-name="T8">erasure</text:span>: text has been erased or scraped off of the page, but it is possible to detect what was deleted (<text:span text:style-name="T9">ante ras.</text:span>).</text:p>
            </text:list-item>
            <text:list-item>
              <text:p text:style-name="P4"><text:span text:style-name="T8">expunction</text:span>: dots have been written under a word to indicate that it should be deleted (<text:span text:style-name="T9">exp.</text:span>).</text:p>
            </text:list-item>
          </text:list>
        </text:list-item>
      </text:list>
      <text:p text:style-name="Special">&lt;<text:span text:style-name="T8">app</text:span>&gt;<text:line-break/> &lt;<text:span text:style-name="T8">lem</text:span>&gt;amotae&lt;/<text:span text:style-name="T8">lem</text:span>&gt;<text:line-break/> &lt;<text:span text:style-name="T8">rdg</text:span> <text:span text:style-name="T8">wit</text:span>="#G" <text:span text:style-name="T8">xml:id</text:span>="rdg-adamote"&gt;adamote&lt;/<text:span text:style-name="T8">rdg</text:span>&gt;<text:line-break/> &lt;<text:span text:style-name="T8">witDetail</text:span> <text:span text:style-name="T8">target</text:span>="#rdg-adamote"<text:line-break/>  <text:span text:style-name="T8">type</text:span>="correction-original" <text:span text:style-name="T8">wit</text:span>="#G"/&gt;<text:line-break/> &lt;<text:span text:style-name="T8">rdg</text:span> <text:span text:style-name="T8">wit</text:span>="#G1" <text:span text:style-name="T8">xml:id</text:span>="rdg-amote"&gt;<text:line-break/>  &lt;<text:span text:style-name="T8">del</text:span> <text:span text:style-name="T8">rend</text:span>="expunction"&gt;ad&lt;/<text:span text:style-name="T8">del</text:span>&gt;amote&lt;/<text:span text:style-name="T8">rdg</text:span>&gt;<text:line-break/> &lt;<text:span text:style-name="T8">witDetail</text:span> <text:span text:style-name="T8">target</text:span>="#rdg-amote"<text:line-break/>  <text:span text:style-name="T8">type</text:span>="correction-altered" <text:span text:style-name="T8">wit</text:span>="#G1"&gt;ad &lt;<text:span text:style-name="T8">hi</text:span> <text:span text:style-name="T8">rend</text:span>="italic"&gt;exp.&lt;/<text:span text:style-name="T8">hi</text:span>&gt;<text:line-break/> &lt;/<text:span text:style-name="T8">witDetail</text:span>&gt;<text:line-break/>&lt;/<text:span text:style-name="T8">app</text:span>&gt;</text:p>
      <text:p text:style-name="Standard">The output of this encoding would be amotae] adamote <text:span text:style-name="T8">G</text:span> (<text:span text:style-name="T9">a.c.</text:span>), 〚ad〛amote <text:span text:style-name="T8">G</text:span><text:span text:style-name="T12">1</text:span> (<text:span text:style-name="T9">p.c.</text:span>, ad <text:span text:style-name="T9">exp.</text:span>)</text:p>
      <text:h text:style-name="Heading_20_3" text:outline-level="3"><text:bookmark-start text:name="apparatus-criticus-illegible-characters-"/>Illegible Characters, Quantity Unknown<text:bookmark-end text:name="apparatus-criticus-illegible-characters-"/></text:h>
      <text:p text:style-name="Standard">It is occasionally necessary to indicate the presence of illegible characters in a witness' text.</text:p>
      <text:p text:style-name="Standard">For example, at Calp. 6.4, the lemma is <text:span text:style-name="tei_5f_foreign">dedit</text:span>, but the witness known as <text:span text:style-name="T8">N</text:span> has <text:span text:style-name="tei_5f_foreign">deo</text:span> and some illegible characters after it. <text:bookmark-ref text:reference-format="number-no-superior" text:ref-name="giarratano-calpurnius">[5]</text:bookmark-ref><text:s/>has indicated the presence of illegible characters with an asterisk: <text:span text:style-name="tei_5f_foreign">deo *</text:span>. These guidelines use dashes to indicate illegible characters, but the attributes <text:span text:style-name="T9">@reason</text:span>, <text:span text:style-name="T9">@extent</text:span>, and <text:span text:style-name="T9">@unit</text:span> provide more information.</text:p>
      <text:p text:style-name="Special">&lt;<text:span text:style-name="T8">app</text:span>&gt;<text:line-break/> &lt;<text:span text:style-name="T8">lem</text:span>&gt;dedit&lt;/<text:span text:style-name="T8">lem</text:span>&gt;<text:line-break/> &lt;<text:span text:style-name="T8">rdg</text:span> <text:span text:style-name="T8">wit</text:span>="#N"&gt;<text:line-break/>  &lt;<text:span text:style-name="T8">gap</text:span> <text:span text:style-name="T8">extent</text:span>="unknown" <text:span text:style-name="T8">reason</text:span>="illegible"<text:line-break/>   <text:span text:style-name="T8">unit</text:span>="character"/&gt;<text:line-break/><text:soft-page-break/> &lt;/<text:span text:style-name="T8">rdg</text:span>&gt;<text:line-break/>&lt;/<text:span text:style-name="T8">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he sections below demonstrate the prose description and semantic markup methods for the following examples:</text:p>
      <text:p text:style-name="Standard"><text:span text:style-name="T8">Example 1</text:span>: In the Teubner edition of Ovid’s Tristia, <text:bookmark-ref text:reference-format="number-no-superior" text:ref-name="hall-ovid">[6]</text:bookmark-ref><text:s/>follows the recommendation of Wilamowitz and transposes lines 41–42 of poem 3.12 so that they follow line 36. In the apparatus criticus, Hall writes ‘<text:span text:style-name="T8">41–42</text:span> <text:s/><text:span text:style-name="T9">post 36 transposuit Wilamowitz.</text:span>’</text:p>
      <text:p text:style-name="Standard"><text:span text:style-name="T8">Example 2</text:span>: In <text:bookmark-ref text:reference-format="number-no-superior" text:ref-name="tarrant-ovid">[10]</text:bookmark-ref><text:s/>of Ovid’s Metamorphoses, the text of 1.304–305 is as follows:</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9">om HM</text:span><text:span text:style-name="T13">ac</text:span><text:span text:style-name="T9">(N</text:span><text:span text:style-name="T13">ac</text:span>); <text:span text:style-name="T9">habet Bern, sed ordine turbato</text:span> (nat … oues nec uires f. apro | unda u. tigres, fuluos … leones)</text:p>
      <text:h text:style-name="Heading_20_4" text:outline-level="4"><text:bookmark-start text:name="apparatus-criticus-transposition-prose-d"/>Transposition: Prose Description<text:bookmark-end text:name="apparatus-criticus-transposition-prose-d"/></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8">Example 1</text:span> (Ov. Tr. 3.12.36ff.)</text:p>
      <text:p text:style-name="Special">&lt;<text:span text:style-name="T8">l</text:span> <text:span text:style-name="T8">n</text:span>="35"&gt;ille quidem mirum ni de regione propinqua&lt;/<text:span text:style-name="T8">l</text:span>&gt;<text:line-break/>&lt;<text:span text:style-name="T8">l</text:span> <text:span text:style-name="T8">n</text:span>="36"&gt;non nisi uicinas tutus ararit aquas.&lt;/<text:span text:style-name="T8">l</text:span>&gt;<text:line-break/>&lt;<text:span text:style-name="T8">app</text:span>&gt;<text:line-break/> &lt;<text:span text:style-name="T8">lem</text:span> <text:span text:style-name="T8">xml:id</text:span>="lem-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lem</text:span>&gt;<text:line-break/> &lt;<text:span text:style-name="T8">note</text:span> <text:span text:style-name="T8">target</text:span>="#lem-3.12.41-42"&gt;41–42 post 36 transposuit &lt;<text:span text:style-name="T8">ref</text:span> <text:span text:style-name="T8">target</text:span>="#Wilamowitz"&gt;Wilamowitz&lt;/<text:span text:style-name="T8">ref</text:span>&gt;.&lt;/<text:span text:style-name="T8">note</text:span>&gt;<text:line-break/>&lt;/<text:span text:style-name="T8">app</text:span>&gt;<text:line-break/>&lt;<text:span text:style-name="T8">l</text:span> <text:span text:style-name="T8">n</text:span>="37"&gt;rarus ab Italia tantum mare nauita transit,&lt;/<text:span text:style-name="T8">l</text:span>&gt;<text:line-break/>&lt;<text:span text:style-name="T8">l</text:span> <text:span text:style-name="T8">n</text:span>="38"&gt;litora rarus in haec portubus orba uenit.&lt;/<text:span text:style-name="T8">l</text:span>&gt;</text:p>
      <text:p text:style-name="Standard"><text:span text:style-name="T8">Example 2</text:span> (Ov. Met., 1.304–305):</text:p>
      <text:p text:style-name="Special">&lt;<text:span text:style-name="T8">app</text:span>&gt;<text:line-break/> &lt;<text:span text:style-name="T8">lem</text:span> <text:span text:style-name="T8">xml:id</text:span>="lem-1.304–305"&gt;<text:line-break/><text:soft-page-break/>  &lt;<text:span text:style-name="T8">l</text:span> <text:span text:style-name="T8">n</text:span>="304"&gt;nat lupus inter oues, fuluos uehit unda<text:line-break/>     leones,&lt;/<text:span text:style-name="T8">l</text:span>&gt;<text:line-break/>  &lt;<text:span text:style-name="T8">l</text:span> <text:span text:style-name="T8">n</text:span>="305"&gt;unda uehit tigres; nec uires fulminis apro&lt;/<text:span text:style-name="T8">l</text:span>&gt;<text:line-break/> &lt;/<text:span text:style-name="T8">lem</text:span>&gt;<text:line-break/> &lt;<text:span text:style-name="T8">note</text:span> <text:span text:style-name="T8">target</text:span>="#lem-1.304–305"&gt; fuluos … tigres &lt;<text:span text:style-name="T8">hi</text:span> <text:span text:style-name="T8">rend</text:span>="italic"&gt;om&lt;/<text:span text:style-name="T8">hi</text:span>&gt;. &lt;<text:span text:style-name="T8">ref</text:span> <text:span text:style-name="T8">target</text:span>="#H"&gt;H&lt;/<text:span text:style-name="T8">ref</text:span>&gt;<text:line-break/>  &lt;<text:span text:style-name="T8">ref</text:span> <text:span text:style-name="T8">target</text:span>="#Mac"&gt;M&lt;<text:span text:style-name="T8">hi</text:span> <text:span text:style-name="T8">rend</text:span>="superscript"&gt;ac&lt;/<text:span text:style-name="T8">hi</text:span>&gt;<text:line-break/>  &lt;/<text:span text:style-name="T8">ref</text:span>&gt;(&lt;<text:span text:style-name="T8">ref</text:span> <text:span text:style-name="T8">target</text:span>="#Nac"&gt;N&lt;<text:span text:style-name="T8">hi</text:span> <text:span text:style-name="T8">rend</text:span>="superscript"&gt;ac&lt;/<text:span text:style-name="T8">hi</text:span>&gt;<text:line-break/>  &lt;/<text:span text:style-name="T8">ref</text:span>&gt;)&lt;/<text:span text:style-name="T8">note</text:span>&gt;<text:line-break/> &lt;<text:span text:style-name="T8">note</text:span> <text:span text:style-name="T8">target</text:span>="#lem-1.304–305"&gt;304–5 &lt;<text:span text:style-name="T8">hi</text:span> <text:span text:style-name="T8">rend</text:span>="italic"&gt;habet &lt;<text:span text:style-name="T8">ref</text:span> <text:span text:style-name="T8">target</text:span>="#Bern"&gt;Bern&lt;/<text:span text:style-name="T8">ref</text:span>&gt;, sed ordine turbato&lt;/<text:span text:style-name="T8">hi</text:span>&gt;<text:line-break/>   (nat … oues nec uires f. apro | unda u. tigres, fuluos …<text:line-break/>   leones)&lt;/<text:span text:style-name="T8">note</text:span>&gt;<text:line-break/>&lt;/<text:span text:style-name="T8">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Transposition: Semantic Encoding<text:bookmark-end text:name="apparatus-criticus-transposition-semanti"/></text:h>
      <text:p text:style-name="Standard">In some cases, a transposition may be semantically encoded using the basic pattern for an apparatus entry. In example 1 (Ov. Tr. 3.12.36ff., <text:bookmark-ref text:reference-format="number-no-superior" text:ref-name="apparatus-criticus-transposition"/>),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8">l</text:span> <text:span text:style-name="T8">n</text:span>="35"&gt;ille quidem mirum ni de regione propinqua&lt;/<text:span text:style-name="T8">l</text:span>&gt;<text:line-break/>&lt;<text:span text:style-name="T8">l</text:span> <text:span text:style-name="T8">n</text:span>="36"&gt;non nisi uicinas tutus ararit aquas.&lt;/<text:span text:style-name="T8">l</text:span>&gt;<text:line-break/>&lt;<text:span text:style-name="T8">app</text:span>&gt;<text:line-break/> &lt;<text:span text:style-name="T8">lem</text:span> <text:span text:style-name="T8">exclude</text:span>="#rdg-3.12.41–42"<text:line-break/>  <text:span text:style-name="T8">type</text:span>="emendation" <text:span text:style-name="T8">xml:id</text:span>="lem-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lem</text:span>&gt;<text:line-break/> &lt;<text:span text:style-name="T8">note</text:span> <text:span text:style-name="T8">target</text:span>="#lem-3.12.41-42"&gt;41–42 post 36 transposuit &lt;<text:span text:style-name="T8">ref</text:span> <text:span text:style-name="T8">target</text:span>="#Wilamowitz"&gt;Wilamowitz&lt;/<text:span text:style-name="T8">ref</text:span>&gt;.&lt;/<text:span text:style-name="T8">note</text:span>&gt;<text:line-break/>&lt;/<text:span text:style-name="T8">app</text:span>&gt;<text:line-break/>&lt;<text:span text:style-name="T8">l</text:span> <text:span text:style-name="T8">n</text:span>="37"&gt;rarus ab Italia tantum mare nauita transit,&lt;/<text:span text:style-name="T8">l</text:span>&gt;<text:line-break/>&lt;<text:span text:style-name="T8">l</text:span> <text:span text:style-name="T8">n</text:span>="38"&gt;litora rarus in haec portubus orba uenit.&lt;/<text:span text:style-name="T8">l</text:span>&gt;<text:line-break/>&lt;<text:span text:style-name="T8">l</text:span> <text:span text:style-name="T8">n</text:span>="39"&gt;siue tamen Graia scierit siue ille Latina&lt;/<text:span text:style-name="T8">l</text:span>&gt;<text:line-break/>&lt;<text:span text:style-name="T8">l</text:span> <text:span text:style-name="T8">n</text:span>="40"&gt;uoce loqui—certe gratior huius erit&lt;/<text:span text:style-name="T8">l</text:span>&gt;<text:line-break/>&lt;<text:span text:style-name="T8">app</text:span>&gt;<text:line-break/> &lt;<text:span text:style-name="T8">rdg</text:span> <text:span text:style-name="T8">exclude</text:span>="#lem-3.12.41–42"<text:line-break/>  <text:span text:style-name="T8">xml:id</text:span>="rdg-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rdg</text:span>&gt;<text:line-break/>&lt;/<text:span text:style-name="T8">app</text:span>&gt;</text:p>
      <text:p text:style-name="Standard">This will allow users to toggle between the original and emended versions of the text. Using <text:span text:style-name="T9">@exclude</text:span> ensures that lines 41–42 will never be displayed in two places at once. When the lemma <text:soft-page-break/>(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9">@exclude</text:span> and <text:span text:style-name="T9">@require</text:span> ensures that mutually exclusive readings are never displayed together.</text:p>
      <text:p text:style-name="Standard">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apparatus-criticus-transposition"/>). In this example, the witness known as Bern transposes portions of two lines. Witnesses H M<text:span text:style-name="T11">ac</text:span> (and N<text:span text:style-name="T11">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nat lupus inter oues, <text:s text:c="36"/>nec uires fulminis apro</text:span>).</text:p>
      <text:p text:style-name="Special">&lt;<text:span text:style-name="T8">app</text:span>&gt;<text:line-break/>&lt;!-- &lt;app&gt; enclosing the entire passage in question. --&gt;<text:line-break/> &lt;<text:span text:style-name="T8">lem</text:span>&gt;<text:line-break/>&lt;!-- &lt;lem&gt; enclosing full text of lines 304 and 305. --&gt;<text:line-break/>  &lt;<text:span text:style-name="T8">l</text:span> <text:span text:style-name="T8">n</text:span>="304"&gt;<text:line-break/>   &lt;<text:span text:style-name="T8">app</text:span>&gt;<text:line-break/>&lt;!-- First nested &lt;app&gt;, marking one of the conflated half-lines. --&gt;<text:line-break/>    &lt;<text:span text:style-name="T8">lem</text:span> <text:span text:style-name="T8">xml:id</text:span>="lem-304-nat"&gt;nat lupus inter<text:line-break/>         oues,&lt;/<text:span text:style-name="T8">lem</text:span>&gt;<text:line-break/>   &lt;/<text:span text:style-name="T8">app</text:span>&gt;<text:line-break/>   &lt;<text:span text:style-name="T8">app</text:span>&gt;<text:line-break/>&lt;!-- Second nested &lt;app&gt;, handling the variant that transposes half-lines. --&gt;<text:line-break/>    &lt;<text:span text:style-name="T8">lem</text:span> <text:span text:style-name="T8">require</text:span>="#lem-305-unda"<text:line-break/>     <text:span text:style-name="T8">xml:id</text:span>="lem-304-fuluos"&gt;fuluos uehit unda leones,&lt;/<text:span text:style-name="T8">lem</text:span>&gt;<text:line-break/>    &lt;<text:span text:style-name="T8">rdg</text:span> <text:span text:style-name="T8">copyOf</text:span>="#lem-305-nec"<text:line-break/>     <text:span text:style-name="T8">require</text:span>="#rdg-305-Bern" <text:span text:style-name="T8">wit</text:span>="#Bern" <text:span text:style-name="T8">xml:id</text:span>="rdg-304-Bern"/&gt;<text:line-break/>   &lt;/<text:span text:style-name="T8">app</text:span>&gt;<text:line-break/>  &lt;/<text:span text:style-name="T8">l</text:span>&gt;<text:line-break/>  &lt;<text:span text:style-name="T8">l</text:span> <text:span text:style-name="T8">n</text:span>="305"&gt;unda uehit tigres; &lt;<text:span text:style-name="T8">app</text:span>&gt;<text:line-break/>&lt;!-- Third nested &lt;app&gt;, marking the other conflated or transposed half-line. --&gt;<text:line-break/>    &lt;<text:span text:style-name="T8">lem</text:span> <text:span text:style-name="T8">require</text:span>="#lem-304-nat"<text:line-break/>     <text:span text:style-name="T8">xml:id</text:span>="lem-305-nec"&gt;nec<text:line-break/>         uires fulminis apro&lt;/<text:span text:style-name="T8">lem</text:span>&gt;<text:line-break/>    &lt;<text:span text:style-name="T8">rdg</text:span> <text:span text:style-name="T8">copyOf</text:span>="#lem-304-fuluos"<text:line-break/>     <text:span text:style-name="T8">require</text:span>="#rdg-304-Bern" <text:span text:style-name="T8">wit</text:span>="#Bern" <text:span text:style-name="T8">xml:id</text:span>="rdg-305-Bern"/&gt;<text:line-break/>   &lt;/<text:span text:style-name="T8">app</text:span>&gt;<text:line-break/>  &lt;/<text:span text:style-name="T8">l</text:span>&gt;<text:line-break/> &lt;/<text:span text:style-name="T8">lem</text:span>&gt;<text:line-break/>&lt;!-- &lt;rdg&gt; enclosing the conflated lines in H and M --&gt;<text:line-break/> &lt;<text:span text:style-name="T8">rdg</text:span> <text:span text:style-name="T8">wit</text:span>="#H #M" <text:span text:style-name="T8">xml:id</text:span>="rdg-305-HM"&gt;<text:line-break/>  &lt;<text:span text:style-name="T8">l</text:span> <text:span text:style-name="T8">n</text:span>="304/5"&gt;<text:line-break/>   &lt;<text:span text:style-name="T8">join</text:span> <text:span text:style-name="T8">target</text:span>="#lem-304-nat #lem-305-nec"/&gt;<text:line-break/>  &lt;/<text:span text:style-name="T8">l</text:span>&gt;<text:line-break/> &lt;/<text:span text:style-name="T8">rdg</text:span>&gt;<text:line-break/> &lt;<text:span text:style-name="T8">witDetail</text:span> <text:span text:style-name="T8">target</text:span>="#rdg-305-HM"<text:line-break/><text:soft-page-break/>  <text:span text:style-name="T8">type</text:span>="correction-original" <text:span text:style-name="T8">wit</text:span>="#M"&gt;<text:line-break/>  &lt;<text:span text:style-name="T8">hi</text:span> <text:span text:style-name="T8">rend</text:span>="superscript"&gt;ac&lt;/<text:span text:style-name="T8">hi</text:span>&gt;(N&lt;<text:span text:style-name="T8">hi</text:span> <text:span text:style-name="T8">rend</text:span>="superscript"&gt;ac&lt;/<text:span text:style-name="T8">hi</text:span>&gt;<text:line-break/> &lt;/<text:span text:style-name="T8">witDetail</text:span>&gt;<text:line-break/>&lt;/<text:span text:style-name="T8">app</text:span>&gt;</text:p>
      <text:p text:style-name="Standard">The extensive markup in this example calls for explication. The desired outcomes are: </text:p>
      <text:list xml:id="list143952835130796" text:continue-numbering="true" text:style-name="WWNum2">
        <text:list-item>
          <text:p text:style-name="P1">two lines printed in the edition text.</text:p>
        </text:list-item>
        <text:list-item>
          <text:p text:style-name="P1">a variant reading showing two lines with half-lines transposed.</text:p>
        </text:list-item>
        <text:list-item>
          <text:p text:style-name="P1">a variant reading that conflates the two lines.</text:p>
        </text:list-item>
      </text:list>
      <text:p text:style-name="Standard">These outcomes require nested &lt;<text:span text:style-name="T2">app</text:span>&gt; elements: </text:p>
      <text:list xml:id="list143952811142339" text:continue-numbering="true" text:style-name="WWNum2">
        <text:list-item>
          <text:p text:style-name="P1">The first &lt;<text:span text:style-name="T2">app</text:span>&gt; encloses the entire passage. Its &lt;<text:span text:style-name="T2">lem</text:span>&gt; encloses the text of lines 304 and 305 as the editor wishes them to be printed in the edition text.</text:p>
        </text:list-item>
        <text:list-item>
          <text:p text:style-name="P1">The first nested &lt;<text:span text:style-name="T2">app</text:span>&gt; encloses one of the conflated half-lines with &lt;<text:span text:style-name="T2">lem</text:span>&gt; and gives it an <text:span text:style-name="T9">@xml:id</text:span> so that its value can be copied elsewhere using <text:span text:style-name="T9">@copyOf</text:span>. There is no &lt;<text:span text:style-name="T2">rdg</text:span>&gt; here because none of the variations differs in content or position.</text:p>
        </text:list-item>
        <text:list-item>
          <text:p text:style-name="P1">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1">The third nested &lt;<text:span text:style-name="T2">app</text:span>&gt; encloses the second of the conflated half-lines in &lt;<text:span text:style-name="T2">lem</text:span>&gt; and gives it an <text:span text:style-name="T9">@xml:id</text:span> so that its value can be copied elsewhere using <text:span text:style-name="T9">@copyOf</text:span>. Its &lt;<text:span text:style-name="T2">rdg</text:span>&gt; also allows for Bern's transposition to be completed.</text:p>
        </text:list-item>
      </text:list>
      <text:p text:style-name="Standard">Instead of entering the text of the transposed lines more than once, <text:span text:style-name="T9">@copyOf</text:span> causes the text to be inserted automatically. This not only reduces the potential for errors in transcription, but also acknowledges that the text is otherwise identical.</text:p>
      <text:p text:style-name="Standard">The use of <text:span text:style-name="T9">@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imminet exesa veluti testudine concha.</text:span>’. Heinsius proposes <text:span text:style-name="tei_5f_foreign">exesae - conchae</text:span>. That means that whenever <text:span text:style-name="tei_5f_foreign">exesa</text:span> is displayed, <text:span text:style-name="tei_5f_foreign">concha</text:span> must also be displayed, and whenever one of Heinsius’ conjectures is displayed, the other one must accompany it.</text:p>
      <text:p text:style-name="Standard"><text:soft-page-break/>As with <text:bookmark-ref text:reference-format="number-no-superior" text:ref-name="apparatus-criticus-transposition"/>, <text:span text:style-name="T9">@exclude</text:span> and <text:span text:style-name="T9">@require</text:span> are used to prevent mutually exclusive readings from being displayed together. Calp. 6.68 should be encoded as follows:</text:p>
      <text:p text:style-name="Special">&lt;<text:span text:style-name="T8">l</text:span>&gt;imminet &lt;<text:span text:style-name="T8">app</text:span>&gt;<text:line-break/>  &lt;<text:span text:style-name="T8">lem</text:span> <text:span text:style-name="T8">exclude</text:span>="#rdg-6.68-conchae"<text:line-break/>   <text:span text:style-name="T8">require</text:span>="#lem-6.68-concha" <text:span text:style-name="T8">xml:id</text:span>="lem-6.68-exesa"&gt;exesa&lt;/<text:span text:style-name="T8">lem</text:span>&gt;<text:line-break/>  &lt;<text:span text:style-name="T8">rdg</text:span> <text:span text:style-name="T8">exclude</text:span>="#lem-6.68-concha"<text:line-break/>   <text:span text:style-name="T8">require</text:span>="#rdg-6.68-conchae" <text:span text:style-name="T8">source</text:span>="#Heinsius"<text:line-break/>   <text:span text:style-name="T8">xml:id</text:span>="rdg-6.68-exesae"&gt;exesae&lt;/<text:span text:style-name="T8">rdg</text:span>&gt;<text:line-break/> &lt;/<text:span text:style-name="T8">app</text:span>&gt; veluti testudine &lt;<text:span text:style-name="T8">app</text:span>&gt;<text:line-break/>  &lt;<text:span text:style-name="T8">lem</text:span> <text:span text:style-name="T8">exclude</text:span>="#rdg-6.68-exesae"<text:line-break/>   <text:span text:style-name="T8">require</text:span>="#lem-6.68-exesa" <text:span text:style-name="T8">xml:id</text:span>="lem-6.68-concha"&gt;concha&lt;/<text:span text:style-name="T8">lem</text:span>&gt;<text:line-break/>  &lt;<text:span text:style-name="T8">rdg</text:span> <text:span text:style-name="T8">exclude</text:span>="#lem-6.68-exesa"<text:line-break/>   <text:span text:style-name="T8">require</text:span>="#rdg-6.68-exesae" <text:span text:style-name="T8">xml:id</text:span>="rdg-6.68-conchae"&gt;conchae&lt;/<text:span text:style-name="T8">rdg</text:span>&gt;<text:line-break/> &lt;/<text:span text:style-name="T8">app</text:span>&gt;<text:line-break/>&lt;/<text:span text:style-name="T8">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terminations.</text:p>
      <text:p text:style-name="Standard">Before reading the encoding guidelines for corrections, it is recommended to read the section “<text:bookmark-ref text:reference-format="number-no-superior" text:ref-name="apparatus-criticus-correction-as-metadata">Error: Reference source not found</text:bookmark-ref>” to understand the concepts behind the guidelines.</text:p>
      <text:h text:style-name="Heading_20_4" text:outline-level="4"><text:bookmark-start text:name="apparatus-criticus-correction-as-metadat"/>Correction as Metadata<text:bookmark-end text:name="apparatus-criticus-correction-as-metadat"/></text:h>
      <text:p text:style-name="Standard">Over time, editors have devised creative ways of reporting corrections. The simplest method is to report readings and annotate them with <text:span text:style-name="tei_5f_foreign">ante correctionem</text:span>, <text:span text:style-name="tei_5f_foreign">post correctionem</text:span>, or something similar. Another method is to add abbreviations for those phrases as superscript notations on manuscript sigla (e.g., B<text:span text:style-name="T11">ac</text:span>, B<text:span text:style-name="T11">pc</text:span>). Sometimes it is necessary to provide more detail about the method of correction, in which cases editors will either describe the correction (e.g., t <text:span text:style-name="T9">exp.</text:span>, r <text:span text:style-name="T9">add. s.l.</text:span>) or they will try to represent it typographically (e.g., referṭ<text:span text:style-name="T11">r</text:span>e). Some rely on superscript notation for all of these details (e.g., P<text:span text:style-name="T11">csl</text:span> = P <text:span text:style-name="tei_5f_foreign">correctio supra lineam</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ive kinds of information: </text:p>
      <text:list xml:id="list143953829684858" text:continue-numbering="true" text:style-name="WWNum2">
        <text:list-item>
          <text:p text:style-name="P1"><text:soft-page-break/>a reading.</text:p>
        </text:list-item>
        <text:list-item>
          <text:p text:style-name="P1">the state of the reading: original or altered.</text:p>
        </text:list-item>
        <text:list-item>
          <text:p text:style-name="P1">an agent or agents (i.e., the correcting hand or hands).</text:p>
        </text:list-item>
        <text:list-item>
          <text:p text:style-name="P1">a method or methods of correction (i.e., deletion, addition above the line, etc.).</text:p>
        </text:list-item>
        <text:list-item>
          <text:p text:style-name="P1">the relationship between the original reading and the altered reading.</text:p>
        </text:list-item>
      </text:list>
      <text:p text:style-name="Standard">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n agent (beyond the witness to the reading) or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11">ac</text:span> and V<text:span text:style-name="T11">pc</text:span> for readings of manuscript V before and after correction, if it makes sense to do so. However, in cases where there are multiple hands or other factors to consider, hard coding the state of correction may restrict options for representing the manuscript's data.</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 The details of the correction are contained in &lt;<text:span text:style-name="T2">witDetail</text:span>&gt;, with the use of several attributes to determine how the information is processed.</text:p>
      <text:p text:style-name="Standard">&lt;<text:span text:style-name="T2">witDetail</text:span>&gt; (witness detail) may be empty (i.e., self-closing) or it may contain a prose description. If empty, the values of the attributes (described below) will provide the essential information.</text:p>
      <text:p text:style-name="Standard"><text:span text:style-name="T9">@wit</text:span> (witness) has as its value the machine-readable siglum of the witness that has the original or the altered reading.</text:p>
      <text:p text:style-name="Standard"><text:span text:style-name="T9">@target</text:span> has as its value the <text:span text:style-name="T9">@xml:id</text:span> of the reading in question.</text:p>
      <text:p text:style-name="Standard"><text:span text:style-name="T9">@type</text:span> has one of the following values to classify the correction. Possible values:</text:p>
      <text:list xml:id="list143954215478575" text:continue-numbering="true" text:style-name="WWNum2">
        <text:list-item>
          <text:p text:style-name="P1"><text:soft-page-break/>correction-original: the original reading, i.e., before correction (<text:span text:style-name="tei_5f_foreign">ante <text:s text:c="44"/>correctionem</text:span> or a.c.). If &lt;<text:span text:style-name="T2">witDetail</text:span>&gt; with this type is self-closing, the LDLT reader will insert "(a.c.)" after the siglum for the witness designated in <text:span text:style-name="T9">@wit</text:span>. Otherwise, the value of &lt;<text:span text:style-name="T2">witDetail</text:span>&gt; will be inserted in parentheses after the siglum for the witness designated in <text:span text:style-name="T9">@wit</text:span>.</text:p>
        </text:list-item>
        <text:list-item>
          <text:p text:style-name="P1">correction-altered: the altered reading, i.e., after correction (<text:span text:style-name="tei_5f_foreign">post <text:s text:c="44"/>correctionem</text:span> or p.c.). If &lt;<text:span text:style-name="T2">witDetail</text:span>&gt; with this type is self-closing, the LDLT reader will insert "(p.c.)" after the witness designated in <text:span text:style-name="T9">@wit</text:span>. Otherwise, the value of &lt;<text:span text:style-name="T2">witDetail</text:span>&gt; will be inserted in parentheses after the siglum for the witness designated in <text:span text:style-name="T9">@witt</text:span>.</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he first example is simple correction of a variant reading to the lemma: protegit] protegis <text:span text:style-name="T8">G</text:span> (a.c.).</text:p>
      <text:p text:style-name="Standard">It is clear in this instance what the reading after correction is, so there is no need to report it. There is also no need to list all of the other witnesses to the lemma, since it is clear that the uncorrected form is a unique reading. Also, the editor has decided that it is not useful to indicate which hand made the correction. In this example, manuscript <text:span text:style-name="T8">G</text:span> simply has the variant reading <text:span text:style-name="tei_5f_foreign">protegis</text:span> for the lemma <text:span text:style-name="tei_5f_foreign">protegit</text:span>, to which the variant reading in <text:span text:style-name="T8">G</text:span> has been corrected in some way.</text:p>
      <text:p text:style-name="Standard">The encoding for the prose method and the semantic markup method are identical for such a straightforward correction:</text:p>
      <text:p text:style-name="Special">&lt;<text:span text:style-name="T8">app</text:span>&gt;<text:line-break/> &lt;<text:span text:style-name="T8">lem</text:span> <text:span text:style-name="T8">xml:id</text:span>="lem-protegit"&gt;protegit&lt;/<text:span text:style-name="T8">lem</text:span>&gt;<text:line-break/> &lt;<text:span text:style-name="T8">rdg</text:span> <text:span text:style-name="T8">wit</text:span>="#G" <text:span text:style-name="T8">xml:id</text:span>="rdg-protegis"&gt;protegis&lt;/<text:span text:style-name="T8">rdg</text:span>&gt;<text:line-break/> &lt;<text:span text:style-name="T8">witDetail</text:span> <text:span text:style-name="T8">target</text:span>="#rdg-protegis"<text:line-break/>  <text:span text:style-name="T8">type</text:span>="correction-original" <text:span text:style-name="T8">wit</text:span>="#G"/&gt;<text:line-break/>&lt;/<text:span text:style-name="T8">app</text:span>&gt;</text:p>
      <text:p text:style-name="Standard">That is, &lt;<text:span text:style-name="T2">witDetail</text:span>&gt; uses <text:span text:style-name="T9">@target</text:span> to point to the variant reading, and <text:span text:style-name="T9">@type</text:span> shows that <text:span text:style-name="tei_5f_foreign">protegis</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the hand that made the correction.</text:p>
      <text:p text:style-name="Standard">The lemma is <text:span text:style-name="tei_5f_foreign">insidias</text:span>. Manuscript <text:span text:style-name="T8">N</text:span> has <text:span text:style-name="tei_5f_foreign">insidia</text:span>; <text:span text:style-name="T8">N</text:span><text:span text:style-name="T12">2</text:span> has added the letter “s.” A traditional apparatus criticus might report this as follows: insidias] insidia <text:span text:style-name="T8">N</text:span> (corr. <text:span text:style-name="T8">N</text:span><text:span text:style-name="T12">2</text:span>).</text:p>
      <text:p text:style-name="Standard"><text:soft-page-break/>As in the first example, the encoding for the prose method and the semantic markup method are identical:</text:p>
      <text:p text:style-name="Special">&lt;<text:span text:style-name="T8">app</text:span>&gt;<text:line-break/> &lt;<text:span text:style-name="T8">lem</text:span> <text:span text:style-name="T8">xml:id</text:span>="lem-insidias"&gt;insidias&lt;/<text:span text:style-name="T8">lem</text:span>&gt;<text:line-break/> &lt;<text:span text:style-name="T8">rdg</text:span> <text:span text:style-name="T8">wit</text:span>="#N" <text:span text:style-name="T8">xml:id</text:span>="rdg-insidia"&gt;insidia&lt;/<text:span text:style-name="T8">rdg</text:span>&gt;<text:line-break/> &lt;<text:span text:style-name="T8">witDetail</text:span> <text:span text:style-name="T8">target</text:span>="#rdg-insidia"<text:line-break/>  <text:span text:style-name="T8">type</text:span>="correction-original" <text:span text:style-name="T8">wit</text:span>="#N"&gt;corr. &lt;<text:span text:style-name="T8">hi</text:span> <text:span text:style-name="T8">rend</text:span>="bold"&gt;N&lt;<text:span text:style-name="T8">hi</text:span> <text:span text:style-name="T8">rend</text:span>="superscript"&gt;2&lt;/<text:span text:style-name="T8">hi</text:span>&gt;<text:line-break/>  &lt;/<text:span text:style-name="T8">hi</text:span>&gt;<text:line-break/> &lt;/<text:span text:style-name="T8">witDetail</text:span>&gt;<text:line-break/>&lt;/<text:span text:style-name="T8">app</text:span>&gt;</text:p>
      <text:p text:style-name="Standard">This encoding will produce the following entry in the apparatus criticus: insidias] insidia <text:span text:style-name="T8">N</text:span> (corr. <text:span text:style-name="T8">N</text:span><text:span text:style-name="T12">2</text:span>)</text:p>
      <text:h text:style-name="Heading_20_5" text:outline-level="5"><text:bookmark-start text:name="apparatus-criticus-correction-examples-3"/>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he witness <text:span text:style-name="T8">N</text:span> originally had <text:span text:style-name="T9">co</text:span> and <text:span text:style-name="T9">ice</text:span> with an erasure of two characters between them. The correcting hand <text:span text:style-name="T8">N</text:span><text:span text:style-name="T12">2</text:span> has inserted the letters “r” and “t” in the erasure. The corrected form (<text:span text:style-name="T9">cortice</text:span>) matches the reading in witnesses <text:span text:style-name="T8">P</text:span> and <text:span text:style-name="T8">V</text:span>. Another reading is present in witnesses <text:span text:style-name="T8">G</text:span> and <text:span text:style-name="T8">A</text:span>.</text:p>
      <text:p text:style-name="Standard">A traditional apparatus criticus might report this as follows: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p text:style-name="Standard">In the prose method, the details are described in &lt;<text:span text:style-name="T2">witDetail</text:span>&gt;:</text:p>
      <text:p text:style-name="Special">&lt;<text:span text:style-name="T8">app</text:span>&gt;<text:line-break/> &lt;<text:span text:style-name="T8">lem</text:span> <text:span text:style-name="T8">wit</text:span>="#N2 #P #V" <text:span text:style-name="T8">xml:id</text:span>="lem-cortice"&gt;cortice&lt;/<text:span text:style-name="T8">lem</text:span>&gt;<text:line-break/> &lt;<text:span text:style-name="T8">witDetail</text:span> <text:span text:style-name="T8">target</text:span>="#lem-cortice"<text:line-break/>  <text:span text:style-name="T8">type</text:span>="correction-altered" <text:span text:style-name="T8">wit</text:span>="#N2"&gt;rt &lt;<text:span text:style-name="T8">hi</text:span> <text:span text:style-name="T8">rend</text:span>="italic"&gt;add. in<text:line-break/>     ras.&lt;/<text:span text:style-name="T8">hi</text:span>&gt;<text:line-break/> &lt;/<text:span text:style-name="T8">witDetail</text:span>&gt;<text:line-break/> &lt;<text:span text:style-name="T8">rdg</text:span> <text:span text:style-name="T8">wit</text:span>="#N" <text:span text:style-name="T8">xml:id</text:span>="rdg-coice"&gt;co⟦..⟧ice&lt;/<text:span text:style-name="T8">rdg</text:span>&gt;<text:line-break/> &lt;<text:span text:style-name="T8">witDetail</text:span> <text:span text:style-name="T8">target</text:span>="#rdg-coice"<text:line-break/>  <text:span text:style-name="T8">type</text:span>="correction-original" <text:span text:style-name="T8">wit</text:span>="#N"/&gt;<text:line-break/> &lt;<text:span text:style-name="T8">rdg</text:span> <text:span text:style-name="T8">wit</text:span>="#G #A"&gt;codice&lt;/<text:span text:style-name="T8">rdg</text:span>&gt;<text:line-break/>&lt;/<text:span text:style-name="T8">app</text:span>&gt;</text:p>
      <text:p text:style-name="Standard">This encoding will produce the following entry in the apparatus criticus: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p text:style-name="Standard">The semantic markup method uses techniques described elsewhere in these guidelines to make the details readable by humans and machines:</text:p>
      <text:p text:style-name="Special">&lt;<text:span text:style-name="T8">app</text:span>&gt;<text:line-break/> &lt;<text:span text:style-name="T8">lem</text:span> <text:span text:style-name="T8">wit</text:span>="#N2 #P #V" <text:span text:style-name="T8">xml:id</text:span>="lem-cortice"&gt;cortice&lt;/<text:span text:style-name="T8">lem</text:span>&gt;<text:line-break/> &lt;<text:span text:style-name="T8">witDetail</text:span> <text:span text:style-name="T8">target</text:span>="#lem-cortice"<text:line-break/><text:soft-page-break/>  <text:span text:style-name="T8">type</text:span>="correction-altered" <text:span text:style-name="T8">wit</text:span>="#N2"&gt;<text:line-break/>  &lt;<text:span text:style-name="T8">add</text:span> <text:span text:style-name="T8">place</text:span>="inRas"&gt;rt&lt;/<text:span text:style-name="T8">add</text:span>&gt;<text:line-break/> &lt;/<text:span text:style-name="T8">witDetail</text:span>&gt;<text:line-break/> &lt;<text:span text:style-name="T8">rdg</text:span> <text:span text:style-name="T8">wit</text:span>="#N" <text:span text:style-name="T8">xml:id</text:span>="rdg-coice"&gt;co&lt;<text:span text:style-name="T8">del</text:span> <text:span text:style-name="T8">rend</text:span>="erasure"&gt;<text:line-break/>   &lt;<text:span text:style-name="T8">gap</text:span> <text:span text:style-name="T8">quantity</text:span>="2" <text:span text:style-name="T8">reason</text:span>="lost"<text:line-break/>    <text:span text:style-name="T8">unit</text:span>="character"/&gt;<text:line-break/>  &lt;/<text:span text:style-name="T8">del</text:span>&gt;ice&lt;/<text:span text:style-name="T8">rdg</text:span>&gt;<text:line-break/> &lt;<text:span text:style-name="T8">witDetail</text:span> <text:span text:style-name="T8">target</text:span>="#rdg-coice"<text:line-break/>  <text:span text:style-name="T8">type</text:span>="correction-original" <text:span text:style-name="T8">wit</text:span>="#N"/&gt;<text:line-break/> &lt;<text:span text:style-name="T8">rdg</text:span> <text:span text:style-name="T8">wit</text:span>="#G #A"&gt;codice&lt;/<text:span text:style-name="T8">rdg</text:span>&gt;<text:line-break/>&lt;/<text:span text:style-name="T8">app</text:span>&gt;</text:p>
      <text:p text:style-name="Standard">That encoding would produce the following entry: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descripta</text:span>. Manuscript <text:span text:style-name="T8">N</text:span> originally had <text:span text:style-name="tei_5f_foreign">dipicta</text:span>, but <text:span text:style-name="T8">N</text:span><text:span text:style-name="T12">1</text:span> corrected it to <text:span text:style-name="tei_5f_foreign">depicta</text:span>. Another hand (<text:span text:style-name="T8">N</text:span><text:span text:style-name="T12">2</text:span> has <text:span text:style-name="tei_5f_foreign">descripta</text:span> in the margin. Other manuscripts support these and other readings.</text:p>
      <text:p text:style-name="Standard">A traditional apparatus criticus might report this as follows: descripta <text:span text:style-name="T8">P V N</text:span><text:span text:style-name="T12">2</text:span> (in mg.) : depicta <text:span text:style-name="T8">G N</text:span><text:span text:style-name="T12">1</text:span> (p.c.) : dipicta <text:span text:style-name="T8">N</text:span> (a.c.).</text:p>
      <text:p text:style-name="Special">&lt;<text:span text:style-name="T8">app</text:span>&gt;<text:line-break/> &lt;<text:span text:style-name="T8">lem</text:span> <text:span text:style-name="T8">wit</text:span>="#N2 #P #V"<text:line-break/>  <text:span text:style-name="T8">xml:id</text:span>="lem-descripta"&gt;descripta&lt;/<text:span text:style-name="T8">lem</text:span>&gt;<text:line-break/> &lt;<text:span text:style-name="T8">witDetail</text:span> <text:span text:style-name="T8">target</text:span>="#lem-descripta"<text:line-break/>  <text:span text:style-name="T8">wit</text:span>="#N2"&gt;in<text:line-break/>   mg.&lt;/<text:span text:style-name="T8">witDetail</text:span>&gt;<text:line-break/> &lt;<text:span text:style-name="T8">rdg</text:span> <text:span text:style-name="T8">wit</text:span>="#G #N1" <text:span text:style-name="T8">xml:id</text:span>="rdg-depicta"&gt;depicta&lt;/<text:span text:style-name="T8">rdg</text:span>&gt;<text:line-break/> &lt;<text:span text:style-name="T8">witDetail</text:span> <text:span text:style-name="T8">target</text:span>="#rdg-depicta"<text:line-break/>  <text:span text:style-name="T8">type</text:span>="correction-altered" <text:span text:style-name="T8">wit</text:span>="#N1"/&gt;<text:line-break/> &lt;<text:span text:style-name="T8">rdg</text:span> <text:span text:style-name="T8">wit</text:span>="#N" <text:span text:style-name="T8">xml:id</text:span>="rdg-dipicta"&gt;dipicta&lt;/<text:span text:style-name="T8">rdg</text:span>&gt;<text:line-break/> &lt;<text:span text:style-name="T8">witDetail</text:span> <text:span text:style-name="T8">target</text:span>="#rdg-dipicta"<text:line-break/>  <text:span text:style-name="T8">type</text:span>="correction-original" <text:span text:style-name="T8">wit</text:span>="#N"/&gt;<text:line-break/>&lt;/<text:span text:style-name="T8">app</text:span>&gt;</text:p>
      <text:p text:style-name="Standard">This encoding will produce the following entry in the apparatus criticus: descripta <text:span text:style-name="T8">N</text:span><text:span text:style-name="T12">2</text:span> (in mg. <text:span text:style-name="T8">PV</text:span> : depicta <text:span text:style-name="T8">G N</text:span><text:span text:style-name="T12">1</text:span> (p.c.) : dipicta <text:span text:style-name="T8">N</text:span> (a.c.).</text:p>
      <text:p text:style-name="Standard">Note that it is not possible to use the semantic markup method (i.e., &lt;<text:span text:style-name="T2">add</text:span>&gt; with <text:span text:style-name="T9">@place</text:span>="margin") for the marginal reading of <text:span text:style-name="T8">N</text:span><text:span text:style-name="T12">2</text:span>, since the same reading appears in other witnesses in the text itself. Instead, the notation “in mg.” is inserted using &lt;<text:span text:style-name="T2">witDetail</text:span>&gt;.</text:p>
      <text:h text:style-name="Heading_20_3" text:outline-level="3">Conjecture and Emendation</text:h>
      <text:p text:style-name="Standard">As explained in the section <text:bookmark-ref text:reference-format="number-no-superior" text:ref-name="apparatus-criticus-concepts-definitions"/>, conjectures are readings that are not supported by documentary evidence, but are instead proposed by someone and considered by the editor to be worthy of <text:soft-page-break/>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ci.</text:span> or <text:span text:style-name="tei_5f_foreign">conj.</text:span> for <text:span text:style-name="tei_5f_foreign">coniecit</text:span>, <text:span text:style-name="tei_5f_foreign">em.</text:span> or <text:span text:style-name="tei_5f_foreign">emend.</text:span> for <text:span text:style-name="tei_5f_foreign">emendavit</text:span>, among others). They should be annotated in digital editions, too, both to facilitate their identification and to enable features such as filtering and searching for them. The annotation is accomplished with <text:span text:style-name="T9">@type</text:span>.</text:p>
      <text:p text:style-name="Standard">Since an emendation is a conjecture that has been adopted for the main text of the edition, only &lt;<text:span text:style-name="T2">lem</text:span>&gt; may have <text:span text:style-name="T9">@type</text:span> with the value “emendation.” It could be inferred that a lemma with <text:span text:style-name="T9">@source</text:span> only is an emendation, but in the interest of being explicit, an emendation should be annotated accordingly. Using <text:span text:style-name="T9">@type</text:span> with the value of “emendation” will also facilitate searching and filtering for emendations.</text:p>
      <text:p text:style-name="Standard">Conversely, only &lt;<text:span text:style-name="T2">rdg</text:span>&gt; may have <text:span text:style-name="T9">@type</text:span> with the value “conjecture.” It could be inferred that a reading with <text:span text:style-name="T9">@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lt;<text:span text:style-name="T8">app</text:span>&gt;<text:line-break/> &lt;<text:span text:style-name="T8">lem</text:span> <text:span text:style-name="T8">source</text:span>="#Haupt1854" <text:span text:style-name="T8">type</text:span>="emendation"<text:line-break/>  <text:span text:style-name="T8">xml:id</text:span>="lem-plenumque"&gt;plenumque&lt;/<text:span text:style-name="T8">lem</text:span>&gt;<text:line-break/> &lt;<text:span text:style-name="T8">note</text:span> <text:span text:style-name="T8">target</text:span>="#lem-plenumque"&gt;prob. &lt;<text:span text:style-name="T8">ref</text:span> <text:span text:style-name="T8">taret</text:span>="#Keene"&gt;Keene&lt;/<text:span text:style-name="T8">ref</text:span>&gt;<text:line-break/>   et &lt;<text:span text:style-name="T8">ref</text:span> <text:span text:style-name="T8">target</text:span>="#Schenkl"&gt;Schenkl&lt;/<text:span text:style-name="T8">ref</text:span>&gt;<text:line-break/> &lt;/<text:span text:style-name="T8">note</text:span>&gt;<text:line-break/> &lt;<text:span text:style-name="T8">rdg</text:span> <text:span text:style-name="T8">source</text:span>="#edd." <text:span text:style-name="T8">wit</text:span>="#ω"&gt;primumque&lt;/<text:span text:style-name="T8">rdg</text:span>&gt;<text:line-break/> &lt;<text:span text:style-name="T8">rdg</text:span> <text:span text:style-name="T8">source</text:span>="#Baehr." <text:span text:style-name="T8">type</text:span>="conjecture"&gt;rivumque&lt;/<text:span text:style-name="T8">rdg</text:span>&gt;<text:line-break/> &lt;<text:span text:style-name="T8">rdg</text:span> <text:span text:style-name="T8">source</text:span>="#CSchenkl" <text:span text:style-name="T8">type</text:span>="conjecture"&gt;pronumque&lt;/<text:span text:style-name="T8">rdg</text:span>&gt;<text:line-break/>&lt;/<text:span text:style-name="T8">app</text:span>&gt;</text:p>
      <text:p text:style-name="Standard">This encoding will produce <text:span text:style-name="tei_5f_foreign">plenumque</text:span> in the main text of the edition and the following in the apparatus criticus: plenumque] <text:span text:style-name="T9">em</text:span>. Haupt (<text:span text:style-name="T9">prob</text:span>. Keene <text:span text:style-name="T9">et</text:span> Schenkl), primumque <text:span text:style-name="T8">ω</text:span><text:span text:style-name="T9">edd</text:span>., rivumque <text:span text:style-name="T9">ci.</text:span> Baehr., pronumque <text:span text:style-name="T9">ci</text:span>. C. Schenkl.</text:p>
      <text:p text:style-name="Standard">Multiple conjectures proposed by a single person should be contained in &lt;<text:span text:style-name="T2">rdgGrp</text:span>&gt; and separated by &lt;<text:span text:style-name="T2">note</text:span>&gt; with value <text:span text:style-name="tei_5f_foreign">vel</text:span> (or something similar).</text:p>
      <text:p text:style-name="Special">&lt;<text:span text:style-name="T8">app</text:span>&gt;<text:line-break/> &lt;<text:span text:style-name="T8">lem</text:span>&gt;pallenti&lt;/<text:span text:style-name="T8">lem</text:span>&gt;<text:line-break/> &lt;<text:span text:style-name="T8">rdgGrp</text:span>&gt;<text:line-break/>  &lt;<text:span text:style-name="T8">rdg</text:span> <text:span text:style-name="T8">source</text:span>="#Heins." <text:span text:style-name="T8">type</text:span>="conjecture"&gt;ride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varia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verna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roranti&lt;/<text:span text:style-name="T8">rdg</text:span>&gt;<text:line-break/><text:soft-page-break/> &lt;/<text:span text:style-name="T8">rdgGrp</text:span>&gt;<text:line-break/>&lt;/<text:span text:style-name="T8">app</text:span>&gt;</text:p>
      <text:p text:style-name="Standard">This would be displayed in the apparatus criticus as pallenti] ridenti <text:span text:style-name="T9">vel</text:span> varianti <text:span text:style-name="T9">vel</text:span> vernanti <text:span text:style-name="T9">vel</text:span> roranti <text:span text:style-name="T9">ci</text:span>. Heins.</text:p>
      <text:h text:style-name="Heading_20_4" text:outline-level="4">Tentative Conjectures</text:h>
      <text:p text:style-name="Standard">Occasionally, editors propose conjectures at the end of an entry in the critical apparatus but express uncertainty or doubt about the viability of the proposal.</text:p>
      <text:list xml:id="list143953138441641" text:continue-numbering="true" text:style-name="WWNum2">
        <text:list-item>
          <text:p text:style-name="P1">&lt;<text:span text:style-name="T2">note</text:span>&gt; before the &lt;<text:span text:style-name="T2">rdg</text:span>&gt; contains the interrogative <text:span text:style-name="tei_5f_foreign">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passage that supports the conjecture). Each &lt;<text:span text:style-name="T2">note</text:span>&gt; must have an <text:span text:style-name="T9">@xml:id</text:span>. The attributes <text:span text:style-name="T9">@next</text:span> and <text:span text:style-name="T9">@prev</text:span> must be used to connect the two notes.</text:p>
        </text:list-item>
        <text:list-item>
          <text:p text:style-name="P1">&lt;<text:span text:style-name="T2">rdg</text:span>&gt; with <text:span text:style-name="T9">@type</text:span>="conjecture" and <text:span text:style-name="T9">@cert</text:span>="low" indicates that the reading is a tentative conjecture.</text:p>
        </text:list-item>
      </text:list>
      <text:p text:style-name="Standard">For example, Cynthia Damon prints the following in her OCT edition of Caesar's De Bello Civili at 1.24.3: relicto praetore] -tis -oribus <text:span text:style-name="T9">Basiner coll. Cic. Att. 9.6.1 : an</text:span> [r- p-]?</text:p>
      <text:p text:style-name="Standard">At the end of that entry, Damon has suggested the deletion of <text:span text:style-name="tei_5f_foreign">relicto praetore</text:span>, but it is only a suggestion for others to consider. In an LDLT edition, that would be encoded as follows:</text:p>
      <text:p text:style-name="Special">&lt;<text:span text:style-name="T8">app</text:span>&gt;<text:line-break/> &lt;<text:span text:style-name="T8">lem</text:span>&gt;relicto praetore&lt;/<text:span text:style-name="T8">lem</text:span>&gt;<text:line-break/> &lt;<text:span text:style-name="T8">rdg</text:span> <text:span text:style-name="T8">source</text:span>="#Basiner" <text:span text:style-name="T8">type</text:span>="conjecture"<text:line-break/>  <text:span text:style-name="T8">xml:id</text:span>="rdg-1.24.3-relictis-praetoribus"&gt;relictis<text:line-break/>   praetoribus&lt;/<text:span text:style-name="T8">rdg</text:span>&gt;<text:line-break/> &lt;<text:span text:style-name="T8">note</text:span> <text:span text:style-name="T8">target</text:span>="#rdg-1.24.3-relictis-praetoribus"&gt;coll.<text:line-break/> &lt;<text:span text:style-name="T8">bibl</text:span>&gt;<text:line-break/>   &lt;<text:span text:style-name="T8">author</text:span>&gt;Cic.&lt;/<text:span text:style-name="T8">author</text:span>&gt;<text:line-break/>   &lt;<text:span text:style-name="T8">title</text:span>&gt;Att.&lt;/<text:span text:style-name="T8">title</text:span>&gt; 9.6.1&lt;/<text:span text:style-name="T8">bibl</text:span>&gt;<text:line-break/> &lt;/<text:span text:style-name="T8">note</text:span>&gt;<text:line-break/> &lt;<text:span text:style-name="T8">note</text:span> <text:span text:style-name="T8">next</text:span>="#note-1.24.3-b"<text:line-break/>  <text:span text:style-name="T8">xml:id</text:span>="note-1.24.3-a"&gt;an&lt;/<text:span text:style-name="T8">note</text:span>&gt;<text:line-break/> &lt;<text:span text:style-name="T8">rdg</text:span> <text:span text:style-name="T8">cert</text:span>="low" <text:span text:style-name="T8">source</text:span>="#Damon"<text:line-break/>  <text:span text:style-name="T8">type</text:span>="conjecture"&gt;<text:line-break/>  &lt;<text:span text:style-name="T8">surplus</text:span>&gt;relicto praetore&lt;/<text:span text:style-name="T8">surplus</text:span>&gt;<text:line-break/> &lt;/<text:span text:style-name="T8">rdg</text:span>&gt;<text:line-break/> &lt;<text:span text:style-name="T8">note</text:span> <text:span text:style-name="T8">prev</text:span>="note-1.24.3-a"<text:line-break/>  <text:span text:style-name="T8">xml:id</text:span>="note-1.24.3-b"&gt;?&lt;/<text:span text:style-name="T8">note</text:span>&gt;<text:line-break/>&lt;/<text:span text:style-name="T8">app</text:span>&gt;</text:p>
      <text:h text:style-name="Heading_20_4" text:outline-level="4">Editorial Addition and Deletion</text:h>
      <text:p text:style-name="Standard">In some cases, an editor may wish to indicate that text has been supplied or removed by conjecture. The following subsections describe the methods for encoding editorial additions and deletions.</text:p>
      <text:h text:style-name="Heading_20_5" text:outline-level="5"><text:soft-page-break/>Editorial Addition</text:h>
      <text:p text:style-name="Standard">&lt; &gt; = Text added or supplied by conjecture where text does not exist in the documentary evidence.</text:p>
      <text:list xml:id="list143953902737234" text:continue-numbering="true" text:style-name="WWNum2">
        <text:list-item>
          <text:p text:style-name="P1">&lt;<text:span text:style-name="T2">supplied</text:span>&gt; encloses text supplied by someone in the absence of text in the documentary evidence. It may be used in &lt;<text:span text:style-name="T2">lem</text:span>&gt; or &lt;<text:span text:style-name="T2">rdg</text:span>&gt;.</text:p>
        </text:list-item>
      </text:list>
      <text:p text:style-name="Standard">For example, Cynthia Damon prints the following in her <text:bookmark-ref text:reference-format="number-no-superior" text:ref-name="damon-caesar">[3]</text:bookmark-ref>: <text:span text:style-name="tei_5f_foreign">Ipsi Massilienses et celeritate nauium et scientia <text:s text:c="40"/>gubernatorum confisi nostros eludebant impetusque eorum <text:s text:c="40"/>excipiebant &lt;cedendo&gt;.</text:span></text:p>
      <text:p text:style-name="Standard">Her apparatus criticus has the following:</text:p>
      <text:p text:style-name="Standard">excipiebant &lt;cedendo&gt; <text:span text:style-name="T9">scripsi ex Luc. 3.55 (cf. Liu. 29.34.13)</text:span> : &lt;non&gt; exc- <text:span text:style-name="T9">Kramer</text:span> : dec- <text:span text:style-name="T9">Nipperdey (cf. Stat. Theb. 2.304)</text:span> : effugiebant <text:span text:style-name="T9">Terpstra coll. 2.41.6</text:span> : <text:span text:style-name="T9">nisi mauis e.g.</text:span> &lt;laxata classe&gt; exc- <text:span text:style-name="T9">ex Luc. 3.548 (cf. BG 2.25.2)</text:span>.</text:p>
      <text:p text:style-name="Standard">Every instance of text enclosed in &lt; &gt; indicates that text has been added where text does not exist in the documentary evidence.</text:p>
      <text:p text:style-name="Standard">In an LDLT edition, that would be encoded as follows:</text:p>
      <text:p text:style-name="Special">&lt;<text:span text:style-name="T8">p</text:span>&gt;Ipsi Massilienses et celeritate nauium et scientia<text:line-break/> gubernatorum confisi nostros eludebant impetusque eorum &lt;<text:span text:style-name="T8">app</text:span>&gt;<text:line-break/>  &lt;<text:span text:style-name="T8">lem</text:span> <text:span text:style-name="T8">source</text:span>="#Damon" <text:span text:style-name="T8">type</text:span>="emendation"<text:line-break/>   <text:span text:style-name="T8">xml:id</text:span>="lem-1.58.1-excipiebant-cedendo"&gt;excipiebant<text:line-break/>  &lt;<text:span text:style-name="T8">supplied</text:span>&gt;cedendo&lt;/<text:span text:style-name="T8">supplied</text:span>&gt;<text:line-break/>  &lt;/<text:span text:style-name="T8">lem</text:span>&gt;<text:line-break/>  &lt;<text:span text:style-name="T8">note</text:span> <text:span text:style-name="T8">target</text:span>="#lem-1.58.1-excipiebant-cedendo"&gt;scripsi<text:line-break/>     ex &lt;<text:span text:style-name="T8">bibl</text:span>&gt;<text:line-break/>    &lt;<text:span text:style-name="T8">author</text:span>&gt;Luc.&lt;/<text:span text:style-name="T8">author</text:span>&gt; 3.55&lt;/<text:span text:style-name="T8">bibl</text:span>&gt; (cf. &lt;<text:span text:style-name="T8">ref</text:span> <text:span text:style-name="T8">target</text:span>="#Liue"&gt;Liu&lt;/<text:span text:style-name="T8">ref</text:span>&gt;. 29.34.13)&lt;/<text:span text:style-name="T8">note</text:span>&gt;<text:line-break/>  &lt;<text:span text:style-name="T8">rdg</text:span> <text:span text:style-name="T8">source</text:span>="#Kramer" <text:span text:style-name="T8">type</text:span>="conjecture"&gt;<text:line-break/>   &lt;<text:span text:style-name="T8">supplied</text:span>&gt;non&lt;/<text:span text:style-name="T8">supplied</text:span>&gt; excipiebant&lt;/<text:span text:style-name="T8">rdg</text:span>&gt;<text:line-break/>  &lt;<text:span text:style-name="T8">rdg</text:span> <text:span text:style-name="T8">source</text:span>="#Nipperdey"<text:line-break/>   <text:span text:style-name="T8">type</text:span>="conjecture" <text:span text:style-name="T8">xml:id</text:span>="rdg-1.58.1-decipiebant"&gt;decipiebant&lt;/<text:span text:style-name="T8">rdg</text:span>&gt;<text:line-break/>  &lt;<text:span text:style-name="T8">note</text:span> <text:span text:style-name="T8">target</text:span>="#rdg-1.58.1-decipiebant"&gt;(cf.<text:line-break/>  &lt;<text:span text:style-name="T8">bibl</text:span>&gt;<text:line-break/>    &lt;<text:span text:style-name="T8">author</text:span>&gt;Stat.&lt;/<text:span text:style-name="T8">author</text:span>&gt;<text:line-break/>    &lt;<text:span text:style-name="T8">title</text:span>&gt;Theb.&lt;/<text:span text:style-name="T8">title</text:span>&gt; 2.304&lt;/<text:span text:style-name="T8">bibl</text:span>&gt;)&lt;/<text:span text:style-name="T8">note</text:span>&gt;<text:line-break/>  &lt;<text:span text:style-name="T8">rdg</text:span> <text:span text:style-name="T8">source</text:span>="#Terpstra" <text:span text:style-name="T8">type</text:span>="conjecture"<text:line-break/>   <text:span text:style-name="T8">xml:id</text:span>="rdg-1.58.1-effugiebant"&gt;effugiebant&lt;/<text:span text:style-name="T8">rdg</text:span>&gt;<text:line-break/>  &lt;<text:span text:style-name="T8">note</text:span> <text:span text:style-name="T8">target</text:span>="#rdg-1.58.1-effugiebant"&gt;coll.<text:line-break/>     2.41.6&lt;/<text:span text:style-name="T8">note</text:span>&gt;<text:line-break/>  &lt;<text:span text:style-name="T8">note</text:span>&gt;nisi mauis e.g. &lt;laxata classe&gt; exc- ex<text:line-break/>  &lt;<text:span text:style-name="T8">bibl</text:span>&gt;<text:line-break/>    &lt;<text:span text:style-name="T8">author</text:span>&gt;Luc.&lt;/<text:span text:style-name="T8">author</text:span>&gt; 3.548&lt;/<text:span text:style-name="T8">bibl</text:span>&gt; (cf.<text:line-break/>  &lt;<text:span text:style-name="T8">bibl</text:span>&gt;<text:line-break/>    &lt;<text:span text:style-name="T8">title</text:span>&gt;BG&lt;/<text:span text:style-name="T8">title</text:span>&gt; 2.25.2&lt;/<text:span text:style-name="T8">bibl</text:span>&gt;)&lt;/<text:span text:style-name="T8">note</text:span>&gt;<text:line-break/> &lt;/<text:span text:style-name="T8">app</text:span>&gt;.&lt;/<text:span text:style-name="T8">p</text:span>&gt;</text:p>
      <text:p text:style-name="Standard"><text:soft-page-break/>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Editorial Deletion</text:h>
      <text:p text:style-name="Standard">{ } = Text considered by the editor to be inauthentic, but nevertheless retained between braces in the edition to indicate that it is part of the text’s documentary history.</text:p>
      <text:p text:style-name="Standard">Square brackets have been used to indicate editorial deletions in the past, but, as <text:bookmark-ref text:reference-format="number-no-superior" text:ref-name="West">[20]</text:bookmark-ref><text:s/>argues (p. 80), this is apt to cause confusion, since square brackets have a different meaning for papyrologists and epigraphists (see “<text:bookmark-ref text:reference-format="number-no-superior" text:ref-name="apparatus-criticus-omission-known-loss-characters">Error: Reference source not found</text:bookmark-ref>” in these guidelines). Accordingly, LDLT editions follow West’s suggestion to use braces to indicate editorial deletions.</text:p>
      <text:list xml:id="list143953076226863" text:continue-numbering="true" text:style-name="WWNum2">
        <text:list-item>
          <text:p text:style-name="P1">&lt;<text:span text:style-name="T2">surplus</text:span>&gt; contains text identified by the editor as added by someone other than the original author (e.g., interpolation).</text:p>
        </text:list-item>
        <text:list-item>
          <text:p text:style-name="P1">&lt;<text:span text:style-name="T2">note</text:span>&gt; contains information about the deletion (e.g., bibliography, comments). This allows editors to make the distinction between the usage of <text:span text:style-name="T9">secl.</text:span> and <text:span text:style-name="T9">del.</text:span></text:p>
        </text:list-item>
      </text:list>
      <text:p text:style-name="Standard">For example, at section 29 of Suetonius’ life of Claudius, <text:bookmark-ref text:reference-format="number-no-superior" text:ref-name="kaster-suetonius">[8]</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9">secl. Graev. 1697, 411 (Polak 1882, 12)</text:span>’. The entry for the second one is as follows: ‘est <text:span text:style-name="T9">del. Bent.</text:span>’.</text:p>
      <text:p text:style-name="Standard">In an LDLT edition, the deletion would be encoded in the text as follows:</text:p>
      <text:p text:style-name="Special">&lt;<text:span text:style-name="T8">p</text:span>&gt;His, ut dixi, uxoribusque addictus non principem &lt;<text:span text:style-name="T8">app</text:span>&gt;<text:line-break/>  &lt;<text:span text:style-name="T8">lem</text:span> <text:span text:style-name="T8">source</text:span>="#Graev." <text:span text:style-name="T8">xml:id</text:span>="lem-29-se"&gt;<text:line-break/>   &lt;<text:span text:style-name="T8">surplus</text:span>&gt;se&lt;/<text:span text:style-name="T8">surplus</text:span>&gt;<text:line-break/>  &lt;/<text:span text:style-name="T8">lem</text:span>&gt;<text:line-break/>  &lt;<text:span text:style-name="T8">note</text:span> <text:span text:style-name="T8">target</text:span>="#lem-29-se"&gt;secl. &lt;<text:span text:style-name="T8">ref</text:span> <text:span text:style-name="T8">target</text:span>="#Graev."&gt;Graev. 1697, 411&lt;/<text:span text:style-name="T8">ref</text:span>&gt; (&lt;<text:span text:style-name="T8">ref</text:span> <text:span text:style-name="T8">target</text:span>="#Polak"&gt;Polak 1882, 12&lt;/<text:span text:style-name="T8">ref</text:span>&gt;)&lt;/<text:span text:style-name="T8">note</text:span>&gt;<text:line-break/> &lt;/<text:span text:style-name="T8">app</text:span>&gt; sed ministrum egit, compendio cuiusque horum uel<text:line-break/> etiam studio aut libidine honores exercitus impunitates<text:line-break/> supplicia largitus &lt;<text:span text:style-name="T8">app</text:span>&gt;<text:line-break/>  &lt;<text:span text:style-name="T8">lem</text:span> <text:span text:style-name="T8">source</text:span>="#Bent." <text:span text:style-name="T8">xml:id</text:span>="#lem-29-est"&gt;<text:line-break/>   &lt;<text:span text:style-name="T8">surplus</text:span>&gt;est&lt;/<text:span text:style-name="T8">surplus</text:span>&gt;<text:line-break/>  &lt;/<text:span text:style-name="T8">lem</text:span>&gt;<text:line-break/>  &lt;<text:span text:style-name="T8">note</text:span> <text:span text:style-name="T8">target</text:span>="#lem-29-est"&gt;del. &lt;<text:span text:style-name="T8">ref</text:span> <text:span text:style-name="T8">target</text:span>="#Bent."&gt;Bent.&lt;/<text:span text:style-name="T8">ref</text:span>&gt;<text:line-break/>  &lt;/<text:span text:style-name="T8">note</text:span>&gt;<text:line-break/><text:soft-page-break/> &lt;/<text:span text:style-name="T8">app</text:span>&gt; et quidem insciens<text:line-break/> plerumque et ignarus.&lt;/<text:span text:style-name="T8">p</text:span>&gt;</text:p>
      <text:p text:style-name="Standard">The use of &lt;<text:span text:style-name="T2">surplus</text:span>&gt; will cause the braces { } to be inserted on both sides of the word(s) to be deleted.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Conjectured Lacunae<text:bookmark-end text:name="apparatus-criticus-conjecture-and-emenda"/></text:h>
      <text:p text:style-name="Standard">&lt;***&gt; = A lacuna has been conjectured on the grounds of style, context, or carelessness of a copyist (e.g., <text:span text:style-name="tei_5f_foreign"><text:span text:style-name="T16">saut <text:s text:c="32"/>du même au même</text:span></text:span>). No text has been supplied in its place.</text:p>
      <text:p text:style-name="Standard">The conjectured lacuna itself should be encoded with &lt;<text:span text:style-name="T2">gap</text:span>&gt; with <text:span text:style-name="T9">@reason</text:span>="lost" as indicated in the section “<text:bookmark-ref text:reference-format="number-no-superior" text:ref-name="edition-text-lacunae"/>.”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9">@type</text:span>="emendation". If the conjectured lacuna is only noted in the apparatus criticus, then it should be contained by &lt;<text:span text:style-name="T2">rdg</text:span>&gt; with <text:span text:style-name="T9">@type</text:span>="conjecture".</text:p>
      <text:p text:style-name="Standard">For example, at the conclusion of section 3.8.4 of Julius Caesar's de Bello Civili, <text:bookmark-ref text:reference-format="number-no-superior" text:ref-name="damon-caesar">[3]</text:bookmark-ref><text:s/>edition has the following in the main text: <text:span text:style-name="tei_5f_foreign">si in Caesaris <text:s text:c="32"/>complexum uenire posset ***</text:span>. The apparatus criticus has the following annotation: <text:span text:style-name="tei_5f_foreign">lacunam statuit <text:s text:c="32"/>Vascosanus</text:span>.</text:p>
      <text:p text:style-name="Standard">In an LDLT edition, that should be encoded as follows:</text:p>
      <text:p text:style-name="Special">&lt;<text:span text:style-name="T8">p</text:span>&gt;si in Caesaris complexum uenire posset &lt;<text:span text:style-name="T8">app</text:span>&gt;<text:line-break/>  &lt;<text:span text:style-name="T8">lem</text:span> <text:span text:style-name="T8">source</text:span>="#Vascosanus"<text:line-break/>   <text:span text:style-name="T8">type</text:span>="emendation"&gt;<text:line-break/>   &lt;<text:span text:style-name="T8">supplied</text:span>&gt;<text:line-break/>    &lt;<text:span text:style-name="T8">gap</text:span> <text:span text:style-name="T8">reason</text:span>="lost"/&gt;<text:line-break/>   &lt;/<text:span text:style-name="T8">supplied</text:span>&gt;<text:line-break/>  &lt;/<text:span text:style-name="T8">lem</text:span>&gt;<text:line-break/> &lt;/<text:span text:style-name="T8">app</text:span>&gt;<text:line-break/>&lt;/<text:span text:style-name="T8">p</text:span>&gt;</text:p>
      <text:p text:style-name="Standard">The same encoding should be used to indicate the conjectured lacuna of a number of lines of verse. For example, <text:bookmark-ref text:reference-format="number-no-superior" text:ref-name="verdiere-calpurnius">[11]</text:bookmark-ref><text:s/>argues that nine verses have been omitted by the copyist of the archetype of all manuscripts of Calpurnius Siculus' eclogues. He prints nine lines of equally spaced dots in the text, and he writes in the apparatus criticus, ‘u. 1–9 <text:span text:style-name="T9">librarii incuria cecidisse puto</text:span>.’</text:p>
      <text:p text:style-name="Standard">If the editor of an LDLT edition of Calpurnius accepts this argument, Verdière's conjecture would be encoded as follows:</text:p>
      <text:p text:style-name="Special">&lt;<text:span text:style-name="T8">app</text:span> <text:span text:style-name="T8">type</text:span>="line-omission"&gt;<text:line-break/> &lt;<text:span text:style-name="T8">lem</text:span> <text:span text:style-name="T8">source</text:span>="#Verdière" <text:span text:style-name="T8">xml:id</text:span>="lem-1.1-9"&gt;<text:line-break/><text:soft-page-break/>  &lt;<text:span text:style-name="T8">supplied</text:span>&gt;<text:line-break/>   &lt;<text:span text:style-name="T8">gap</text:span> <text:span text:style-name="T8">quantity</text:span>="9" <text:span text:style-name="T8">reason</text:span>="lost"<text:line-break/>    <text:span text:style-name="T8">unit</text:span>="lines"/&gt;<text:line-break/>  &lt;/<text:span text:style-name="T8">supplied</text:span>&gt;<text:line-break/> &lt;/<text:span text:style-name="T8">lem</text:span>&gt;<text:line-break/> &lt;<text:span text:style-name="T8">note</text:span> <text:span text:style-name="T8">target</text:span>="#lem-1.1-9"&gt;u. 1–9 librarii incuria cecidisse putavit<text:line-break/>   Verdière&lt;/<text:span text:style-name="T8">note</text:span>&gt;<text:line-break/>&lt;/<text:span text:style-name="T8">app</text:span>&gt;</text:p>
      <text:p text:style-name="Standard">In the digital or print version,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Crux<text:bookmark-end text:name="apparatus-criticus-crux"/></text:h>
      <text:p text:style-name="Standard">† † = Text deemed by the editor to be readable but not understandable, with no satisfactory alternative or convincing emendation.</text:p>
      <text:p text:style-name="Standard">&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p text:style-name="Standard">For example, at section 2.4.12 of Macrobius’ Saturnalia, <text:bookmark-ref text:reference-format="number-no-superior" text:ref-name="kaster-macrobius">[7]</text:bookmark-ref><text:s/>marks two words in the text of his OCT edition with <text:span text:style-name="tei_5f_foreign">cruces</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9">Nβ</text:span>(melcule <text:span text:style-name="T9">DP</text:span><text:span text:style-name="T13">2</text:span><text:span text:style-name="T9">G</text:span>, <text:span text:style-name="T9">n.l. P</text:span><text:span text:style-name="T13">1</text:span>): Medulliae <text:span text:style-name="T9">Turnebus 1604, 584</text:span>.’ The second one is simpler: ‘habeas] Hadriae <text:span text:style-name="T9">Jahn</text:span>’.</text:p>
      <text:p text:style-name="Standard">The following example demonstrates how these <text:span text:style-name="tei_5f_foreign">cruces</text:span> would be encoded in an LDLT edition:</text:p>
      <text:p text:style-name="Special">&lt;<text:span text:style-name="T8">p</text:span>&gt;<text:line-break/> &lt;<text:span text:style-name="T8">quote</text:span>&gt;vale mel gentium &lt;<text:span text:style-name="T8">app</text:span>&gt;<text:line-break/>   &lt;<text:span text:style-name="T8">lem</text:span> <text:span text:style-name="T8">wit</text:span>="#N #β" <text:span text:style-name="T8">xml:id</text:span>="lem-meculle"&gt;<text:line-break/>    &lt;<text:span text:style-name="T8">sic</text:span>&gt;meculle&lt;/<text:span text:style-name="T8">sic</text:span>&gt;<text:line-break/>   &lt;/<text:span text:style-name="T8">lem</text:span>&gt;<text:line-break/>   &lt;<text:span text:style-name="T8">note</text:span> <text:span text:style-name="T8">target</text:span>="#lem-meculle"&gt;melcule &lt;<text:span text:style-name="T8">ref</text:span> <text:span text:style-name="T8">target</text:span>="#D"&gt;D&lt;/<text:span text:style-name="T8">ref</text:span>&gt;<text:line-break/>    &lt;<text:span text:style-name="T8">ref</text:span> <text:span text:style-name="T8">target</text:span>="#P2"&gt;P&lt;<text:span text:style-name="T8">hi</text:span> <text:span text:style-name="T8">rend</text:span>="superscript"&gt;2&lt;/<text:span text:style-name="T8">hi</text:span>&gt;<text:line-break/>    &lt;/<text:span text:style-name="T8">ref</text:span>&gt;<text:line-break/>    &lt;<text:span text:style-name="T8">ref</text:span> <text:span text:style-name="T8">target</text:span>="#G"&gt;G&lt;/<text:span text:style-name="T8">ref</text:span>&gt;, n.l. &lt;<text:span text:style-name="T8">ref</text:span> <text:span text:style-name="T8">target</text:span>="#P1"&gt;P&lt;<text:span text:style-name="T8">hi</text:span> <text:span text:style-name="T8">rend</text:span>="superscript"&gt;1&lt;/<text:span text:style-name="T8">hi</text:span>&gt;<text:line-break/>    &lt;/<text:span text:style-name="T8">ref</text:span>&gt;<text:line-break/>   &lt;/<text:span text:style-name="T8">note</text:span>&gt;<text:line-break/>   &lt;<text:span text:style-name="T8">rdg</text:span> <text:span text:style-name="T8">source</text:span>="#Turnebus"<text:line-break/>    <text:span text:style-name="T8">xml:id</text:span>="rdg-Medulliae"&gt;Medulliae&lt;/<text:span text:style-name="T8">rdg</text:span>&gt;<text:line-break/>   &lt;<text:span text:style-name="T8">note</text:span> <text:span text:style-name="T8">target</text:span>="#rdg-Medulliae"&gt;584&lt;/<text:span text:style-name="T8">note</text:span>&gt;<text:line-break/>  &lt;/<text:span text:style-name="T8">app</text:span>&gt;, ebur ex Etruria, lasar Arretinum, adamas Supernas, Tiberinum<text:line-break/>   margaritum, Cilniorum smaragde, iaspi figulorum, berulle Porsenae,<text:line-break/>   carbunculum &lt;<text:span text:style-name="T8">app</text:span>&gt;<text:line-break/>   &lt;<text:span text:style-name="T8">lem</text:span>&gt;<text:line-break/>    &lt;<text:span text:style-name="T8">sic</text:span>&gt;habeas&lt;/<text:span text:style-name="T8">sic</text:span>&gt;<text:line-break/><text:soft-page-break/>   &lt;/<text:span text:style-name="T8">lem</text:span>&gt;<text:line-break/>   &lt;<text:span text:style-name="T8">rdg</text:span> <text:span text:style-name="T8">source</text:span>="#Jahn"&gt;Hadriae&lt;/<text:span text:style-name="T8">rdg</text:span>&gt;<text:line-break/>  &lt;/<text:span text:style-name="T8">app</text:span>&gt;, &lt;<text:span text:style-name="T8">foreign</text:span> <text:span text:style-name="T8">xml:lang</text:span>="grc"&gt;ἵνα συντέμω πάντα, ἄλλαγμα&lt;/<text:span text:style-name="T8">foreign</text:span>&gt;<text:line-break/>   moecharum.&lt;/<text:span text:style-name="T8">quote</text:span>&gt;<text:line-break/>&lt;/<text:span text:style-name="T8">p</text:span>&gt;</text:p>
      <text:p text:style-name="Standard">The use of &lt;<text:span text:style-name="T2">sic</text:span>&gt; would cause the symbol † to be placed on both ends of each crux. The rest of the information would be handled in the normal manner for readings in the apparatus criticus.</text:p>
      <text:h text:style-name="Heading_20_2" text:outline-level="2"><text:bookmark-start text:name="apparatus-criticus-analysis"/>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9">@ana</text:span> (analysis) on &lt;<text:span text:style-name="T2">rdg</text:span>&gt; applies one or more of the following values to a reading:</text:p>
      <text:list xml:id="list143953930376049" text:continue-numbering="true" text:style-name="WWNum2">
        <text:list-item>
          <text:p text:style-name="P1">lexical: the reading differs from the lemma by offering an entirely different lexeme.</text:p>
        </text:list-item>
        <text:list-item>
          <text:p text:style-name="P1">morphological: the reading differs from the lemma in its grammatical form.</text:p>
        </text:list-item>
        <text:list-item>
          <text:p text:style-name="P1"><text:soft-page-break/>ordinal: the reading changes the order in which units (letters, words, phrases, sentences, lines) occur in the lemma.</text:p>
        </text:list-item>
        <text:list-item>
          <text:p text:style-name="P1">orthographical: the reading differs from the lemma only in spelling (i.e., not in any grammatically significant way).</text:p>
        </text:list-item>
        <text:list-item>
          <text:p text:style-name="P1">syntactic: the reading differs from the lemma in its grammatical construction or arrangement.</text:p>
        </text:list-item>
        <text:list-item>
          <text:p text:style-name="P1">subtractive: omission of some unit of text through oversight, erasure, or some other cause.</text:p>
        </text:list-item>
        <text:list-item>
          <text:p text:style-name="P1">additive: an interpolation, i.e., some text judged by the editor to have entered the tradition through the mistaken or deliberate copying of auxiliary material (e.g., glosses, marginalia, etc.).</text:p>
        </text:list-item>
      </text:list>
      <text:p text:style-name="Special">&lt;<text:span text:style-name="T8">app</text:span>&gt;<text:line-break/> &lt;<text:span text:style-name="T8">lem</text:span> <text:span text:style-name="T8">wit</text:span>="#N #P #GlaeserSqq"&gt;vicit&lt;/<text:span text:style-name="T8">lem</text:span>&gt;<text:line-break/> &lt;<text:span text:style-name="T8">rdg</text:span> <text:span text:style-name="T8">ana</text:span>="#morphological" <text:span text:style-name="T8">wit</text:span>="#G"&gt;vīcit&lt;/<text:span text:style-name="T8">rdg</text:span>&gt;<text:line-break/> &lt;<text:span text:style-name="T8">rdg</text:span> <text:span text:style-name="T8">ana</text:span>="#lexical" <text:span text:style-name="T8">wit</text:span>="#d"&gt;ludit&lt;/<text:span text:style-name="T8">rdg</text:span>&gt;<text:line-break/> &lt;<text:span text:style-name="T8">rdg</text:span> <text:span text:style-name="T8">ana</text:span>="#lexical" <text:span text:style-name="T8">wit</text:span>="#V"&gt;lusit&lt;/<text:span text:style-name="T8">rdg</text:span>&gt;<text:line-break/> &lt;<text:span text:style-name="T8">rdg</text:span> <text:span text:style-name="T8">ana</text:span>="#lexical" <text:span text:style-name="T8">wit</text:span>="#μ"&gt;visit&lt;/<text:span text:style-name="T8">rdg</text:span>&gt;<text:line-break/> &lt;<text:span text:style-name="T8">rdg</text:span> <text:span text:style-name="T8">ana</text:span>="#subtractive" <text:span text:style-name="T8">wit</text:span>="#γ"/&gt;<text:line-break/>&lt;/<text:span text:style-name="T8">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ad hoc</text:span>, depending on whether the subject is a single witness (&lt;<text:span text:style-name="T2">witDetail</text:span>&gt;) or something of a more general nature (&lt;<text:span text:style-name="T2">note</text:span>&gt;).</text:p>
      <text:p text:style-name="Standard">These guidelines may also be extended as the community of users discovers and proposes additional encoding patterns to the staff of the LDLT.</text:p>
      <text:h text:style-name="Heading_20_1" text:outline-level="1"><text:bookmark-start text:name="textual-commentary"/><text:soft-page-break/>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9">@xml:id</text:span>="textual-commentary".</text:p>
      <text:p text:style-name="Standard">This section demonstrates how to encode longer notes.</text:p>
      <text:p text:style-name="Standard">&lt;<text:span text:style-name="T2">anchor</text:span>&gt; is an empty element placed at a point in the main text that is the subject of an extended note. It must have <text:span text:style-name="T9">@xml:id</text:span> so that the note can point to it. It must also have <text:span text:style-name="T9">@corresp</text:span> pointing to the <text:span text:style-name="T9">@xml:id</text:span> of the note in the commentary so that a link can be inserted directly to the note.</text:p>
      <text:p text:style-name="Standard">&lt;<text:span text:style-name="T2">note</text:span>&gt; with <text:span text:style-name="T9">@type</text:span>="commentary" and <text:span text:style-name="T9">@target</text:span> pointing to the <text:span text:style-name="T9">@xml:id</text:span> of the &lt;<text:span text:style-name="T2">anchor</text:span>&gt; contains the text of the note, which is written in prose using &lt;<text:span text:style-name="T2">p</text:span>&gt;.</text:p>
      <text:p text:style-name="Standard">For example, after Calp. 4.96, <text:bookmark-ref text:reference-format="number-no-superior" text:ref-name="giarratano-calpurnius">[5]</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8">app</text:span> <text:span text:style-name="T8">type</text:span>="line-omission"&gt;<text:line-break/> &lt;<text:span text:style-name="T8">lem</text:span> <text:span text:style-name="T8">source</text:span>="#Giarratano"<text:line-break/>  <text:span text:style-name="T8">type</text:span>="emendation" <text:span text:style-name="T8">xml:id</text:span>="lem-4.96-gap"&gt;<text:line-break/>&lt;!-- Lines are not numbered so as not to interrupt the traditional numbering --&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em</text:span>&gt;<text:line-break/><text:soft-page-break/> &lt;<text:span text:style-name="T8">note</text:span> <text:span text:style-name="T8">target</text:span>="#lem-4.96-gap"&gt;quinque vv. deesse puto. &lt;<text:span text:style-name="T8">anchor</text:span> <text:span text:style-name="T8">corresp</text:span>="#comm-4.96"<text:line-break/>   <text:span text:style-name="T8">xml:id</text:span>="gap-4.96"/&gt;<text:line-break/> &lt;/<text:span text:style-name="T8">note</text:span>&gt;<text:line-break/>&lt;/<text:span text:style-name="T8">app</text:span>&gt;<text:line-break/>&lt;<text:span text:style-name="T8">l</text:span> <text:span text:style-name="T8">n</text:span>="97"&gt;Aspicis, ut virides audito Caesare silvae&lt;/<text:span text:style-name="T8">l</text:span>&gt;<text:line-break/>&lt;!-- Edition continues until end. --&gt;<text:line-break/>&lt;<text:span text:style-name="T8">div</text:span> <text:span text:style-name="T8">type</text:span>="commentary"&gt;<text:line-break/> &lt;<text:span text:style-name="T8">note</text:span> <text:span text:style-name="T8">target</text:span>="#lem-4.96-gap"<text:line-break/>  <text:span text:style-name="T8">type</text:span>="commentary" <text:span text:style-name="T8">xml:id</text:span>="comm-4.96"&gt;<text:line-break/>  &lt;<text:span text:style-name="T8">p</text:span>&gt;4.96: Carmen amoebaeum, quod vocatur, cum ex impari stropharum numero<text:line-break/>     constare nequeat, in hac ecloga integrum non esses &lt;<text:span text:style-name="T8">ref</text:span> <text:span text:style-name="T8">target</text:span>="#Hermann"&gt;G. Hermann&lt;/<text:span text:style-name="T8">ref</text:span>&gt; (ad Bion. et Mosch. p. 46)<text:line-break/>     primus sensit. &lt;<text:span text:style-name="T8">ref</text:span> <text:span text:style-name="T8">target</text:span>="#Schenkl"&gt;Schenkl&lt;/<text:span text:style-name="T8">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     cum strophae I, et II, IV et V, VI et VII, IX et X, XII et XIII<text:line-break/>     invicem sibi respondeant, visum est lacunem post III constituere et<text:line-break/>     XI transponere ante VIII.&lt;/<text:span text:style-name="T8">p</text:span>&gt;<text:line-break/> &lt;/<text:span text:style-name="T8">note</text:span>&gt;<text:line-break/>&lt;/<text:span text:style-name="T8">div</text:span>&gt;</text:p>
      <text:p text:style-name="Standard">This encoding will produce the following in a digital or print version:</text:p>
      <text:list xml:id="list143952583519214" text:continue-numbering="true" text:style-name="WWNum2">
        <text:list-item>
          <text:p text:style-name="P1">five unnumbered lines of &lt; *** &gt;</text:p>
        </text:list-item>
        <text:list-item>
          <text:p text:style-name="P1">The following note in the apparatus criticus: quinque vv. deesse puto.</text:p>
        </text:list-item>
        <text:list-item>
          <text:p text:style-name="P1">The symbol ◊ after the note indicating further discussion is available in the textual commentary.</text:p>
        </text:list-item>
        <text:list-item>
          <text:p text:style-name="P1">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he following is a list of works cited in these guidelines.</text:p>
      <text:list xml:id="list288172025" text:style-name="WWNum5">
        <text:list-item>
          <text:p text:style-name="P3">Editions</text:p>
        </text:list-item>
        <text:list-item>
          <text:p text:style-name="P3"><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1">2006</text:span>.<text:bookmark-end text:name="bazán-scots"/></text:p>
        </text:list-item>
        <text:list-item>
          <text:p text:style-name="P3"><text:bookmark-start text:name="damon-caesar"/>Damon, C., ed. <text:span text:style-name="tei_5f_titlem">C. Iuli <text:s text:c="28"/>Caesaris Commentariorum Libri III De Bello Civili</text:span>. , Oxford Classical Texts. Oxford: Clarendon Press, <text:span text:style-name="Date1">2015</text:span>.<text:bookmark-end text:name="damon-caesar"/></text:p>
        </text:list-item>
        <text:list-item>
          <text:p text:style-name="P3"><text:bookmark-start text:name="gelsomino-sequester"/>Gelsomino, Remo, ed. <text:span text:style-name="tei_5f_titlem">Vibius Sequester</text:span>. , Bibliotheca Scriptorum Graecorum et Romanorum Teubneriana. Leipzig: B. G. Teubner, <text:span text:style-name="Date1">1967</text:span>.<text:bookmark-end text:name="gelsomino-sequester"/></text:p>
        </text:list-item>
        <text:list-item>
          <text:p text:style-name="P3"><text:bookmark-start text:name="giarratano-calpurnius"/><text:soft-page-break/>Giarratano, Caesar, ed. <text:span text:style-name="tei_5f_titlem">Calpurnii et Nemesiani Bucolica</text:span>. Naples: Detken and Rocholl, <text:span text:style-name="Date1">1910</text:span>.<text:bookmark-end text:name="giarratano-calpurnius"/></text:p>
        </text:list-item>
        <text:list-item>
          <text:p text:style-name="P3"><text:bookmark-start text:name="hall-ovid"/>Hall, J. B., ed. <text:span text:style-name="tei_5f_titlem">Ovidius: <text:s text:c="28"/>Tristia</text:span>. , Bibliotheca Scriptorum Graecorum et Romanorum Teubneriana. Stuttgart and Leipzig: B. G. Teubner, <text:span text:style-name="Date1">1995</text:span>.<text:bookmark-end text:name="hall-ovid"/></text:p>
        </text:list-item>
        <text:list-item>
          <text:p text:style-name="P3"><text:bookmark-start text:name="kaster-macrobius"/>Kaster, Robert A., ed. <text:span text:style-name="tei_5f_titlem">Macrobii Ambrosii Theodosii Saturnalia</text:span>. , Oxford Classical Texts. Oxford: Clarendon Press, <text:span text:style-name="Date1">2011</text:span>.<text:bookmark-end text:name="kaster-macrobius"/></text:p>
        </text:list-item>
        <text:list-item>
          <text:p text:style-name="P3"><text:bookmark-start text:name="kaster-suetonius"/>———, ed. <text:span text:style-name="tei_5f_titlem">C. Suetoni <text:s text:c="28"/>Tranquilli De Vita Caesarum Libros VIII et De Grammaticis et Rhetoribus <text:s text:c="28"/>Librum</text:span>. , Oxford Classical Texts. Oxford: Clarendon Press, <text:span text:style-name="Date1">2016</text:span>.<text:bookmark-end text:name="kaster-suetonius"/></text:p>
        </text:list-item>
        <text:list-item>
          <text:p text:style-name="P3"><text:bookmark-start text:name="lindsay-festus"/>Lindsay, W. M., ed. <text:span text:style-name="tei_5f_titlem">Festus: De Verborum Significatu cum Pauli Epitome</text:span>. , Bibliotheca Scriptorum Graecorum et Romanorum Teubneriana. Stuttgart and Leipzig: B. G. Teubner, <text:span text:style-name="Date1">1913</text:span>.<text:bookmark-end text:name="lindsay-festus"/></text:p>
        </text:list-item>
        <text:list-item>
          <text:p text:style-name="P3"><text:bookmark-start text:name="tarrant-ovid"/>Tarrant, R. J., ed. <text:span text:style-name="tei_5f_titlem">P. Ovidi <text:s text:c="28"/>Nasoni Metamorphoses</text:span>. , Oxford Classical Texts. Oxford: Clarendon Press, <text:span text:style-name="Date1">2004</text:span>.<text:bookmark-end text:name="tarrant-ovid"/></text:p>
        </text:list-item>
        <text:list-item>
          <text:p text:style-name="P3"><text:bookmark-start text:name="verdiere-calpurnius"/>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1954</text:span>.<text:bookmark-end text:name="verdiere-calpurnius"/></text:p>
        </text:list-item>
        <text:list-item>
          <text:p text:style-name="P3">Guidelines</text:p>
        </text:list-item>
        <text:list-item>
          <text:p text:style-name="P3"><text:bookmark-start text:name="EpiDoc"/>Elliott, Tom, Gabriel Bodard, Hugh Cayless et al. <text:span text:style-name="tei_5f_titlem">EpiDoc: <text:s text:c="28"/>Epigraphic Documents in TEI XML</text:span>. Online material, available: <text:a xlink:type="simple" xlink:href="http://epidoc.sf.net" text:style-name="Internet_20_link" text:visited-style-name="Visited_20_Internet_20_Link">http://epidoc.sf.net</text:a> (2016-09-17).<text:bookmark-end text:name="EpiDoc"/></text:p>
        </text:list-item>
        <text:list-item>
          <text:p text:style-name="P3"><text:bookmark-start text:name="xml-id"/>Marsh, Jonathan <text:s/>Daniel Veillard, Norman Walsh. <text:span text:style-name="tei_5f_titlem">xml:id Version 1.0</text:span> <text:s/>, W3C Recommendation 9 September 2005 <text:s/><text:a xlink:type="simple" xlink:href="https://www.w3.org/TR/xml-id/" text:style-name="Internet_20_link" text:visited-style-name="Visited_20_Internet_20_Link">https://www.w3.org/TR/xml-id/</text:a> (2016-09-17)<text:bookmark-end text:name="xml-id"/></text:p>
        </text:list-item>
        <text:list-item>
          <text:p text:style-name="P3"><text:bookmark-start text:name="TEI"/>TEI Consortium, eds. <text:span text:style-name="tei_5f_titlem">TEI P5: <text:s text:c="28"/>Guidelines for Electronic Text Encoding and Interchange</text:span>. Version 3.0.0. Last updated on 29th March 2016, revision 89ba24e. TEI Consortium. <text:a xlink:type="simple" xlink:href="http://www.tei-c.org/Guidelines/P5/" text:style-name="Internet_20_link" text:visited-style-name="Visited_20_Internet_20_Link">http://www.tei-c.org/Guidelines/P5/</text:a> (2016-09-17).<text:bookmark-end text:name="TEI"/></text:p>
        </text:list-item>
        <text:list-item>
          <text:p text:style-name="P3">Other References</text:p>
        </text:list-item>
        <text:list-item>
          <text:p text:style-name="P3"><text:bookmark-start text:name="Cayless"/>Cayless, Hugh. "<text:span text:style-name="tei_5f_titlem">TEI <text:s text:c="24"/>Next</text:span>." n.d., n.p. <text:a xlink:type="simple" xlink:href="https://docs.google.com/document/d/15yT6s8hR4JmWcLVjpyJgo75Z2Sh1sJkpOi_Z9kBRrPU/edit#heading=h.cqdtsrwcc56e" text:style-name="Internet_20_link" text:visited-style-name="Visited_20_Internet_20_Link">https://docs.google.com/document/d/15yT6s8hR4JmWcLVjpyJgo75Z2Sh1sJkpOi_Z9kBRrPU/edit#heading=h.cqdtsrwcc56e</text:a> (2017-11-01).<text:bookmark-end text:name="Cayless"/></text:p>
        </text:list-item>
        <text:list-item>
          <text:p text:style-name="P3">Other Works Cited</text:p>
        </text:list-item>
        <text:list-item>
          <text:p text:style-name="P3"><text:bookmark-start text:name="Chicago"/>University of Chicago Press Staff. <text:span text:style-name="tei_5f_titlem">The Chicago Manual of Style</text:span>, 16th ed. Chicago: Chicago University Press, <text:span text:style-name="Date1">2010</text:span><text:bookmark-end text:name="Chicago"/></text:p>
        </text:list-item>
        <text:list-item>
          <text:p text:style-name="P3"><text:bookmark-start text:name="West"/><text:soft-page-break/>West, M. L. <text:s/><text:span text:style-name="tei_5f_titlem">Textual Criticism and Editorial Technique Applicable to Greek and <text:s text:c="28"/>Latin Texts</text:span>. Stuttgart: B. G. Teubner, <text:span text:style-name="Date1">1973</text:span>.<text:bookmark-end text:name="West"/></text:p>
        </text:list-item>
      </text:list>
      <text:h text:style-name="Heading_20_1" text:outline-level="1"><text:bookmark-start text:name="_SECTION_1103"/>The DLL Critical Editions Schema<text:bookmark-end text:name="_SECTION_1103"/></text:h>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provides attributes used to decorate rows or cells of a table.</text:span></text:p>
      <text:p text:style-name="Standard"><text:span text:style-name="T20">테이블의 행 또는 셀을 장식하는 속성을 제공한다.</text:span></text:p>
      <text:p text:style-name="Standard"><text:span text:style-name="T22">提供屬性，用以裝飾表格內的儲存格或列。</text:span></text:p>
      <text:p text:style-name="Standard"><text:span text:style-name="T23"><text:s/>表の行またはセルを修飾する属性を示す． </text:span></text:p>
      <text:p text:style-name="Standard"><text:span text:style-name="T16">fournit des attributs pour mettre en forme les lignes ou les cellules d’un tableau.</text:span></text:p>
      <text:p text:style-name="Standard"><text:span text:style-name="T25">proporciona atributos usados para decorar filas o celdas de una tabla.</text:span></text:p>
      <text:p text:style-name="Standard"><text:span text:style-name="T27">assegna degli attributi utilizzati per decorare righe e celle di una tabella</text:span></text:p>
      <text:p text:style-name="Standard"><text:span text:style-name="T17">rôle</text:span></text:p>
      <text:p text:style-name="Standard"><text:span text:style-name="T18">indicates the kind of information held in this cell or in each cell of this row.</text:span></text:p>
      <text:p text:style-name="Standard"><text:span text:style-name="T20">이 셀에 또는 이 행의 각 셀에 나타난 정보의 종류를 제시한다.</text:span></text:p>
      <text:p text:style-name="Standard"><text:span text:style-name="T22">指出此儲存格或列當中，各儲存格所包含的資訊類型。</text:span></text:p>
      <text:p text:style-name="Standard"><text:span text:style-name="T23"><text:s/>当該セル，または当該行中のセルにある情報の種類を示す． </text:span></text:p>
      <text:p text:style-name="Standard"><text:span text:style-name="T16">indique le type des informations contenues dans cette cellule ou dans chaque cellule de cette ligne.</text:span></text:p>
      <text:p text:style-name="Standard"><text:span text:style-name="T25">especifica el tipo de información contenida en la celda en cuestión o en cada una de las celdas de la fila.</text:span></text:p>
      <text:p text:style-name="Standard"><text:span text:style-name="T27">specifica il tipo di informazione contenuta nela cella in questione o in ciascuna delle celle della riga presa in esame</text:span></text:p>
      <text:p text:style-name="Standard"><text:span text:style-name="T18"><text:s text:c="2"/></text:span></text:p>
      <text:p text:style-name="Standard"><text:soft-page-break/><text:span text:style-name="T18"><text:s text:c="2"/></text:span></text:p>
      <text:p text:style-name="Standard"><text:span text:style-name="T18">data</text:span></text:p>
      <text:p text:style-name="Standard"><text:span text:style-name="T18">labelling or descriptive information only.</text:span></text:p>
      <text:p text:style-name="Standard"><text:span text:style-name="T20">표지 또는 기술적 정보만 허용</text:span></text:p>
      <text:p text:style-name="Standard"><text:span text:style-name="T22">僅為標號或描述性資訊。</text:span></text:p>
      <text:p text:style-name="Standard"><text:span text:style-name="T25">etiquetado o información descriptiva solamente.</text:span></text:p>
      <text:p text:style-name="Standard"><text:span text:style-name="T23"><text:s/>記述的情報またはラベルのみ． </text:span></text:p>
      <text:p text:style-name="Standard"><text:span text:style-name="T16">uniquement des informations relatives au codage ou à la description</text:span></text:p>
      <text:p text:style-name="Standard"><text:span text:style-name="T27">informazione esclusivamente descrittiva o del tipo etichetta</text:span></text:p>
      <text:p text:style-name="Standard"><text:span text:style-name="T18">data values.</text:span></text:p>
      <text:p text:style-name="Standard"><text:span text:style-name="T20">데이터 값</text:span></text:p>
      <text:p text:style-name="Standard"><text:span text:style-name="T22">數據值。</text:span></text:p>
      <text:p text:style-name="Standard"><text:span text:style-name="T25">valores de datos.</text:span></text:p>
      <text:p text:style-name="Standard"><text:span text:style-name="T23"><text:s/>日付情報． </text:span></text:p>
      <text:p text:style-name="Standard"><text:span text:style-name="T16">valeurs de données</text:span></text:p>
      <text:p text:style-name="Standard"><text:span text:style-name="T27">valori di dati</text:span></text:p>
      <text:p text:style-name="Standard"><text:span text:style-name="T18">When this attribute is specified on a row, its value is the default for all cells in this row. When specified on a cell, its value overrides any default specified by the </text:span><text:span text:style-name="T19">@role</text:span><text:span text:style-name="T18"> attribute of the parent </text:span>&lt;<text:span text:style-name="T4">row</text:span>&gt;<text:span text:style-name="T18"> element.</text:span></text:p>
      <text:p text:style-name="Standard"><text:span text:style-name="T16"><text:s/>Quand cet attribut est appliqué à une ligne de tableau, sa valeur est transmise comme valeur par défaut à toutes les cellules de cette ligne. Quand il est spécifié sur une cellule, sa valeur annule et remplace toute valeur spécifiée par défaut dans l’attribut </text:span><text:span text:style-name="T17">@role</text:span><text:span text:style-name="T16"> de l’élément parent </text:span>&lt;<text:span text:style-name="T5">row</text:span>&gt;<text:span text:style-name="T16">.</text:span></text:p>
      <text:p text:style-name="Standard"><text:span text:style-name="T25">Cuando este atributo se especifica en una fila, su valor es el valor por defecto para todas las celdas de esta fila. Cuando está especificado en una celda, su valor reemplaza cualquier valor por defecto especificado por el atributo </text:span><text:span text:style-name="T26">@role</text:span><text:span text:style-name="T25"> (papel) del elemento padre </text:span>&lt;<text:span text:style-name="T6">row</text:span>&gt;<text:span text:style-name="T25"> (fila).</text:span></text:p>
      <text:p text:style-name="Standard"><text:span text:style-name="T23"><text:s/>当該属性が行に付与されている場合，当該属性値は当該行中の全セル のデフォルト値になる．当該属性がセルに付与されている場合，当該 属性値は，親要素</text:span>&lt;<text:span text:style-name="T7">row</text:span>&gt;<text:span text:style-name="T23">の属性</text:span><text:span text:style-name="T24">@role</text:span><text:span text:style-name="T23">にあるデフォ ルト値を上書きする． </text:span></text:p>
      <text:p text:style-name="Standard"><text:soft-page-break/><text:span text:style-name="T17">lignes</text:span></text:p>
      <text:p text:style-name="Standard"><text:span text:style-name="T18">indicates the number of rows occupied by this cell or row.</text:span></text:p>
      <text:p text:style-name="Standard"><text:span text:style-name="T20">이 셀 또는 행에 의해 사용된 행의 수를 나타낸다.</text:span></text:p>
      <text:p text:style-name="Standard"><text:span text:style-name="T22">指出此儲存格或列所占的列數。</text:span></text:p>
      <text:p text:style-name="Standard"><text:span text:style-name="T23"><text:s/>当該セルまたは行を含む行の数を示す． </text:span></text:p>
      <text:p text:style-name="Standard"><text:span text:style-name="T16">indique le nombre de lignes occupées par la cellule ou la ligne en question.</text:span></text:p>
      <text:p text:style-name="Standard"><text:span text:style-name="T25">indica el número de filas ocupado por una celda o por la fila en cuestión.</text:span></text:p>
      <text:p text:style-name="Standard"><text:span text:style-name="T27">indica il numero di righe occupate dalla cella o riga in questione</text:span></text:p>
      <text:p text:style-name="Standard"><text:span text:style-name="T18"><text:s text:c="2"/></text:span></text:p>
      <text:p text:style-name="Standard"><text:span text:style-name="T18"><text:s text:c="2"/></text:span></text:p>
      <text:p text:style-name="Standard"><text:span text:style-name="T18">1</text:span></text:p>
      <text:p text:style-name="Standard"><text:span text:style-name="T18">A value greater than one indicates that this cell <text:s/>spans several rows. Where several cells span multiple rows, it may be more convenient to use nested tables.</text:span></text:p>
      <text:p text:style-name="Standard"><text:span text:style-name="T16"><text:s/>Lorsque plusieurs cellules s’étendent sur plusieurs lignes, il peut être plus pratique d’employer des tableaux inclus.</text:span></text:p>
      <text:p text:style-name="Standard"><text:span text:style-name="T25">Donde varias celdas atraviesan varias filas, puede ser más conveniente utilizar los vectores jerarquizados.</text:span></text:p>
      <text:p text:style-name="Standard"><text:span text:style-name="T23"><text:s/>複数のセルが複数行に渡る場合には，入れ子の表を使った方が便利で ある． </text:span></text:p>
      <text:p text:style-name="Standard"><text:span text:style-name="T19">columns</text:span><text:span text:style-name="T21">열</text:span><text:span text:style-name="T26">columnas</text:span><text:span text:style-name="T17">colonnes</text:span><text:span text:style-name="T28">colonne</text:span></text:p>
      <text:p text:style-name="Standard"><text:span text:style-name="T18">indicates the number of columns occupied by this cell or row.</text:span></text:p>
      <text:p text:style-name="Standard"><text:span text:style-name="T20">이 셀 또는 행에 의해 사용된 열의 수를 나타낸다.</text:span></text:p>
      <text:p text:style-name="Standard"><text:span text:style-name="T22">指出此儲存格或列所佔的欄位數。</text:span></text:p>
      <text:p text:style-name="Standard"><text:span text:style-name="T23"><text:s/>当該セルまたは行を含む列の数を示す． </text:span></text:p>
      <text:p text:style-name="Standard"><text:span text:style-name="T16">indique le nombre de colonnes occupées par cette cellule ou cette ligne.</text:span></text:p>
      <text:p text:style-name="Standard"><text:span text:style-name="T25">indica el número de columnas que abraza una celda o fila.</text:span></text:p>
      <text:p text:style-name="Standard"><text:soft-page-break/><text:span text:style-name="T27">indica il numero di colonne occupate dalla cella o riga</text:span></text:p>
      <text:p text:style-name="Standard"><text:span text:style-name="T18"><text:s text:c="2"/></text:span></text:p>
      <text:p text:style-name="Standard"><text:span text:style-name="T18"><text:s text:c="2"/></text:span></text:p>
      <text:p text:style-name="Standard"><text:span text:style-name="T18">1</text:span></text:p>
      <text:p text:style-name="Standard"><text:span text:style-name="T18">A value greater than one indicates that this cell or row spans several columns. Where an initial cell spans an entire row, it may be better treated as a heading.</text:span></text:p>
      <text:p text:style-name="Standard"><text:span text:style-name="T16">Une valeur plus grande que 1 indique que cette cellule (ou cette ligne) occupe plusieurs colonnes. Lorsqu’une première cellule s’étend sur une ligne entière, il peut être préférable de la considérer comme un titre.</text:span></text:p>
      <text:p text:style-name="Standard"><text:span text:style-name="T25">Donde una celda inicial atraviesa una fila entera, puede ser tratada como título.</text:span></text:p>
      <text:p text:style-name="Standard"><text:span text:style-name="T23"><text:s/>始めのセルが行全体である場合には，見出しとして扱った方がよい． </text:span></text:p>
      <text:p text:style-name="Standard"><text:a xlink:type="simple" xlink:href="#FT" text:style-name="Internet_20_link" text:visited-style-name="Visited_20_Internet_20_Link"><text:span text:style-name="T15">#FT</text:span></text:a></text:p>
      <text:p text:style-name="Standard"><text:span text:style-name="T18">added in an erased area</text:span></text:p>
      <text:p text:style-name="Standard"><text:span text:style-name="T18"><text:s text:c="2"/></text:span></text:p>
      <text:p text:style-name="Standard"><text:span text:style-name="T18"><text:s text:c="2"/></text:span></text:p>
      <text:p text:style-name="Standard"><text:span text:style-name="T18">to contain introductory material</text:span></text:p>
      <text:p text:style-name="Standard"><text:span text:style-name="T18">to contain documentation of source texts</text:span></text:p>
      <text:p text:style-name="Standard"><text:span text:style-name="T18">to contain apparatus criticus or textual notes</text:span></text:p>
      <text:p text:style-name="Standard"><text:span text:style-name="T18">to contain bibliographical information, previous publications, etc.</text:span></text:p>
      <text:p text:style-name="Standard"><text:span text:style-name="T18">to contain all editorial commentary, historical/prosopographical discussion, etc.</text:span></text:p>
      <text:p text:style-name="Standard"><text:span text:style-name="T18">to contain the text of the edition itself; may include multiple text-parts</text:span></text:p>
      <text:p text:style-name="Standard"><text:span text:style-name="T18">A subordinate part of the introduction or other section, but not the edition of translation.</text:span></text:p>
      <text:p text:style-name="Standard"><text:span text:style-name="T18">used to divide a div[type=edition] into multiple parts (fragments, columns, faces, etc.)</text:span></text:p>
      <text:p text:style-name="Standard"><text:span text:style-name="T18">to contain a translation of the text into one or more modern languages</text:span></text:p>
      <text:p text:style-name="Standard"><text:span text:style-name="T18"><text:s text:c="2"/></text:span></text:p>
      <text:p text:style-name="Standard"><text:soft-page-break/><text:span text:style-name="T18"><text:s text:c="2"/></text:span></text:p>
      <text:p text:style-name="Standard"><text:span text:style-name="T18">ex should only appear inside expan</text:span></text:p>
      <text:p text:style-name="Standard"><text:span text:style-name="T18"><text:s text:c="2"/></text:span></text:p>
      <text:p text:style-name="Standard"><text:span text:style-name="T18">ex should not be a child of abbr</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expan should contain ex</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gap may have @quantity (a figure) or @extent (a descriptive text value) but not both</text:span></text:p>
      <text:p text:style-name="Standard"><text:span text:style-name="T18"><text:s text:c="2"/></text:span></text:p>
      <text:p text:style-name="Standard"><text:span text:style-name="T18">If gap has @quantity then @unit is required</text:span></text:p>
      <text:p text:style-name="Standard"><text:span text:style-name="T18"><text:s text:c="2"/></text:span></text:p>
      <text:p text:style-name="Standard"><text:span text:style-name="T18">gap may not appear within supplied text</text:span></text:p>
      <text:p text:style-name="Standard"><text:span text:style-name="T18"><text:s text:c="2"/></text:span></text:p>
      <text:p text:style-name="Standard"><text:span text:style-name="T18"><text:s text:c="2"/></text:span></text:p>
      <text:p text:style-name="Standard"><text:span text:style-name="T18">Text completely lost from the surface and unrecoverable</text:span></text:p>
      <text:p text:style-name="Standard"><text:span text:style-name="T18">Traces of text remain on the surface but cannot be interpreted</text:span></text:p>
      <text:p text:style-name="Standard"><text:span text:style-name="T18">Text erroneously omitted from the surface by the scribe/cutter</text:span></text:p>
      <text:p text:style-name="Standard"><text:span text:style-name="T18">Text omitted from the edition by the editor, for whatever reason (brevity, context, language, etc.)</text:span></text:p>
      <text:p text:style-name="Standard"><text:soft-page-break/><text:span text:style-name="T18"><text:s text:c="2"/></text:span></text:p>
      <text:p text:style-name="Standard"><text:span text:style-name="T18"><text:s text:c="2"/></text:span></text:p>
      <text:p text:style-name="Standard"><text:span text:style-name="T18">ancient acute (oxia, tonos) diacritic</text:span></text:p>
      <text:p text:style-name="Standard"><text:span text:style-name="T18">ancient apex (identical in appearance to acute), marking a long vowel</text:span></text:p>
      <text:p text:style-name="Standard"><text:span text:style-name="T18">ancient asper (rough breathing) diacritic</text:span></text:p>
      <text:p text:style-name="Standard"><text:span text:style-name="T18">ancient circumflex (perispomeni) diacritic</text:span></text:p>
      <text:p text:style-name="Standard"><text:span text:style-name="T18">ancient diaeresis</text:span></text:p>
      <text:p text:style-name="Standard"><text:span text:style-name="T18">ancient grave (varia) diacritic</text:span></text:p>
      <text:p text:style-name="Standard"><text:span text:style-name="T18">characters scored or struck through at the mid-line level</text:span></text:p>
      <text:p text:style-name="Standard"><text:span text:style-name="T18">character(s) inverted or rotated with respect to the rest of the text</text:span></text:p>
      <text:p text:style-name="Standard"><text:span text:style-name="T18">italicized character(s)</text:span></text:p>
      <text:p text:style-name="Standard"><text:span text:style-name="T18">ancient lenis (smooth breathing) diacritic</text:span></text:p>
      <text:p text:style-name="Standard"><text:span text:style-name="T18">two (or more) letters ligatured, monogrammed, or therwise joined</text:span></text:p>
      <text:p text:style-name="Standard"><text:span text:style-name="T18">unmarked character(s)</text:span></text:p>
      <text:p text:style-name="Standard"><text:span text:style-name="T18">characters reversed (backward-facing) with respect to the rest of the line of text</text:span></text:p>
      <text:p text:style-name="Standard"><text:span text:style-name="T18">Letter(s) smaller than those around them</text:span></text:p>
      <text:p text:style-name="Standard"><text:span text:style-name="T18">characters written lower than the surrounding text</text:span></text:p>
      <text:p text:style-name="Standard"><text:span text:style-name="T18">characters written higher than the surrounding text</text:span></text:p>
      <text:p text:style-name="Standard"><text:span text:style-name="T18">characters written with a supralinear line above (e.g. for abbreviation or numerals)</text:span></text:p>
      <text:p text:style-name="Standard"><text:span text:style-name="T18">Letter(s) taller than those around it, e.g. I-longa</text:span></text:p>
      <text:p text:style-name="Standard"><text:span text:style-name="T18">text written with solid line beneath</text:span></text:p>
      <text:p text:style-name="Standard"><text:span text:style-name="T18">a character written directly above another character (as opposed to superscript)</text:span></text:p>
      <text:p text:style-name="Standard"><text:span text:style-name="T18"><text:s text:c="2"/></text:span></text:p>
      <text:p text:style-name="Standard"><text:span text:style-name="T18"><text:s text:c="2"/></text:span></text:p>
      <text:p text:style-name="Standard"><text:soft-page-break/><text:span text:style-name="T18">Consider whether the line should be inside the app.</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his line-beginning should not be taken as a word-break, i.e. word would be hyphenated in a printed tex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 dated palaeographically</text:span></text:p>
      <text:p text:style-name="Standard"><text:span text:style-name="T18">Text dated by nomenclature or onomastics</text:span></text:p>
      <text:p text:style-name="Standard"><text:span text:style-name="T18">Text dated by known persons named or implied within it</text:span></text:p>
      <text:p text:style-name="Standard"><text:span text:style-name="T18">Text dated by the reign of an emperor or other ruler</text:span></text:p>
      <text:p text:style-name="Standard"><text:span text:style-name="T18">Text dated by the use of official titles</text:span></text:p>
      <text:p text:style-name="Standard"><text:span text:style-name="T18">Text dated by explicit internal date</text:span></text:p>
      <text:p text:style-name="Standard"><text:span text:style-name="T18">Archaeological, epigraphic, iconographic or other context of the text suppor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oft-page-break/><text:span text:style-name="T18">space may have @quantity (a figure) or @extent (a descriptive text value) but not both</text:span></text:p>
      <text:p text:style-name="Standard"><text:span text:style-name="T18"><text:s text:c="2"/></text:span></text:p>
      <text:p text:style-name="Standard"><text:span text:style-name="T18">If space has @quantity then @unit is required</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Characters supplied from a parallel version of this text, absent from this one</text:span></text:p>
      <text:p text:style-name="Standard"><text:span text:style-name="T18">Characters visible to a previous editor, now lost/unclear due to damage</text:span></text:p>
      <text:p text:style-name="Standard"><text:span text:style-name="T18">Restoration of text completely lost from the surface</text:span></text:p>
      <text:p text:style-name="Standard"><text:span text:style-name="T18">Supplement of text erroneously omitted from the surface by the scribe/cutter</text:span></text:p>
      <text:p text:style-name="Standard"><text:span text:style-name="T18">Editorial supplement of words subaudible to the native reader</text:span></text:p>
      <text:p text:style-name="Standard"><text:span text:style-name="T18">Editorial explanation of oblique text in original</text:span></text:p>
      <text:p text:style-name="Standard"><text:span text:style-name="T18">Text restored (e.g. from earlier witness or alternate copy) without specification of current state of this tex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No matching xml:id for reference(s): </text:span></text:p>
      <text:p text:style-name="Standard"><text:span text:style-name="T18">.</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oft-page-break/><text:span text:style-name="T18"><text:s text:c="2"/></text:span></text:p>
      <text:p text:style-name="Standard"><text:span text:style-name="T18">No matching xml:id for reference(s): </text:span></text:p>
      <text:p text:style-name="Standard"><text:span text:style-name="T18">.</text:span></text:p>
      <text:p text:style-name="Standard"><text:span text:style-name="T18"><text:s text:c="2"/></text:span></text:p>
      <text:p text:style-name="Standard"><text:span text:style-name="T18"><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left="0.75in" fo:margin-right="0in" fo:margin-top="0.1945in" fo:margin-bottom="0in" loext:contextual-spacing="true" fo:text-indent="-0.7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000000" style:font-name="Calibri Light" fo:font-family="'Calibri Light'" style:font-family-generic="roman" style:font-pitch="variable" fo:font-size="14pt" fo:font-weight="bold" style:font-name-asian="Yu Gothic Light" style:font-family-asian="'Yu Gothic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list-style-name="" style:class="text"/>
    <style:style style:name="Heading_20_4" style:display-name="Heading 4" style:family="paragraph" style:parent-style-name="Heading_20_3" style:next-style-name="Standard" style:default-outline-level="4" style:list-style-name=""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Calibri Light" fo:font-family="'Calibri Light'" style:font-family-generic="roman" style:font-pitch="variable" fo:font-size="10pt" style:font-name-asian="Yu Gothic Light" style:font-family-asian="'Yu Gothic Light'"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Calibri Light" fo:font-family="'Calibri Light'" style:font-family-generic="roman" style:font-pitch="variable" fo:font-size="10pt" fo:font-style="italic" style:font-name-asian="Yu Gothic Light" style:font-family-asian="'Yu Gothic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44546a"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44546a"/>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left="1in" fo:margin-right="0in" fo:margin-top="0.1945in" fo:margin-bottom="0in" loext:contextual-spacing="true" fo:text-indent="-0.25in" style:auto-text-indent="fals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left="0.75in" fo:margin-right="0in" fo:margin-top="0.1945in" fo:margin-bottom="0in" loext:contextual-spacing="true" fo:text-indent="-0.25in" style:auto-text-indent="fals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75in" style:auto-text-indent="false"/>
    </style:style>
    <style:style style:name="List_20_4" style:display-name="List 4" style:family="paragraph" style:parent-style-name="List_20_3" style:default-outline-level="" style:class="list">
      <style:paragraph-properties fo:margin-left="1.25in" fo:margin-right="0in" fo:text-indent="-0.75in" style:auto-text-indent="false"/>
    </style:style>
    <style:style style:name="List_20_5" style:display-name="List 5" style:family="paragraph" style:parent-style-name="List_20_4" style:default-outline-level="" style:class="list">
      <style:paragraph-properties fo:margin-left="1.5in" fo:margin-right="0in" fo:text-indent="-0.75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_20_text"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color="#2f5496"/>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472c4"/>
      <style:text-properties fo:color="#323e4f" style:font-name="Calibri Light" fo:font-family="'Calibri Light'" style:font-family-generic="roman" style:font-pitch="variable" fo:font-size="26pt" fo:letter-spacing="0.0035in" style:letter-kerning="true" style:font-name-asian="Yu Gothic Light" style:font-family-asian="'Yu Gothic Light'" style:font-family-generic-asian="system" style:font-pitch-asian="variable" style:font-size-asian="26pt" style:font-name-complex="F"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font-size="12pt" fo:letter-spacing="0.0102in" fo:font-style="italic" style:font-name-asian="Yu Gothic Light" style:font-family-asian="'Yu Gothic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4pt" fo:font-weight="bold" style:font-name-asian="Yu Gothic Light" style:font-family-asian="'Yu Gothic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fo:font-size="10pt" style:font-name-asian="Yu Gothic Light" style:font-family-asian="'Yu Gothic Light'"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Yu Gothic Light" style:font-family-asian="'Yu Gothic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1"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igureFootnoteXref" style:family="text" style:parent-style-name="footnote_20_reference">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35in" style:letter-kerning="true" style:font-name-asian="Yu Gothic Light" style:font-family-asian="'Yu Gothic Light'" style:font-family-generic-asian="system" style:font-pitch-asian="variable" style:font-size-asian="26pt" style:font-name-complex="F"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472c4" style:font-name="Calibri Light" fo:font-family="'Calibri Light'" style:font-family-generic="roman" style:font-pitch="variable" fo:font-size="12pt" fo:letter-spacing="0.0102in" fo:font-style="italic" style:font-name-asian="Yu Gothic Light" style:font-family-asian="'Yu Gothic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91</text:page-number></text:p>
      </style:footer>
      <style:footer-left>
        <text:p text:style-name="Footer"><text:page-number text:select-page="current">90</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meta:initial-creator>Huskey, Samuel J.</meta:initial-creator>
    <dc:creator>Huskey, Samuel J.</dc:creator>
    <meta:editing-cycles>2</meta:editing-cycles>
    <meta:creation-date>2017-11-01T19:38:00</meta:creation-date>
    <dc:date>2017-11-01T19:38:00</dc:date>
    <meta:editing-duration>P0D</meta:editing-duration>
    <meta:generator>LibreOffice/5.4.1.2$MacOSX_X86_64 LibreOffice_project/ea7cb86e6eeb2bf3a5af73a8f7777ac570321527</meta:generator>
    <meta:document-statistic meta:table-count="1" meta:image-count="0" meta:object-count="0" meta:page-count="91" meta:paragraph-count="1013" meta:word-count="26509" meta:character-count="188542" meta:non-whitespace-character-count="157997"/>
    <meta:user-defined meta:name="AppVersion">15.000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